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35.5pt" style:use-optimal-row-height="false" fo:break-before="auto"/>
    </style:style>
    <style:style style:name="ro6" style:family="table-row">
      <style:table-row-properties style:row-height="29.5pt" style:use-optimal-row-height="false" fo:break-before="auto"/>
    </style:style>
    <style:style style:name="ro7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IDUOS QUE YA HAN UTILIZADO UNA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10991590" table:style-name="ce9">
            <text:p>110.991.590</text:p>
          </table:table-cell>
          <table:table-cell office:value-type="float" office:value="76304302" table:style-name="ce9">
            <text:p>76.304.302</text:p>
          </table:table-cell>
          <table:table-cell office:value-type="string" table:style-name="ce9">
            <text:p>-</text:p>
          </table:table-cell>
          <table:table-cell office:value-type="float" office:value="93199" table:style-name="ce9">
            <text:p>93.19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02306571" table:style-name="ce9">
            <text:p>102.306.571</text:p>
          </table:table-cell>
          <table:table-cell office:value-type="float" office:value="59676528" table:style-name="ce9">
            <text:p>59.676.528</text:p>
          </table:table-cell>
          <table:table-cell office:value-type="string" table:style-name="ce9">
            <text:p>-</text:p>
          </table:table-cell>
          <table:table-cell office:value-type="float" office:value="93199" table:style-name="ce9">
            <text:p>93.19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685019" table:style-name="ce9">
            <text:p>8.685.019</text:p>
          </table:table-cell>
          <table:table-cell office:value-type="float" office:value="16627773" table:style-name="ce9">
            <text:p>16.627.7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50675654" table:style-name="ce9">
            <text:p>50.675.654</text:p>
          </table:table-cell>
          <table:table-cell office:value-type="float" office:value="29256653" table:style-name="ce9">
            <text:p>29.256.6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3587612" table:style-name="ce9">
            <text:p>23.587.612</text:p>
          </table:table-cell>
          <table:table-cell office:value-type="float" office:value="26566160" table:style-name="ce9">
            <text:p>26.566.160</text:p>
          </table:table-cell>
          <table:table-cell office:value-type="string" table:style-name="ce9">
            <text:p>-</text:p>
          </table:table-cell>
          <table:table-cell office:value-type="float" office:value="93199" table:style-name="ce9">
            <text:p>93.19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7494893" table:style-name="ce9">
            <text:p>17.494.893</text:p>
          </table:table-cell>
          <table:table-cell office:value-type="float" office:value="9604968" table:style-name="ce9">
            <text:p>9.604.9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208299" table:style-name="ce9">
            <text:p>9.208.299</text:p>
          </table:table-cell>
          <table:table-cell office:value-type="float" office:value="6506980" table:style-name="ce9">
            <text:p>6.506.9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025132" table:style-name="ce9">
            <text:p>10.025.132</text:p>
          </table:table-cell>
          <table:table-cell office:value-type="float" office:value="4369541" table:style-name="ce9">
            <text:p>4.369.5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1927893" table:style-name="ce9">
            <text:p>51.927.893</text:p>
          </table:table-cell>
          <table:table-cell office:value-type="float" office:value="36254282" table:style-name="ce9">
            <text:p>36.254.282</text:p>
          </table:table-cell>
          <table:table-cell office:value-type="string" table:style-name="ce9">
            <text:p>-</text:p>
          </table:table-cell>
          <table:table-cell office:value-type="float" office:value="48502" table:style-name="ce9">
            <text:p>48.50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9063697" table:style-name="ce9">
            <text:p>59.063.697</text:p>
          </table:table-cell>
          <table:table-cell office:value-type="float" office:value="40050020" table:style-name="ce9">
            <text:p>40.050.020</text:p>
          </table:table-cell>
          <table:table-cell office:value-type="string" table:style-name="ce9">
            <text:p>-</text:p>
          </table:table-cell>
          <table:table-cell office:value-type="float" office:value="44697" table:style-name="ce9">
            <text:p>44.69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7196037" table:style-name="ce9">
            <text:p>47.196.037</text:p>
          </table:table-cell>
          <table:table-cell office:value-type="float" office:value="26616768" table:style-name="ce9">
            <text:p>26.616.768</text:p>
          </table:table-cell>
          <table:table-cell office:value-type="string" table:style-name="ce9">
            <text:p>-</text:p>
          </table:table-cell>
          <table:table-cell office:value-type="float" office:value="13628" table:style-name="ce9">
            <text:p>13.6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6205409" table:style-name="ce9">
            <text:p>46.205.409</text:p>
          </table:table-cell>
          <table:table-cell office:value-type="float" office:value="34087627" table:style-name="ce9">
            <text:p>34.087.627</text:p>
          </table:table-cell>
          <table:table-cell office:value-type="string" table:style-name="ce9">
            <text:p>-</text:p>
          </table:table-cell>
          <table:table-cell office:value-type="float" office:value="44697" table:style-name="ce9">
            <text:p>44.6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3380684" table:style-name="ce9">
            <text:p>13.380.684</text:p>
          </table:table-cell>
          <table:table-cell office:value-type="float" office:value="10004057" table:style-name="ce9">
            <text:p>10.004.057</text:p>
          </table:table-cell>
          <table:table-cell office:value-type="string" table:style-name="ce9">
            <text:p>-</text:p>
          </table:table-cell>
          <table:table-cell office:value-type="float" office:value="34874" table:style-name="ce9">
            <text:p>34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898615" table:style-name="ce9">
            <text:p>1.898.615</text:p>
          </table:table-cell>
          <table:table-cell office:value-type="float" office:value="2362569" table:style-name="ce9">
            <text:p>2.362.5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696678" table:style-name="ce9">
            <text:p>1.696.678</text:p>
          </table:table-cell>
          <table:table-cell office:value-type="float" office:value="1536000" table:style-name="ce9">
            <text:p>1.536.0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14167" table:style-name="ce9">
            <text:p>614.167</text:p>
          </table:table-cell>
          <table:table-cell office:value-type="float" office:value="1697280" table:style-name="ce9">
            <text:p>1.697.2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522612" table:style-name="ce9">
            <text:p>522.612</text:p>
          </table:table-cell>
          <table:table-cell office:value-type="float" office:value="9571871" table:style-name="ce9">
            <text:p>9.571.8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7137555" table:style-name="ce9">
            <text:p>27.137.555</text:p>
          </table:table-cell>
          <table:table-cell office:value-type="float" office:value="48009261" table:style-name="ce9">
            <text:p>48.009.261</text:p>
          </table:table-cell>
          <table:table-cell office:value-type="string" table:style-name="ce9">
            <text:p>-</text:p>
          </table:table-cell>
          <table:table-cell office:value-type="float" office:value="13628" table:style-name="ce9">
            <text:p>13.6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6512197" table:style-name="ce9">
            <text:p>46.512.197</text:p>
          </table:table-cell>
          <table:table-cell office:value-type="float" office:value="16679038" table:style-name="ce9">
            <text:p>16.679.038</text:p>
          </table:table-cell>
          <table:table-cell office:value-type="string" table:style-name="ce9">
            <text:p>-</text:p>
          </table:table-cell>
          <table:table-cell office:value-type="float" office:value="79572" table:style-name="ce9">
            <text:p>79.5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6819226" table:style-name="ce9">
            <text:p>36.819.226</text:p>
          </table:table-cell>
          <table:table-cell office:value-type="float" office:value="2044131" table:style-name="ce9">
            <text:p>2.044.1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1865939" table:style-name="ce9">
            <text:p>11.865.939</text:p>
          </table:table-cell>
          <table:table-cell office:value-type="float" office:value="5266229" table:style-name="ce9">
            <text:p>5.266.2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2492930" table:style-name="ce9">
            <text:p>22.492.930</text:p>
          </table:table-cell>
          <table:table-cell office:value-type="float" office:value="5007899" table:style-name="ce9">
            <text:p>5.007.8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1691837" table:style-name="ce9">
            <text:p>21.691.837</text:p>
          </table:table-cell>
          <table:table-cell office:value-type="float" office:value="6662078" table:style-name="ce9">
            <text:p>6.662.078</text:p>
          </table:table-cell>
          <table:table-cell office:value-type="string" table:style-name="ce9">
            <text:p>-</text:p>
          </table:table-cell>
          <table:table-cell office:value-type="float" office:value="13628" table:style-name="ce9">
            <text:p>13.6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1314105" table:style-name="ce9">
            <text:p>21.314.105</text:p>
          </table:table-cell>
          <table:table-cell office:value-type="float" office:value="10972613" table:style-name="ce9">
            <text:p>10.972.613</text:p>
          </table:table-cell>
          <table:table-cell office:value-type="string" table:style-name="ce9">
            <text:p>-</text:p>
          </table:table-cell>
          <table:table-cell office:value-type="float" office:value="79572" table:style-name="ce9">
            <text:p>79.5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2054815" table:style-name="ce9">
            <text:p>22.054.815</text:p>
          </table:table-cell>
          <table:table-cell office:value-type="float" office:value="20969023" table:style-name="ce9">
            <text:p>20.969.0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1571965" table:style-name="ce9">
            <text:p>11.571.965</text:p>
          </table:table-cell>
          <table:table-cell office:value-type="float" office:value="27426459" table:style-name="ce9">
            <text:p>27.426.4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1937428" table:style-name="ce9">
            <text:p>21.937.428</text:p>
          </table:table-cell>
          <table:table-cell office:value-type="float" office:value="34341406" table:style-name="ce9">
            <text:p>34.341.406</text:p>
          </table:table-cell>
          <table:table-cell office:value-type="string" table:style-name="ce9">
            <text:p>-</text:p>
          </table:table-cell>
          <table:table-cell office:value-type="float" office:value="48502" table:style-name="ce9">
            <text:p>48.50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6087354" table:style-name="ce9">
            <text:p>26.087.354</text:p>
          </table:table-cell>
          <table:table-cell office:value-type="float" office:value="20485444" table:style-name="ce9">
            <text:p>20.485.4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2268072" table:style-name="ce9">
            <text:p>22.268.072</text:p>
          </table:table-cell>
          <table:table-cell office:value-type="float" office:value="9791547" table:style-name="ce9">
            <text:p>9.791.5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7921425" table:style-name="ce9">
            <text:p>17.921.425</text:p>
          </table:table-cell>
          <table:table-cell office:value-type="float" office:value="3485489" table:style-name="ce9">
            <text:p>3.485.4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087084" table:style-name="ce9">
            <text:p>9.087.084</text:p>
          </table:table-cell>
          <table:table-cell office:value-type="float" office:value="1232640" table:style-name="ce9">
            <text:p>1.232.6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761228" table:style-name="ce9">
            <text:p>5.761.228</text:p>
          </table:table-cell>
          <table:table-cell office:value-type="float" office:value="277992" table:style-name="ce9">
            <text:p>277.9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000326" table:style-name="ce9">
            <text:p>1.000.326</text:p>
          </table:table-cell>
          <table:table-cell office:value-type="float" office:value="2055060" table:style-name="ce9">
            <text:p>2.055.0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112182" table:style-name="ce9">
            <text:p>4.112.182</text:p>
          </table:table-cell>
          <table:table-cell office:value-type="float" office:value="3724385" table:style-name="ce9">
            <text:p>3.724.385</text:p>
          </table:table-cell>
          <table:table-cell office:value-type="string" table:style-name="ce9">
            <text:p>-</text:p>
          </table:table-cell>
          <table:table-cell office:value-type="float" office:value="44697" table:style-name="ce9">
            <text:p>44.69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816492" table:style-name="ce9">
            <text:p>2.816.492</text:p>
          </table:table-cell>
          <table:table-cell office:value-type="float" office:value="910339" table:style-name="ce9">
            <text:p>910.3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816628" table:style-name="ce9">
            <text:p>5.816.628</text:p>
          </table:table-cell>
          <table:table-cell office:value-type="float" office:value="803235" table:style-name="ce9">
            <text:p>803.2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2086908" table:style-name="ce9">
            <text:p>32.086.908</text:p>
          </table:table-cell>
          <table:table-cell office:value-type="float" office:value="3259520" table:style-name="ce9">
            <text:p>3.259.5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4046747" table:style-name="ce9">
            <text:p>54.046.747</text:p>
          </table:table-cell>
          <table:table-cell office:value-type="float" office:value="27536487" table:style-name="ce9">
            <text:p>27.536.487</text:p>
          </table:table-cell>
          <table:table-cell office:value-type="string" table:style-name="ce9">
            <text:p>-</text:p>
          </table:table-cell>
          <table:table-cell office:value-type="float" office:value="34874" table:style-name="ce9">
            <text:p>34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041307" table:style-name="ce9">
            <text:p>19.041.307</text:p>
          </table:table-cell>
          <table:table-cell office:value-type="float" office:value="44705059" table:style-name="ce9">
            <text:p>44.705.059</text:p>
          </table:table-cell>
          <table:table-cell office:value-type="string" table:style-name="ce9">
            <text:p>-</text:p>
          </table:table-cell>
          <table:table-cell office:value-type="float" office:value="58325" table:style-name="ce9">
            <text:p>58.32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68455599" table:style-name="ce9">
            <text:p>68.455.599</text:p>
          </table:table-cell>
          <table:table-cell office:value-type="float" office:value="31590547" table:style-name="ce9">
            <text:p>31.590.547</text:p>
          </table:table-cell>
          <table:table-cell office:value-type="string" table:style-name="ce9">
            <text:p>-</text:p>
          </table:table-cell>
          <table:table-cell office:value-type="float" office:value="58325" table:style-name="ce9">
            <text:p>58.325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2535991" table:style-name="ce9">
            <text:p>42.535.991</text:p>
          </table:table-cell>
          <table:table-cell office:value-type="float" office:value="44713755" table:style-name="ce9">
            <text:p>44.713.755</text:p>
          </table:table-cell>
          <table:table-cell office:value-type="string" table:style-name="ce9">
            <text:p>-</text:p>
          </table:table-cell>
          <table:table-cell office:value-type="float" office:value="34874" table:style-name="ce9">
            <text:p>34.87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os que informaron haber usado algún tipo de computadora, al menos una vez en la vida, desde cualquier lugar. Los tipos de computadoras considerados son: computadora de escritorio, computadora portátil y table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IDUOS QUE UTILIZARON UNA COMPUTADORA, DE ACUERDO AL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Hace menos de tres meses (usuario)¹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unca utilizó una computador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4747189" table:style-name="ce9">
            <text:p>74.747.189</text:p>
          </table:table-cell>
          <table:table-cell office:value-type="float" office:value="8549027" table:style-name="ce9">
            <text:p>8.549.027</text:p>
          </table:table-cell>
          <table:table-cell office:value-type="float" office:value="27695374" table:style-name="ce9">
            <text:p>27.695.374</text:p>
          </table:table-cell>
          <table:table-cell office:value-type="float" office:value="76397501" table:style-name="ce9">
            <text:p>76.397.50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1178031" table:style-name="ce9">
            <text:p>71.178.031</text:p>
          </table:table-cell>
          <table:table-cell office:value-type="float" office:value="7468919" table:style-name="ce9">
            <text:p>7.468.919</text:p>
          </table:table-cell>
          <table:table-cell office:value-type="float" office:value="23659621" table:style-name="ce9">
            <text:p>23.659.621</text:p>
          </table:table-cell>
          <table:table-cell office:value-type="float" office:value="59769728" table:style-name="ce9">
            <text:p>59.769.7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569158" table:style-name="ce9">
            <text:p>3.569.158</text:p>
          </table:table-cell>
          <table:table-cell office:value-type="float" office:value="1080108" table:style-name="ce9">
            <text:p>1.080.108</text:p>
          </table:table-cell>
          <table:table-cell office:value-type="float" office:value="4035753" table:style-name="ce9">
            <text:p>4.035.753</text:p>
          </table:table-cell>
          <table:table-cell office:value-type="float" office:value="16627773" table:style-name="ce9">
            <text:p>16.627.77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5437596" table:style-name="ce9">
            <text:p>35.437.596</text:p>
          </table:table-cell>
          <table:table-cell office:value-type="float" office:value="4026540" table:style-name="ce9">
            <text:p>4.026.540</text:p>
          </table:table-cell>
          <table:table-cell office:value-type="float" office:value="11211518" table:style-name="ce9">
            <text:p>11.211.518</text:p>
          </table:table-cell>
          <table:table-cell office:value-type="float" office:value="29256653" table:style-name="ce9">
            <text:p>29.256.6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4134641" table:style-name="ce9">
            <text:p>14.134.641</text:p>
          </table:table-cell>
          <table:table-cell office:value-type="float" office:value="2011417" table:style-name="ce9">
            <text:p>2.011.417</text:p>
          </table:table-cell>
          <table:table-cell office:value-type="float" office:value="7441553" table:style-name="ce9">
            <text:p>7.441.553</text:p>
          </table:table-cell>
          <table:table-cell office:value-type="float" office:value="26659359" table:style-name="ce9">
            <text:p>26.659.3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2697541" table:style-name="ce9">
            <text:p>12.697.541</text:p>
          </table:table-cell>
          <table:table-cell office:value-type="float" office:value="1341649" table:style-name="ce9">
            <text:p>1.341.649</text:p>
          </table:table-cell>
          <table:table-cell office:value-type="float" office:value="3455703" table:style-name="ce9">
            <text:p>3.455.703</text:p>
          </table:table-cell>
          <table:table-cell office:value-type="float" office:value="9604968" table:style-name="ce9">
            <text:p>9.604.96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556127" table:style-name="ce9">
            <text:p>5.556.127</text:p>
          </table:table-cell>
          <table:table-cell office:value-type="float" office:value="670845" table:style-name="ce9">
            <text:p>670.845</text:p>
          </table:table-cell>
          <table:table-cell office:value-type="float" office:value="2981327" table:style-name="ce9">
            <text:p>2.981.327</text:p>
          </table:table-cell>
          <table:table-cell office:value-type="float" office:value="6506980" table:style-name="ce9">
            <text:p>6.506.9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921284" table:style-name="ce9">
            <text:p>6.921.284</text:p>
          </table:table-cell>
          <table:table-cell office:value-type="float" office:value="498575" table:style-name="ce9">
            <text:p>498.575</text:p>
          </table:table-cell>
          <table:table-cell office:value-type="float" office:value="2605273" table:style-name="ce9">
            <text:p>2.605.273</text:p>
          </table:table-cell>
          <table:table-cell office:value-type="float" office:value="4369541" table:style-name="ce9">
            <text:p>4.369.54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6883291" table:style-name="ce9">
            <text:p>36.883.291</text:p>
          </table:table-cell>
          <table:table-cell office:value-type="float" office:value="3773346" table:style-name="ce9">
            <text:p>3.773.346</text:p>
          </table:table-cell>
          <table:table-cell office:value-type="float" office:value="11271257" table:style-name="ce9">
            <text:p>11.271.257</text:p>
          </table:table-cell>
          <table:table-cell office:value-type="float" office:value="36302784" table:style-name="ce9">
            <text:p>36.302.78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7863898" table:style-name="ce9">
            <text:p>37.863.898</text:p>
          </table:table-cell>
          <table:table-cell office:value-type="float" office:value="4775681" table:style-name="ce9">
            <text:p>4.775.681</text:p>
          </table:table-cell>
          <table:table-cell office:value-type="float" office:value="16424117" table:style-name="ce9">
            <text:p>16.424.117</text:p>
          </table:table-cell>
          <table:table-cell office:value-type="float" office:value="40094717" table:style-name="ce9">
            <text:p>40.094.71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5271206" table:style-name="ce9">
            <text:p>35.271.206</text:p>
          </table:table-cell>
          <table:table-cell office:value-type="float" office:value="2527623" table:style-name="ce9">
            <text:p>2.527.623</text:p>
          </table:table-cell>
          <table:table-cell office:value-type="float" office:value="9397209" table:style-name="ce9">
            <text:p>9.397.209</text:p>
          </table:table-cell>
          <table:table-cell office:value-type="float" office:value="26630396" table:style-name="ce9">
            <text:p>26.630.39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8135891" table:style-name="ce9">
            <text:p>28.135.891</text:p>
          </table:table-cell>
          <table:table-cell office:value-type="float" office:value="3543352" table:style-name="ce9">
            <text:p>3.543.352</text:p>
          </table:table-cell>
          <table:table-cell office:value-type="float" office:value="14526166" table:style-name="ce9">
            <text:p>14.526.166</text:p>
          </table:table-cell>
          <table:table-cell office:value-type="float" office:value="34132324" table:style-name="ce9">
            <text:p>34.132.32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8779522" table:style-name="ce9">
            <text:p>8.779.522</text:p>
          </table:table-cell>
          <table:table-cell office:value-type="float" office:value="1977950" table:style-name="ce9">
            <text:p>1.977.950</text:p>
          </table:table-cell>
          <table:table-cell office:value-type="float" office:value="2623212" table:style-name="ce9">
            <text:p>2.623.212</text:p>
          </table:table-cell>
          <table:table-cell office:value-type="float" office:value="10038931" table:style-name="ce9">
            <text:p>10.038.9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129176" table:style-name="ce9">
            <text:p>1.129.176</text:p>
          </table:table-cell>
          <table:table-cell office:value-type="float" office:value="131625" table:style-name="ce9">
            <text:p>131.625</text:p>
          </table:table-cell>
          <table:table-cell office:value-type="float" office:value="637815" table:style-name="ce9">
            <text:p>637.815</text:p>
          </table:table-cell>
          <table:table-cell office:value-type="float" office:value="2362569" table:style-name="ce9">
            <text:p>2.362.56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097237" table:style-name="ce9">
            <text:p>1.097.237</text:p>
          </table:table-cell>
          <table:table-cell office:value-type="float" office:value="285027" table:style-name="ce9">
            <text:p>285.027</text:p>
          </table:table-cell>
          <table:table-cell office:value-type="float" office:value="314413" table:style-name="ce9">
            <text:p>314.413</text:p>
          </table:table-cell>
          <table:table-cell office:value-type="float" office:value="1536000" table:style-name="ce9">
            <text:p>1.536.0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34158" table:style-name="ce9">
            <text:p>334.158</text:p>
          </table:table-cell>
          <table:table-cell office:value-type="float" office:value="83450" table:style-name="ce9">
            <text:p>83.450</text:p>
          </table:table-cell>
          <table:table-cell office:value-type="float" office:value="196559" table:style-name="ce9">
            <text:p>196.559</text:p>
          </table:table-cell>
          <table:table-cell office:value-type="float" office:value="1697280" table:style-name="ce9">
            <text:p>1.697.28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90663" table:style-name="ce9">
            <text:p>290.663</text:p>
          </table:table-cell>
          <table:table-cell office:value-type="float" office:value="58883" table:style-name="ce9">
            <text:p>58.883</text:p>
          </table:table-cell>
          <table:table-cell office:value-type="float" office:value="173066" table:style-name="ce9">
            <text:p>173.066</text:p>
          </table:table-cell>
          <table:table-cell office:value-type="float" office:value="9571871" table:style-name="ce9">
            <text:p>9.571.8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3264067" table:style-name="ce9">
            <text:p>13.264.067</text:p>
          </table:table-cell>
          <table:table-cell office:value-type="float" office:value="2924610" table:style-name="ce9">
            <text:p>2.924.610</text:p>
          </table:table-cell>
          <table:table-cell office:value-type="float" office:value="10948878" table:style-name="ce9">
            <text:p>10.948.878</text:p>
          </table:table-cell>
          <table:table-cell office:value-type="float" office:value="48022889" table:style-name="ce9">
            <text:p>48.022.8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7942736" table:style-name="ce9">
            <text:p>27.942.736</text:p>
          </table:table-cell>
          <table:table-cell office:value-type="float" office:value="4240435" table:style-name="ce9">
            <text:p>4.240.435</text:p>
          </table:table-cell>
          <table:table-cell office:value-type="float" office:value="14329026" table:style-name="ce9">
            <text:p>14.329.026</text:p>
          </table:table-cell>
          <table:table-cell office:value-type="float" office:value="16758610" table:style-name="ce9">
            <text:p>16.758.6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3249723" table:style-name="ce9">
            <text:p>33.249.723</text:p>
          </table:table-cell>
          <table:table-cell office:value-type="float" office:value="1325099" table:style-name="ce9">
            <text:p>1.325.099</text:p>
          </table:table-cell>
          <table:table-cell office:value-type="float" office:value="2244403" table:style-name="ce9">
            <text:p>2.244.403</text:p>
          </table:table-cell>
          <table:table-cell office:value-type="float" office:value="2044131" table:style-name="ce9">
            <text:p>2.044.13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081353" table:style-name="ce9">
            <text:p>6.081.353</text:p>
          </table:table-cell>
          <table:table-cell office:value-type="float" office:value="1752295" table:style-name="ce9">
            <text:p>1.752.295</text:p>
          </table:table-cell>
          <table:table-cell office:value-type="float" office:value="4032291" table:style-name="ce9">
            <text:p>4.032.291</text:p>
          </table:table-cell>
          <table:table-cell office:value-type="float" office:value="5266229" table:style-name="ce9">
            <text:p>5.266.2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4582759" table:style-name="ce9">
            <text:p>14.582.759</text:p>
          </table:table-cell>
          <table:table-cell office:value-type="float" office:value="2035786" table:style-name="ce9">
            <text:p>2.035.786</text:p>
          </table:table-cell>
          <table:table-cell office:value-type="float" office:value="5874384" table:style-name="ce9">
            <text:p>5.874.384</text:p>
          </table:table-cell>
          <table:table-cell office:value-type="float" office:value="5007899" table:style-name="ce9">
            <text:p>5.007.89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5672254" table:style-name="ce9">
            <text:p>15.672.254</text:p>
          </table:table-cell>
          <table:table-cell office:value-type="float" office:value="1405990" table:style-name="ce9">
            <text:p>1.405.990</text:p>
          </table:table-cell>
          <table:table-cell office:value-type="float" office:value="4613593" table:style-name="ce9">
            <text:p>4.613.593</text:p>
          </table:table-cell>
          <table:table-cell office:value-type="float" office:value="6675706" table:style-name="ce9">
            <text:p>6.675.70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4605209" table:style-name="ce9">
            <text:p>14.605.209</text:p>
          </table:table-cell>
          <table:table-cell office:value-type="float" office:value="1755747" table:style-name="ce9">
            <text:p>1.755.747</text:p>
          </table:table-cell>
          <table:table-cell office:value-type="float" office:value="4953149" table:style-name="ce9">
            <text:p>4.953.149</text:p>
          </table:table-cell>
          <table:table-cell office:value-type="float" office:value="11052184" table:style-name="ce9">
            <text:p>11.052.18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6151804" table:style-name="ce9">
            <text:p>16.151.804</text:p>
          </table:table-cell>
          <table:table-cell office:value-type="float" office:value="826024" table:style-name="ce9">
            <text:p>826.024</text:p>
          </table:table-cell>
          <table:table-cell office:value-type="float" office:value="5076987" table:style-name="ce9">
            <text:p>5.076.987</text:p>
          </table:table-cell>
          <table:table-cell office:value-type="float" office:value="20969023" table:style-name="ce9">
            <text:p>20.969.0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653810" table:style-name="ce9">
            <text:p>7.653.810</text:p>
          </table:table-cell>
          <table:table-cell office:value-type="float" office:value="773185" table:style-name="ce9">
            <text:p>773.185</text:p>
          </table:table-cell>
          <table:table-cell office:value-type="float" office:value="3144970" table:style-name="ce9">
            <text:p>3.144.970</text:p>
          </table:table-cell>
          <table:table-cell office:value-type="float" office:value="27426459" table:style-name="ce9">
            <text:p>27.426.45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9098959" table:style-name="ce9">
            <text:p>9.098.959</text:p>
          </table:table-cell>
          <table:table-cell office:value-type="float" office:value="3156650" table:style-name="ce9">
            <text:p>3.156.650</text:p>
          </table:table-cell>
          <table:table-cell office:value-type="float" office:value="9681819" table:style-name="ce9">
            <text:p>9.681.819</text:p>
          </table:table-cell>
          <table:table-cell office:value-type="float" office:value="34389907" table:style-name="ce9">
            <text:p>34.389.90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4589114" table:style-name="ce9">
            <text:p>14.589.114</text:p>
          </table:table-cell>
          <table:table-cell office:value-type="float" office:value="2198877" table:style-name="ce9">
            <text:p>2.198.877</text:p>
          </table:table-cell>
          <table:table-cell office:value-type="float" office:value="9299363" table:style-name="ce9">
            <text:p>9.299.363</text:p>
          </table:table-cell>
          <table:table-cell office:value-type="float" office:value="20485444" table:style-name="ce9">
            <text:p>20.485.44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8038360" table:style-name="ce9">
            <text:p>18.038.360</text:p>
          </table:table-cell>
          <table:table-cell office:value-type="float" office:value="1301797" table:style-name="ce9">
            <text:p>1.301.797</text:p>
          </table:table-cell>
          <table:table-cell office:value-type="float" office:value="2927915" table:style-name="ce9">
            <text:p>2.927.915</text:p>
          </table:table-cell>
          <table:table-cell office:value-type="float" office:value="9791547" table:style-name="ce9">
            <text:p>9.791.5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4924325" table:style-name="ce9">
            <text:p>14.924.325</text:p>
          </table:table-cell>
          <table:table-cell office:value-type="float" office:value="459555" table:style-name="ce9">
            <text:p>459.555</text:p>
          </table:table-cell>
          <table:table-cell office:value-type="float" office:value="2537545" table:style-name="ce9">
            <text:p>2.537.545</text:p>
          </table:table-cell>
          <table:table-cell office:value-type="float" office:value="3485489" table:style-name="ce9">
            <text:p>3.485.4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268368" table:style-name="ce9">
            <text:p>8.268.368</text:p>
          </table:table-cell>
          <table:table-cell office:value-type="float" office:value="346910" table:style-name="ce9">
            <text:p>346.910</text:p>
          </table:table-cell>
          <table:table-cell office:value-type="float" office:value="471806" table:style-name="ce9">
            <text:p>471.806</text:p>
          </table:table-cell>
          <table:table-cell office:value-type="float" office:value="1232640" table:style-name="ce9">
            <text:p>1.232.6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343358" table:style-name="ce9">
            <text:p>5.343.358</text:p>
          </table:table-cell>
          <table:table-cell office:value-type="float" office:value="359552" table:style-name="ce9">
            <text:p>359.552</text:p>
          </table:table-cell>
          <table:table-cell office:value-type="float" office:value="58319" table:style-name="ce9">
            <text:p>58.319</text:p>
          </table:table-cell>
          <table:table-cell office:value-type="float" office:value="277992" table:style-name="ce9">
            <text:p>277.99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456996" table:style-name="ce9">
            <text:p>456.996</text:p>
          </table:table-cell>
          <table:table-cell office:value-type="float" office:value="0" table:style-name="ce9">
            <text:p>0</text:p>
          </table:table-cell>
          <table:table-cell office:value-type="float" office:value="543330" table:style-name="ce9">
            <text:p>543.330</text:p>
          </table:table-cell>
          <table:table-cell office:value-type="float" office:value="2055060" table:style-name="ce9">
            <text:p>2.055.0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117657" table:style-name="ce9">
            <text:p>2.117.657</text:p>
          </table:table-cell>
          <table:table-cell office:value-type="float" office:value="570315" table:style-name="ce9">
            <text:p>570.315</text:p>
          </table:table-cell>
          <table:table-cell office:value-type="float" office:value="1424210" table:style-name="ce9">
            <text:p>1.424.210</text:p>
          </table:table-cell>
          <table:table-cell office:value-type="float" office:value="3769083" table:style-name="ce9">
            <text:p>3.769.08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910053" table:style-name="ce9">
            <text:p>1.910.053</text:p>
          </table:table-cell>
          <table:table-cell office:value-type="float" office:value="155371" table:style-name="ce9">
            <text:p>155.371</text:p>
          </table:table-cell>
          <table:table-cell office:value-type="float" office:value="751068" table:style-name="ce9">
            <text:p>751.068</text:p>
          </table:table-cell>
          <table:table-cell office:value-type="float" office:value="910339" table:style-name="ce9">
            <text:p>910.33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406891" table:style-name="ce9">
            <text:p>5.406.891</text:p>
          </table:table-cell>
          <table:table-cell office:value-type="float" office:value="100483" table:style-name="ce9">
            <text:p>100.483</text:p>
          </table:table-cell>
          <table:table-cell office:value-type="float" office:value="309254" table:style-name="ce9">
            <text:p>309.254</text:p>
          </table:table-cell>
          <table:table-cell office:value-type="float" office:value="803235" table:style-name="ce9">
            <text:p>803.23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500569" table:style-name="ce9">
            <text:p>28.500.569</text:p>
          </table:table-cell>
          <table:table-cell office:value-type="float" office:value="1274820" table:style-name="ce9">
            <text:p>1.274.820</text:p>
          </table:table-cell>
          <table:table-cell office:value-type="float" office:value="2311519" table:style-name="ce9">
            <text:p>2.311.519</text:p>
          </table:table-cell>
          <table:table-cell office:value-type="float" office:value="3259520" table:style-name="ce9">
            <text:p>3.259.52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3256007" table:style-name="ce9">
            <text:p>33.256.007</text:p>
          </table:table-cell>
          <table:table-cell office:value-type="float" office:value="4677028" table:style-name="ce9">
            <text:p>4.677.028</text:p>
          </table:table-cell>
          <table:table-cell office:value-type="float" office:value="16113713" table:style-name="ce9">
            <text:p>16.113.713</text:p>
          </table:table-cell>
          <table:table-cell office:value-type="float" office:value="27571361" table:style-name="ce9">
            <text:p>27.571.3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583723" table:style-name="ce9">
            <text:p>7.583.723</text:p>
          </table:table-cell>
          <table:table-cell office:value-type="float" office:value="2496695" table:style-name="ce9">
            <text:p>2.496.695</text:p>
          </table:table-cell>
          <table:table-cell office:value-type="float" office:value="8960888" table:style-name="ce9">
            <text:p>8.960.888</text:p>
          </table:table-cell>
          <table:table-cell office:value-type="float" office:value="44763384" table:style-name="ce9">
            <text:p>44.763.38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8737368" table:style-name="ce9">
            <text:p>48.737.368</text:p>
          </table:table-cell>
          <table:table-cell office:value-type="float" office:value="4861913" table:style-name="ce9">
            <text:p>4.861.913</text:p>
          </table:table-cell>
          <table:table-cell office:value-type="float" office:value="14856318" table:style-name="ce9">
            <text:p>14.856.318</text:p>
          </table:table-cell>
          <table:table-cell office:value-type="float" office:value="31648872" table:style-name="ce9">
            <text:p>31.648.87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6009821" table:style-name="ce9">
            <text:p>26.009.821</text:p>
          </table:table-cell>
          <table:table-cell office:value-type="float" office:value="3687114" table:style-name="ce9">
            <text:p>3.687.114</text:p>
          </table:table-cell>
          <table:table-cell office:value-type="float" office:value="12839056" table:style-name="ce9">
            <text:p>12.839.056</text:p>
          </table:table-cell>
          <table:table-cell office:value-type="float" office:value="44748629" table:style-name="ce9">
            <text:p>44.748.62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rá 'usuario' a aquel que hubiere utilizado cualquier tipo de computadora en período inferior a los últimos tres meses previos al momento de l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IDUOS QUE YA HAN ACCEDIDO A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0998603" table:style-name="ce9">
            <text:p>160.998.603</text:p>
          </table:table-cell>
          <table:table-cell office:value-type="float" office:value="26286457" table:style-name="ce9">
            <text:p>26.286.457</text:p>
          </table:table-cell>
          <table:table-cell office:value-type="float" office:value="75652" table:style-name="ce9">
            <text:p>75.652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2168180" table:style-name="ce9">
            <text:p>142.168.180</text:p>
          </table:table-cell>
          <table:table-cell office:value-type="float" office:value="19804087" table:style-name="ce9">
            <text:p>19.804.087</text:p>
          </table:table-cell>
          <table:table-cell office:value-type="float" office:value="75652" table:style-name="ce9">
            <text:p>75.652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8830423" table:style-name="ce9">
            <text:p>18.830.423</text:p>
          </table:table-cell>
          <table:table-cell office:value-type="float" office:value="6482369" table:style-name="ce9">
            <text:p>6.482.3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8814013" table:style-name="ce9">
            <text:p>68.814.013</text:p>
          </table:table-cell>
          <table:table-cell office:value-type="float" office:value="11053733" table:style-name="ce9">
            <text:p>11.053.733</text:p>
          </table:table-cell>
          <table:table-cell office:value-type="float" office:value="36182" table:style-name="ce9">
            <text:p>36.182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2428318" table:style-name="ce9">
            <text:p>42.428.318</text:p>
          </table:table-cell>
          <table:table-cell office:value-type="float" office:value="7790179" table:style-name="ce9">
            <text:p>7.790.179</text:p>
          </table:table-cell>
          <table:table-cell office:value-type="float" office:value="28474" table:style-name="ce9">
            <text:p>28.474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2683264" table:style-name="ce9">
            <text:p>22.683.264</text:p>
          </table:table-cell>
          <table:table-cell office:value-type="float" office:value="4416597" table:style-name="ce9">
            <text:p>4.416.5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119344" table:style-name="ce9">
            <text:p>14.119.344</text:p>
          </table:table-cell>
          <table:table-cell office:value-type="float" office:value="1595935" table:style-name="ce9">
            <text:p>1.595.9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953663" table:style-name="ce9">
            <text:p>12.953.663</text:p>
          </table:table-cell>
          <table:table-cell office:value-type="float" office:value="1430013" table:style-name="ce9">
            <text:p>1.430.013</text:p>
          </table:table-cell>
          <table:table-cell office:value-type="float" office:value="10996" table:style-name="ce9">
            <text:p>10.99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3107912" table:style-name="ce9">
            <text:p>73.107.912</text:p>
          </table:table-cell>
          <table:table-cell office:value-type="float" office:value="15111769" table:style-name="ce9">
            <text:p>15.111.769</text:p>
          </table:table-cell>
          <table:table-cell office:value-type="float" office:value="10996" table:style-name="ce9">
            <text:p>10.99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7890691" table:style-name="ce9">
            <text:p>87.890.691</text:p>
          </table:table-cell>
          <table:table-cell office:value-type="float" office:value="11174688" table:style-name="ce9">
            <text:p>11.174.688</text:p>
          </table:table-cell>
          <table:table-cell office:value-type="float" office:value="64656" table:style-name="ce9">
            <text:p>64.656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64199826" table:style-name="ce9">
            <text:p>64.199.826</text:p>
          </table:table-cell>
          <table:table-cell office:value-type="float" office:value="9569766" table:style-name="ce9">
            <text:p>9.569.766</text:p>
          </table:table-cell>
          <table:table-cell office:value-type="float" office:value="47178" table:style-name="ce9">
            <text:p>47.178</text:p>
          </table:table-cell>
          <table:table-cell office:value-type="float" office:value="9663" table:style-name="ce9">
            <text:p>9.6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69136498" table:style-name="ce9">
            <text:p>69.136.498</text:p>
          </table:table-cell>
          <table:table-cell office:value-type="float" office:value="11154044" table:style-name="ce9">
            <text:p>11.154.044</text:p>
          </table:table-cell>
          <table:table-cell office:value-type="float" office:value="28474" table:style-name="ce9">
            <text:p>28.474</text:p>
          </table:table-cell>
          <table:table-cell office:value-type="float" office:value="18717" table:style-name="ce9">
            <text:p>18.7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9703894" table:style-name="ce9">
            <text:p>19.703.894</text:p>
          </table:table-cell>
          <table:table-cell office:value-type="float" office:value="3715721" table:style-name="ce9">
            <text:p>3.715.7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3568459" table:style-name="ce9">
            <text:p>3.568.459</text:p>
          </table:table-cell>
          <table:table-cell office:value-type="float" office:value="692725" table:style-name="ce9">
            <text:p>692.7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822939" table:style-name="ce9">
            <text:p>2.822.939</text:p>
          </table:table-cell>
          <table:table-cell office:value-type="float" office:value="409739" table:style-name="ce9">
            <text:p>409.7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566986" table:style-name="ce9">
            <text:p>1.566.986</text:p>
          </table:table-cell>
          <table:table-cell office:value-type="float" office:value="744462" table:style-name="ce9">
            <text:p>744.4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850694" table:style-name="ce9">
            <text:p>2.850.694</text:p>
          </table:table-cell>
          <table:table-cell office:value-type="float" office:value="7225072" table:style-name="ce9">
            <text:p>7.225.072</text:p>
          </table:table-cell>
          <table:table-cell office:value-type="float" office:value="0" table:style-name="ce9">
            <text:p>0</text:p>
          </table:table-cell>
          <table:table-cell office:value-type="float" office:value="18717" table:style-name="ce9">
            <text:p>18.7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59210528" table:style-name="ce9">
            <text:p>59.210.528</text:p>
          </table:table-cell>
          <table:table-cell office:value-type="float" office:value="15864601" table:style-name="ce9">
            <text:p>15.864.601</text:p>
          </table:table-cell>
          <table:table-cell office:value-type="float" office:value="75652" table:style-name="ce9">
            <text:p>75.652</text:p>
          </table:table-cell>
          <table:table-cell office:value-type="float" office:value="9663" table:style-name="ce9">
            <text:p>9.66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60237707" table:style-name="ce9">
            <text:p>60.237.707</text:p>
          </table:table-cell>
          <table:table-cell office:value-type="float" office:value="3033100" table:style-name="ce9">
            <text:p>3.033.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699674" table:style-name="ce9">
            <text:p>38.699.674</text:p>
          </table:table-cell>
          <table:table-cell office:value-type="float" office:value="163683" table:style-name="ce9">
            <text:p>163.6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6846674" table:style-name="ce9">
            <text:p>16.846.674</text:p>
          </table:table-cell>
          <table:table-cell office:value-type="float" office:value="285494" table:style-name="ce9">
            <text:p>285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6934608" table:style-name="ce9">
            <text:p>26.934.608</text:p>
          </table:table-cell>
          <table:table-cell office:value-type="float" office:value="566221" table:style-name="ce9">
            <text:p>566.2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7528084" table:style-name="ce9">
            <text:p>27.528.084</text:p>
          </table:table-cell>
          <table:table-cell office:value-type="float" office:value="839459" table:style-name="ce9">
            <text:p>839.4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9918754" table:style-name="ce9">
            <text:p>29.918.754</text:p>
          </table:table-cell>
          <table:table-cell office:value-type="float" office:value="2447535" table:style-name="ce9">
            <text:p>2.447.5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7490976" table:style-name="ce9">
            <text:p>37.490.976</text:p>
          </table:table-cell>
          <table:table-cell office:value-type="float" office:value="5532862" table:style-name="ce9">
            <text:p>5.532.8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2279507" table:style-name="ce9">
            <text:p>22.279.507</text:p>
          </table:table-cell>
          <table:table-cell office:value-type="float" office:value="16614885" table:style-name="ce9">
            <text:p>16.614.885</text:p>
          </table:table-cell>
          <table:table-cell office:value-type="float" office:value="75652" table:style-name="ce9">
            <text:p>75.652</text:p>
          </table:table-cell>
          <table:table-cell office:value-type="float" office:value="28380" table:style-name="ce9">
            <text:p>28.38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2911952" table:style-name="ce9">
            <text:p>42.911.952</text:p>
          </table:table-cell>
          <table:table-cell office:value-type="float" office:value="13347533" table:style-name="ce9">
            <text:p>13.347.533</text:p>
          </table:table-cell>
          <table:table-cell office:value-type="float" office:value="39470" table:style-name="ce9">
            <text:p>39.470</text:p>
          </table:table-cell>
          <table:table-cell office:value-type="float" office:value="28380" table:style-name="ce9">
            <text:p>28.3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9171141" table:style-name="ce9">
            <text:p>39.171.141</text:p>
          </table:table-cell>
          <table:table-cell office:value-type="float" office:value="7365475" table:style-name="ce9">
            <text:p>7.365.475</text:p>
          </table:table-cell>
          <table:table-cell office:value-type="float" office:value="36182" table:style-name="ce9">
            <text:p>36.18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9659491" table:style-name="ce9">
            <text:p>29.659.491</text:p>
          </table:table-cell>
          <table:table-cell office:value-type="float" office:value="2400127" table:style-name="ce9">
            <text:p>2.400.1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0827405" table:style-name="ce9">
            <text:p>20.827.405</text:p>
          </table:table-cell>
          <table:table-cell office:value-type="float" office:value="579509" table:style-name="ce9">
            <text:p>579.5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212516" table:style-name="ce9">
            <text:p>10.212.516</text:p>
          </table:table-cell>
          <table:table-cell office:value-type="float" office:value="107208" table:style-name="ce9">
            <text:p>107.2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993511" table:style-name="ce9">
            <text:p>5.993.511</text:p>
          </table:table-cell>
          <table:table-cell office:value-type="float" office:value="45710" table:style-name="ce9">
            <text:p>45.7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365283" table:style-name="ce9">
            <text:p>2.365.283</text:p>
          </table:table-cell>
          <table:table-cell office:value-type="float" office:value="690102" table:style-name="ce9">
            <text:p>690.1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6249985" table:style-name="ce9">
            <text:p>6.249.985</text:p>
          </table:table-cell>
          <table:table-cell office:value-type="float" office:value="1631280" table:style-name="ce9">
            <text:p>1.631.2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607318" table:style-name="ce9">
            <text:p>3.607.318</text:p>
          </table:table-cell>
          <table:table-cell office:value-type="float" office:value="119513" table:style-name="ce9">
            <text:p>119.5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519139" table:style-name="ce9">
            <text:p>6.519.139</text:p>
          </table:table-cell>
          <table:table-cell office:value-type="float" office:value="100723" table:style-name="ce9">
            <text:p>100.7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836240" table:style-name="ce9">
            <text:p>34.836.240</text:p>
          </table:table-cell>
          <table:table-cell office:value-type="float" office:value="510188" table:style-name="ce9">
            <text:p>510.1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3739429" table:style-name="ce9">
            <text:p>73.739.429</text:p>
          </table:table-cell>
          <table:table-cell office:value-type="float" office:value="7823781" table:style-name="ce9">
            <text:p>7.823.781</text:p>
          </table:table-cell>
          <table:table-cell office:value-type="float" office:value="36182" table:style-name="ce9">
            <text:p>36.182</text:p>
          </table:table-cell>
          <table:table-cell office:value-type="float" office:value="18717" table:style-name="ce9">
            <text:p>18.7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5903794" table:style-name="ce9">
            <text:p>45.903.794</text:p>
          </table:table-cell>
          <table:table-cell office:value-type="float" office:value="17851764" table:style-name="ce9">
            <text:p>17.851.764</text:p>
          </table:table-cell>
          <table:table-cell office:value-type="float" office:value="39470" table:style-name="ce9">
            <text:p>39.470</text:p>
          </table:table-cell>
          <table:table-cell office:value-type="float" office:value="9663" table:style-name="ce9">
            <text:p>9.66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1276742" table:style-name="ce9">
            <text:p>91.276.742</text:p>
          </table:table-cell>
          <table:table-cell office:value-type="float" office:value="8770875" table:style-name="ce9">
            <text:p>8.770.875</text:p>
          </table:table-cell>
          <table:table-cell office:value-type="float" office:value="28474" table:style-name="ce9">
            <text:p>28.474</text:p>
          </table:table-cell>
          <table:table-cell office:value-type="float" office:value="28380" table:style-name="ce9">
            <text:p>28.38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69721861" table:style-name="ce9">
            <text:p>69.721.861</text:p>
          </table:table-cell>
          <table:table-cell office:value-type="float" office:value="17515581" table:style-name="ce9">
            <text:p>17.515.581</text:p>
          </table:table-cell>
          <table:table-cell office:value-type="float" office:value="47178" table:style-name="ce9">
            <text:p>47.17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os que informaron haber accedido a Internet al menos una vez en la vida, desde cualquier lug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IDUOS, DE ACUERDO AL ÚLTIMO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Hace menos de tres meses (usuario)¹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unca accedió a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52427335" table:style-name="ce9">
            <text:p>152.427.335</text:p>
          </table:table-cell>
          <table:table-cell office:value-type="float" office:value="3250603" table:style-name="ce9">
            <text:p>3.250.603</text:p>
          </table:table-cell>
          <table:table-cell office:value-type="float" office:value="5320665" table:style-name="ce9">
            <text:p>5.320.665</text:p>
          </table:table-cell>
          <table:table-cell office:value-type="float" office:value="26390488" table:style-name="ce9">
            <text:p>26.390.48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34584703" table:style-name="ce9">
            <text:p>134.584.703</text:p>
          </table:table-cell>
          <table:table-cell office:value-type="float" office:value="2744476" table:style-name="ce9">
            <text:p>2.744.476</text:p>
          </table:table-cell>
          <table:table-cell office:value-type="float" office:value="4839000" table:style-name="ce9">
            <text:p>4.839.000</text:p>
          </table:table-cell>
          <table:table-cell office:value-type="float" office:value="19908119" table:style-name="ce9">
            <text:p>19.908.1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7842632" table:style-name="ce9">
            <text:p>17.842.632</text:p>
          </table:table-cell>
          <table:table-cell office:value-type="float" office:value="506127" table:style-name="ce9">
            <text:p>506.127</text:p>
          </table:table-cell>
          <table:table-cell office:value-type="float" office:value="481664" table:style-name="ce9">
            <text:p>481.664</text:p>
          </table:table-cell>
          <table:table-cell office:value-type="float" office:value="6482369" table:style-name="ce9">
            <text:p>6.482.36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5446920" table:style-name="ce9">
            <text:p>65.446.920</text:p>
          </table:table-cell>
          <table:table-cell office:value-type="float" office:value="1233322" table:style-name="ce9">
            <text:p>1.233.322</text:p>
          </table:table-cell>
          <table:table-cell office:value-type="float" office:value="2133770" table:style-name="ce9">
            <text:p>2.133.770</text:p>
          </table:table-cell>
          <table:table-cell office:value-type="float" office:value="11118294" table:style-name="ce9">
            <text:p>11.118.29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0181083" table:style-name="ce9">
            <text:p>40.181.083</text:p>
          </table:table-cell>
          <table:table-cell office:value-type="float" office:value="899010" table:style-name="ce9">
            <text:p>899.010</text:p>
          </table:table-cell>
          <table:table-cell office:value-type="float" office:value="1348225" table:style-name="ce9">
            <text:p>1.348.225</text:p>
          </table:table-cell>
          <table:table-cell office:value-type="float" office:value="7818653" table:style-name="ce9">
            <text:p>7.818.6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1613367" table:style-name="ce9">
            <text:p>21.613.367</text:p>
          </table:table-cell>
          <table:table-cell office:value-type="float" office:value="289382" table:style-name="ce9">
            <text:p>289.382</text:p>
          </table:table-cell>
          <table:table-cell office:value-type="float" office:value="780514" table:style-name="ce9">
            <text:p>780.514</text:p>
          </table:table-cell>
          <table:table-cell office:value-type="float" office:value="4416597" table:style-name="ce9">
            <text:p>4.416.5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2731544" table:style-name="ce9">
            <text:p>12.731.544</text:p>
          </table:table-cell>
          <table:table-cell office:value-type="float" office:value="504955" table:style-name="ce9">
            <text:p>504.955</text:p>
          </table:table-cell>
          <table:table-cell office:value-type="float" office:value="882845" table:style-name="ce9">
            <text:p>882.845</text:p>
          </table:table-cell>
          <table:table-cell office:value-type="float" office:value="1595935" table:style-name="ce9">
            <text:p>1.595.9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454419" table:style-name="ce9">
            <text:p>12.454.419</text:p>
          </table:table-cell>
          <table:table-cell office:value-type="float" office:value="323934" table:style-name="ce9">
            <text:p>323.934</text:p>
          </table:table-cell>
          <table:table-cell office:value-type="float" office:value="175310" table:style-name="ce9">
            <text:p>175.310</text:p>
          </table:table-cell>
          <table:table-cell office:value-type="float" office:value="1441010" table:style-name="ce9">
            <text:p>1.441.01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8231396" table:style-name="ce9">
            <text:p>68.231.396</text:p>
          </table:table-cell>
          <table:table-cell office:value-type="float" office:value="1775918" table:style-name="ce9">
            <text:p>1.775.918</text:p>
          </table:table-cell>
          <table:table-cell office:value-type="float" office:value="3100598" table:style-name="ce9">
            <text:p>3.100.598</text:p>
          </table:table-cell>
          <table:table-cell office:value-type="float" office:value="15122765" table:style-name="ce9">
            <text:p>15.122.76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4195939" table:style-name="ce9">
            <text:p>84.195.939</text:p>
          </table:table-cell>
          <table:table-cell office:value-type="float" office:value="1474685" table:style-name="ce9">
            <text:p>1.474.685</text:p>
          </table:table-cell>
          <table:table-cell office:value-type="float" office:value="2220067" table:style-name="ce9">
            <text:p>2.220.067</text:p>
          </table:table-cell>
          <table:table-cell office:value-type="float" office:value="11267723" table:style-name="ce9">
            <text:p>11.267.72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60123600" table:style-name="ce9">
            <text:p>60.123.600</text:p>
          </table:table-cell>
          <table:table-cell office:value-type="float" office:value="789525" table:style-name="ce9">
            <text:p>789.525</text:p>
          </table:table-cell>
          <table:table-cell office:value-type="float" office:value="3286701" table:style-name="ce9">
            <text:p>3.286.701</text:p>
          </table:table-cell>
          <table:table-cell office:value-type="float" office:value="9626607" table:style-name="ce9">
            <text:p>9.626.60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66440694" table:style-name="ce9">
            <text:p>66.440.694</text:p>
          </table:table-cell>
          <table:table-cell office:value-type="float" office:value="1759689" table:style-name="ce9">
            <text:p>1.759.689</text:p>
          </table:table-cell>
          <table:table-cell office:value-type="float" office:value="936115" table:style-name="ce9">
            <text:p>936.115</text:p>
          </table:table-cell>
          <table:table-cell office:value-type="float" office:value="11201235" table:style-name="ce9">
            <text:p>11.201.2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8652249" table:style-name="ce9">
            <text:p>18.652.249</text:p>
          </table:table-cell>
          <table:table-cell office:value-type="float" office:value="613611" table:style-name="ce9">
            <text:p>613.611</text:p>
          </table:table-cell>
          <table:table-cell office:value-type="float" office:value="438035" table:style-name="ce9">
            <text:p>438.035</text:p>
          </table:table-cell>
          <table:table-cell office:value-type="float" office:value="3715721" table:style-name="ce9">
            <text:p>3.715.7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3290197" table:style-name="ce9">
            <text:p>3.290.197</text:p>
          </table:table-cell>
          <table:table-cell office:value-type="float" office:value="58350" table:style-name="ce9">
            <text:p>58.350</text:p>
          </table:table-cell>
          <table:table-cell office:value-type="float" office:value="219912" table:style-name="ce9">
            <text:p>219.912</text:p>
          </table:table-cell>
          <table:table-cell office:value-type="float" office:value="692725" table:style-name="ce9">
            <text:p>692.72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552625" table:style-name="ce9">
            <text:p>2.552.625</text:p>
          </table:table-cell>
          <table:table-cell office:value-type="float" office:value="29428" table:style-name="ce9">
            <text:p>29.428</text:p>
          </table:table-cell>
          <table:table-cell office:value-type="float" office:value="240886" table:style-name="ce9">
            <text:p>240.886</text:p>
          </table:table-cell>
          <table:table-cell office:value-type="float" office:value="409739" table:style-name="ce9">
            <text:p>409.73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367971" table:style-name="ce9">
            <text:p>1.367.971</text:p>
          </table:table-cell>
          <table:table-cell office:value-type="float" office:value="0" table:style-name="ce9">
            <text:p>0</text:p>
          </table:table-cell>
          <table:table-cell office:value-type="float" office:value="199016" table:style-name="ce9">
            <text:p>199.016</text:p>
          </table:table-cell>
          <table:table-cell office:value-type="float" office:value="744462" table:style-name="ce9">
            <text:p>744.46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288689" table:style-name="ce9">
            <text:p>2.288.689</text:p>
          </table:table-cell>
          <table:table-cell office:value-type="float" office:value="192318" table:style-name="ce9">
            <text:p>192.318</text:p>
          </table:table-cell>
          <table:table-cell office:value-type="float" office:value="369688" table:style-name="ce9">
            <text:p>369.688</text:p>
          </table:table-cell>
          <table:table-cell office:value-type="float" office:value="7243789" table:style-name="ce9">
            <text:p>7.243.7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54578434" table:style-name="ce9">
            <text:p>54.578.434</text:p>
          </table:table-cell>
          <table:table-cell office:value-type="float" office:value="1771142" table:style-name="ce9">
            <text:p>1.771.142</text:p>
          </table:table-cell>
          <table:table-cell office:value-type="float" office:value="2860952" table:style-name="ce9">
            <text:p>2.860.952</text:p>
          </table:table-cell>
          <table:table-cell office:value-type="float" office:value="15949916" table:style-name="ce9">
            <text:p>15.949.9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58096222" table:style-name="ce9">
            <text:p>58.096.222</text:p>
          </table:table-cell>
          <table:table-cell office:value-type="float" office:value="992870" table:style-name="ce9">
            <text:p>992.870</text:p>
          </table:table-cell>
          <table:table-cell office:value-type="float" office:value="1148614" table:style-name="ce9">
            <text:p>1.148.614</text:p>
          </table:table-cell>
          <table:table-cell office:value-type="float" office:value="3033100" table:style-name="ce9">
            <text:p>3.033.1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7463990" table:style-name="ce9">
            <text:p>37.463.990</text:p>
          </table:table-cell>
          <table:table-cell office:value-type="float" office:value="294273" table:style-name="ce9">
            <text:p>294.273</text:p>
          </table:table-cell>
          <table:table-cell office:value-type="float" office:value="941411" table:style-name="ce9">
            <text:p>941.411</text:p>
          </table:table-cell>
          <table:table-cell office:value-type="float" office:value="163683" table:style-name="ce9">
            <text:p>163.68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6119559" table:style-name="ce9">
            <text:p>16.119.559</text:p>
          </table:table-cell>
          <table:table-cell office:value-type="float" office:value="240871" table:style-name="ce9">
            <text:p>240.871</text:p>
          </table:table-cell>
          <table:table-cell office:value-type="float" office:value="486243" table:style-name="ce9">
            <text:p>486.243</text:p>
          </table:table-cell>
          <table:table-cell office:value-type="float" office:value="285494" table:style-name="ce9">
            <text:p>285.4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6396451" table:style-name="ce9">
            <text:p>26.396.451</text:p>
          </table:table-cell>
          <table:table-cell office:value-type="float" office:value="153911" table:style-name="ce9">
            <text:p>153.911</text:p>
          </table:table-cell>
          <table:table-cell office:value-type="float" office:value="384246" table:style-name="ce9">
            <text:p>384.246</text:p>
          </table:table-cell>
          <table:table-cell office:value-type="float" office:value="566221" table:style-name="ce9">
            <text:p>566.2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5964080" table:style-name="ce9">
            <text:p>25.964.080</text:p>
          </table:table-cell>
          <table:table-cell office:value-type="float" office:value="899482" table:style-name="ce9">
            <text:p>899.482</text:p>
          </table:table-cell>
          <table:table-cell office:value-type="float" office:value="664521" table:style-name="ce9">
            <text:p>664.521</text:p>
          </table:table-cell>
          <table:table-cell office:value-type="float" office:value="839459" table:style-name="ce9">
            <text:p>839.4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8973734" table:style-name="ce9">
            <text:p>28.973.734</text:p>
          </table:table-cell>
          <table:table-cell office:value-type="float" office:value="527594" table:style-name="ce9">
            <text:p>527.594</text:p>
          </table:table-cell>
          <table:table-cell office:value-type="float" office:value="417426" table:style-name="ce9">
            <text:p>417.426</text:p>
          </table:table-cell>
          <table:table-cell office:value-type="float" office:value="2447535" table:style-name="ce9">
            <text:p>2.447.53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5463772" table:style-name="ce9">
            <text:p>35.463.772</text:p>
          </table:table-cell>
          <table:table-cell office:value-type="float" office:value="785270" table:style-name="ce9">
            <text:p>785.270</text:p>
          </table:table-cell>
          <table:table-cell office:value-type="float" office:value="1241933" table:style-name="ce9">
            <text:p>1.241.933</text:p>
          </table:table-cell>
          <table:table-cell office:value-type="float" office:value="5532862" table:style-name="ce9">
            <text:p>5.532.86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9509738" table:style-name="ce9">
            <text:p>19.509.738</text:p>
          </table:table-cell>
          <table:table-cell office:value-type="float" office:value="643475" table:style-name="ce9">
            <text:p>643.475</text:p>
          </table:table-cell>
          <table:table-cell office:value-type="float" office:value="2126294" table:style-name="ce9">
            <text:p>2.126.294</text:p>
          </table:table-cell>
          <table:table-cell office:value-type="float" office:value="16718917" table:style-name="ce9">
            <text:p>16.718.91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9947334" table:style-name="ce9">
            <text:p>39.947.334</text:p>
          </table:table-cell>
          <table:table-cell office:value-type="float" office:value="1894818" table:style-name="ce9">
            <text:p>1.894.818</text:p>
          </table:table-cell>
          <table:table-cell office:value-type="float" office:value="1069801" table:style-name="ce9">
            <text:p>1.069.801</text:p>
          </table:table-cell>
          <table:table-cell office:value-type="float" office:value="13415383" table:style-name="ce9">
            <text:p>13.415.38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7512565" table:style-name="ce9">
            <text:p>37.512.565</text:p>
          </table:table-cell>
          <table:table-cell office:value-type="float" office:value="713870" table:style-name="ce9">
            <text:p>713.870</text:p>
          </table:table-cell>
          <table:table-cell office:value-type="float" office:value="944706" table:style-name="ce9">
            <text:p>944.706</text:p>
          </table:table-cell>
          <table:table-cell office:value-type="float" office:value="7401657" table:style-name="ce9">
            <text:p>7.401.65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8060610" table:style-name="ce9">
            <text:p>28.060.610</text:p>
          </table:table-cell>
          <table:table-cell office:value-type="float" office:value="377980" table:style-name="ce9">
            <text:p>377.980</text:p>
          </table:table-cell>
          <table:table-cell office:value-type="float" office:value="1220900" table:style-name="ce9">
            <text:p>1.220.900</text:p>
          </table:table-cell>
          <table:table-cell office:value-type="float" office:value="2400127" table:style-name="ce9">
            <text:p>2.400.12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0048654" table:style-name="ce9">
            <text:p>20.048.654</text:p>
          </table:table-cell>
          <table:table-cell office:value-type="float" office:value="117734" table:style-name="ce9">
            <text:p>117.734</text:p>
          </table:table-cell>
          <table:table-cell office:value-type="float" office:value="661017" table:style-name="ce9">
            <text:p>661.017</text:p>
          </table:table-cell>
          <table:table-cell office:value-type="float" office:value="579509" table:style-name="ce9">
            <text:p>579.5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149237" table:style-name="ce9">
            <text:p>10.149.237</text:p>
          </table:table-cell>
          <table:table-cell office:value-type="float" office:value="0" table:style-name="ce9">
            <text:p>0</text:p>
          </table:table-cell>
          <table:table-cell office:value-type="float" office:value="63280" table:style-name="ce9">
            <text:p>63.280</text:p>
          </table:table-cell>
          <table:table-cell office:value-type="float" office:value="107208" table:style-name="ce9">
            <text:p>107.20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839388" table:style-name="ce9">
            <text:p>5.839.388</text:p>
          </table:table-cell>
          <table:table-cell office:value-type="float" office:value="111866" table:style-name="ce9">
            <text:p>111.866</text:p>
          </table:table-cell>
          <table:table-cell office:value-type="float" office:value="42257" table:style-name="ce9">
            <text:p>42.257</text:p>
          </table:table-cell>
          <table:table-cell office:value-type="float" office:value="45710" table:style-name="ce9">
            <text:p>45.7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225778" table:style-name="ce9">
            <text:p>2.225.778</text:p>
          </table:table-cell>
          <table:table-cell office:value-type="float" office:value="19590" table:style-name="ce9">
            <text:p>19.590</text:p>
          </table:table-cell>
          <table:table-cell office:value-type="float" office:value="119916" table:style-name="ce9">
            <text:p>119.916</text:p>
          </table:table-cell>
          <table:table-cell office:value-type="float" office:value="690102" table:style-name="ce9">
            <text:p>690.10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5081414" table:style-name="ce9">
            <text:p>5.081.414</text:p>
          </table:table-cell>
          <table:table-cell office:value-type="float" office:value="14746" table:style-name="ce9">
            <text:p>14.746</text:p>
          </table:table-cell>
          <table:table-cell office:value-type="float" office:value="1153825" table:style-name="ce9">
            <text:p>1.153.825</text:p>
          </table:table-cell>
          <table:table-cell office:value-type="float" office:value="1631280" table:style-name="ce9">
            <text:p>1.631.2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562354" table:style-name="ce9">
            <text:p>3.562.354</text:p>
          </table:table-cell>
          <table:table-cell office:value-type="float" office:value="0" table:style-name="ce9">
            <text:p>0</text:p>
          </table:table-cell>
          <table:table-cell office:value-type="float" office:value="44964" table:style-name="ce9">
            <text:p>44.964</text:p>
          </table:table-cell>
          <table:table-cell office:value-type="float" office:value="119513" table:style-name="ce9">
            <text:p>119.51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074285" table:style-name="ce9">
            <text:p>6.074.285</text:p>
          </table:table-cell>
          <table:table-cell office:value-type="float" office:value="0" table:style-name="ce9">
            <text:p>0</text:p>
          </table:table-cell>
          <table:table-cell office:value-type="float" office:value="444855" table:style-name="ce9">
            <text:p>444.855</text:p>
          </table:table-cell>
          <table:table-cell office:value-type="float" office:value="100723" table:style-name="ce9">
            <text:p>100.7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445113" table:style-name="ce9">
            <text:p>34.445.113</text:p>
          </table:table-cell>
          <table:table-cell office:value-type="float" office:value="51565" table:style-name="ce9">
            <text:p>51.565</text:p>
          </table:table-cell>
          <table:table-cell office:value-type="float" office:value="339562" table:style-name="ce9">
            <text:p>339.562</text:p>
          </table:table-cell>
          <table:table-cell office:value-type="float" office:value="510188" table:style-name="ce9">
            <text:p>510.18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9011452" table:style-name="ce9">
            <text:p>69.011.452</text:p>
          </table:table-cell>
          <table:table-cell office:value-type="float" office:value="1840024" table:style-name="ce9">
            <text:p>1.840.024</text:p>
          </table:table-cell>
          <table:table-cell office:value-type="float" office:value="2887953" table:style-name="ce9">
            <text:p>2.887.953</text:p>
          </table:table-cell>
          <table:table-cell office:value-type="float" office:value="7878680" table:style-name="ce9">
            <text:p>7.878.6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2896485" table:style-name="ce9">
            <text:p>42.896.485</text:p>
          </table:table-cell>
          <table:table-cell office:value-type="float" office:value="1359014" table:style-name="ce9">
            <text:p>1.359.014</text:p>
          </table:table-cell>
          <table:table-cell office:value-type="float" office:value="1648295" table:style-name="ce9">
            <text:p>1.648.295</text:p>
          </table:table-cell>
          <table:table-cell office:value-type="float" office:value="17900897" table:style-name="ce9">
            <text:p>17.900.89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87277889" table:style-name="ce9">
            <text:p>87.277.889</text:p>
          </table:table-cell>
          <table:table-cell office:value-type="float" office:value="2202362" table:style-name="ce9">
            <text:p>2.202.362</text:p>
          </table:table-cell>
          <table:table-cell office:value-type="float" office:value="1796490" table:style-name="ce9">
            <text:p>1.796.490</text:p>
          </table:table-cell>
          <table:table-cell office:value-type="float" office:value="8827729" table:style-name="ce9">
            <text:p>8.827.72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65149445" table:style-name="ce9">
            <text:p>65.149.445</text:p>
          </table:table-cell>
          <table:table-cell office:value-type="float" office:value="1048241" table:style-name="ce9">
            <text:p>1.048.241</text:p>
          </table:table-cell>
          <table:table-cell office:value-type="float" office:value="3524174" table:style-name="ce9">
            <text:p>3.524.174</text:p>
          </table:table-cell>
          <table:table-cell office:value-type="float" office:value="17562759" table:style-name="ce9">
            <text:p>17.562.75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Se considerará 'usuario' a aquel que hubiere utilizado Internet en período inferior a los últimos tres meses previos al momento de la entrevista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USUARIOS DE INTERNET - INDICADOR AMPLI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3616085" table:style-name="ce9">
            <text:p>163.616.085</text:p>
          </table:table-cell>
          <table:table-cell office:value-type="float" office:value="23773006" table:style-name="ce9">
            <text:p>23.773.0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3237241" table:style-name="ce9">
            <text:p>143.237.241</text:p>
          </table:table-cell>
          <table:table-cell office:value-type="float" office:value="18839058" table:style-name="ce9">
            <text:p>18.839.0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378845" table:style-name="ce9">
            <text:p>20.378.845</text:p>
          </table:table-cell>
          <table:table-cell office:value-type="float" office:value="4933947" table:style-name="ce9">
            <text:p>4.933.9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9441158" table:style-name="ce9">
            <text:p>69.441.158</text:p>
          </table:table-cell>
          <table:table-cell office:value-type="float" office:value="10491149" table:style-name="ce9">
            <text:p>10.491.1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2658065" table:style-name="ce9">
            <text:p>42.658.065</text:p>
          </table:table-cell>
          <table:table-cell office:value-type="float" office:value="7588906" table:style-name="ce9">
            <text:p>7.588.9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3401481" table:style-name="ce9">
            <text:p>23.401.481</text:p>
          </table:table-cell>
          <table:table-cell office:value-type="float" office:value="3698380" table:style-name="ce9">
            <text:p>3.698.3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762040" table:style-name="ce9">
            <text:p>14.762.040</text:p>
          </table:table-cell>
          <table:table-cell office:value-type="float" office:value="953239" table:style-name="ce9">
            <text:p>953.2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3353342" table:style-name="ce9">
            <text:p>13.353.342</text:p>
          </table:table-cell>
          <table:table-cell office:value-type="float" office:value="1041331" table:style-name="ce9">
            <text:p>1.041.3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3886381" table:style-name="ce9">
            <text:p>73.886.381</text:p>
          </table:table-cell>
          <table:table-cell office:value-type="float" office:value="14344296" table:style-name="ce9">
            <text:p>14.344.2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9729704" table:style-name="ce9">
            <text:p>89.729.704</text:p>
          </table:table-cell>
          <table:table-cell office:value-type="float" office:value="9428710" table:style-name="ce9">
            <text:p>9.428.7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63805895" table:style-name="ce9">
            <text:p>63.805.895</text:p>
          </table:table-cell>
          <table:table-cell office:value-type="float" office:value="10020538" table:style-name="ce9">
            <text:p>10.020.5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71527170" table:style-name="ce9">
            <text:p>71.527.170</text:p>
          </table:table-cell>
          <table:table-cell office:value-type="float" office:value="8810563" table:style-name="ce9">
            <text:p>8.810.56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0152891" table:style-name="ce9">
            <text:p>20.152.891</text:p>
          </table:table-cell>
          <table:table-cell office:value-type="float" office:value="3266724" table:style-name="ce9">
            <text:p>3.266.7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3668652" table:style-name="ce9">
            <text:p>3.668.652</text:p>
          </table:table-cell>
          <table:table-cell office:value-type="float" office:value="592532" table:style-name="ce9">
            <text:p>592.5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003468" table:style-name="ce9">
            <text:p>3.003.468</text:p>
          </table:table-cell>
          <table:table-cell office:value-type="float" office:value="229210" table:style-name="ce9">
            <text:p>229.2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458009" table:style-name="ce9">
            <text:p>1.458.009</text:p>
          </table:table-cell>
          <table:table-cell office:value-type="float" office:value="853439" table:style-name="ce9">
            <text:p>853.4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3555115" table:style-name="ce9">
            <text:p>3.555.115</text:p>
          </table:table-cell>
          <table:table-cell office:value-type="float" office:value="6539368" table:style-name="ce9">
            <text:p>6.539.3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60233992" table:style-name="ce9">
            <text:p>60.233.992</text:p>
          </table:table-cell>
          <table:table-cell office:value-type="float" office:value="14926452" table:style-name="ce9">
            <text:p>14.926.4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61444649" table:style-name="ce9">
            <text:p>61.444.649</text:p>
          </table:table-cell>
          <table:table-cell office:value-type="float" office:value="1826158" table:style-name="ce9">
            <text:p>1.826.1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382329" table:style-name="ce9">
            <text:p>38.382.329</text:p>
          </table:table-cell>
          <table:table-cell office:value-type="float" office:value="481028" table:style-name="ce9">
            <text:p>481.0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6930045" table:style-name="ce9">
            <text:p>16.930.045</text:p>
          </table:table-cell>
          <table:table-cell office:value-type="float" office:value="202123" table:style-name="ce9">
            <text:p>202.1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7078536" table:style-name="ce9">
            <text:p>27.078.536</text:p>
          </table:table-cell>
          <table:table-cell office:value-type="float" office:value="422293" table:style-name="ce9">
            <text:p>422.2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7119623" table:style-name="ce9">
            <text:p>27.119.623</text:p>
          </table:table-cell>
          <table:table-cell office:value-type="float" office:value="1247920" table:style-name="ce9">
            <text:p>1.247.9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30287856" table:style-name="ce9">
            <text:p>30.287.856</text:p>
          </table:table-cell>
          <table:table-cell office:value-type="float" office:value="2078433" table:style-name="ce9">
            <text:p>2.078.4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9142809" table:style-name="ce9">
            <text:p>39.142.809</text:p>
          </table:table-cell>
          <table:table-cell office:value-type="float" office:value="3881029" table:style-name="ce9">
            <text:p>3.881.0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3057217" table:style-name="ce9">
            <text:p>23.057.217</text:p>
          </table:table-cell>
          <table:table-cell office:value-type="float" office:value="15941207" table:style-name="ce9">
            <text:p>15.941.2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5070596" table:style-name="ce9">
            <text:p>45.070.596</text:p>
          </table:table-cell>
          <table:table-cell office:value-type="float" office:value="11256739" table:style-name="ce9">
            <text:p>11.256.7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0015136" table:style-name="ce9">
            <text:p>40.015.136</text:p>
          </table:table-cell>
          <table:table-cell office:value-type="float" office:value="6557662" table:style-name="ce9">
            <text:p>6.557.6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9292545" table:style-name="ce9">
            <text:p>29.292.545</text:p>
          </table:table-cell>
          <table:table-cell office:value-type="float" office:value="2767073" table:style-name="ce9">
            <text:p>2.767.0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0862500" table:style-name="ce9">
            <text:p>20.862.500</text:p>
          </table:table-cell>
          <table:table-cell office:value-type="float" office:value="544413" table:style-name="ce9">
            <text:p>544.4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189452" table:style-name="ce9">
            <text:p>10.189.452</text:p>
          </table:table-cell>
          <table:table-cell office:value-type="float" office:value="130272" table:style-name="ce9">
            <text:p>130.2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6028427" table:style-name="ce9">
            <text:p>6.028.427</text:p>
          </table:table-cell>
          <table:table-cell office:value-type="float" office:value="10794" table:style-name="ce9">
            <text:p>10.79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661749" table:style-name="ce9">
            <text:p>2.661.749</text:p>
          </table:table-cell>
          <table:table-cell office:value-type="float" office:value="393637" table:style-name="ce9">
            <text:p>393.6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5897187" table:style-name="ce9">
            <text:p>5.897.187</text:p>
          </table:table-cell>
          <table:table-cell office:value-type="float" office:value="1984077" table:style-name="ce9">
            <text:p>1.984.0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598494" table:style-name="ce9">
            <text:p>3.598.494</text:p>
          </table:table-cell>
          <table:table-cell office:value-type="float" office:value="128337" table:style-name="ce9">
            <text:p>128.3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352314" table:style-name="ce9">
            <text:p>6.352.314</text:p>
          </table:table-cell>
          <table:table-cell office:value-type="float" office:value="267548" table:style-name="ce9">
            <text:p>267.5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878971" table:style-name="ce9">
            <text:p>34.878.971</text:p>
          </table:table-cell>
          <table:table-cell office:value-type="float" office:value="467457" table:style-name="ce9">
            <text:p>467.4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3718035" table:style-name="ce9">
            <text:p>73.718.035</text:p>
          </table:table-cell>
          <table:table-cell office:value-type="float" office:value="7900074" table:style-name="ce9">
            <text:p>7.900.0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8666765" table:style-name="ce9">
            <text:p>48.666.765</text:p>
          </table:table-cell>
          <table:table-cell office:value-type="float" office:value="15137926" table:style-name="ce9">
            <text:p>15.137.9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2913970" table:style-name="ce9">
            <text:p>92.913.970</text:p>
          </table:table-cell>
          <table:table-cell office:value-type="float" office:value="7190501" table:style-name="ce9">
            <text:p>7.190.5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70702115" table:style-name="ce9">
            <text:p>70.702.115</text:p>
          </table:table-cell>
          <table:table-cell office:value-type="float" office:value="16582505" table:style-name="ce9">
            <text:p>16.582.5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ye los usuarios de Internet, los usuarios de Internet por teléfono celular y los usuarios de aplicaciones que requieren de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USUARIOS DE INTERNET, POR LUGAR DE ACCESO INDIVIDU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En casa</text:p>
          </table:table-cell>
          <table:table-cell office:value-type="string" table:number-columns-spanned="1" table:number-rows-spanned="2" table:style-name="ce4">
            <text:p>En el trabajo</text:p>
          </table:table-cell>
          <table:table-cell office:value-type="string" table:number-columns-spanned="1" table:number-rows-spanned="2" table:style-name="ce4">
            <text:p>En la escuela o establecimiento de enseñanza</text:p>
          </table:table-cell>
          <table:table-cell office:value-type="string" table:number-columns-spanned="1" table:number-rows-spanned="2" table:style-name="ce4">
            <text:p>En la casa de otra persona¹</text:p>
          </table:table-cell>
          <table:table-cell office:value-type="string" table:number-columns-spanned="1" table:number-rows-spanned="2" table:style-name="ce4">
            <text:p>En un centro público de acceso gratuito²</text:p>
          </table:table-cell>
          <table:table-cell office:value-type="string" table:number-columns-spanned="1" table:number-rows-spanned="2" table:style-name="ce4">
            <text:p>En un centro público de acceso pago³</text:p>
          </table:table-cell>
          <table:table-cell office:value-type="string" table:number-columns-spanned="1" table:number-rows-spanned="2" table:style-name="ce4">
            <text:p>En desplazamiento⁴</text:p>
          </table:table-cell>
          <table:table-cell office:value-type="string" table:number-columns-spanned="1" table:number-rows-spanned="2" table:style-name="ce4">
            <text:p>En o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48119107" table:style-name="ce9">
            <text:p>148.119.107</text:p>
          </table:table-cell>
          <table:table-cell office:value-type="float" office:value="55516662" table:style-name="ce9">
            <text:p>55.516.662</text:p>
          </table:table-cell>
          <table:table-cell office:value-type="float" office:value="17385312" table:style-name="ce9">
            <text:p>17.385.312</text:p>
          </table:table-cell>
          <table:table-cell office:value-type="float" office:value="89746114" table:style-name="ce9">
            <text:p>89.746.114</text:p>
          </table:table-cell>
          <table:table-cell office:value-type="float" office:value="13232264" table:style-name="ce9">
            <text:p>13.232.264</text:p>
          </table:table-cell>
          <table:table-cell office:value-type="float" office:value="8348216" table:style-name="ce9">
            <text:p>8.348.216</text:p>
          </table:table-cell>
          <table:table-cell office:value-type="float" office:value="75623885" table:style-name="ce9">
            <text:p>75.623.885</text:p>
          </table:table-cell>
          <table:table-cell office:value-type="float" office:value="476072" table:style-name="ce9">
            <text:p>476.07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32091604" table:style-name="ce9">
            <text:p>132.091.604</text:p>
          </table:table-cell>
          <table:table-cell office:value-type="float" office:value="52353040" table:style-name="ce9">
            <text:p>52.353.040</text:p>
          </table:table-cell>
          <table:table-cell office:value-type="float" office:value="15851616" table:style-name="ce9">
            <text:p>15.851.616</text:p>
          </table:table-cell>
          <table:table-cell office:value-type="float" office:value="79706350" table:style-name="ce9">
            <text:p>79.706.350</text:p>
          </table:table-cell>
          <table:table-cell office:value-type="float" office:value="11893007" table:style-name="ce9">
            <text:p>11.893.007</text:p>
          </table:table-cell>
          <table:table-cell office:value-type="float" office:value="7698723" table:style-name="ce9">
            <text:p>7.698.723</text:p>
          </table:table-cell>
          <table:table-cell office:value-type="float" office:value="69732148" table:style-name="ce9">
            <text:p>69.732.148</text:p>
          </table:table-cell>
          <table:table-cell office:value-type="float" office:value="467611" table:style-name="ce9">
            <text:p>467.61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6027502" table:style-name="ce9">
            <text:p>16.027.502</text:p>
          </table:table-cell>
          <table:table-cell office:value-type="float" office:value="3163622" table:style-name="ce9">
            <text:p>3.163.622</text:p>
          </table:table-cell>
          <table:table-cell office:value-type="float" office:value="1533696" table:style-name="ce9">
            <text:p>1.533.696</text:p>
          </table:table-cell>
          <table:table-cell office:value-type="float" office:value="10039765" table:style-name="ce9">
            <text:p>10.039.765</text:p>
          </table:table-cell>
          <table:table-cell office:value-type="float" office:value="1339258" table:style-name="ce9">
            <text:p>1.339.258</text:p>
          </table:table-cell>
          <table:table-cell office:value-type="float" office:value="649493" table:style-name="ce9">
            <text:p>649.493</text:p>
          </table:table-cell>
          <table:table-cell office:value-type="float" office:value="5891736" table:style-name="ce9">
            <text:p>5.891.736</text:p>
          </table:table-cell>
          <table:table-cell office:value-type="float" office:value="8461" table:style-name="ce9">
            <text:p>8.46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4371092" table:style-name="ce9">
            <text:p>64.371.092</text:p>
          </table:table-cell>
          <table:table-cell office:value-type="float" office:value="24715509" table:style-name="ce9">
            <text:p>24.715.509</text:p>
          </table:table-cell>
          <table:table-cell office:value-type="float" office:value="5508715" table:style-name="ce9">
            <text:p>5.508.715</text:p>
          </table:table-cell>
          <table:table-cell office:value-type="float" office:value="38975331" table:style-name="ce9">
            <text:p>38.975.331</text:p>
          </table:table-cell>
          <table:table-cell office:value-type="float" office:value="4289713" table:style-name="ce9">
            <text:p>4.289.713</text:p>
          </table:table-cell>
          <table:table-cell office:value-type="float" office:value="3507912" table:style-name="ce9">
            <text:p>3.507.912</text:p>
          </table:table-cell>
          <table:table-cell office:value-type="float" office:value="38261419" table:style-name="ce9">
            <text:p>38.261.419</text:p>
          </table:table-cell>
          <table:table-cell office:value-type="float" office:value="184931" table:style-name="ce9">
            <text:p>184.93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38031597" table:style-name="ce9">
            <text:p>38.031.597</text:p>
          </table:table-cell>
          <table:table-cell office:value-type="float" office:value="11997878" table:style-name="ce9">
            <text:p>11.997.878</text:p>
          </table:table-cell>
          <table:table-cell office:value-type="float" office:value="5224750" table:style-name="ce9">
            <text:p>5.224.750</text:p>
          </table:table-cell>
          <table:table-cell office:value-type="float" office:value="23937832" table:style-name="ce9">
            <text:p>23.937.832</text:p>
          </table:table-cell>
          <table:table-cell office:value-type="float" office:value="4077170" table:style-name="ce9">
            <text:p>4.077.170</text:p>
          </table:table-cell>
          <table:table-cell office:value-type="float" office:value="1845501" table:style-name="ce9">
            <text:p>1.845.501</text:p>
          </table:table-cell>
          <table:table-cell office:value-type="float" office:value="14763378" table:style-name="ce9">
            <text:p>14.763.378</text:p>
          </table:table-cell>
          <table:table-cell office:value-type="float" office:value="97641" table:style-name="ce9">
            <text:p>97.6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1311690" table:style-name="ce9">
            <text:p>21.311.690</text:p>
          </table:table-cell>
          <table:table-cell office:value-type="float" office:value="10002834" table:style-name="ce9">
            <text:p>10.002.834</text:p>
          </table:table-cell>
          <table:table-cell office:value-type="float" office:value="3117779" table:style-name="ce9">
            <text:p>3.117.779</text:p>
          </table:table-cell>
          <table:table-cell office:value-type="float" office:value="13074989" table:style-name="ce9">
            <text:p>13.074.989</text:p>
          </table:table-cell>
          <table:table-cell office:value-type="float" office:value="2544820" table:style-name="ce9">
            <text:p>2.544.820</text:p>
          </table:table-cell>
          <table:table-cell office:value-type="float" office:value="1065052" table:style-name="ce9">
            <text:p>1.065.052</text:p>
          </table:table-cell>
          <table:table-cell office:value-type="float" office:value="11127632" table:style-name="ce9">
            <text:p>11.127.632</text:p>
          </table:table-cell>
          <table:table-cell office:value-type="float" office:value="8861" table:style-name="ce9">
            <text:p>8.86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2231991" table:style-name="ce9">
            <text:p>12.231.991</text:p>
          </table:table-cell>
          <table:table-cell office:value-type="float" office:value="3808183" table:style-name="ce9">
            <text:p>3.808.183</text:p>
          </table:table-cell>
          <table:table-cell office:value-type="float" office:value="1645443" table:style-name="ce9">
            <text:p>1.645.443</text:p>
          </table:table-cell>
          <table:table-cell office:value-type="float" office:value="7429532" table:style-name="ce9">
            <text:p>7.429.532</text:p>
          </table:table-cell>
          <table:table-cell office:value-type="float" office:value="1153283" table:style-name="ce9">
            <text:p>1.153.283</text:p>
          </table:table-cell>
          <table:table-cell office:value-type="float" office:value="873569" table:style-name="ce9">
            <text:p>873.569</text:p>
          </table:table-cell>
          <table:table-cell office:value-type="float" office:value="5491455" table:style-name="ce9">
            <text:p>5.491.455</text:p>
          </table:table-cell>
          <table:table-cell office:value-type="float" office:value="77651" table:style-name="ce9">
            <text:p>77.65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172737" table:style-name="ce9">
            <text:p>12.172.737</text:p>
          </table:table-cell>
          <table:table-cell office:value-type="float" office:value="4992258" table:style-name="ce9">
            <text:p>4.992.258</text:p>
          </table:table-cell>
          <table:table-cell office:value-type="float" office:value="1888625" table:style-name="ce9">
            <text:p>1.888.625</text:p>
          </table:table-cell>
          <table:table-cell office:value-type="float" office:value="6328431" table:style-name="ce9">
            <text:p>6.328.431</text:p>
          </table:table-cell>
          <table:table-cell office:value-type="float" office:value="1167278" table:style-name="ce9">
            <text:p>1.167.278</text:p>
          </table:table-cell>
          <table:table-cell office:value-type="float" office:value="1056182" table:style-name="ce9">
            <text:p>1.056.182</text:p>
          </table:table-cell>
          <table:table-cell office:value-type="float" office:value="5980002" table:style-name="ce9">
            <text:p>5.980.002</text:p>
          </table:table-cell>
          <table:table-cell office:value-type="float" office:value="106989" table:style-name="ce9">
            <text:p>106.98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6838825" table:style-name="ce9">
            <text:p>66.838.825</text:p>
          </table:table-cell>
          <table:table-cell office:value-type="float" office:value="31627688" table:style-name="ce9">
            <text:p>31.627.688</text:p>
          </table:table-cell>
          <table:table-cell office:value-type="float" office:value="7596036" table:style-name="ce9">
            <text:p>7.596.036</text:p>
          </table:table-cell>
          <table:table-cell office:value-type="float" office:value="41592581" table:style-name="ce9">
            <text:p>41.592.581</text:p>
          </table:table-cell>
          <table:table-cell office:value-type="float" office:value="7687311" table:style-name="ce9">
            <text:p>7.687.311</text:p>
          </table:table-cell>
          <table:table-cell office:value-type="float" office:value="3824565" table:style-name="ce9">
            <text:p>3.824.565</text:p>
          </table:table-cell>
          <table:table-cell office:value-type="float" office:value="34663345" table:style-name="ce9">
            <text:p>34.663.345</text:p>
          </table:table-cell>
          <table:table-cell office:value-type="float" office:value="158153" table:style-name="ce9">
            <text:p>158.15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1280281" table:style-name="ce9">
            <text:p>81.280.281</text:p>
          </table:table-cell>
          <table:table-cell office:value-type="float" office:value="23888973" table:style-name="ce9">
            <text:p>23.888.973</text:p>
          </table:table-cell>
          <table:table-cell office:value-type="float" office:value="9789275" table:style-name="ce9">
            <text:p>9.789.275</text:p>
          </table:table-cell>
          <table:table-cell office:value-type="float" office:value="48153533" table:style-name="ce9">
            <text:p>48.153.533</text:p>
          </table:table-cell>
          <table:table-cell office:value-type="float" office:value="5544953" table:style-name="ce9">
            <text:p>5.544.953</text:p>
          </table:table-cell>
          <table:table-cell office:value-type="float" office:value="4523651" table:style-name="ce9">
            <text:p>4.523.651</text:p>
          </table:table-cell>
          <table:table-cell office:value-type="float" office:value="40960540" table:style-name="ce9">
            <text:p>40.960.540</text:p>
          </table:table-cell>
          <table:table-cell office:value-type="float" office:value="317919" table:style-name="ce9">
            <text:p>317.91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58459098" table:style-name="ce9">
            <text:p>58.459.098</text:p>
          </table:table-cell>
          <table:table-cell office:value-type="float" office:value="25428793" table:style-name="ce9">
            <text:p>25.428.793</text:p>
          </table:table-cell>
          <table:table-cell office:value-type="float" office:value="6853343" table:style-name="ce9">
            <text:p>6.853.343</text:p>
          </table:table-cell>
          <table:table-cell office:value-type="float" office:value="34665779" table:style-name="ce9">
            <text:p>34.665.779</text:p>
          </table:table-cell>
          <table:table-cell office:value-type="float" office:value="4330910" table:style-name="ce9">
            <text:p>4.330.910</text:p>
          </table:table-cell>
          <table:table-cell office:value-type="float" office:value="2746974" table:style-name="ce9">
            <text:p>2.746.974</text:p>
          </table:table-cell>
          <table:table-cell office:value-type="float" office:value="32490661" table:style-name="ce9">
            <text:p>32.490.661</text:p>
          </table:table-cell>
          <table:table-cell office:value-type="float" office:value="154018" table:style-name="ce9">
            <text:p>154.01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64433267" table:style-name="ce9">
            <text:p>64.433.267</text:p>
          </table:table-cell>
          <table:table-cell office:value-type="float" office:value="22006863" table:style-name="ce9">
            <text:p>22.006.863</text:p>
          </table:table-cell>
          <table:table-cell office:value-type="float" office:value="7252042" table:style-name="ce9">
            <text:p>7.252.042</text:p>
          </table:table-cell>
          <table:table-cell office:value-type="float" office:value="39770791" table:style-name="ce9">
            <text:p>39.770.791</text:p>
          </table:table-cell>
          <table:table-cell office:value-type="float" office:value="6419876" table:style-name="ce9">
            <text:p>6.419.876</text:p>
          </table:table-cell>
          <table:table-cell office:value-type="float" office:value="4003088" table:style-name="ce9">
            <text:p>4.003.088</text:p>
          </table:table-cell>
          <table:table-cell office:value-type="float" office:value="30234279" table:style-name="ce9">
            <text:p>30.234.279</text:p>
          </table:table-cell>
          <table:table-cell office:value-type="float" office:value="238945" table:style-name="ce9">
            <text:p>238.94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8236624" table:style-name="ce9">
            <text:p>18.236.624</text:p>
          </table:table-cell>
          <table:table-cell office:value-type="float" office:value="6265343" table:style-name="ce9">
            <text:p>6.265.343</text:p>
          </table:table-cell>
          <table:table-cell office:value-type="float" office:value="2359389" table:style-name="ce9">
            <text:p>2.359.389</text:p>
          </table:table-cell>
          <table:table-cell office:value-type="float" office:value="11589541" table:style-name="ce9">
            <text:p>11.589.541</text:p>
          </table:table-cell>
          <table:table-cell office:value-type="float" office:value="1941170" table:style-name="ce9">
            <text:p>1.941.170</text:p>
          </table:table-cell>
          <table:table-cell office:value-type="float" office:value="1215230" table:style-name="ce9">
            <text:p>1.215.230</text:p>
          </table:table-cell>
          <table:table-cell office:value-type="float" office:value="10279267" table:style-name="ce9">
            <text:p>10.279.267</text:p>
          </table:table-cell>
          <table:table-cell office:value-type="float" office:value="83109" table:style-name="ce9">
            <text:p>83.10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3252845" table:style-name="ce9">
            <text:p>3.252.845</text:p>
          </table:table-cell>
          <table:table-cell office:value-type="float" office:value="1117214" table:style-name="ce9">
            <text:p>1.117.214</text:p>
          </table:table-cell>
          <table:table-cell office:value-type="float" office:value="413919" table:style-name="ce9">
            <text:p>413.919</text:p>
          </table:table-cell>
          <table:table-cell office:value-type="float" office:value="1586731" table:style-name="ce9">
            <text:p>1.586.731</text:p>
          </table:table-cell>
          <table:table-cell office:value-type="float" office:value="239063" table:style-name="ce9">
            <text:p>239.063</text:p>
          </table:table-cell>
          <table:table-cell office:value-type="float" office:value="271083" table:style-name="ce9">
            <text:p>271.083</text:p>
          </table:table-cell>
          <table:table-cell office:value-type="float" office:value="1687745" table:style-name="ce9">
            <text:p>1.687.74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504695" table:style-name="ce9">
            <text:p>2.504.695</text:p>
          </table:table-cell>
          <table:table-cell office:value-type="float" office:value="416898" table:style-name="ce9">
            <text:p>416.898</text:p>
          </table:table-cell>
          <table:table-cell office:value-type="float" office:value="319863" table:style-name="ce9">
            <text:p>319.863</text:p>
          </table:table-cell>
          <table:table-cell office:value-type="float" office:value="1344285" table:style-name="ce9">
            <text:p>1.344.285</text:p>
          </table:table-cell>
          <table:table-cell office:value-type="float" office:value="159383" table:style-name="ce9">
            <text:p>159.383</text:p>
          </table:table-cell>
          <table:table-cell office:value-type="float" office:value="111840" table:style-name="ce9">
            <text:p>111.840</text:p>
          </table:table-cell>
          <table:table-cell office:value-type="float" office:value="760037" table:style-name="ce9">
            <text:p>760.03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232578" table:style-name="ce9">
            <text:p>1.232.578</text:p>
          </table:table-cell>
          <table:table-cell office:value-type="float" office:value="281551" table:style-name="ce9">
            <text:p>281.551</text:p>
          </table:table-cell>
          <table:table-cell office:value-type="float" office:value="186756" table:style-name="ce9">
            <text:p>186.756</text:p>
          </table:table-cell>
          <table:table-cell office:value-type="float" office:value="788986" table:style-name="ce9">
            <text:p>788.986</text:p>
          </table:table-cell>
          <table:table-cell office:value-type="float" office:value="141863" table:style-name="ce9">
            <text:p>141.863</text:p>
          </table:table-cell>
          <table:table-cell office:value-type="float" office:value="0" table:style-name="ce9">
            <text:p>0</text:p>
          </table:table-cell>
          <table:table-cell office:value-type="float" office:value="171895" table:style-name="ce9">
            <text:p>171.89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226678" table:style-name="ce9">
            <text:p>2.226.678</text:p>
          </table:table-cell>
          <table:table-cell office:value-type="float" office:value="229103" table:style-name="ce9">
            <text:p>229.103</text:p>
          </table:table-cell>
          <table:table-cell office:value-type="float" office:value="218994" table:style-name="ce9">
            <text:p>218.994</text:p>
          </table:table-cell>
          <table:table-cell office:value-type="float" office:value="1005590" table:style-name="ce9">
            <text:p>1.005.590</text:p>
          </table:table-cell>
          <table:table-cell office:value-type="float" office:value="102879" table:style-name="ce9">
            <text:p>102.879</text:p>
          </table:table-cell>
          <table:table-cell office:value-type="float" office:value="75837" table:style-name="ce9">
            <text:p>75.837</text:p>
          </table:table-cell>
          <table:table-cell office:value-type="float" office:value="483909" table:style-name="ce9">
            <text:p>483.90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52408369" table:style-name="ce9">
            <text:p>52.408.369</text:p>
          </table:table-cell>
          <table:table-cell office:value-type="float" office:value="11517948" table:style-name="ce9">
            <text:p>11.517.948</text:p>
          </table:table-cell>
          <table:table-cell office:value-type="float" office:value="4111466" table:style-name="ce9">
            <text:p>4.111.466</text:p>
          </table:table-cell>
          <table:table-cell office:value-type="float" office:value="26903188" table:style-name="ce9">
            <text:p>26.903.188</text:p>
          </table:table-cell>
          <table:table-cell office:value-type="float" office:value="4415726" table:style-name="ce9">
            <text:p>4.415.726</text:p>
          </table:table-cell>
          <table:table-cell office:value-type="float" office:value="2123071" table:style-name="ce9">
            <text:p>2.123.071</text:p>
          </table:table-cell>
          <table:table-cell office:value-type="float" office:value="18676929" table:style-name="ce9">
            <text:p>18.676.929</text:p>
          </table:table-cell>
          <table:table-cell office:value-type="float" office:value="57469" table:style-name="ce9">
            <text:p>57.46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56297268" table:style-name="ce9">
            <text:p>56.297.268</text:p>
          </table:table-cell>
          <table:table-cell office:value-type="float" office:value="21620549" table:style-name="ce9">
            <text:p>21.620.549</text:p>
          </table:table-cell>
          <table:table-cell office:value-type="float" office:value="6551150" table:style-name="ce9">
            <text:p>6.551.150</text:p>
          </table:table-cell>
          <table:table-cell office:value-type="float" office:value="37168407" table:style-name="ce9">
            <text:p>37.168.407</text:p>
          </table:table-cell>
          <table:table-cell office:value-type="float" office:value="5399970" table:style-name="ce9">
            <text:p>5.399.970</text:p>
          </table:table-cell>
          <table:table-cell office:value-type="float" office:value="3673201" table:style-name="ce9">
            <text:p>3.673.201</text:p>
          </table:table-cell>
          <table:table-cell office:value-type="float" office:value="28785052" table:style-name="ce9">
            <text:p>28.785.052</text:p>
          </table:table-cell>
          <table:table-cell office:value-type="float" office:value="279890" table:style-name="ce9">
            <text:p>279.8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7186791" table:style-name="ce9">
            <text:p>37.186.791</text:p>
          </table:table-cell>
          <table:table-cell office:value-type="float" office:value="22149062" table:style-name="ce9">
            <text:p>22.149.062</text:p>
          </table:table-cell>
          <table:table-cell office:value-type="float" office:value="6503701" table:style-name="ce9">
            <text:p>6.503.701</text:p>
          </table:table-cell>
          <table:table-cell office:value-type="float" office:value="24668931" table:style-name="ce9">
            <text:p>24.668.931</text:p>
          </table:table-cell>
          <table:table-cell office:value-type="float" office:value="3313689" table:style-name="ce9">
            <text:p>3.313.689</text:p>
          </table:table-cell>
          <table:table-cell office:value-type="float" office:value="2476107" table:style-name="ce9">
            <text:p>2.476.107</text:p>
          </table:table-cell>
          <table:table-cell office:value-type="float" office:value="27677994" table:style-name="ce9">
            <text:p>27.677.994</text:p>
          </table:table-cell>
          <table:table-cell office:value-type="float" office:value="138714" table:style-name="ce9">
            <text:p>138.71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5362544" table:style-name="ce9">
            <text:p>15.362.544</text:p>
          </table:table-cell>
          <table:table-cell office:value-type="float" office:value="779743" table:style-name="ce9">
            <text:p>779.743</text:p>
          </table:table-cell>
          <table:table-cell office:value-type="float" office:value="3099287" table:style-name="ce9">
            <text:p>3.099.287</text:p>
          </table:table-cell>
          <table:table-cell office:value-type="float" office:value="10952326" table:style-name="ce9">
            <text:p>10.952.326</text:p>
          </table:table-cell>
          <table:table-cell office:value-type="float" office:value="2080944" table:style-name="ce9">
            <text:p>2.080.944</text:p>
          </table:table-cell>
          <table:table-cell office:value-type="float" office:value="781993" table:style-name="ce9">
            <text:p>781.993</text:p>
          </table:table-cell>
          <table:table-cell office:value-type="float" office:value="4119934" table:style-name="ce9">
            <text:p>4.119.9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5626849" table:style-name="ce9">
            <text:p>25.626.849</text:p>
          </table:table-cell>
          <table:table-cell office:value-type="float" office:value="9459890" table:style-name="ce9">
            <text:p>9.459.890</text:p>
          </table:table-cell>
          <table:table-cell office:value-type="float" office:value="5717944" table:style-name="ce9">
            <text:p>5.717.944</text:p>
          </table:table-cell>
          <table:table-cell office:value-type="float" office:value="21529598" table:style-name="ce9">
            <text:p>21.529.598</text:p>
          </table:table-cell>
          <table:table-cell office:value-type="float" office:value="3136522" table:style-name="ce9">
            <text:p>3.136.522</text:p>
          </table:table-cell>
          <table:table-cell office:value-type="float" office:value="2052767" table:style-name="ce9">
            <text:p>2.052.767</text:p>
          </table:table-cell>
          <table:table-cell office:value-type="float" office:value="15021415" table:style-name="ce9">
            <text:p>15.021.415</text:p>
          </table:table-cell>
          <table:table-cell office:value-type="float" office:value="170090" table:style-name="ce9">
            <text:p>170.0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5419107" table:style-name="ce9">
            <text:p>25.419.107</text:p>
          </table:table-cell>
          <table:table-cell office:value-type="float" office:value="14579755" table:style-name="ce9">
            <text:p>14.579.755</text:p>
          </table:table-cell>
          <table:table-cell office:value-type="float" office:value="3078783" table:style-name="ce9">
            <text:p>3.078.783</text:p>
          </table:table-cell>
          <table:table-cell office:value-type="float" office:value="19658345" table:style-name="ce9">
            <text:p>19.658.345</text:p>
          </table:table-cell>
          <table:table-cell office:value-type="float" office:value="3458851" table:style-name="ce9">
            <text:p>3.458.851</text:p>
          </table:table-cell>
          <table:table-cell office:value-type="float" office:value="1637787" table:style-name="ce9">
            <text:p>1.637.787</text:p>
          </table:table-cell>
          <table:table-cell office:value-type="float" office:value="14730543" table:style-name="ce9">
            <text:p>14.730.543</text:p>
          </table:table-cell>
          <table:table-cell office:value-type="float" office:value="168885" table:style-name="ce9">
            <text:p>168.88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8548946" table:style-name="ce9">
            <text:p>28.548.946</text:p>
          </table:table-cell>
          <table:table-cell office:value-type="float" office:value="13960357" table:style-name="ce9">
            <text:p>13.960.357</text:p>
          </table:table-cell>
          <table:table-cell office:value-type="float" office:value="2621203" table:style-name="ce9">
            <text:p>2.621.203</text:p>
          </table:table-cell>
          <table:table-cell office:value-type="float" office:value="18517652" table:style-name="ce9">
            <text:p>18.517.652</text:p>
          </table:table-cell>
          <table:table-cell office:value-type="float" office:value="2035715" table:style-name="ce9">
            <text:p>2.035.715</text:p>
          </table:table-cell>
          <table:table-cell office:value-type="float" office:value="1546887" table:style-name="ce9">
            <text:p>1.546.887</text:p>
          </table:table-cell>
          <table:table-cell office:value-type="float" office:value="18040154" table:style-name="ce9">
            <text:p>18.040.154</text:p>
          </table:table-cell>
          <table:table-cell office:value-type="float" office:value="96160" table:style-name="ce9">
            <text:p>96.16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4494859" table:style-name="ce9">
            <text:p>34.494.859</text:p>
          </table:table-cell>
          <table:table-cell office:value-type="float" office:value="13331078" table:style-name="ce9">
            <text:p>13.331.078</text:p>
          </table:table-cell>
          <table:table-cell office:value-type="float" office:value="2518951" table:style-name="ce9">
            <text:p>2.518.951</text:p>
          </table:table-cell>
          <table:table-cell office:value-type="float" office:value="14089834" table:style-name="ce9">
            <text:p>14.089.834</text:p>
          </table:table-cell>
          <table:table-cell office:value-type="float" office:value="2045091" table:style-name="ce9">
            <text:p>2.045.091</text:p>
          </table:table-cell>
          <table:table-cell office:value-type="float" office:value="2040967" table:style-name="ce9">
            <text:p>2.040.967</text:p>
          </table:table-cell>
          <table:table-cell office:value-type="float" office:value="16775416" table:style-name="ce9">
            <text:p>16.775.416</text:p>
          </table:table-cell>
          <table:table-cell office:value-type="float" office:value="8861" table:style-name="ce9">
            <text:p>8.86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8666801" table:style-name="ce9">
            <text:p>18.666.801</text:p>
          </table:table-cell>
          <table:table-cell office:value-type="float" office:value="3405840" table:style-name="ce9">
            <text:p>3.405.840</text:p>
          </table:table-cell>
          <table:table-cell office:value-type="float" office:value="349144" table:style-name="ce9">
            <text:p>349.144</text:p>
          </table:table-cell>
          <table:table-cell office:value-type="float" office:value="4998359" table:style-name="ce9">
            <text:p>4.998.359</text:p>
          </table:table-cell>
          <table:table-cell office:value-type="float" office:value="475142" table:style-name="ce9">
            <text:p>475.142</text:p>
          </table:table-cell>
          <table:table-cell office:value-type="float" office:value="287815" table:style-name="ce9">
            <text:p>287.815</text:p>
          </table:table-cell>
          <table:table-cell office:value-type="float" office:value="6936422" table:style-name="ce9">
            <text:p>6.936.422</text:p>
          </table:table-cell>
          <table:table-cell office:value-type="float" office:value="32077" table:style-name="ce9">
            <text:p>32.077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7501628" table:style-name="ce9">
            <text:p>37.501.628</text:p>
          </table:table-cell>
          <table:table-cell office:value-type="float" office:value="6935469" table:style-name="ce9">
            <text:p>6.935.469</text:p>
          </table:table-cell>
          <table:table-cell office:value-type="float" office:value="4217680" table:style-name="ce9">
            <text:p>4.217.680</text:p>
          </table:table-cell>
          <table:table-cell office:value-type="float" office:value="22908097" table:style-name="ce9">
            <text:p>22.908.097</text:p>
          </table:table-cell>
          <table:table-cell office:value-type="float" office:value="2956465" table:style-name="ce9">
            <text:p>2.956.465</text:p>
          </table:table-cell>
          <table:table-cell office:value-type="float" office:value="2181013" table:style-name="ce9">
            <text:p>2.181.013</text:p>
          </table:table-cell>
          <table:table-cell office:value-type="float" office:value="14856141" table:style-name="ce9">
            <text:p>14.856.141</text:p>
          </table:table-cell>
          <table:table-cell office:value-type="float" office:value="83300" table:style-name="ce9">
            <text:p>83.30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6426652" table:style-name="ce9">
            <text:p>36.426.652</text:p>
          </table:table-cell>
          <table:table-cell office:value-type="float" office:value="13890925" table:style-name="ce9">
            <text:p>13.890.925</text:p>
          </table:table-cell>
          <table:table-cell office:value-type="float" office:value="3677492" table:style-name="ce9">
            <text:p>3.677.492</text:p>
          </table:table-cell>
          <table:table-cell office:value-type="float" office:value="20652123" table:style-name="ce9">
            <text:p>20.652.123</text:p>
          </table:table-cell>
          <table:table-cell office:value-type="float" office:value="3992974" table:style-name="ce9">
            <text:p>3.992.974</text:p>
          </table:table-cell>
          <table:table-cell office:value-type="float" office:value="1774993" table:style-name="ce9">
            <text:p>1.774.993</text:p>
          </table:table-cell>
          <table:table-cell office:value-type="float" office:value="16276604" table:style-name="ce9">
            <text:p>16.276.604</text:p>
          </table:table-cell>
          <table:table-cell office:value-type="float" office:value="138105" table:style-name="ce9">
            <text:p>138.10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7831455" table:style-name="ce9">
            <text:p>27.831.455</text:p>
          </table:table-cell>
          <table:table-cell office:value-type="float" office:value="12246801" table:style-name="ce9">
            <text:p>12.246.801</text:p>
          </table:table-cell>
          <table:table-cell office:value-type="float" office:value="2505966" table:style-name="ce9">
            <text:p>2.505.966</text:p>
          </table:table-cell>
          <table:table-cell office:value-type="float" office:value="16013497" table:style-name="ce9">
            <text:p>16.013.497</text:p>
          </table:table-cell>
          <table:table-cell office:value-type="float" office:value="2003124" table:style-name="ce9">
            <text:p>2.003.124</text:p>
          </table:table-cell>
          <table:table-cell office:value-type="float" office:value="1481370" table:style-name="ce9">
            <text:p>1.481.370</text:p>
          </table:table-cell>
          <table:table-cell office:value-type="float" office:value="16079836" table:style-name="ce9">
            <text:p>16.079.836</text:p>
          </table:table-cell>
          <table:table-cell office:value-type="float" office:value="90371" table:style-name="ce9">
            <text:p>90.37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9802974" table:style-name="ce9">
            <text:p>19.802.974</text:p>
          </table:table-cell>
          <table:table-cell office:value-type="float" office:value="10517898" table:style-name="ce9">
            <text:p>10.517.898</text:p>
          </table:table-cell>
          <table:table-cell office:value-type="float" office:value="2466908" table:style-name="ce9">
            <text:p>2.466.908</text:p>
          </table:table-cell>
          <table:table-cell office:value-type="float" office:value="13220921" table:style-name="ce9">
            <text:p>13.220.921</text:p>
          </table:table-cell>
          <table:table-cell office:value-type="float" office:value="1548268" table:style-name="ce9">
            <text:p>1.548.268</text:p>
          </table:table-cell>
          <table:table-cell office:value-type="float" office:value="1520236" table:style-name="ce9">
            <text:p>1.520.236</text:p>
          </table:table-cell>
          <table:table-cell office:value-type="float" office:value="12295918" table:style-name="ce9">
            <text:p>12.295.918</text:p>
          </table:table-cell>
          <table:table-cell office:value-type="float" office:value="126688" table:style-name="ce9">
            <text:p>126.68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149237" table:style-name="ce9">
            <text:p>10.149.237</text:p>
          </table:table-cell>
          <table:table-cell office:value-type="float" office:value="5277068" table:style-name="ce9">
            <text:p>5.277.068</text:p>
          </table:table-cell>
          <table:table-cell office:value-type="float" office:value="1672762" table:style-name="ce9">
            <text:p>1.672.762</text:p>
          </table:table-cell>
          <table:table-cell office:value-type="float" office:value="6379040" table:style-name="ce9">
            <text:p>6.379.040</text:p>
          </table:table-cell>
          <table:table-cell office:value-type="float" office:value="1131555" table:style-name="ce9">
            <text:p>1.131.555</text:p>
          </table:table-cell>
          <table:table-cell office:value-type="float" office:value="551871" table:style-name="ce9">
            <text:p>551.871</text:p>
          </table:table-cell>
          <table:table-cell office:value-type="float" office:value="6266770" table:style-name="ce9">
            <text:p>6.266.770</text:p>
          </table:table-cell>
          <table:table-cell office:value-type="float" office:value="8461" table:style-name="ce9">
            <text:p>8.46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839388" table:style-name="ce9">
            <text:p>5.839.388</text:p>
          </table:table-cell>
          <table:table-cell office:value-type="float" office:value="3764775" table:style-name="ce9">
            <text:p>3.764.775</text:p>
          </table:table-cell>
          <table:table-cell office:value-type="float" office:value="1501076" table:style-name="ce9">
            <text:p>1.501.076</text:p>
          </table:table-cell>
          <table:table-cell office:value-type="float" office:value="3746073" table:style-name="ce9">
            <text:p>3.746.073</text:p>
          </table:table-cell>
          <table:table-cell office:value-type="float" office:value="768426" table:style-name="ce9">
            <text:p>768.426</text:p>
          </table:table-cell>
          <table:table-cell office:value-type="float" office:value="158853" table:style-name="ce9">
            <text:p>158.853</text:p>
          </table:table-cell>
          <table:table-cell office:value-type="float" office:value="5000496" table:style-name="ce9">
            <text:p>5.000.496</text:p>
          </table:table-cell>
          <table:table-cell office:value-type="float" office:value="29146" table:style-name="ce9">
            <text:p>29.14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085959" table:style-name="ce9">
            <text:p>2.085.959</text:p>
          </table:table-cell>
          <table:table-cell office:value-type="float" office:value="127675" table:style-name="ce9">
            <text:p>127.675</text:p>
          </table:table-cell>
          <table:table-cell office:value-type="float" office:value="133469" table:style-name="ce9">
            <text:p>133.469</text:p>
          </table:table-cell>
          <table:table-cell office:value-type="float" office:value="1425643" table:style-name="ce9">
            <text:p>1.425.643</text:p>
          </table:table-cell>
          <table:table-cell office:value-type="float" office:value="85288" table:style-name="ce9">
            <text:p>85.288</text:p>
          </table:table-cell>
          <table:table-cell office:value-type="float" office:value="193319" table:style-name="ce9">
            <text:p>193.319</text:p>
          </table:table-cell>
          <table:table-cell office:value-type="float" office:value="755459" table:style-name="ce9">
            <text:p>755.45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5013546" table:style-name="ce9">
            <text:p>5.013.546</text:p>
          </table:table-cell>
          <table:table-cell office:value-type="float" office:value="1286113" table:style-name="ce9">
            <text:p>1.286.113</text:p>
          </table:table-cell>
          <table:table-cell office:value-type="float" office:value="738582" table:style-name="ce9">
            <text:p>738.582</text:p>
          </table:table-cell>
          <table:table-cell office:value-type="float" office:value="3539179" table:style-name="ce9">
            <text:p>3.539.179</text:p>
          </table:table-cell>
          <table:table-cell office:value-type="float" office:value="543181" table:style-name="ce9">
            <text:p>543.181</text:p>
          </table:table-cell>
          <table:table-cell office:value-type="float" office:value="112419" table:style-name="ce9">
            <text:p>112.419</text:p>
          </table:table-cell>
          <table:table-cell office:value-type="float" office:value="2722678" table:style-name="ce9">
            <text:p>2.722.67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468267" table:style-name="ce9">
            <text:p>3.468.267</text:p>
          </table:table-cell>
          <table:table-cell office:value-type="float" office:value="1469937" table:style-name="ce9">
            <text:p>1.469.937</text:p>
          </table:table-cell>
          <table:table-cell office:value-type="float" office:value="471376" table:style-name="ce9">
            <text:p>471.376</text:p>
          </table:table-cell>
          <table:table-cell office:value-type="float" office:value="1861542" table:style-name="ce9">
            <text:p>1.861.542</text:p>
          </table:table-cell>
          <table:table-cell office:value-type="float" office:value="202983" table:style-name="ce9">
            <text:p>202.983</text:p>
          </table:table-cell>
          <table:table-cell office:value-type="float" office:value="374143" table:style-name="ce9">
            <text:p>374.143</text:p>
          </table:table-cell>
          <table:table-cell office:value-type="float" office:value="1369982" table:style-name="ce9">
            <text:p>1.369.98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074285" table:style-name="ce9">
            <text:p>6.074.285</text:p>
          </table:table-cell>
          <table:table-cell office:value-type="float" office:value="3859220" table:style-name="ce9">
            <text:p>3.859.220</text:p>
          </table:table-cell>
          <table:table-cell office:value-type="float" office:value="614572" table:style-name="ce9">
            <text:p>614.572</text:p>
          </table:table-cell>
          <table:table-cell office:value-type="float" office:value="3577314" table:style-name="ce9">
            <text:p>3.577.314</text:p>
          </table:table-cell>
          <table:table-cell office:value-type="float" office:value="761418" table:style-name="ce9">
            <text:p>761.418</text:p>
          </table:table-cell>
          <table:table-cell office:value-type="float" office:value="203088" table:style-name="ce9">
            <text:p>203.088</text:p>
          </table:table-cell>
          <table:table-cell office:value-type="float" office:value="4839147" table:style-name="ce9">
            <text:p>4.839.14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232869" table:style-name="ce9">
            <text:p>34.232.869</text:p>
          </table:table-cell>
          <table:table-cell office:value-type="float" office:value="16298861" table:style-name="ce9">
            <text:p>16.298.861</text:p>
          </table:table-cell>
          <table:table-cell office:value-type="float" office:value="5391125" table:style-name="ce9">
            <text:p>5.391.125</text:p>
          </table:table-cell>
          <table:table-cell office:value-type="float" office:value="22123152" table:style-name="ce9">
            <text:p>22.123.152</text:p>
          </table:table-cell>
          <table:table-cell office:value-type="float" office:value="3008587" table:style-name="ce9">
            <text:p>3.008.587</text:p>
          </table:table-cell>
          <table:table-cell office:value-type="float" office:value="2473417" table:style-name="ce9">
            <text:p>2.473.417</text:p>
          </table:table-cell>
          <table:table-cell office:value-type="float" office:value="21634683" table:style-name="ce9">
            <text:p>21.634.683</text:p>
          </table:table-cell>
          <table:table-cell office:value-type="float" office:value="80693" table:style-name="ce9">
            <text:p>80.69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7684384" table:style-name="ce9">
            <text:p>67.684.384</text:p>
          </table:table-cell>
          <table:table-cell office:value-type="float" office:value="26181959" table:style-name="ce9">
            <text:p>26.181.959</text:p>
          </table:table-cell>
          <table:table-cell office:value-type="float" office:value="7815687" table:style-name="ce9">
            <text:p>7.815.687</text:p>
          </table:table-cell>
          <table:table-cell office:value-type="float" office:value="39808969" table:style-name="ce9">
            <text:p>39.808.969</text:p>
          </table:table-cell>
          <table:table-cell office:value-type="float" office:value="6367737" table:style-name="ce9">
            <text:p>6.367.737</text:p>
          </table:table-cell>
          <table:table-cell office:value-type="float" office:value="3293309" table:style-name="ce9">
            <text:p>3.293.309</text:p>
          </table:table-cell>
          <table:table-cell office:value-type="float" office:value="34631010" table:style-name="ce9">
            <text:p>34.631.010</text:p>
          </table:table-cell>
          <table:table-cell office:value-type="float" office:value="333244" table:style-name="ce9">
            <text:p>333.24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0127569" table:style-name="ce9">
            <text:p>40.127.569</text:p>
          </table:table-cell>
          <table:table-cell office:value-type="float" office:value="9176622" table:style-name="ce9">
            <text:p>9.176.622</text:p>
          </table:table-cell>
          <table:table-cell office:value-type="float" office:value="3563928" table:style-name="ce9">
            <text:p>3.563.928</text:p>
          </table:table-cell>
          <table:table-cell office:value-type="float" office:value="24236679" table:style-name="ce9">
            <text:p>24.236.679</text:p>
          </table:table-cell>
          <table:table-cell office:value-type="float" office:value="3094522" table:style-name="ce9">
            <text:p>3.094.522</text:p>
          </table:table-cell>
          <table:table-cell office:value-type="float" office:value="2378402" table:style-name="ce9">
            <text:p>2.378.402</text:p>
          </table:table-cell>
          <table:table-cell office:value-type="float" office:value="14519044" table:style-name="ce9">
            <text:p>14.519.044</text:p>
          </table:table-cell>
          <table:table-cell office:value-type="float" office:value="62135" table:style-name="ce9">
            <text:p>62.13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85186683" table:style-name="ce9">
            <text:p>85.186.683</text:p>
          </table:table-cell>
          <table:table-cell office:value-type="float" office:value="49736503" table:style-name="ce9">
            <text:p>49.736.503</text:p>
          </table:table-cell>
          <table:table-cell office:value-type="float" office:value="11728802" table:style-name="ce9">
            <text:p>11.728.802</text:p>
          </table:table-cell>
          <table:table-cell office:value-type="float" office:value="55212493" table:style-name="ce9">
            <text:p>55.212.493</text:p>
          </table:table-cell>
          <table:table-cell office:value-type="float" office:value="9487961" table:style-name="ce9">
            <text:p>9.487.961</text:p>
          </table:table-cell>
          <table:table-cell office:value-type="float" office:value="5921396" table:style-name="ce9">
            <text:p>5.921.396</text:p>
          </table:table-cell>
          <table:table-cell office:value-type="float" office:value="51060087" table:style-name="ce9">
            <text:p>51.060.087</text:p>
          </table:table-cell>
          <table:table-cell office:value-type="float" office:value="341225" table:style-name="ce9">
            <text:p>341.225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62932424" table:style-name="ce9">
            <text:p>62.932.424</text:p>
          </table:table-cell>
          <table:table-cell office:value-type="float" office:value="5780158" table:style-name="ce9">
            <text:p>5.780.158</text:p>
          </table:table-cell>
          <table:table-cell office:value-type="float" office:value="5656509" table:style-name="ce9">
            <text:p>5.656.509</text:p>
          </table:table-cell>
          <table:table-cell office:value-type="float" office:value="34533621" table:style-name="ce9">
            <text:p>34.533.621</text:p>
          </table:table-cell>
          <table:table-cell office:value-type="float" office:value="3744303" table:style-name="ce9">
            <text:p>3.744.303</text:p>
          </table:table-cell>
          <table:table-cell office:value-type="float" office:value="2426820" table:style-name="ce9">
            <text:p>2.426.820</text:p>
          </table:table-cell>
          <table:table-cell office:value-type="float" office:value="24563798" table:style-name="ce9">
            <text:p>24.563.798</text:p>
          </table:table-cell>
          <table:table-cell office:value-type="float" office:value="134847" table:style-name="ce9">
            <text:p>134.84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ecino o familiar. ² Telecentro, biblioteca o entidad comunitaria. ³ Lanhouse, Internet café o similares. ⁴ En la calle, el ómnibus, el metro o el automóvil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USUARIOS DE INTERNET, POR LUGAR DE ACCESO INDIVIDUAL MÁS FRECUEN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En casa</text:p>
          </table:table-cell>
          <table:table-cell office:value-type="string" table:number-columns-spanned="1" table:number-rows-spanned="2" table:style-name="ce4">
            <text:p>En el trabajo</text:p>
          </table:table-cell>
          <table:table-cell office:value-type="string" table:number-columns-spanned="1" table:number-rows-spanned="2" table:style-name="ce4">
            <text:p>En la escuela o establecimiento de enseñanza</text:p>
          </table:table-cell>
          <table:table-cell office:value-type="string" table:number-columns-spanned="1" table:number-rows-spanned="2" table:style-name="ce4">
            <text:p>En la casa de otra persona¹</text:p>
          </table:table-cell>
          <table:table-cell office:value-type="string" table:number-columns-spanned="1" table:number-rows-spanned="2" table:style-name="ce4">
            <text:p>En un centro público de acceso gratuito²</text:p>
          </table:table-cell>
          <table:table-cell office:value-type="string" table:number-columns-spanned="1" table:number-rows-spanned="2" table:style-name="ce4">
            <text:p>En un centro público de acceso pago³</text:p>
          </table:table-cell>
          <table:table-cell office:value-type="string" table:number-columns-spanned="1" table:number-rows-spanned="2" table:style-name="ce4">
            <text:p>En desplazamiento⁴</text:p>
          </table:table-cell>
          <table:table-cell office:value-type="string" table:number-columns-spanned="1" table:number-rows-spanned="2" table:style-name="ce4">
            <text:p>En otro lugar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30631712" table:style-name="ce9">
            <text:p>130.631.712</text:p>
          </table:table-cell>
          <table:table-cell office:value-type="float" office:value="12538240" table:style-name="ce9">
            <text:p>12.538.240</text:p>
          </table:table-cell>
          <table:table-cell office:value-type="float" office:value="150046" table:style-name="ce9">
            <text:p>150.046</text:p>
          </table:table-cell>
          <table:table-cell office:value-type="float" office:value="5145996" table:style-name="ce9">
            <text:p>5.145.996</text:p>
          </table:table-cell>
          <table:table-cell office:value-type="float" office:value="97749" table:style-name="ce9">
            <text:p>97.749</text:p>
          </table:table-cell>
          <table:table-cell office:value-type="float" office:value="477811" table:style-name="ce9">
            <text:p>477.811</text:p>
          </table:table-cell>
          <table:table-cell office:value-type="float" office:value="3121715" table:style-name="ce9">
            <text:p>3.121.715</text:p>
          </table:table-cell>
          <table:table-cell office:value-type="float" office:value="40520" table:style-name="ce9">
            <text:p>40.52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16302463" table:style-name="ce9">
            <text:p>116.302.463</text:p>
          </table:table-cell>
          <table:table-cell office:value-type="float" office:value="12119758" table:style-name="ce9">
            <text:p>12.119.758</text:p>
          </table:table-cell>
          <table:table-cell office:value-type="float" office:value="150046" table:style-name="ce9">
            <text:p>150.046</text:p>
          </table:table-cell>
          <table:table-cell office:value-type="float" office:value="2601339" table:style-name="ce9">
            <text:p>2.601.339</text:p>
          </table:table-cell>
          <table:table-cell office:value-type="float" office:value="81432" table:style-name="ce9">
            <text:p>81.432</text:p>
          </table:table-cell>
          <table:table-cell office:value-type="float" office:value="170586" table:style-name="ce9">
            <text:p>170.586</text:p>
          </table:table-cell>
          <table:table-cell office:value-type="float" office:value="2895014" table:style-name="ce9">
            <text:p>2.895.014</text:p>
          </table:table-cell>
          <table:table-cell office:value-type="float" office:value="40520" table:style-name="ce9">
            <text:p>40.5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329249" table:style-name="ce9">
            <text:p>14.329.249</text:p>
          </table:table-cell>
          <table:table-cell office:value-type="float" office:value="418483" table:style-name="ce9">
            <text:p>418.483</text:p>
          </table:table-cell>
          <table:table-cell office:value-type="float" office:value="0" table:style-name="ce9">
            <text:p>0</text:p>
          </table:table-cell>
          <table:table-cell office:value-type="float" office:value="2544657" table:style-name="ce9">
            <text:p>2.544.657</text:p>
          </table:table-cell>
          <table:table-cell office:value-type="float" office:value="16317" table:style-name="ce9">
            <text:p>16.317</text:p>
          </table:table-cell>
          <table:table-cell office:value-type="float" office:value="307226" table:style-name="ce9">
            <text:p>307.226</text:p>
          </table:table-cell>
          <table:table-cell office:value-type="float" office:value="226700" table:style-name="ce9">
            <text:p>226.70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56843690" table:style-name="ce9">
            <text:p>56.843.690</text:p>
          </table:table-cell>
          <table:table-cell office:value-type="float" office:value="6127276" table:style-name="ce9">
            <text:p>6.127.276</text:p>
          </table:table-cell>
          <table:table-cell office:value-type="float" office:value="53930" table:style-name="ce9">
            <text:p>53.930</text:p>
          </table:table-cell>
          <table:table-cell office:value-type="float" office:value="1071846" table:style-name="ce9">
            <text:p>1.071.846</text:p>
          </table:table-cell>
          <table:table-cell office:value-type="float" office:value="51562" table:style-name="ce9">
            <text:p>51.562</text:p>
          </table:table-cell>
          <table:table-cell office:value-type="float" office:value="129316" table:style-name="ce9">
            <text:p>129.316</text:p>
          </table:table-cell>
          <table:table-cell office:value-type="float" office:value="1066022" table:style-name="ce9">
            <text:p>1.066.022</text:p>
          </table:table-cell>
          <table:table-cell office:value-type="float" office:value="18937" table:style-name="ce9">
            <text:p>18.93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33938451" table:style-name="ce9">
            <text:p>33.938.451</text:p>
          </table:table-cell>
          <table:table-cell office:value-type="float" office:value="2354555" table:style-name="ce9">
            <text:p>2.354.555</text:p>
          </table:table-cell>
          <table:table-cell office:value-type="float" office:value="21837" table:style-name="ce9">
            <text:p>21.837</text:p>
          </table:table-cell>
          <table:table-cell office:value-type="float" office:value="2500986" table:style-name="ce9">
            <text:p>2.500.986</text:p>
          </table:table-cell>
          <table:table-cell office:value-type="float" office:value="44084" table:style-name="ce9">
            <text:p>44.084</text:p>
          </table:table-cell>
          <table:table-cell office:value-type="float" office:value="334295" table:style-name="ce9">
            <text:p>334.295</text:p>
          </table:table-cell>
          <table:table-cell office:value-type="float" office:value="895412" table:style-name="ce9">
            <text:p>895.412</text:p>
          </table:table-cell>
          <table:table-cell office:value-type="float" office:value="21583" table:style-name="ce9">
            <text:p>21.58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8509442" table:style-name="ce9">
            <text:p>18.509.442</text:p>
          </table:table-cell>
          <table:table-cell office:value-type="float" office:value="1881816" table:style-name="ce9">
            <text:p>1.881.816</text:p>
          </table:table-cell>
          <table:table-cell office:value-type="float" office:value="0" table:style-name="ce9">
            <text:p>0</text:p>
          </table:table-cell>
          <table:table-cell office:value-type="float" office:value="418576" table:style-name="ce9">
            <text:p>418.5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34209" table:style-name="ce9">
            <text:p>734.209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0627801" table:style-name="ce9">
            <text:p>10.627.801</text:p>
          </table:table-cell>
          <table:table-cell office:value-type="float" office:value="809960" table:style-name="ce9">
            <text:p>809.960</text:p>
          </table:table-cell>
          <table:table-cell office:value-type="float" office:value="74279" table:style-name="ce9">
            <text:p>74.279</text:p>
          </table:table-cell>
          <table:table-cell office:value-type="float" office:value="947036" table:style-name="ce9">
            <text:p>947.036</text:p>
          </table:table-cell>
          <table:table-cell office:value-type="float" office:value="2103" table:style-name="ce9">
            <text:p>2.103</text:p>
          </table:table-cell>
          <table:table-cell office:value-type="float" office:value="10477" table:style-name="ce9">
            <text:p>10.477</text:p>
          </table:table-cell>
          <table:table-cell office:value-type="float" office:value="259890" table:style-name="ce9">
            <text:p>259.89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0712328" table:style-name="ce9">
            <text:p>10.712.328</text:p>
          </table:table-cell>
          <table:table-cell office:value-type="float" office:value="1364633" table:style-name="ce9">
            <text:p>1.364.633</text:p>
          </table:table-cell>
          <table:table-cell office:value-type="float" office:value="0" table:style-name="ce9">
            <text:p>0</text:p>
          </table:table-cell>
          <table:table-cell office:value-type="float" office:value="207553" table:style-name="ce9">
            <text:p>207.553</text:p>
          </table:table-cell>
          <table:table-cell office:value-type="float" office:value="0" table:style-name="ce9">
            <text:p>0</text:p>
          </table:table-cell>
          <table:table-cell office:value-type="float" office:value="3724" table:style-name="ce9">
            <text:p>3.724</text:p>
          </table:table-cell>
          <table:table-cell office:value-type="float" office:value="166181" table:style-name="ce9">
            <text:p>166.18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6232009" table:style-name="ce9">
            <text:p>56.232.009</text:p>
          </table:table-cell>
          <table:table-cell office:value-type="float" office:value="7776930" table:style-name="ce9">
            <text:p>7.776.930</text:p>
          </table:table-cell>
          <table:table-cell office:value-type="float" office:value="75552" table:style-name="ce9">
            <text:p>75.552</text:p>
          </table:table-cell>
          <table:table-cell office:value-type="float" office:value="1989032" table:style-name="ce9">
            <text:p>1.989.032</text:p>
          </table:table-cell>
          <table:table-cell office:value-type="float" office:value="70338" table:style-name="ce9">
            <text:p>70.338</text:p>
          </table:table-cell>
          <table:table-cell office:value-type="float" office:value="0" table:style-name="ce9">
            <text:p>0</text:p>
          </table:table-cell>
          <table:table-cell office:value-type="float" office:value="1906811" table:style-name="ce9">
            <text:p>1.906.811</text:p>
          </table:table-cell>
          <table:table-cell office:value-type="float" office:value="21583" table:style-name="ce9">
            <text:p>21.58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74399703" table:style-name="ce9">
            <text:p>74.399.703</text:p>
          </table:table-cell>
          <table:table-cell office:value-type="float" office:value="4761310" table:style-name="ce9">
            <text:p>4.761.310</text:p>
          </table:table-cell>
          <table:table-cell office:value-type="float" office:value="74494" table:style-name="ce9">
            <text:p>74.494</text:p>
          </table:table-cell>
          <table:table-cell office:value-type="float" office:value="3156964" table:style-name="ce9">
            <text:p>3.156.964</text:p>
          </table:table-cell>
          <table:table-cell office:value-type="float" office:value="27411" table:style-name="ce9">
            <text:p>27.411</text:p>
          </table:table-cell>
          <table:table-cell office:value-type="float" office:value="477811" table:style-name="ce9">
            <text:p>477.811</text:p>
          </table:table-cell>
          <table:table-cell office:value-type="float" office:value="1214904" table:style-name="ce9">
            <text:p>1.214.904</text:p>
          </table:table-cell>
          <table:table-cell office:value-type="float" office:value="18937" table:style-name="ce9">
            <text:p>18.93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50851506" table:style-name="ce9">
            <text:p>50.851.506</text:p>
          </table:table-cell>
          <table:table-cell office:value-type="float" office:value="6419164" table:style-name="ce9">
            <text:p>6.419.164</text:p>
          </table:table-cell>
          <table:table-cell office:value-type="float" office:value="32177" table:style-name="ce9">
            <text:p>32.177</text:p>
          </table:table-cell>
          <table:table-cell office:value-type="float" office:value="1232388" table:style-name="ce9">
            <text:p>1.232.388</text:p>
          </table:table-cell>
          <table:table-cell office:value-type="float" office:value="0" table:style-name="ce9">
            <text:p>0</text:p>
          </table:table-cell>
          <table:table-cell office:value-type="float" office:value="133040" table:style-name="ce9">
            <text:p>133.040</text:p>
          </table:table-cell>
          <table:table-cell office:value-type="float" office:value="1380297" table:style-name="ce9">
            <text:p>1.380.297</text:p>
          </table:table-cell>
          <table:table-cell office:value-type="float" office:value="18937" table:style-name="ce9">
            <text:p>18.93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56819916" table:style-name="ce9">
            <text:p>56.819.916</text:p>
          </table:table-cell>
          <table:table-cell office:value-type="float" office:value="4705604" table:style-name="ce9">
            <text:p>4.705.604</text:p>
          </table:table-cell>
          <table:table-cell office:value-type="float" office:value="117869" table:style-name="ce9">
            <text:p>117.869</text:p>
          </table:table-cell>
          <table:table-cell office:value-type="float" office:value="2911010" table:style-name="ce9">
            <text:p>2.911.010</text:p>
          </table:table-cell>
          <table:table-cell office:value-type="float" office:value="16317" table:style-name="ce9">
            <text:p>16.317</text:p>
          </table:table-cell>
          <table:table-cell office:value-type="float" office:value="344772" table:style-name="ce9">
            <text:p>344.772</text:p>
          </table:table-cell>
          <table:table-cell office:value-type="float" office:value="1344968" table:style-name="ce9">
            <text:p>1.344.968</text:p>
          </table:table-cell>
          <table:table-cell office:value-type="float" office:value="21583" table:style-name="ce9">
            <text:p>21.58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6334894" table:style-name="ce9">
            <text:p>16.334.894</text:p>
          </table:table-cell>
          <table:table-cell office:value-type="float" office:value="1191360" table:style-name="ce9">
            <text:p>1.191.360</text:p>
          </table:table-cell>
          <table:table-cell office:value-type="float" office:value="0" table:style-name="ce9">
            <text:p>0</text:p>
          </table:table-cell>
          <table:table-cell office:value-type="float" office:value="658757" table:style-name="ce9">
            <text:p>658.757</text:p>
          </table:table-cell>
          <table:table-cell office:value-type="float" office:value="81432" table:style-name="ce9">
            <text:p>81.432</text:p>
          </table:table-cell>
          <table:table-cell office:value-type="float" office:value="0" table:style-name="ce9">
            <text:p>0</text:p>
          </table:table-cell>
          <table:table-cell office:value-type="float" office:value="377006" table:style-name="ce9">
            <text:p>377.00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3063283" table:style-name="ce9">
            <text:p>3.063.283</text:p>
          </table:table-cell>
          <table:table-cell office:value-type="float" office:value="174182" table:style-name="ce9">
            <text:p>174.182</text:p>
          </table:table-cell>
          <table:table-cell office:value-type="float" office:value="0" table:style-name="ce9">
            <text:p>0</text:p>
          </table:table-cell>
          <table:table-cell office:value-type="float" office:value="33289" table:style-name="ce9">
            <text:p>33.2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443" table:style-name="ce9">
            <text:p>19.44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439730" table:style-name="ce9">
            <text:p>2.439.730</text:p>
          </table:table-cell>
          <table:table-cell office:value-type="float" office:value="47930" table:style-name="ce9">
            <text:p>47.930</text:p>
          </table:table-cell>
          <table:table-cell office:value-type="float" office:value="0" table:style-name="ce9">
            <text:p>0</text:p>
          </table:table-cell>
          <table:table-cell office:value-type="float" office:value="64965" table:style-name="ce9">
            <text:p>64.9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122383" table:style-name="ce9">
            <text:p>1.122.3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5587" table:style-name="ce9">
            <text:p>245.5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101785" table:style-name="ce9">
            <text:p>2.101.785</text:p>
          </table:table-cell>
          <table:table-cell office:value-type="float" office:value="15776" table:style-name="ce9">
            <text:p>15.776</text:p>
          </table:table-cell>
          <table:table-cell office:value-type="float" office:value="0" table:style-name="ce9">
            <text:p>0</text:p>
          </table:table-cell>
          <table:table-cell office:value-type="float" office:value="162772" table:style-name="ce9">
            <text:p>162.772</text:p>
          </table:table-cell>
          <table:table-cell office:value-type="float" office:value="0" table:style-name="ce9">
            <text:p>0</text:p>
          </table:table-cell>
          <table:table-cell office:value-type="float" office:value="3724" table:style-name="ce9">
            <text:p>3.724</text:p>
          </table:table-cell>
          <table:table-cell office:value-type="float" office:value="4632" table:style-name="ce9">
            <text:p>4.63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48577171" table:style-name="ce9">
            <text:p>48.577.171</text:p>
          </table:table-cell>
          <table:table-cell office:value-type="float" office:value="2249375" table:style-name="ce9">
            <text:p>2.249.375</text:p>
          </table:table-cell>
          <table:table-cell office:value-type="float" office:value="0" table:style-name="ce9">
            <text:p>0</text:p>
          </table:table-cell>
          <table:table-cell office:value-type="float" office:value="2598866" table:style-name="ce9">
            <text:p>2.598.866</text:p>
          </table:table-cell>
          <table:table-cell office:value-type="float" office:value="44084" table:style-name="ce9">
            <text:p>44.084</text:p>
          </table:table-cell>
          <table:table-cell office:value-type="float" office:value="312640" table:style-name="ce9">
            <text:p>312.640</text:p>
          </table:table-cell>
          <table:table-cell office:value-type="float" office:value="796299" table:style-name="ce9">
            <text:p>796.29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9731739" table:style-name="ce9">
            <text:p>49.731.739</text:p>
          </table:table-cell>
          <table:table-cell office:value-type="float" office:value="4241421" table:style-name="ce9">
            <text:p>4.241.421</text:p>
          </table:table-cell>
          <table:table-cell office:value-type="float" office:value="129482" table:style-name="ce9">
            <text:p>129.482</text:p>
          </table:table-cell>
          <table:table-cell office:value-type="float" office:value="2007094" table:style-name="ce9">
            <text:p>2.007.094</text:p>
          </table:table-cell>
          <table:table-cell office:value-type="float" office:value="53665" table:style-name="ce9">
            <text:p>53.665</text:p>
          </table:table-cell>
          <table:table-cell office:value-type="float" office:value="153474" table:style-name="ce9">
            <text:p>153.474</text:p>
          </table:table-cell>
          <table:table-cell office:value-type="float" office:value="1548494" table:style-name="ce9">
            <text:p>1.548.494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0221017" table:style-name="ce9">
            <text:p>30.221.017</text:p>
          </table:table-cell>
          <table:table-cell office:value-type="float" office:value="6031669" table:style-name="ce9">
            <text:p>6.031.669</text:p>
          </table:table-cell>
          <table:table-cell office:value-type="float" office:value="20564" table:style-name="ce9">
            <text:p>20.564</text:p>
          </table:table-cell>
          <table:table-cell office:value-type="float" office:value="377264" table:style-name="ce9">
            <text:p>377.264</text:p>
          </table:table-cell>
          <table:table-cell office:value-type="float" office:value="0" table:style-name="ce9">
            <text:p>0</text:p>
          </table:table-cell>
          <table:table-cell office:value-type="float" office:value="7973" table:style-name="ce9">
            <text:p>7.973</text:p>
          </table:table-cell>
          <table:table-cell office:value-type="float" office:value="772291" table:style-name="ce9">
            <text:p>772.291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4911573" table:style-name="ce9">
            <text:p>14.911.5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90850" table:style-name="ce9">
            <text:p>1.090.850</text:p>
          </table:table-cell>
          <table:table-cell office:value-type="float" office:value="14215" table:style-name="ce9">
            <text:p>14.215</text:p>
          </table:table-cell>
          <table:table-cell office:value-type="float" office:value="0" table:style-name="ce9">
            <text:p>0</text:p>
          </table:table-cell>
          <table:table-cell office:value-type="float" office:value="102921" table:style-name="ce9">
            <text:p>102.92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3238110" table:style-name="ce9">
            <text:p>23.238.110</text:p>
          </table:table-cell>
          <table:table-cell office:value-type="float" office:value="1119460" table:style-name="ce9">
            <text:p>1.119.460</text:p>
          </table:table-cell>
          <table:table-cell office:value-type="float" office:value="74279" table:style-name="ce9">
            <text:p>74.279</text:p>
          </table:table-cell>
          <table:table-cell office:value-type="float" office:value="1116696" table:style-name="ce9">
            <text:p>1.116.696</text:p>
          </table:table-cell>
          <table:table-cell office:value-type="float" office:value="40468" table:style-name="ce9">
            <text:p>40.468</text:p>
          </table:table-cell>
          <table:table-cell office:value-type="float" office:value="19096" table:style-name="ce9">
            <text:p>19.096</text:p>
          </table:table-cell>
          <table:table-cell office:value-type="float" office:value="788342" table:style-name="ce9">
            <text:p>788.34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0908503" table:style-name="ce9">
            <text:p>20.908.503</text:p>
          </table:table-cell>
          <table:table-cell office:value-type="float" office:value="2928077" table:style-name="ce9">
            <text:p>2.928.077</text:p>
          </table:table-cell>
          <table:table-cell office:value-type="float" office:value="21837" table:style-name="ce9">
            <text:p>21.837</text:p>
          </table:table-cell>
          <table:table-cell office:value-type="float" office:value="844116" table:style-name="ce9">
            <text:p>844.116</text:p>
          </table:table-cell>
          <table:table-cell office:value-type="float" office:value="13196" table:style-name="ce9">
            <text:p>13.196</text:p>
          </table:table-cell>
          <table:table-cell office:value-type="float" office:value="142997" table:style-name="ce9">
            <text:p>142.997</text:p>
          </table:table-cell>
          <table:table-cell office:value-type="float" office:value="1014446" table:style-name="ce9">
            <text:p>1.014.446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4040726" table:style-name="ce9">
            <text:p>24.040.726</text:p>
          </table:table-cell>
          <table:table-cell office:value-type="float" office:value="3567157" table:style-name="ce9">
            <text:p>3.567.157</text:p>
          </table:table-cell>
          <table:table-cell office:value-type="float" office:value="21753" table:style-name="ce9">
            <text:p>21.753</text:p>
          </table:table-cell>
          <table:table-cell office:value-type="float" office:value="757569" table:style-name="ce9">
            <text:p>757.569</text:p>
          </table:table-cell>
          <table:table-cell office:value-type="float" office:value="29869" table:style-name="ce9">
            <text:p>29.869</text:p>
          </table:table-cell>
          <table:table-cell office:value-type="float" office:value="0" table:style-name="ce9">
            <text:p>0</text:p>
          </table:table-cell>
          <table:table-cell office:value-type="float" office:value="522934" table:style-name="ce9">
            <text:p>522.9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0306287" table:style-name="ce9">
            <text:p>30.306.287</text:p>
          </table:table-cell>
          <table:table-cell office:value-type="float" office:value="3648931" table:style-name="ce9">
            <text:p>3.648.931</text:p>
          </table:table-cell>
          <table:table-cell office:value-type="float" office:value="32177" table:style-name="ce9">
            <text:p>32.177</text:p>
          </table:table-cell>
          <table:table-cell office:value-type="float" office:value="741720" table:style-name="ce9">
            <text:p>741.720</text:p>
          </table:table-cell>
          <table:table-cell office:value-type="float" office:value="0" table:style-name="ce9">
            <text:p>0</text:p>
          </table:table-cell>
          <table:table-cell office:value-type="float" office:value="315718" table:style-name="ce9">
            <text:p>315.718</text:p>
          </table:table-cell>
          <table:table-cell office:value-type="float" office:value="410139" table:style-name="ce9">
            <text:p>410.13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7226513" table:style-name="ce9">
            <text:p>17.226.513</text:p>
          </table:table-cell>
          <table:table-cell office:value-type="float" office:value="1274615" table:style-name="ce9">
            <text:p>1.274.615</text:p>
          </table:table-cell>
          <table:table-cell office:value-type="float" office:value="0" table:style-name="ce9">
            <text:p>0</text:p>
          </table:table-cell>
          <table:table-cell office:value-type="float" office:value="595045" table:style-name="ce9">
            <text:p>595.0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931" table:style-name="ce9">
            <text:p>282.931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4323869" table:style-name="ce9">
            <text:p>34.323.869</text:p>
          </table:table-cell>
          <table:table-cell office:value-type="float" office:value="1277936" table:style-name="ce9">
            <text:p>1.277.936</text:p>
          </table:table-cell>
          <table:table-cell office:value-type="float" office:value="42414" table:style-name="ce9">
            <text:p>42.414</text:p>
          </table:table-cell>
          <table:table-cell office:value-type="float" office:value="2775559" table:style-name="ce9">
            <text:p>2.775.559</text:p>
          </table:table-cell>
          <table:table-cell office:value-type="float" office:value="95646" table:style-name="ce9">
            <text:p>95.646</text:p>
          </table:table-cell>
          <table:table-cell office:value-type="float" office:value="344772" table:style-name="ce9">
            <text:p>344.772</text:p>
          </table:table-cell>
          <table:table-cell office:value-type="float" office:value="1068202" table:style-name="ce9">
            <text:p>1.068.202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2124489" table:style-name="ce9">
            <text:p>32.124.489</text:p>
          </table:table-cell>
          <table:table-cell office:value-type="float" office:value="2906530" table:style-name="ce9">
            <text:p>2.906.530</text:p>
          </table:table-cell>
          <table:table-cell office:value-type="float" office:value="33354" table:style-name="ce9">
            <text:p>33.354</text:p>
          </table:table-cell>
          <table:table-cell office:value-type="float" office:value="1500465" table:style-name="ce9">
            <text:p>1.500.465</text:p>
          </table:table-cell>
          <table:table-cell office:value-type="float" office:value="0" table:style-name="ce9">
            <text:p>0</text:p>
          </table:table-cell>
          <table:table-cell office:value-type="float" office:value="133040" table:style-name="ce9">
            <text:p>133.040</text:p>
          </table:table-cell>
          <table:table-cell office:value-type="float" office:value="751288" table:style-name="ce9">
            <text:p>751.288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4581884" table:style-name="ce9">
            <text:p>24.581.884</text:p>
          </table:table-cell>
          <table:table-cell office:value-type="float" office:value="2292608" table:style-name="ce9">
            <text:p>2.292.608</text:p>
          </table:table-cell>
          <table:table-cell office:value-type="float" office:value="20564" table:style-name="ce9">
            <text:p>20.564</text:p>
          </table:table-cell>
          <table:table-cell office:value-type="float" office:value="385597" table:style-name="ce9">
            <text:p>385.5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1834" table:style-name="ce9">
            <text:p>701.8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6559216" table:style-name="ce9">
            <text:p>16.559.216</text:p>
          </table:table-cell>
          <table:table-cell office:value-type="float" office:value="3147762" table:style-name="ce9">
            <text:p>3.147.762</text:p>
          </table:table-cell>
          <table:table-cell office:value-type="float" office:value="53715" table:style-name="ce9">
            <text:p>53.715</text:p>
          </table:table-cell>
          <table:table-cell office:value-type="float" office:value="13951" table:style-name="ce9">
            <text:p>13.9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4010" table:style-name="ce9">
            <text:p>274.01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598047" table:style-name="ce9">
            <text:p>8.598.047</text:p>
          </table:table-cell>
          <table:table-cell office:value-type="float" office:value="1398402" table:style-name="ce9">
            <text:p>1.398.402</text:p>
          </table:table-cell>
          <table:table-cell office:value-type="float" office:value="0" table:style-name="ce9">
            <text:p>0</text:p>
          </table:table-cell>
          <table:table-cell office:value-type="float" office:value="10514" table:style-name="ce9">
            <text:p>10.5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4273" table:style-name="ce9">
            <text:p>94.27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042291" table:style-name="ce9">
            <text:p>5.042.291</text:p>
          </table:table-cell>
          <table:table-cell office:value-type="float" office:value="790537" table:style-name="ce9">
            <text:p>790.5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61" table:style-name="ce9">
            <text:p>6.5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002480" table:style-name="ce9">
            <text:p>2.002.4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9915" table:style-name="ce9">
            <text:p>179.9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383" table:style-name="ce9">
            <text:p>43.38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491480" table:style-name="ce9">
            <text:p>4.491.480</text:p>
          </table:table-cell>
          <table:table-cell office:value-type="float" office:value="189908" table:style-name="ce9">
            <text:p>189.908</text:p>
          </table:table-cell>
          <table:table-cell office:value-type="float" office:value="0" table:style-name="ce9">
            <text:p>0</text:p>
          </table:table-cell>
          <table:table-cell office:value-type="float" office:value="210371" table:style-name="ce9">
            <text:p>210.371</text:p>
          </table:table-cell>
          <table:table-cell office:value-type="float" office:value="2103" table:style-name="ce9">
            <text:p>2.103</text:p>
          </table:table-cell>
          <table:table-cell office:value-type="float" office:value="0" table:style-name="ce9">
            <text:p>0</text:p>
          </table:table-cell>
          <table:table-cell office:value-type="float" office:value="131948" table:style-name="ce9">
            <text:p>131.94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907957" table:style-name="ce9">
            <text:p>2.907.957</text:p>
          </table:table-cell>
          <table:table-cell office:value-type="float" office:value="534557" table:style-name="ce9">
            <text:p>534.557</text:p>
          </table:table-cell>
          <table:table-cell office:value-type="float" office:value="0" table:style-name="ce9">
            <text:p>0</text:p>
          </table:table-cell>
          <table:table-cell office:value-type="float" office:value="69622" table:style-name="ce9">
            <text:p>69.6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217" table:style-name="ce9">
            <text:p>50.21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277655" table:style-name="ce9">
            <text:p>5.277.655</text:p>
          </table:table-cell>
          <table:table-cell office:value-type="float" office:value="706954" table:style-name="ce9">
            <text:p>706.954</text:p>
          </table:table-cell>
          <table:table-cell office:value-type="float" office:value="53715" table:style-name="ce9">
            <text:p>53.7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5961" table:style-name="ce9">
            <text:p>35.9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296817" table:style-name="ce9">
            <text:p>29.296.817</text:p>
          </table:table-cell>
          <table:table-cell office:value-type="float" office:value="4477231" table:style-name="ce9">
            <text:p>4.477.231</text:p>
          </table:table-cell>
          <table:table-cell office:value-type="float" office:value="0" table:style-name="ce9">
            <text:p>0</text:p>
          </table:table-cell>
          <table:table-cell office:value-type="float" office:value="203426" table:style-name="ce9">
            <text:p>203.4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2224" table:style-name="ce9">
            <text:p>342.22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9783217" table:style-name="ce9">
            <text:p>59.783.217</text:p>
          </table:table-cell>
          <table:table-cell office:value-type="float" office:value="5940792" table:style-name="ce9">
            <text:p>5.940.792</text:p>
          </table:table-cell>
          <table:table-cell office:value-type="float" office:value="52638" table:style-name="ce9">
            <text:p>52.638</text:p>
          </table:table-cell>
          <table:table-cell office:value-type="float" office:value="1108709" table:style-name="ce9">
            <text:p>1.108.709</text:p>
          </table:table-cell>
          <table:table-cell office:value-type="float" office:value="2103" table:style-name="ce9">
            <text:p>2.103</text:p>
          </table:table-cell>
          <table:table-cell office:value-type="float" office:value="141013" table:style-name="ce9">
            <text:p>141.013</text:p>
          </table:table-cell>
          <table:table-cell office:value-type="float" office:value="1899935" table:style-name="ce9">
            <text:p>1.899.935</text:p>
          </table:table-cell>
          <table:table-cell office:value-type="float" office:value="40520" table:style-name="ce9">
            <text:p>40.52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6274023" table:style-name="ce9">
            <text:p>36.274.023</text:p>
          </table:table-cell>
          <table:table-cell office:value-type="float" office:value="1413263" table:style-name="ce9">
            <text:p>1.413.263</text:p>
          </table:table-cell>
          <table:table-cell office:value-type="float" office:value="43693" table:style-name="ce9">
            <text:p>43.693</text:p>
          </table:table-cell>
          <table:table-cell office:value-type="float" office:value="3833861" table:style-name="ce9">
            <text:p>3.833.861</text:p>
          </table:table-cell>
          <table:table-cell office:value-type="float" office:value="95646" table:style-name="ce9">
            <text:p>95.646</text:p>
          </table:table-cell>
          <table:table-cell office:value-type="float" office:value="336798" table:style-name="ce9">
            <text:p>336.798</text:p>
          </table:table-cell>
          <table:table-cell office:value-type="float" office:value="843595" table:style-name="ce9">
            <text:p>843.59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71041193" table:style-name="ce9">
            <text:p>71.041.193</text:p>
          </table:table-cell>
          <table:table-cell office:value-type="float" office:value="11041624" table:style-name="ce9">
            <text:p>11.041.624</text:p>
          </table:table-cell>
          <table:table-cell office:value-type="float" office:value="150046" table:style-name="ce9">
            <text:p>150.046</text:p>
          </table:table-cell>
          <table:table-cell office:value-type="float" office:value="2018391" table:style-name="ce9">
            <text:p>2.018.391</text:p>
          </table:table-cell>
          <table:table-cell office:value-type="float" office:value="84552" table:style-name="ce9">
            <text:p>84.552</text:p>
          </table:table-cell>
          <table:table-cell office:value-type="float" office:value="336798" table:style-name="ce9">
            <text:p>336.798</text:p>
          </table:table-cell>
          <table:table-cell office:value-type="float" office:value="2449486" table:style-name="ce9">
            <text:p>2.449.486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59590519" table:style-name="ce9">
            <text:p>59.590.519</text:p>
          </table:table-cell>
          <table:table-cell office:value-type="float" office:value="1496616" table:style-name="ce9">
            <text:p>1.496.616</text:p>
          </table:table-cell>
          <table:table-cell office:value-type="float" office:value="0" table:style-name="ce9">
            <text:p>0</text:p>
          </table:table-cell>
          <table:table-cell office:value-type="float" office:value="3127605" table:style-name="ce9">
            <text:p>3.127.605</text:p>
          </table:table-cell>
          <table:table-cell office:value-type="float" office:value="13196" table:style-name="ce9">
            <text:p>13.196</text:p>
          </table:table-cell>
          <table:table-cell office:value-type="float" office:value="141013" table:style-name="ce9">
            <text:p>141.013</text:p>
          </table:table-cell>
          <table:table-cell office:value-type="float" office:value="672229" table:style-name="ce9">
            <text:p>672.229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migo, vecino o familiar. ² Telecentro, biblioteca o entidad comunitaria. ³ Lanhouse, Internet café o similares. ⁴ En la calle, el ómnibus, el metro o el automóvil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USUARIOS DE INTERNET, POR ACTIVIDADES REALIZADAS EN INTERNET - COMUNIC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Envió mensajes instantáneos</text:p>
          </table:table-cell>
          <table:covered-table-cell table:number-columns-repeated="3"/>
          <table:table-cell office:value-type="string" table:number-columns-spanned="4" table:number-rows-spanned="1" table:style-name="ce4">
            <text:p>Conversó por llamada de voz o videollamada</text:p>
          </table:table-cell>
          <table:covered-table-cell table:number-columns-repeated="3"/>
          <table:table-cell office:value-type="string" table:number-columns-spanned="4" table:number-rows-spanned="1" table:style-name="ce4">
            <text:p>Utilizó redes sociale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41945865" table:style-name="ce9">
            <text:p>141.945.865</text:p>
          </table:table-cell>
          <table:table-cell office:value-type="float" office:value="10363244" table:style-name="ce9">
            <text:p>10.363.244</text:p>
          </table:table-cell>
          <table:table-cell office:value-type="float" office:value="35975" table:style-name="ce9">
            <text:p>35.975</text:p>
          </table:table-cell>
          <table:table-cell office:value-type="float" office:value="82250" table:style-name="ce9">
            <text:p>82.250</text:p>
          </table:table-cell>
          <table:table-cell office:value-type="float" office:value="121276649" table:style-name="ce9">
            <text:p>121.276.649</text:p>
          </table:table-cell>
          <table:table-cell office:value-type="float" office:value="31090103" table:style-name="ce9">
            <text:p>31.090.103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110212352" table:style-name="ce9">
            <text:p>110.212.352</text:p>
          </table:table-cell>
          <table:table-cell office:value-type="float" office:value="41970650" table:style-name="ce9">
            <text:p>41.970.650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25950402" table:style-name="ce9">
            <text:p>125.950.402</text:p>
          </table:table-cell>
          <table:table-cell office:value-type="float" office:value="8516075" table:style-name="ce9">
            <text:p>8.516.075</text:p>
          </table:table-cell>
          <table:table-cell office:value-type="float" office:value="35975" table:style-name="ce9">
            <text:p>35.975</text:p>
          </table:table-cell>
          <table:table-cell office:value-type="float" office:value="82250" table:style-name="ce9">
            <text:p>82.250</text:p>
          </table:table-cell>
          <table:table-cell office:value-type="float" office:value="110276232" table:style-name="ce9">
            <text:p>110.276.232</text:p>
          </table:table-cell>
          <table:table-cell office:value-type="float" office:value="24247888" table:style-name="ce9">
            <text:p>24.247.888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100024859" table:style-name="ce9">
            <text:p>100.024.859</text:p>
          </table:table-cell>
          <table:table-cell office:value-type="float" office:value="34315512" table:style-name="ce9">
            <text:p>34.315.512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5995462" table:style-name="ce9">
            <text:p>15.995.462</text:p>
          </table:table-cell>
          <table:table-cell office:value-type="float" office:value="1847169" table:style-name="ce9">
            <text:p>1.847.1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000417" table:style-name="ce9">
            <text:p>11.000.417</text:p>
          </table:table-cell>
          <table:table-cell office:value-type="float" office:value="6842215" table:style-name="ce9">
            <text:p>6.842.2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187493" table:style-name="ce9">
            <text:p>10.187.493</text:p>
          </table:table-cell>
          <table:table-cell office:value-type="float" office:value="7655138" table:style-name="ce9">
            <text:p>7.655.1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1965240" table:style-name="ce9">
            <text:p>61.965.240</text:p>
          </table:table-cell>
          <table:table-cell office:value-type="float" office:value="3399430" table:style-name="ce9">
            <text:p>3.399.430</text:p>
          </table:table-cell>
          <table:table-cell office:value-type="float" office:value="0" table:style-name="ce9">
            <text:p>0</text:p>
          </table:table-cell>
          <table:table-cell office:value-type="float" office:value="82250" table:style-name="ce9">
            <text:p>82.250</text:p>
          </table:table-cell>
          <table:table-cell office:value-type="float" office:value="53430457" table:style-name="ce9">
            <text:p>53.430.457</text:p>
          </table:table-cell>
          <table:table-cell office:value-type="float" office:value="12016464" table:style-name="ce9">
            <text:p>12.016.4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480824" table:style-name="ce9">
            <text:p>47.480.824</text:p>
          </table:table-cell>
          <table:table-cell office:value-type="float" office:value="17966096" table:style-name="ce9">
            <text:p>17.966.0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36333948" table:style-name="ce9">
            <text:p>36.333.948</text:p>
          </table:table-cell>
          <table:table-cell office:value-type="float" office:value="3812261" table:style-name="ce9">
            <text:p>3.812.261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31025442" table:style-name="ce9">
            <text:p>31.025.442</text:p>
          </table:table-cell>
          <table:table-cell office:value-type="float" office:value="9120767" table:style-name="ce9">
            <text:p>9.120.767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28484188" table:style-name="ce9">
            <text:p>28.484.188</text:p>
          </table:table-cell>
          <table:table-cell office:value-type="float" office:value="11696896" table:style-name="ce9">
            <text:p>11.696.8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0841790" table:style-name="ce9">
            <text:p>20.841.790</text:p>
          </table:table-cell>
          <table:table-cell office:value-type="float" office:value="770476" table:style-name="ce9">
            <text:p>770.476</text:p>
          </table:table-cell>
          <table:table-cell office:value-type="float" office:value="1101" table:style-name="ce9">
            <text:p>1.101</text:p>
          </table:table-cell>
          <table:table-cell office:value-type="float" office:value="0" table:style-name="ce9">
            <text:p>0</text:p>
          </table:table-cell>
          <table:table-cell office:value-type="float" office:value="17207925" table:style-name="ce9">
            <text:p>17.207.925</text:p>
          </table:table-cell>
          <table:table-cell office:value-type="float" office:value="4405443" table:style-name="ce9">
            <text:p>4.405.4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729054" table:style-name="ce9">
            <text:p>16.729.054</text:p>
          </table:table-cell>
          <table:table-cell office:value-type="float" office:value="4639981" table:style-name="ce9">
            <text:p>4.639.981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1513810" table:style-name="ce9">
            <text:p>11.513.810</text:p>
          </table:table-cell>
          <table:table-cell office:value-type="float" office:value="1217734" table:style-name="ce9">
            <text:p>1.217.7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579920" table:style-name="ce9">
            <text:p>9.579.920</text:p>
          </table:table-cell>
          <table:table-cell office:value-type="float" office:value="3151625" table:style-name="ce9">
            <text:p>3.151.6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952814" table:style-name="ce9">
            <text:p>8.952.814</text:p>
          </table:table-cell>
          <table:table-cell office:value-type="float" office:value="3778731" table:style-name="ce9">
            <text:p>3.778.7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1291077" table:style-name="ce9">
            <text:p>11.291.077</text:p>
          </table:table-cell>
          <table:table-cell office:value-type="float" office:value="1163343" table:style-name="ce9">
            <text:p>1.163.3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32907" table:style-name="ce9">
            <text:p>10.032.907</text:p>
          </table:table-cell>
          <table:table-cell office:value-type="float" office:value="2395805" table:style-name="ce9">
            <text:p>2.395.805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8565472" table:style-name="ce9">
            <text:p>8.565.472</text:p>
          </table:table-cell>
          <table:table-cell office:value-type="float" office:value="3888947" table:style-name="ce9">
            <text:p>3.888.9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2709234" table:style-name="ce9">
            <text:p>62.709.234</text:p>
          </table:table-cell>
          <table:table-cell office:value-type="float" office:value="5487288" table:style-name="ce9">
            <text:p>5.487.288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52448155" table:style-name="ce9">
            <text:p>52.448.155</text:p>
          </table:table-cell>
          <table:table-cell office:value-type="float" office:value="15748366" table:style-name="ce9">
            <text:p>15.748.366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46866163" table:style-name="ce9">
            <text:p>46.866.163</text:p>
          </table:table-cell>
          <table:table-cell office:value-type="float" office:value="21120900" table:style-name="ce9">
            <text:p>21.120.900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79236631" table:style-name="ce9">
            <text:p>79.236.631</text:p>
          </table:table-cell>
          <table:table-cell office:value-type="float" office:value="4875957" table:style-name="ce9">
            <text:p>4.875.957</text:p>
          </table:table-cell>
          <table:table-cell office:value-type="float" office:value="1101" table:style-name="ce9">
            <text:p>1.101</text:p>
          </table:table-cell>
          <table:table-cell office:value-type="float" office:value="82250" table:style-name="ce9">
            <text:p>82.250</text:p>
          </table:table-cell>
          <table:table-cell office:value-type="float" office:value="68828494" table:style-name="ce9">
            <text:p>68.828.494</text:p>
          </table:table-cell>
          <table:table-cell office:value-type="float" office:value="15341737" table:style-name="ce9">
            <text:p>15.341.737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63346189" table:style-name="ce9">
            <text:p>63.346.189</text:p>
          </table:table-cell>
          <table:table-cell office:value-type="float" office:value="20849750" table:style-name="ce9">
            <text:p>20.849.7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56385625" table:style-name="ce9">
            <text:p>56.385.625</text:p>
          </table:table-cell>
          <table:table-cell office:value-type="float" office:value="3655724" table:style-name="ce9">
            <text:p>3.655.724</text:p>
          </table:table-cell>
          <table:table-cell office:value-type="float" office:value="0" table:style-name="ce9">
            <text:p>0</text:p>
          </table:table-cell>
          <table:table-cell office:value-type="float" office:value="82250" table:style-name="ce9">
            <text:p>82.250</text:p>
          </table:table-cell>
          <table:table-cell office:value-type="float" office:value="47652828" table:style-name="ce9">
            <text:p>47.652.828</text:p>
          </table:table-cell>
          <table:table-cell office:value-type="float" office:value="12445064" table:style-name="ce9">
            <text:p>12.445.064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42888684" table:style-name="ce9">
            <text:p>42.888.684</text:p>
          </table:table-cell>
          <table:table-cell office:value-type="float" office:value="16990583" table:style-name="ce9">
            <text:p>16.990.583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61372074" table:style-name="ce9">
            <text:p>61.372.074</text:p>
          </table:table-cell>
          <table:table-cell office:value-type="float" office:value="5068619" table:style-name="ce9">
            <text:p>5.068.6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952304" table:style-name="ce9">
            <text:p>52.952.304</text:p>
          </table:table-cell>
          <table:table-cell office:value-type="float" office:value="13488390" table:style-name="ce9">
            <text:p>13.488.3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314380" table:style-name="ce9">
            <text:p>48.314.380</text:p>
          </table:table-cell>
          <table:table-cell office:value-type="float" office:value="18126314" table:style-name="ce9">
            <text:p>18.126.3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7492148" table:style-name="ce9">
            <text:p>17.492.148</text:p>
          </table:table-cell>
          <table:table-cell office:value-type="float" office:value="1125227" table:style-name="ce9">
            <text:p>1.125.227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15500729" table:style-name="ce9">
            <text:p>15.500.729</text:p>
          </table:table-cell>
          <table:table-cell office:value-type="float" office:value="3116646" table:style-name="ce9">
            <text:p>3.116.646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14634279" table:style-name="ce9">
            <text:p>14.634.279</text:p>
          </table:table-cell>
          <table:table-cell office:value-type="float" office:value="4017970" table:style-name="ce9">
            <text:p>4.017.9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3087022" table:style-name="ce9">
            <text:p>3.087.022</text:p>
          </table:table-cell>
          <table:table-cell office:value-type="float" office:value="203175" table:style-name="ce9">
            <text:p>203.1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08892" table:style-name="ce9">
            <text:p>2.308.892</text:p>
          </table:table-cell>
          <table:table-cell office:value-type="float" office:value="981305" table:style-name="ce9">
            <text:p>981.3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49405" table:style-name="ce9">
            <text:p>1.849.405</text:p>
          </table:table-cell>
          <table:table-cell office:value-type="float" office:value="1440791" table:style-name="ce9">
            <text:p>1.440.7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251636" table:style-name="ce9">
            <text:p>2.251.636</text:p>
          </table:table-cell>
          <table:table-cell office:value-type="float" office:value="300989" table:style-name="ce9">
            <text:p>300.9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33856" table:style-name="ce9">
            <text:p>1.933.856</text:p>
          </table:table-cell>
          <table:table-cell office:value-type="float" office:value="618769" table:style-name="ce9">
            <text:p>618.7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86292" table:style-name="ce9">
            <text:p>1.886.292</text:p>
          </table:table-cell>
          <table:table-cell office:value-type="float" office:value="666333" table:style-name="ce9">
            <text:p>666.3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357359" table:style-name="ce9">
            <text:p>1.357.359</text:p>
          </table:table-cell>
          <table:table-cell office:value-type="float" office:value="9510" table:style-name="ce9">
            <text:p>9.510</text:p>
          </table:table-cell>
          <table:table-cell office:value-type="float" office:value="1101" table:style-name="ce9">
            <text:p>1.101</text:p>
          </table:table-cell>
          <table:table-cell office:value-type="float" office:value="0" table:style-name="ce9">
            <text:p>0</text:p>
          </table:table-cell>
          <table:table-cell office:value-type="float" office:value="928041" table:style-name="ce9">
            <text:p>928.041</text:p>
          </table:table-cell>
          <table:table-cell office:value-type="float" office:value="439930" table:style-name="ce9">
            <text:p>439.9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9312" table:style-name="ce9">
            <text:p>639.312</text:p>
          </table:table-cell>
          <table:table-cell office:value-type="float" office:value="728659" table:style-name="ce9">
            <text:p>728.6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566453" table:style-name="ce9">
            <text:p>1.566.453</text:p>
          </table:table-cell>
          <table:table-cell office:value-type="float" office:value="722236" table:style-name="ce9">
            <text:p>722.2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54199" table:style-name="ce9">
            <text:p>1.354.199</text:p>
          </table:table-cell>
          <table:table-cell office:value-type="float" office:value="934490" table:style-name="ce9">
            <text:p>934.4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5004" table:style-name="ce9">
            <text:p>725.004</text:p>
          </table:table-cell>
          <table:table-cell office:value-type="float" office:value="1563684" table:style-name="ce9">
            <text:p>1.563.6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48244698" table:style-name="ce9">
            <text:p>48.244.698</text:p>
          </table:table-cell>
          <table:table-cell office:value-type="float" office:value="6259041" table:style-name="ce9">
            <text:p>6.259.041</text:p>
          </table:table-cell>
          <table:table-cell office:value-type="float" office:value="1101" table:style-name="ce9">
            <text:p>1.101</text:p>
          </table:table-cell>
          <table:table-cell office:value-type="float" office:value="73594" table:style-name="ce9">
            <text:p>73.594</text:p>
          </table:table-cell>
          <table:table-cell office:value-type="float" office:value="39595679" table:style-name="ce9">
            <text:p>39.595.679</text:p>
          </table:table-cell>
          <table:table-cell office:value-type="float" office:value="14957047" table:style-name="ce9">
            <text:p>14.957.047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32823947" table:style-name="ce9">
            <text:p>32.823.947</text:p>
          </table:table-cell>
          <table:table-cell office:value-type="float" office:value="21510154" table:style-name="ce9">
            <text:p>21.510.154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55396178" table:style-name="ce9">
            <text:p>55.396.178</text:p>
          </table:table-cell>
          <table:table-cell office:value-type="float" office:value="2656513" table:style-name="ce9">
            <text:p>2.656.513</text:p>
          </table:table-cell>
          <table:table-cell office:value-type="float" office:value="34874" table:style-name="ce9">
            <text:p>34.874</text:p>
          </table:table-cell>
          <table:table-cell office:value-type="float" office:value="8657" table:style-name="ce9">
            <text:p>8.657</text:p>
          </table:table-cell>
          <table:table-cell office:value-type="float" office:value="46660417" table:style-name="ce9">
            <text:p>46.660.417</text:p>
          </table:table-cell>
          <table:table-cell office:value-type="float" office:value="11400932" table:style-name="ce9">
            <text:p>11.400.932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46773863" table:style-name="ce9">
            <text:p>46.773.863</text:p>
          </table:table-cell>
          <table:table-cell office:value-type="float" office:value="11322360" table:style-name="ce9">
            <text:p>11.322.3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6738535" table:style-name="ce9">
            <text:p>36.738.535</text:p>
          </table:table-cell>
          <table:table-cell office:value-type="float" office:value="725454" table:style-name="ce9">
            <text:p>725.45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666354" table:style-name="ce9">
            <text:p>33.666.354</text:p>
          </table:table-cell>
          <table:table-cell office:value-type="float" office:value="3797635" table:style-name="ce9">
            <text:p>3.797.6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889538" table:style-name="ce9">
            <text:p>29.889.538</text:p>
          </table:table-cell>
          <table:table-cell office:value-type="float" office:value="7574452" table:style-name="ce9">
            <text:p>7.574.4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3521626" table:style-name="ce9">
            <text:p>13.521.626</text:p>
          </table:table-cell>
          <table:table-cell office:value-type="float" office:value="2597933" table:style-name="ce9">
            <text:p>2.597.9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285584" table:style-name="ce9">
            <text:p>11.285.584</text:p>
          </table:table-cell>
          <table:table-cell office:value-type="float" office:value="4833976" table:style-name="ce9">
            <text:p>4.833.9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305937" table:style-name="ce9">
            <text:p>10.305.937</text:p>
          </table:table-cell>
          <table:table-cell office:value-type="float" office:value="5569290" table:style-name="ce9">
            <text:p>5.569.290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5672410" table:style-name="ce9">
            <text:p>25.672.410</text:p>
          </table:table-cell>
          <table:table-cell office:value-type="float" office:value="724041" table:style-name="ce9">
            <text:p>724.0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873261" table:style-name="ce9">
            <text:p>21.873.261</text:p>
          </table:table-cell>
          <table:table-cell office:value-type="float" office:value="4523190" table:style-name="ce9">
            <text:p>4.523.1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075148" table:style-name="ce9">
            <text:p>24.075.148</text:p>
          </table:table-cell>
          <table:table-cell office:value-type="float" office:value="2321303" table:style-name="ce9">
            <text:p>2.321.3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5093892" table:style-name="ce9">
            <text:p>25.093.892</text:p>
          </table:table-cell>
          <table:table-cell office:value-type="float" office:value="870188" table:style-name="ce9">
            <text:p>870.1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293354" table:style-name="ce9">
            <text:p>21.293.354</text:p>
          </table:table-cell>
          <table:table-cell office:value-type="float" office:value="4670727" table:style-name="ce9">
            <text:p>4.670.7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993374" table:style-name="ce9">
            <text:p>21.993.374</text:p>
          </table:table-cell>
          <table:table-cell office:value-type="float" office:value="3970707" table:style-name="ce9">
            <text:p>3.970.7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7969968" table:style-name="ce9">
            <text:p>27.969.968</text:p>
          </table:table-cell>
          <table:table-cell office:value-type="float" office:value="968892" table:style-name="ce9">
            <text:p>968.892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24977410" table:style-name="ce9">
            <text:p>24.977.410</text:p>
          </table:table-cell>
          <table:table-cell office:value-type="float" office:value="3961450" table:style-name="ce9">
            <text:p>3.961.450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23769372" table:style-name="ce9">
            <text:p>23.769.372</text:p>
          </table:table-cell>
          <table:table-cell office:value-type="float" office:value="5204362" table:style-name="ce9">
            <text:p>5.204.3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2105604" table:style-name="ce9">
            <text:p>32.105.604</text:p>
          </table:table-cell>
          <table:table-cell office:value-type="float" office:value="3284575" table:style-name="ce9">
            <text:p>3.284.575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office:value-type="float" office:value="27418778" table:style-name="ce9">
            <text:p>27.418.778</text:p>
          </table:table-cell>
          <table:table-cell office:value-type="float" office:value="8044994" table:style-name="ce9">
            <text:p>8.044.9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923551" table:style-name="ce9">
            <text:p>20.923.551</text:p>
          </table:table-cell>
          <table:table-cell office:value-type="float" office:value="14540221" table:style-name="ce9">
            <text:p>14.540.2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7582364" table:style-name="ce9">
            <text:p>17.582.364</text:p>
          </table:table-cell>
          <table:table-cell office:value-type="float" office:value="1917616" table:style-name="ce9">
            <text:p>1.917.616</text:p>
          </table:table-cell>
          <table:table-cell office:value-type="float" office:value="1101" table:style-name="ce9">
            <text:p>1.101</text:p>
          </table:table-cell>
          <table:table-cell office:value-type="float" office:value="8657" table:style-name="ce9">
            <text:p>8.657</text:p>
          </table:table-cell>
          <table:table-cell office:value-type="float" office:value="14428262" table:style-name="ce9">
            <text:p>14.428.262</text:p>
          </table:table-cell>
          <table:table-cell office:value-type="float" office:value="5055768" table:style-name="ce9">
            <text:p>5.055.768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9144970" table:style-name="ce9">
            <text:p>9.144.970</text:p>
          </table:table-cell>
          <table:table-cell office:value-type="float" office:value="10364768" table:style-name="ce9">
            <text:p>10.364.7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6269098" table:style-name="ce9">
            <text:p>36.269.098</text:p>
          </table:table-cell>
          <table:table-cell office:value-type="float" office:value="3634705" table:style-name="ce9">
            <text:p>3.634.705</text:p>
          </table:table-cell>
          <table:table-cell office:value-type="float" office:value="34874" table:style-name="ce9">
            <text:p>34.874</text:p>
          </table:table-cell>
          <table:table-cell office:value-type="float" office:value="8657" table:style-name="ce9">
            <text:p>8.657</text:p>
          </table:table-cell>
          <table:table-cell office:value-type="float" office:value="29044696" table:style-name="ce9">
            <text:p>29.044.696</text:p>
          </table:table-cell>
          <table:table-cell office:value-type="float" office:value="10842056" table:style-name="ce9">
            <text:p>10.842.056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27440514" table:style-name="ce9">
            <text:p>27.440.514</text:p>
          </table:table-cell>
          <table:table-cell office:value-type="float" office:value="12506820" table:style-name="ce9">
            <text:p>12.506.8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4116356" table:style-name="ce9">
            <text:p>34.116.356</text:p>
          </table:table-cell>
          <table:table-cell office:value-type="float" office:value="3322614" table:style-name="ce9">
            <text:p>3.322.614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office:value-type="float" office:value="28923975" table:style-name="ce9">
            <text:p>28.923.975</text:p>
          </table:table-cell>
          <table:table-cell office:value-type="float" office:value="8588590" table:style-name="ce9">
            <text:p>8.588.5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128422" table:style-name="ce9">
            <text:p>27.128.422</text:p>
          </table:table-cell>
          <table:table-cell office:value-type="float" office:value="10384142" table:style-name="ce9">
            <text:p>10.384.1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6615931" table:style-name="ce9">
            <text:p>26.615.931</text:p>
          </table:table-cell>
          <table:table-cell office:value-type="float" office:value="1444679" table:style-name="ce9">
            <text:p>1.444.6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40852" table:style-name="ce9">
            <text:p>23.140.852</text:p>
          </table:table-cell>
          <table:table-cell office:value-type="float" office:value="4919758" table:style-name="ce9">
            <text:p>4.919.7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932453" table:style-name="ce9">
            <text:p>20.932.453</text:p>
          </table:table-cell>
          <table:table-cell office:value-type="float" office:value="7128157" table:style-name="ce9">
            <text:p>7.128.1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9474026" table:style-name="ce9">
            <text:p>19.474.026</text:p>
          </table:table-cell>
          <table:table-cell office:value-type="float" office:value="574629" table:style-name="ce9">
            <text:p>574.6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747697" table:style-name="ce9">
            <text:p>17.747.697</text:p>
          </table:table-cell>
          <table:table-cell office:value-type="float" office:value="2300958" table:style-name="ce9">
            <text:p>2.300.9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873236" table:style-name="ce9">
            <text:p>15.873.236</text:p>
          </table:table-cell>
          <table:table-cell office:value-type="float" office:value="4175418" table:style-name="ce9">
            <text:p>4.175.4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525079" table:style-name="ce9">
            <text:p>9.525.079</text:p>
          </table:table-cell>
          <table:table-cell office:value-type="float" office:value="624157" table:style-name="ce9">
            <text:p>624.1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820579" table:style-name="ce9">
            <text:p>8.820.579</text:p>
          </table:table-cell>
          <table:table-cell office:value-type="float" office:value="1328658" table:style-name="ce9">
            <text:p>1.328.6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95399" table:style-name="ce9">
            <text:p>7.595.399</text:p>
          </table:table-cell>
          <table:table-cell office:value-type="float" office:value="2309505" table:style-name="ce9">
            <text:p>2.309.505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790884" table:style-name="ce9">
            <text:p>5.790.884</text:p>
          </table:table-cell>
          <table:table-cell office:value-type="float" office:value="48504" table:style-name="ce9">
            <text:p>48.5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590491" table:style-name="ce9">
            <text:p>5.590.491</text:p>
          </table:table-cell>
          <table:table-cell office:value-type="float" office:value="248898" table:style-name="ce9">
            <text:p>248.8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83339" table:style-name="ce9">
            <text:p>4.183.339</text:p>
          </table:table-cell>
          <table:table-cell office:value-type="float" office:value="1656049" table:style-name="ce9">
            <text:p>1.656.0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714705" table:style-name="ce9">
            <text:p>1.714.705</text:p>
          </table:table-cell>
          <table:table-cell office:value-type="float" office:value="511073" table:style-name="ce9">
            <text:p>511.0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1714" table:style-name="ce9">
            <text:p>1.521.714</text:p>
          </table:table-cell>
          <table:table-cell office:value-type="float" office:value="704065" table:style-name="ce9">
            <text:p>704.0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92680" table:style-name="ce9">
            <text:p>992.680</text:p>
          </table:table-cell>
          <table:table-cell office:value-type="float" office:value="1233098" table:style-name="ce9">
            <text:p>1.233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931597" table:style-name="ce9">
            <text:p>4.931.597</text:p>
          </table:table-cell>
          <table:table-cell office:value-type="float" office:value="148716" table:style-name="ce9">
            <text:p>148.716</text:p>
          </table:table-cell>
          <table:table-cell office:value-type="float" office:value="1101" table:style-name="ce9">
            <text:p>1.101</text:p>
          </table:table-cell>
          <table:table-cell office:value-type="float" office:value="0" table:style-name="ce9">
            <text:p>0</text:p>
          </table:table-cell>
          <table:table-cell office:value-type="float" office:value="4032236" table:style-name="ce9">
            <text:p>4.032.236</text:p>
          </table:table-cell>
          <table:table-cell office:value-type="float" office:value="1049179" table:style-name="ce9">
            <text:p>1.049.17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93479" table:style-name="ce9">
            <text:p>3.793.479</text:p>
          </table:table-cell>
          <table:table-cell office:value-type="float" office:value="1287936" table:style-name="ce9">
            <text:p>1.287.9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508187" table:style-name="ce9">
            <text:p>3.508.187</text:p>
          </table:table-cell>
          <table:table-cell office:value-type="float" office:value="54167" table:style-name="ce9">
            <text:p>54.1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54411" table:style-name="ce9">
            <text:p>2.454.411</text:p>
          </table:table-cell>
          <table:table-cell office:value-type="float" office:value="1107943" table:style-name="ce9">
            <text:p>1.107.9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2829" table:style-name="ce9">
            <text:p>2.272.829</text:p>
          </table:table-cell>
          <table:table-cell office:value-type="float" office:value="1289525" table:style-name="ce9">
            <text:p>1.289.5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011885" table:style-name="ce9">
            <text:p>6.011.885</text:p>
          </table:table-cell>
          <table:table-cell office:value-type="float" office:value="62399" table:style-name="ce9">
            <text:p>62.3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78163" table:style-name="ce9">
            <text:p>5.678.163</text:p>
          </table:table-cell>
          <table:table-cell office:value-type="float" office:value="396122" table:style-name="ce9">
            <text:p>396.1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79781" table:style-name="ce9">
            <text:p>3.979.781</text:p>
          </table:table-cell>
          <table:table-cell office:value-type="float" office:value="2094503" table:style-name="ce9">
            <text:p>2.094.5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2745740" table:style-name="ce9">
            <text:p>32.745.740</text:p>
          </table:table-cell>
          <table:table-cell office:value-type="float" office:value="1690717" table:style-name="ce9">
            <text:p>1.690.717</text:p>
          </table:table-cell>
          <table:table-cell office:value-type="float" office:value="0" table:style-name="ce9">
            <text:p>0</text:p>
          </table:table-cell>
          <table:table-cell office:value-type="float" office:value="8657" table:style-name="ce9">
            <text:p>8.657</text:p>
          </table:table-cell>
          <table:table-cell office:value-type="float" office:value="29487630" table:style-name="ce9">
            <text:p>29.487.630</text:p>
          </table:table-cell>
          <table:table-cell office:value-type="float" office:value="4957484" table:style-name="ce9">
            <text:p>4.957.4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042753" table:style-name="ce9">
            <text:p>26.042.753</text:p>
          </table:table-cell>
          <table:table-cell office:value-type="float" office:value="8158028" table:style-name="ce9">
            <text:p>8.158.028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5118442" table:style-name="ce9">
            <text:p>65.118.442</text:p>
          </table:table-cell>
          <table:table-cell office:value-type="float" office:value="3858135" table:style-name="ce9">
            <text:p>3.858.135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55175813" table:style-name="ce9">
            <text:p>55.175.813</text:p>
          </table:table-cell>
          <table:table-cell office:value-type="float" office:value="13775056" table:style-name="ce9">
            <text:p>13.775.056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53441427" table:style-name="ce9">
            <text:p>53.441.427</text:p>
          </table:table-cell>
          <table:table-cell office:value-type="float" office:value="15570025" table:style-name="ce9">
            <text:p>15.570.0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8069798" table:style-name="ce9">
            <text:p>38.069.798</text:p>
          </table:table-cell>
          <table:table-cell office:value-type="float" office:value="4751993" table:style-name="ce9">
            <text:p>4.751.993</text:p>
          </table:table-cell>
          <table:table-cell office:value-type="float" office:value="1101" table:style-name="ce9">
            <text:p>1.101</text:p>
          </table:table-cell>
          <table:table-cell office:value-type="float" office:value="73594" table:style-name="ce9">
            <text:p>73.594</text:p>
          </table:table-cell>
          <table:table-cell office:value-type="float" office:value="30935044" table:style-name="ce9">
            <text:p>30.935.044</text:p>
          </table:table-cell>
          <table:table-cell office:value-type="float" office:value="11961442" table:style-name="ce9">
            <text:p>11.961.4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748392" table:style-name="ce9">
            <text:p>26.748.392</text:p>
          </table:table-cell>
          <table:table-cell office:value-type="float" office:value="16148094" table:style-name="ce9">
            <text:p>16.148.0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82660690" table:style-name="ce9">
            <text:p>82.660.690</text:p>
          </table:table-cell>
          <table:table-cell office:value-type="float" office:value="4608543" table:style-name="ce9">
            <text:p>4.608.543</text:p>
          </table:table-cell>
          <table:table-cell office:value-type="float" office:value="0" table:style-name="ce9">
            <text:p>0</text:p>
          </table:table-cell>
          <table:table-cell office:value-type="float" office:value="8657" table:style-name="ce9">
            <text:p>8.657</text:p>
          </table:table-cell>
          <table:table-cell office:value-type="float" office:value="72419197" table:style-name="ce9">
            <text:p>72.419.197</text:p>
          </table:table-cell>
          <table:table-cell office:value-type="float" office:value="14858693" table:style-name="ce9">
            <text:p>14.858.69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906276" table:style-name="ce9">
            <text:p>66.906.276</text:p>
          </table:table-cell>
          <table:table-cell office:value-type="float" office:value="20371613" table:style-name="ce9">
            <text:p>20.371.6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59285175" table:style-name="ce9">
            <text:p>59.285.175</text:p>
          </table:table-cell>
          <table:table-cell office:value-type="float" office:value="5754702" table:style-name="ce9">
            <text:p>5.754.702</text:p>
          </table:table-cell>
          <table:table-cell office:value-type="float" office:value="35975" table:style-name="ce9">
            <text:p>35.975</text:p>
          </table:table-cell>
          <table:table-cell office:value-type="float" office:value="73594" table:style-name="ce9">
            <text:p>73.594</text:p>
          </table:table-cell>
          <table:table-cell office:value-type="float" office:value="48857453" table:style-name="ce9">
            <text:p>48.857.453</text:p>
          </table:table-cell>
          <table:table-cell office:value-type="float" office:value="16231411" table:style-name="ce9">
            <text:p>16.231.411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43306076" table:style-name="ce9">
            <text:p>43.306.076</text:p>
          </table:table-cell>
          <table:table-cell office:value-type="float" office:value="21599037" table:style-name="ce9">
            <text:p>21.599.037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USUARIOS DE INTERNET, POR ACTIVIDADES REALIZADAS EN INTERNET - BÚSQUEDA DE INFORMAC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Buscó información relacionada con la salud o con servicios de salud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ó consultas, pagos u otras transacciones financiera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1234003" table:style-name="ce9">
            <text:p>81.234.003</text:p>
          </table:table-cell>
          <table:table-cell office:value-type="float" office:value="71020328" table:style-name="ce9">
            <text:p>71.020.328</text:p>
          </table:table-cell>
          <table:table-cell office:value-type="float" office:value="154746" table:style-name="ce9">
            <text:p>154.746</text:p>
          </table:table-cell>
          <table:table-cell office:value-type="float" office:value="18257" table:style-name="ce9">
            <text:p>18.257</text:p>
          </table:table-cell>
          <table:table-cell office:value-type="float" office:value="65049185" table:style-name="ce9">
            <text:p>65.049.185</text:p>
          </table:table-cell>
          <table:table-cell office:value-type="float" office:value="87109457" table:style-name="ce9">
            <text:p>87.109.457</text:p>
          </table:table-cell>
          <table:table-cell office:value-type="float" office:value="13764" table:style-name="ce9">
            <text:p>13.764</text:p>
          </table:table-cell>
          <table:table-cell office:value-type="float" office:value="254928" table:style-name="ce9">
            <text:p>254.92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74258538" table:style-name="ce9">
            <text:p>74.258.538</text:p>
          </table:table-cell>
          <table:table-cell office:value-type="float" office:value="60225371" table:style-name="ce9">
            <text:p>60.225.371</text:p>
          </table:table-cell>
          <table:table-cell office:value-type="float" office:value="100794" table:style-name="ce9">
            <text:p>100.794</text:p>
          </table:table-cell>
          <table:table-cell office:value-type="float" office:value="0" table:style-name="ce9">
            <text:p>0</text:p>
          </table:table-cell>
          <table:table-cell office:value-type="float" office:value="61231479" table:style-name="ce9">
            <text:p>61.231.479</text:p>
          </table:table-cell>
          <table:table-cell office:value-type="float" office:value="73084532" table:style-name="ce9">
            <text:p>73.084.532</text:p>
          </table:table-cell>
          <table:table-cell office:value-type="float" office:value="13764" table:style-name="ce9">
            <text:p>13.764</text:p>
          </table:table-cell>
          <table:table-cell office:value-type="float" office:value="254928" table:style-name="ce9">
            <text:p>254.92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975466" table:style-name="ce9">
            <text:p>6.975.466</text:p>
          </table:table-cell>
          <table:table-cell office:value-type="float" office:value="10794956" table:style-name="ce9">
            <text:p>10.794.956</text:p>
          </table:table-cell>
          <table:table-cell office:value-type="float" office:value="53952" table:style-name="ce9">
            <text:p>53.952</text:p>
          </table:table-cell>
          <table:table-cell office:value-type="float" office:value="18257" table:style-name="ce9">
            <text:p>18.257</text:p>
          </table:table-cell>
          <table:table-cell office:value-type="float" office:value="3817706" table:style-name="ce9">
            <text:p>3.817.706</text:p>
          </table:table-cell>
          <table:table-cell office:value-type="float" office:value="14024925" table:style-name="ce9">
            <text:p>14.024.9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4978052" table:style-name="ce9">
            <text:p>34.978.052</text:p>
          </table:table-cell>
          <table:table-cell office:value-type="float" office:value="30468869" table:style-name="ce9">
            <text:p>30.468.8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183321" table:style-name="ce9">
            <text:p>31.183.321</text:p>
          </table:table-cell>
          <table:table-cell office:value-type="float" office:value="34176241" table:style-name="ce9">
            <text:p>34.176.241</text:p>
          </table:table-cell>
          <table:table-cell office:value-type="float" office:value="13764" table:style-name="ce9">
            <text:p>13.764</text:p>
          </table:table-cell>
          <table:table-cell office:value-type="float" office:value="73594" table:style-name="ce9">
            <text:p>73.59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9250773" table:style-name="ce9">
            <text:p>19.250.773</text:p>
          </table:table-cell>
          <table:table-cell office:value-type="float" office:value="20878353" table:style-name="ce9">
            <text:p>20.878.353</text:p>
          </table:table-cell>
          <table:table-cell office:value-type="float" office:value="51957" table:style-name="ce9">
            <text:p>51.957</text:p>
          </table:table-cell>
          <table:table-cell office:value-type="float" office:value="0" table:style-name="ce9">
            <text:p>0</text:p>
          </table:table-cell>
          <table:table-cell office:value-type="float" office:value="13781879" table:style-name="ce9">
            <text:p>13.781.879</text:p>
          </table:table-cell>
          <table:table-cell office:value-type="float" office:value="26217870" table:style-name="ce9">
            <text:p>26.217.870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3091905" table:style-name="ce9">
            <text:p>13.091.905</text:p>
          </table:table-cell>
          <table:table-cell office:value-type="float" office:value="8498334" table:style-name="ce9">
            <text:p>8.498.334</text:p>
          </table:table-cell>
          <table:table-cell office:value-type="float" office:value="23129" table:style-name="ce9">
            <text:p>23.129</text:p>
          </table:table-cell>
          <table:table-cell office:value-type="float" office:value="0" table:style-name="ce9">
            <text:p>0</text:p>
          </table:table-cell>
          <table:table-cell office:value-type="float" office:value="10145531" table:style-name="ce9">
            <text:p>10.145.531</text:p>
          </table:table-cell>
          <table:table-cell office:value-type="float" office:value="11467837" table:style-name="ce9">
            <text:p>11.467.8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6273856" table:style-name="ce9">
            <text:p>6.273.856</text:p>
          </table:table-cell>
          <table:table-cell office:value-type="float" office:value="6385478" table:style-name="ce9">
            <text:p>6.385.478</text:p>
          </table:table-cell>
          <table:table-cell office:value-type="float" office:value="53952" table:style-name="ce9">
            <text:p>53.952</text:p>
          </table:table-cell>
          <table:table-cell office:value-type="float" office:value="18257" table:style-name="ce9">
            <text:p>18.257</text:p>
          </table:table-cell>
          <table:table-cell office:value-type="float" office:value="4882856" table:style-name="ce9">
            <text:p>4.882.856</text:p>
          </table:table-cell>
          <table:table-cell office:value-type="float" office:value="7848689" table:style-name="ce9">
            <text:p>7.848.6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639417" table:style-name="ce9">
            <text:p>7.639.417</text:p>
          </table:table-cell>
          <table:table-cell office:value-type="float" office:value="4789294" table:style-name="ce9">
            <text:p>4.789.294</text:p>
          </table:table-cell>
          <table:table-cell office:value-type="float" office:value="25708" table:style-name="ce9">
            <text:p>25.708</text:p>
          </table:table-cell>
          <table:table-cell office:value-type="float" office:value="0" table:style-name="ce9">
            <text:p>0</text:p>
          </table:table-cell>
          <table:table-cell office:value-type="float" office:value="5055599" table:style-name="ce9">
            <text:p>5.055.599</text:p>
          </table:table-cell>
          <table:table-cell office:value-type="float" office:value="7398820" table:style-name="ce9">
            <text:p>7.398.8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3657714" table:style-name="ce9">
            <text:p>33.657.714</text:p>
          </table:table-cell>
          <table:table-cell office:value-type="float" office:value="34555424" table:style-name="ce9">
            <text:p>34.555.424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office:value-type="float" office:value="30518967" table:style-name="ce9">
            <text:p>30.518.967</text:p>
          </table:table-cell>
          <table:table-cell office:value-type="float" office:value="37517330" table:style-name="ce9">
            <text:p>37.517.330</text:p>
          </table:table-cell>
          <table:table-cell office:value-type="float" office:value="13764" table:style-name="ce9">
            <text:p>13.764</text:p>
          </table:table-cell>
          <table:table-cell office:value-type="float" office:value="181334" table:style-name="ce9">
            <text:p>181.33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47576289" table:style-name="ce9">
            <text:p>47.576.289</text:p>
          </table:table-cell>
          <table:table-cell office:value-type="float" office:value="36464903" table:style-name="ce9">
            <text:p>36.464.903</text:p>
          </table:table-cell>
          <table:table-cell office:value-type="float" office:value="154746" table:style-name="ce9">
            <text:p>154.746</text:p>
          </table:table-cell>
          <table:table-cell office:value-type="float" office:value="0" table:style-name="ce9">
            <text:p>0</text:p>
          </table:table-cell>
          <table:table-cell office:value-type="float" office:value="34530218" table:style-name="ce9">
            <text:p>34.530.218</text:p>
          </table:table-cell>
          <table:table-cell office:value-type="float" office:value="49592127" table:style-name="ce9">
            <text:p>49.592.127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4174423" table:style-name="ce9">
            <text:p>34.174.423</text:p>
          </table:table-cell>
          <table:table-cell office:value-type="float" office:value="25882082" table:style-name="ce9">
            <text:p>25.882.082</text:p>
          </table:table-cell>
          <table:table-cell office:value-type="float" office:value="48837" table:style-name="ce9">
            <text:p>48.837</text:p>
          </table:table-cell>
          <table:table-cell office:value-type="float" office:value="18257" table:style-name="ce9">
            <text:p>18.257</text:p>
          </table:table-cell>
          <table:table-cell office:value-type="float" office:value="29982840" table:style-name="ce9">
            <text:p>29.982.840</text:p>
          </table:table-cell>
          <table:table-cell office:value-type="float" office:value="29885832" table:style-name="ce9">
            <text:p>29.885.832</text:p>
          </table:table-cell>
          <table:table-cell office:value-type="float" office:value="0" table:style-name="ce9">
            <text:p>0</text:p>
          </table:table-cell>
          <table:table-cell office:value-type="float" office:value="254928" table:style-name="ce9">
            <text:p>254.92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4994957" table:style-name="ce9">
            <text:p>34.994.957</text:p>
          </table:table-cell>
          <table:table-cell office:value-type="float" office:value="31393780" table:style-name="ce9">
            <text:p>31.393.780</text:p>
          </table:table-cell>
          <table:table-cell office:value-type="float" office:value="51957" table:style-name="ce9">
            <text:p>51.957</text:p>
          </table:table-cell>
          <table:table-cell office:value-type="float" office:value="0" table:style-name="ce9">
            <text:p>0</text:p>
          </table:table-cell>
          <table:table-cell office:value-type="float" office:value="25674593" table:style-name="ce9">
            <text:p>25.674.593</text:p>
          </table:table-cell>
          <table:table-cell office:value-type="float" office:value="40752337" table:style-name="ce9">
            <text:p>40.752.337</text:p>
          </table:table-cell>
          <table:table-cell office:value-type="float" office:value="13764" table:style-name="ce9">
            <text:p>13.764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9401942" table:style-name="ce9">
            <text:p>9.401.942</text:p>
          </table:table-cell>
          <table:table-cell office:value-type="float" office:value="9250307" table:style-name="ce9">
            <text:p>9.250.3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56729" table:style-name="ce9">
            <text:p>7.756.729</text:p>
          </table:table-cell>
          <table:table-cell office:value-type="float" office:value="10895519" table:style-name="ce9">
            <text:p>10.895.5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661414" table:style-name="ce9">
            <text:p>1.661.414</text:p>
          </table:table-cell>
          <table:table-cell office:value-type="float" office:value="1574830" table:style-name="ce9">
            <text:p>1.574.830</text:p>
          </table:table-cell>
          <table:table-cell office:value-type="float" office:value="53952" table:style-name="ce9">
            <text:p>53.952</text:p>
          </table:table-cell>
          <table:table-cell office:value-type="float" office:value="0" table:style-name="ce9">
            <text:p>0</text:p>
          </table:table-cell>
          <table:table-cell office:value-type="float" office:value="892493" table:style-name="ce9">
            <text:p>892.493</text:p>
          </table:table-cell>
          <table:table-cell office:value-type="float" office:value="2397704" table:style-name="ce9">
            <text:p>2.397.7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773813" table:style-name="ce9">
            <text:p>773.813</text:p>
          </table:table-cell>
          <table:table-cell office:value-type="float" office:value="1778812" table:style-name="ce9">
            <text:p>1.778.8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7545" table:style-name="ce9">
            <text:p>567.545</text:p>
          </table:table-cell>
          <table:table-cell office:value-type="float" office:value="1985080" table:style-name="ce9">
            <text:p>1.985.0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27454" table:style-name="ce9">
            <text:p>227.454</text:p>
          </table:table-cell>
          <table:table-cell office:value-type="float" office:value="1140517" table:style-name="ce9">
            <text:p>1.140.5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4985" table:style-name="ce9">
            <text:p>174.985</text:p>
          </table:table-cell>
          <table:table-cell office:value-type="float" office:value="1192986" table:style-name="ce9">
            <text:p>1.192.9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532708" table:style-name="ce9">
            <text:p>532.708</text:p>
          </table:table-cell>
          <table:table-cell office:value-type="float" office:value="1732852" table:style-name="ce9">
            <text:p>1.732.852</text:p>
          </table:table-cell>
          <table:table-cell office:value-type="float" office:value="23129" table:style-name="ce9">
            <text:p>23.129</text:p>
          </table:table-cell>
          <table:table-cell office:value-type="float" office:value="0" table:style-name="ce9">
            <text:p>0</text:p>
          </table:table-cell>
          <table:table-cell office:value-type="float" office:value="264944" table:style-name="ce9">
            <text:p>264.944</text:p>
          </table:table-cell>
          <table:table-cell office:value-type="float" office:value="2023745" table:style-name="ce9">
            <text:p>2.023.7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6557720" table:style-name="ce9">
            <text:p>16.557.720</text:p>
          </table:table-cell>
          <table:table-cell office:value-type="float" office:value="37922796" table:style-name="ce9">
            <text:p>37.922.796</text:p>
          </table:table-cell>
          <table:table-cell office:value-type="float" office:value="79660" table:style-name="ce9">
            <text:p>79.660</text:p>
          </table:table-cell>
          <table:table-cell office:value-type="float" office:value="18257" table:style-name="ce9">
            <text:p>18.257</text:p>
          </table:table-cell>
          <table:table-cell office:value-type="float" office:value="10039707" table:style-name="ce9">
            <text:p>10.039.707</text:p>
          </table:table-cell>
          <table:table-cell office:value-type="float" office:value="44451369" table:style-name="ce9">
            <text:p>44.451.369</text:p>
          </table:table-cell>
          <table:table-cell office:value-type="float" office:value="13764" table:style-name="ce9">
            <text:p>13.764</text:p>
          </table:table-cell>
          <table:table-cell office:value-type="float" office:value="73594" table:style-name="ce9">
            <text:p>73.59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34934739" table:style-name="ce9">
            <text:p>34.934.739</text:p>
          </table:table-cell>
          <table:table-cell office:value-type="float" office:value="23109527" table:style-name="ce9">
            <text:p>23.109.527</text:p>
          </table:table-cell>
          <table:table-cell office:value-type="float" office:value="51957" table:style-name="ce9">
            <text:p>51.957</text:p>
          </table:table-cell>
          <table:table-cell office:value-type="float" office:value="0" table:style-name="ce9">
            <text:p>0</text:p>
          </table:table-cell>
          <table:table-cell office:value-type="float" office:value="25020237" table:style-name="ce9">
            <text:p>25.020.237</text:p>
          </table:table-cell>
          <table:table-cell office:value-type="float" office:value="32894652" table:style-name="ce9">
            <text:p>32.894.652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9208836" table:style-name="ce9">
            <text:p>29.208.836</text:p>
          </table:table-cell>
          <table:table-cell office:value-type="float" office:value="8255153" table:style-name="ce9">
            <text:p>8.255.1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724298" table:style-name="ce9">
            <text:p>29.724.298</text:p>
          </table:table-cell>
          <table:table-cell office:value-type="float" office:value="7739692" table:style-name="ce9">
            <text:p>7.739.6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4146559" table:style-name="ce9">
            <text:p>4.146.559</text:p>
          </table:table-cell>
          <table:table-cell office:value-type="float" office:value="11954743" table:style-name="ce9">
            <text:p>11.954.743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office:value-type="float" office:value="697477" table:style-name="ce9">
            <text:p>697.477</text:p>
          </table:table-cell>
          <table:table-cell office:value-type="float" office:value="15422082" table:style-name="ce9">
            <text:p>15.422.0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4901740" table:style-name="ce9">
            <text:p>14.901.740</text:p>
          </table:table-cell>
          <table:table-cell office:value-type="float" office:value="11388801" table:style-name="ce9">
            <text:p>11.388.801</text:p>
          </table:table-cell>
          <table:table-cell office:value-type="float" office:value="105909" table:style-name="ce9">
            <text:p>105.909</text:p>
          </table:table-cell>
          <table:table-cell office:value-type="float" office:value="0" table:style-name="ce9">
            <text:p>0</text:p>
          </table:table-cell>
          <table:table-cell office:value-type="float" office:value="11849254" table:style-name="ce9">
            <text:p>11.849.254</text:p>
          </table:table-cell>
          <table:table-cell office:value-type="float" office:value="14365862" table:style-name="ce9">
            <text:p>14.365.862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5897907" table:style-name="ce9">
            <text:p>15.897.907</text:p>
          </table:table-cell>
          <table:table-cell office:value-type="float" office:value="10066173" table:style-name="ce9">
            <text:p>10.066.1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98294" table:style-name="ce9">
            <text:p>15.298.294</text:p>
          </table:table-cell>
          <table:table-cell office:value-type="float" office:value="10665787" table:style-name="ce9">
            <text:p>10.665.7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6468814" table:style-name="ce9">
            <text:p>16.468.814</text:p>
          </table:table-cell>
          <table:table-cell office:value-type="float" office:value="12504920" table:style-name="ce9">
            <text:p>12.504.9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759149" table:style-name="ce9">
            <text:p>15.759.149</text:p>
          </table:table-cell>
          <table:table-cell office:value-type="float" office:value="13200821" table:style-name="ce9">
            <text:p>13.200.821</text:p>
          </table:table-cell>
          <table:table-cell office:value-type="float" office:value="13764" table:style-name="ce9">
            <text:p>13.7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0173322" table:style-name="ce9">
            <text:p>20.173.322</text:p>
          </table:table-cell>
          <table:table-cell office:value-type="float" office:value="15267321" table:style-name="ce9">
            <text:p>15.267.321</text:p>
          </table:table-cell>
          <table:table-cell office:value-type="float" office:value="23129" table:style-name="ce9">
            <text:p>23.129</text:p>
          </table:table-cell>
          <table:table-cell office:value-type="float" office:value="0" table:style-name="ce9">
            <text:p>0</text:p>
          </table:table-cell>
          <table:table-cell office:value-type="float" office:value="14635069" table:style-name="ce9">
            <text:p>14.635.069</text:p>
          </table:table-cell>
          <table:table-cell office:value-type="float" office:value="20755109" table:style-name="ce9">
            <text:p>20.755.109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9645661" table:style-name="ce9">
            <text:p>9.645.661</text:p>
          </table:table-cell>
          <table:table-cell office:value-type="float" office:value="9838369" table:style-name="ce9">
            <text:p>9.838.369</text:p>
          </table:table-cell>
          <table:table-cell office:value-type="float" office:value="25708" table:style-name="ce9">
            <text:p>25.708</text:p>
          </table:table-cell>
          <table:table-cell office:value-type="float" office:value="0" table:style-name="ce9">
            <text:p>0</text:p>
          </table:table-cell>
          <table:table-cell office:value-type="float" office:value="6809941" table:style-name="ce9">
            <text:p>6.809.941</text:p>
          </table:table-cell>
          <table:table-cell office:value-type="float" office:value="12699797" table:style-name="ce9">
            <text:p>12.699.7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7041479" table:style-name="ce9">
            <text:p>17.041.479</text:p>
          </table:table-cell>
          <table:table-cell office:value-type="float" office:value="22751109" table:style-name="ce9">
            <text:p>22.751.109</text:p>
          </table:table-cell>
          <table:table-cell office:value-type="float" office:value="154746" table:style-name="ce9">
            <text:p>154.746</text:p>
          </table:table-cell>
          <table:table-cell office:value-type="float" office:value="0" table:style-name="ce9">
            <text:p>0</text:p>
          </table:table-cell>
          <table:table-cell office:value-type="float" office:value="10123987" table:style-name="ce9">
            <text:p>10.123.987</text:p>
          </table:table-cell>
          <table:table-cell office:value-type="float" office:value="29823347" table:style-name="ce9">
            <text:p>29.823.3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8174056" table:style-name="ce9">
            <text:p>18.174.056</text:p>
          </table:table-cell>
          <table:table-cell office:value-type="float" office:value="19338509" table:style-name="ce9">
            <text:p>19.338.5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28208" table:style-name="ce9">
            <text:p>12.528.208</text:p>
          </table:table-cell>
          <table:table-cell office:value-type="float" office:value="24729429" table:style-name="ce9">
            <text:p>24.729.429</text:p>
          </table:table-cell>
          <table:table-cell office:value-type="float" office:value="0" table:style-name="ce9">
            <text:p>0</text:p>
          </table:table-cell>
          <table:table-cell office:value-type="float" office:value="254928" table:style-name="ce9">
            <text:p>254.92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6697105" table:style-name="ce9">
            <text:p>16.697.105</text:p>
          </table:table-cell>
          <table:table-cell office:value-type="float" office:value="11363505" table:style-name="ce9">
            <text:p>11.363.5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934157" table:style-name="ce9">
            <text:p>14.934.157</text:p>
          </table:table-cell>
          <table:table-cell office:value-type="float" office:value="13126453" table:style-name="ce9">
            <text:p>13.126.4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1889545" table:style-name="ce9">
            <text:p>11.889.545</text:p>
          </table:table-cell>
          <table:table-cell office:value-type="float" office:value="8159110" table:style-name="ce9">
            <text:p>8.159.1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018395" table:style-name="ce9">
            <text:p>12.018.395</text:p>
          </table:table-cell>
          <table:table-cell office:value-type="float" office:value="8030260" table:style-name="ce9">
            <text:p>8.030.2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386660" table:style-name="ce9">
            <text:p>8.386.660</text:p>
          </table:table-cell>
          <table:table-cell office:value-type="float" office:value="1762576" table:style-name="ce9">
            <text:p>1.762.5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130727" table:style-name="ce9">
            <text:p>7.130.727</text:p>
          </table:table-cell>
          <table:table-cell office:value-type="float" office:value="3018509" table:style-name="ce9">
            <text:p>3.018.5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4711399" table:style-name="ce9">
            <text:p>4.711.399</text:p>
          </table:table-cell>
          <table:table-cell office:value-type="float" office:value="1127989" table:style-name="ce9">
            <text:p>1.127.9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34749" table:style-name="ce9">
            <text:p>5.234.749</text:p>
          </table:table-cell>
          <table:table-cell office:value-type="float" office:value="604639" table:style-name="ce9">
            <text:p>604.6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225604" table:style-name="ce9">
            <text:p>1.225.604</text:p>
          </table:table-cell>
          <table:table-cell office:value-type="float" office:value="1000174" table:style-name="ce9">
            <text:p>1.000.1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818" table:style-name="ce9">
            <text:p>152.818</text:p>
          </table:table-cell>
          <table:table-cell office:value-type="float" office:value="2059196" table:style-name="ce9">
            <text:p>2.059.196</text:p>
          </table:table-cell>
          <table:table-cell office:value-type="float" office:value="13764" table:style-name="ce9">
            <text:p>13.7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353050" table:style-name="ce9">
            <text:p>1.353.050</text:p>
          </table:table-cell>
          <table:table-cell office:value-type="float" office:value="3710107" table:style-name="ce9">
            <text:p>3.710.107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office:value-type="float" office:value="1442490" table:style-name="ce9">
            <text:p>1.442.490</text:p>
          </table:table-cell>
          <table:table-cell office:value-type="float" office:value="3638924" table:style-name="ce9">
            <text:p>3.638.9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755105" table:style-name="ce9">
            <text:p>1.755.105</text:p>
          </table:table-cell>
          <table:table-cell office:value-type="float" office:value="1807248" table:style-name="ce9">
            <text:p>1.807.2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83654" table:style-name="ce9">
            <text:p>1.483.654</text:p>
          </table:table-cell>
          <table:table-cell office:value-type="float" office:value="2078700" table:style-name="ce9">
            <text:p>2.078.7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315165" table:style-name="ce9">
            <text:p>5.315.165</text:p>
          </table:table-cell>
          <table:table-cell office:value-type="float" office:value="759119" table:style-name="ce9">
            <text:p>759.1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20289" table:style-name="ce9">
            <text:p>5.220.289</text:p>
          </table:table-cell>
          <table:table-cell office:value-type="float" office:value="853996" table:style-name="ce9">
            <text:p>853.9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2521738" table:style-name="ce9">
            <text:p>22.521.738</text:p>
          </table:table-cell>
          <table:table-cell office:value-type="float" office:value="11923376" table:style-name="ce9">
            <text:p>11.923.3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461765" table:style-name="ce9">
            <text:p>21.461.765</text:p>
          </table:table-cell>
          <table:table-cell office:value-type="float" office:value="12983348" table:style-name="ce9">
            <text:p>12.983.3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769255" table:style-name="ce9">
            <text:p>36.769.255</text:p>
          </table:table-cell>
          <table:table-cell office:value-type="float" office:value="32216489" table:style-name="ce9">
            <text:p>32.216.489</text:p>
          </table:table-cell>
          <table:table-cell office:value-type="float" office:value="25708" table:style-name="ce9">
            <text:p>25.708</text:p>
          </table:table-cell>
          <table:table-cell office:value-type="float" office:value="0" table:style-name="ce9">
            <text:p>0</text:p>
          </table:table-cell>
          <table:table-cell office:value-type="float" office:value="30212562" table:style-name="ce9">
            <text:p>30.212.562</text:p>
          </table:table-cell>
          <table:table-cell office:value-type="float" office:value="38617556" table:style-name="ce9">
            <text:p>38.617.556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6627845" table:style-name="ce9">
            <text:p>16.627.845</text:p>
          </table:table-cell>
          <table:table-cell office:value-type="float" office:value="26121344" table:style-name="ce9">
            <text:p>26.121.344</text:p>
          </table:table-cell>
          <table:table-cell office:value-type="float" office:value="129038" table:style-name="ce9">
            <text:p>129.038</text:p>
          </table:table-cell>
          <table:table-cell office:value-type="float" office:value="18257" table:style-name="ce9">
            <text:p>18.257</text:p>
          </table:table-cell>
          <table:table-cell office:value-type="float" office:value="8154569" table:style-name="ce9">
            <text:p>8.154.569</text:p>
          </table:table-cell>
          <table:table-cell office:value-type="float" office:value="34654558" table:style-name="ce9">
            <text:p>34.654.558</text:p>
          </table:table-cell>
          <table:table-cell office:value-type="float" office:value="13764" table:style-name="ce9">
            <text:p>13.764</text:p>
          </table:table-cell>
          <table:table-cell office:value-type="float" office:value="73594" table:style-name="ce9">
            <text:p>73.59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53124655" table:style-name="ce9">
            <text:p>53.124.655</text:p>
          </table:table-cell>
          <table:table-cell office:value-type="float" office:value="34153234" table:style-name="ce9">
            <text:p>34.153.2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7964932" table:style-name="ce9">
            <text:p>47.964.932</text:p>
          </table:table-cell>
          <table:table-cell office:value-type="float" office:value="39312958" table:style-name="ce9">
            <text:p>39.312.9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8109348" table:style-name="ce9">
            <text:p>28.109.348</text:p>
          </table:table-cell>
          <table:table-cell office:value-type="float" office:value="36867094" table:style-name="ce9">
            <text:p>36.867.094</text:p>
          </table:table-cell>
          <table:table-cell office:value-type="float" office:value="154746" table:style-name="ce9">
            <text:p>154.746</text:p>
          </table:table-cell>
          <table:table-cell office:value-type="float" office:value="18257" table:style-name="ce9">
            <text:p>18.257</text:p>
          </table:table-cell>
          <table:table-cell office:value-type="float" office:value="17084253" table:style-name="ce9">
            <text:p>17.084.253</text:p>
          </table:table-cell>
          <table:table-cell office:value-type="float" office:value="47796500" table:style-name="ce9">
            <text:p>47.796.500</text:p>
          </table:table-cell>
          <table:table-cell office:value-type="float" office:value="13764" table:style-name="ce9">
            <text:p>13.764</text:p>
          </table:table-cell>
          <table:table-cell office:value-type="float" office:value="254928" table:style-name="ce9">
            <text:p>254.928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USUARIOS DE INTERNET, POR ACTIVIDADES REALIZADAS EN INTERNET - MULTIME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Escuchó música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Vio videos, programas, películas o serie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Leyó periódicos, revistas o noticia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Vio o escuchó transmisiones de audio o vídeo en tiempo real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11073870" table:style-name="ce9">
            <text:p>111.073.870</text:p>
          </table:table-cell>
          <table:table-cell office:value-type="float" office:value="41353465" table:style-name="ce9">
            <text:p>41.353.4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7357862" table:style-name="ce9">
            <text:p>117.357.862</text:p>
          </table:table-cell>
          <table:table-cell office:value-type="float" office:value="35010206" table:style-name="ce9">
            <text:p>35.010.206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97686114" table:style-name="ce9">
            <text:p>97.686.114</text:p>
          </table:table-cell>
          <table:table-cell office:value-type="float" office:value="54656016" table:style-name="ce9">
            <text:p>54.656.016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84468116" table:style-name="ce9">
            <text:p>84.468.116</text:p>
          </table:table-cell>
          <table:table-cell office:value-type="float" office:value="67866852" table:style-name="ce9">
            <text:p>67.866.852</text:p>
          </table:table-cell>
          <table:table-cell office:value-type="float" office:value="38340" table:style-name="ce9">
            <text:p>38.340</text:p>
          </table:table-cell>
          <table:table-cell office:value-type="float" office:value="54027" table:style-name="ce9">
            <text:p>54.027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9835538" table:style-name="ce9">
            <text:p>99.835.538</text:p>
          </table:table-cell>
          <table:table-cell office:value-type="float" office:value="34749165" table:style-name="ce9">
            <text:p>34.749.1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7047408" table:style-name="ce9">
            <text:p>107.047.408</text:p>
          </table:table-cell>
          <table:table-cell office:value-type="float" office:value="27478028" table:style-name="ce9">
            <text:p>27.478.028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89045188" table:style-name="ce9">
            <text:p>89.045.188</text:p>
          </table:table-cell>
          <table:table-cell office:value-type="float" office:value="45454311" table:style-name="ce9">
            <text:p>45.454.311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76254317" table:style-name="ce9">
            <text:p>76.254.317</text:p>
          </table:table-cell>
          <table:table-cell office:value-type="float" office:value="58256276" table:style-name="ce9">
            <text:p>58.256.276</text:p>
          </table:table-cell>
          <table:table-cell office:value-type="float" office:value="38340" table:style-name="ce9">
            <text:p>38.340</text:p>
          </table:table-cell>
          <table:table-cell office:value-type="float" office:value="35770" table:style-name="ce9">
            <text:p>35.77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238331" table:style-name="ce9">
            <text:p>11.238.331</text:p>
          </table:table-cell>
          <table:table-cell office:value-type="float" office:value="6604301" table:style-name="ce9">
            <text:p>6.604.3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310454" table:style-name="ce9">
            <text:p>10.310.454</text:p>
          </table:table-cell>
          <table:table-cell office:value-type="float" office:value="7532178" table:style-name="ce9">
            <text:p>7.532.1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640926" table:style-name="ce9">
            <text:p>8.640.926</text:p>
          </table:table-cell>
          <table:table-cell office:value-type="float" office:value="9201706" table:style-name="ce9">
            <text:p>9.201.7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213798" table:style-name="ce9">
            <text:p>8.213.798</text:p>
          </table:table-cell>
          <table:table-cell office:value-type="float" office:value="9610576" table:style-name="ce9">
            <text:p>9.610.576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8738833" table:style-name="ce9">
            <text:p>48.738.833</text:p>
          </table:table-cell>
          <table:table-cell office:value-type="float" office:value="16708087" table:style-name="ce9">
            <text:p>16.708.0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087103" table:style-name="ce9">
            <text:p>53.087.103</text:p>
          </table:table-cell>
          <table:table-cell office:value-type="float" office:value="12300550" table:style-name="ce9">
            <text:p>12.300.550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45344159" table:style-name="ce9">
            <text:p>45.344.159</text:p>
          </table:table-cell>
          <table:table-cell office:value-type="float" office:value="20094104" table:style-name="ce9">
            <text:p>20.094.104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38204681" table:style-name="ce9">
            <text:p>38.204.681</text:p>
          </table:table-cell>
          <table:table-cell office:value-type="float" office:value="27206469" table:style-name="ce9">
            <text:p>27.206.469</text:p>
          </table:table-cell>
          <table:table-cell office:value-type="float" office:value="0" table:style-name="ce9">
            <text:p>0</text:p>
          </table:table-cell>
          <table:table-cell office:value-type="float" office:value="35770" table:style-name="ce9">
            <text:p>35.77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8556767" table:style-name="ce9">
            <text:p>28.556.767</text:p>
          </table:table-cell>
          <table:table-cell office:value-type="float" office:value="11624316" table:style-name="ce9">
            <text:p>11.624.3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269465" table:style-name="ce9">
            <text:p>29.269.465</text:p>
          </table:table-cell>
          <table:table-cell office:value-type="float" office:value="10911618" table:style-name="ce9">
            <text:p>10.911.6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90046" table:style-name="ce9">
            <text:p>22.790.046</text:p>
          </table:table-cell>
          <table:table-cell office:value-type="float" office:value="17391037" table:style-name="ce9">
            <text:p>17.391.0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806642" table:style-name="ce9">
            <text:p>20.806.642</text:p>
          </table:table-cell>
          <table:table-cell office:value-type="float" office:value="19362443" table:style-name="ce9">
            <text:p>19.362.443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5291014" table:style-name="ce9">
            <text:p>15.291.014</text:p>
          </table:table-cell>
          <table:table-cell office:value-type="float" office:value="6322353" table:style-name="ce9">
            <text:p>6.322.3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289592" table:style-name="ce9">
            <text:p>16.289.592</text:p>
          </table:table-cell>
          <table:table-cell office:value-type="float" office:value="5323775" table:style-name="ce9">
            <text:p>5.323.7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876430" table:style-name="ce9">
            <text:p>13.876.430</text:p>
          </table:table-cell>
          <table:table-cell office:value-type="float" office:value="7736938" table:style-name="ce9">
            <text:p>7.736.9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960936" table:style-name="ce9">
            <text:p>12.960.936</text:p>
          </table:table-cell>
          <table:table-cell office:value-type="float" office:value="8652431" table:style-name="ce9">
            <text:p>8.652.4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651020" table:style-name="ce9">
            <text:p>9.651.020</text:p>
          </table:table-cell>
          <table:table-cell office:value-type="float" office:value="3080524" table:style-name="ce9">
            <text:p>3.080.5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604255" table:style-name="ce9">
            <text:p>9.604.255</text:p>
          </table:table-cell>
          <table:table-cell office:value-type="float" office:value="3127290" table:style-name="ce9">
            <text:p>3.127.2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43822" table:style-name="ce9">
            <text:p>7.543.822</text:p>
          </table:table-cell>
          <table:table-cell office:value-type="float" office:value="5187722" table:style-name="ce9">
            <text:p>5.187.7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99550" table:style-name="ce9">
            <text:p>6.399.550</text:p>
          </table:table-cell>
          <table:table-cell office:value-type="float" office:value="6313737" table:style-name="ce9">
            <text:p>6.313.737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836235" table:style-name="ce9">
            <text:p>8.836.235</text:p>
          </table:table-cell>
          <table:table-cell office:value-type="float" office:value="3618184" table:style-name="ce9">
            <text:p>3.618.1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107447" table:style-name="ce9">
            <text:p>9.107.447</text:p>
          </table:table-cell>
          <table:table-cell office:value-type="float" office:value="3346972" table:style-name="ce9">
            <text:p>3.346.9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131657" table:style-name="ce9">
            <text:p>8.131.657</text:p>
          </table:table-cell>
          <table:table-cell office:value-type="float" office:value="4246215" table:style-name="ce9">
            <text:p>4.246.215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6096306" table:style-name="ce9">
            <text:p>6.096.306</text:p>
          </table:table-cell>
          <table:table-cell office:value-type="float" office:value="6331772" table:style-name="ce9">
            <text:p>6.331.772</text:p>
          </table:table-cell>
          <table:table-cell office:value-type="float" office:value="26341" table:style-name="ce9">
            <text:p>26.341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3178591" table:style-name="ce9">
            <text:p>53.178.591</text:p>
          </table:table-cell>
          <table:table-cell office:value-type="float" office:value="15052805" table:style-name="ce9">
            <text:p>15.052.8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967051" table:style-name="ce9">
            <text:p>53.967.051</text:p>
          </table:table-cell>
          <table:table-cell office:value-type="float" office:value="14205077" table:style-name="ce9">
            <text:p>14.205.077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43708078" table:style-name="ce9">
            <text:p>43.708.078</text:p>
          </table:table-cell>
          <table:table-cell office:value-type="float" office:value="24523317" table:style-name="ce9">
            <text:p>24.523.3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280651" table:style-name="ce9">
            <text:p>40.280.651</text:p>
          </table:table-cell>
          <table:table-cell office:value-type="float" office:value="27920489" table:style-name="ce9">
            <text:p>27.920.489</text:p>
          </table:table-cell>
          <table:table-cell office:value-type="float" office:value="11998" table:style-name="ce9">
            <text:p>11.998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7895278" table:style-name="ce9">
            <text:p>57.895.278</text:p>
          </table:table-cell>
          <table:table-cell office:value-type="float" office:value="26300661" table:style-name="ce9">
            <text:p>26.300.6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3390811" table:style-name="ce9">
            <text:p>63.390.811</text:p>
          </table:table-cell>
          <table:table-cell office:value-type="float" office:value="20805128" table:style-name="ce9">
            <text:p>20.805.1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978035" table:style-name="ce9">
            <text:p>53.978.035</text:p>
          </table:table-cell>
          <table:table-cell office:value-type="float" office:value="30132699" table:style-name="ce9">
            <text:p>30.132.699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44187465" table:style-name="ce9">
            <text:p>44.187.465</text:p>
          </table:table-cell>
          <table:table-cell office:value-type="float" office:value="39946363" table:style-name="ce9">
            <text:p>39.946.363</text:p>
          </table:table-cell>
          <table:table-cell office:value-type="float" office:value="26341" table:style-name="ce9">
            <text:p>26.341</text:p>
          </table:table-cell>
          <table:table-cell office:value-type="float" office:value="35770" table:style-name="ce9">
            <text:p>35.77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2686933" table:style-name="ce9">
            <text:p>42.686.933</text:p>
          </table:table-cell>
          <table:table-cell office:value-type="float" office:value="17436666" table:style-name="ce9">
            <text:p>17.436.6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177689" table:style-name="ce9">
            <text:p>48.177.689</text:p>
          </table:table-cell>
          <table:table-cell office:value-type="float" office:value="11945911" table:style-name="ce9">
            <text:p>11.945.9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356428" table:style-name="ce9">
            <text:p>41.356.428</text:p>
          </table:table-cell>
          <table:table-cell office:value-type="float" office:value="18758515" table:style-name="ce9">
            <text:p>18.758.515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35517557" table:style-name="ce9">
            <text:p>35.517.557</text:p>
          </table:table-cell>
          <table:table-cell office:value-type="float" office:value="24552015" table:style-name="ce9">
            <text:p>24.552.015</text:p>
          </table:table-cell>
          <table:table-cell office:value-type="float" office:value="0" table:style-name="ce9">
            <text:p>0</text:p>
          </table:table-cell>
          <table:table-cell office:value-type="float" office:value="54027" table:style-name="ce9">
            <text:p>54.02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8935534" table:style-name="ce9">
            <text:p>48.935.534</text:p>
          </table:table-cell>
          <table:table-cell office:value-type="float" office:value="17505159" table:style-name="ce9">
            <text:p>17.505.1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226113" table:style-name="ce9">
            <text:p>50.226.113</text:p>
          </table:table-cell>
          <table:table-cell office:value-type="float" office:value="16214581" table:style-name="ce9">
            <text:p>16.214.5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679705" table:style-name="ce9">
            <text:p>39.679.705</text:p>
          </table:table-cell>
          <table:table-cell office:value-type="float" office:value="26760989" table:style-name="ce9">
            <text:p>26.760.9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4535864" table:style-name="ce9">
            <text:p>34.535.864</text:p>
          </table:table-cell>
          <table:table-cell office:value-type="float" office:value="31866490" table:style-name="ce9">
            <text:p>31.866.490</text:p>
          </table:table-cell>
          <table:table-cell office:value-type="float" office:value="38340" table:style-name="ce9">
            <text:p>38.34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4164951" table:style-name="ce9">
            <text:p>14.164.951</text:p>
          </table:table-cell>
          <table:table-cell office:value-type="float" office:value="4487298" table:style-name="ce9">
            <text:p>4.487.2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909370" table:style-name="ce9">
            <text:p>13.909.370</text:p>
          </table:table-cell>
          <table:table-cell office:value-type="float" office:value="4742878" table:style-name="ce9">
            <text:p>4.742.8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453197" table:style-name="ce9">
            <text:p>12.453.197</text:p>
          </table:table-cell>
          <table:table-cell office:value-type="float" office:value="6122504" table:style-name="ce9">
            <text:p>6.122.50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0912815" table:style-name="ce9">
            <text:p>10.912.815</text:p>
          </table:table-cell>
          <table:table-cell office:value-type="float" office:value="7739433" table:style-name="ce9">
            <text:p>7.739.4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2663713" table:style-name="ce9">
            <text:p>2.663.713</text:p>
          </table:table-cell>
          <table:table-cell office:value-type="float" office:value="626483" table:style-name="ce9">
            <text:p>626.4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67548" table:style-name="ce9">
            <text:p>2.267.548</text:p>
          </table:table-cell>
          <table:table-cell office:value-type="float" office:value="963381" table:style-name="ce9">
            <text:p>963.381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1863458" table:style-name="ce9">
            <text:p>1.863.458</text:p>
          </table:table-cell>
          <table:table-cell office:value-type="float" office:value="1426738" table:style-name="ce9">
            <text:p>1.426.7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25861" table:style-name="ce9">
            <text:p>1.825.861</text:p>
          </table:table-cell>
          <table:table-cell office:value-type="float" office:value="1464336" table:style-name="ce9">
            <text:p>1.464.3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900350" table:style-name="ce9">
            <text:p>1.900.350</text:p>
          </table:table-cell>
          <table:table-cell office:value-type="float" office:value="652275" table:style-name="ce9">
            <text:p>652.2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66989" table:style-name="ce9">
            <text:p>1.966.989</text:p>
          </table:table-cell>
          <table:table-cell office:value-type="float" office:value="585636" table:style-name="ce9">
            <text:p>585.6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82581" table:style-name="ce9">
            <text:p>1.782.581</text:p>
          </table:table-cell>
          <table:table-cell office:value-type="float" office:value="770044" table:style-name="ce9">
            <text:p>770.0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23800" table:style-name="ce9">
            <text:p>1.123.800</text:p>
          </table:table-cell>
          <table:table-cell office:value-type="float" office:value="1428825" table:style-name="ce9">
            <text:p>1.428.8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22388" table:style-name="ce9">
            <text:p>722.388</text:p>
          </table:table-cell>
          <table:table-cell office:value-type="float" office:value="645583" table:style-name="ce9">
            <text:p>645.5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10152" table:style-name="ce9">
            <text:p>810.152</text:p>
          </table:table-cell>
          <table:table-cell office:value-type="float" office:value="557818" table:style-name="ce9">
            <text:p>557.8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0745" table:style-name="ce9">
            <text:p>550.745</text:p>
          </table:table-cell>
          <table:table-cell office:value-type="float" office:value="817226" table:style-name="ce9">
            <text:p>817.2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2217" table:style-name="ce9">
            <text:p>552.217</text:p>
          </table:table-cell>
          <table:table-cell office:value-type="float" office:value="815753" table:style-name="ce9">
            <text:p>815.7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667834" table:style-name="ce9">
            <text:p>1.667.834</text:p>
          </table:table-cell>
          <table:table-cell office:value-type="float" office:value="620854" table:style-name="ce9">
            <text:p>620.85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562535" table:style-name="ce9">
            <text:p>1.562.535</text:p>
          </table:table-cell>
          <table:table-cell office:value-type="float" office:value="726154" table:style-name="ce9">
            <text:p>726.1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9890" table:style-name="ce9">
            <text:p>359.890</text:p>
          </table:table-cell>
          <table:table-cell office:value-type="float" office:value="1928799" table:style-name="ce9">
            <text:p>1.928.7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26636" table:style-name="ce9">
            <text:p>526.636</text:p>
          </table:table-cell>
          <table:table-cell office:value-type="float" office:value="1762053" table:style-name="ce9">
            <text:p>1.762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5486631" table:style-name="ce9">
            <text:p>35.486.631</text:p>
          </table:table-cell>
          <table:table-cell office:value-type="float" office:value="19091803" table:style-name="ce9">
            <text:p>19.091.8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461648" table:style-name="ce9">
            <text:p>36.461.648</text:p>
          </table:table-cell>
          <table:table-cell office:value-type="float" office:value="18116786" table:style-name="ce9">
            <text:p>18.116.78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610132" table:style-name="ce9">
            <text:p>24.610.132</text:p>
          </table:table-cell>
          <table:table-cell office:value-type="float" office:value="29891754" table:style-name="ce9">
            <text:p>29.891.75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22283431" table:style-name="ce9">
            <text:p>22.283.431</text:p>
          </table:table-cell>
          <table:table-cell office:value-type="float" office:value="32214634" table:style-name="ce9">
            <text:p>32.214.634</text:p>
          </table:table-cell>
          <table:table-cell office:value-type="float" office:value="26341" table:style-name="ce9">
            <text:p>26.341</text:p>
          </table:table-cell>
          <table:table-cell office:value-type="float" office:value="54027" table:style-name="ce9">
            <text:p>54.02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4707313" table:style-name="ce9">
            <text:p>44.707.313</text:p>
          </table:table-cell>
          <table:table-cell office:value-type="float" office:value="13388910" table:style-name="ce9">
            <text:p>13.388.9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311500" table:style-name="ce9">
            <text:p>46.311.500</text:p>
          </table:table-cell>
          <table:table-cell office:value-type="float" office:value="11784722" table:style-name="ce9">
            <text:p>11.784.7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465658" table:style-name="ce9">
            <text:p>40.465.658</text:p>
          </table:table-cell>
          <table:table-cell office:value-type="float" office:value="17621908" table:style-name="ce9">
            <text:p>17.621.908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33030646" table:style-name="ce9">
            <text:p>33.030.646</text:p>
          </table:table-cell>
          <table:table-cell office:value-type="float" office:value="25053578" table:style-name="ce9">
            <text:p>25.053.578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9212092" table:style-name="ce9">
            <text:p>29.212.092</text:p>
          </table:table-cell>
          <table:table-cell office:value-type="float" office:value="8251898" table:style-name="ce9">
            <text:p>8.251.8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022179" table:style-name="ce9">
            <text:p>33.022.179</text:p>
          </table:table-cell>
          <table:table-cell office:value-type="float" office:value="4382544" table:style-name="ce9">
            <text:p>4.382.544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32250434" table:style-name="ce9">
            <text:p>32.250.434</text:p>
          </table:table-cell>
          <table:table-cell office:value-type="float" office:value="5213556" table:style-name="ce9">
            <text:p>5.213.5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627402" table:style-name="ce9">
            <text:p>28.627.402</text:p>
          </table:table-cell>
          <table:table-cell office:value-type="float" office:value="8836587" table:style-name="ce9">
            <text:p>8.836.5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3992966" table:style-name="ce9">
            <text:p>13.992.966</text:p>
          </table:table-cell>
          <table:table-cell office:value-type="float" office:value="2126593" table:style-name="ce9">
            <text:p>2.126.5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408894" table:style-name="ce9">
            <text:p>14.408.894</text:p>
          </table:table-cell>
          <table:table-cell office:value-type="float" office:value="1710666" table:style-name="ce9">
            <text:p>1.710.6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94750" table:style-name="ce9">
            <text:p>7.194.750</text:p>
          </table:table-cell>
          <table:table-cell office:value-type="float" office:value="8848261" table:style-name="ce9">
            <text:p>8.848.261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9087691" table:style-name="ce9">
            <text:p>9.087.691</text:p>
          </table:table-cell>
          <table:table-cell office:value-type="float" office:value="7013611" table:style-name="ce9">
            <text:p>7.013.611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3202587" table:style-name="ce9">
            <text:p>23.202.587</text:p>
          </table:table-cell>
          <table:table-cell office:value-type="float" office:value="3193864" table:style-name="ce9">
            <text:p>3.193.8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665911" table:style-name="ce9">
            <text:p>22.665.911</text:p>
          </table:table-cell>
          <table:table-cell office:value-type="float" office:value="3730539" table:style-name="ce9">
            <text:p>3.730.53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957458" table:style-name="ce9">
            <text:p>18.957.458</text:p>
          </table:table-cell>
          <table:table-cell office:value-type="float" office:value="7438993" table:style-name="ce9">
            <text:p>7.438.9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791559" table:style-name="ce9">
            <text:p>17.791.559</text:p>
          </table:table-cell>
          <table:table-cell office:value-type="float" office:value="8592894" table:style-name="ce9">
            <text:p>8.592.894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2147611" table:style-name="ce9">
            <text:p>22.147.611</text:p>
          </table:table-cell>
          <table:table-cell office:value-type="float" office:value="3816470" table:style-name="ce9">
            <text:p>3.816.4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714969" table:style-name="ce9">
            <text:p>21.714.969</text:p>
          </table:table-cell>
          <table:table-cell office:value-type="float" office:value="4249111" table:style-name="ce9">
            <text:p>4.249.1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231608" table:style-name="ce9">
            <text:p>19.231.608</text:p>
          </table:table-cell>
          <table:table-cell office:value-type="float" office:value="6732473" table:style-name="ce9">
            <text:p>6.732.4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511654" table:style-name="ce9">
            <text:p>16.511.654</text:p>
          </table:table-cell>
          <table:table-cell office:value-type="float" office:value="9452427" table:style-name="ce9">
            <text:p>9.452.4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2866131" table:style-name="ce9">
            <text:p>22.866.131</text:p>
          </table:table-cell>
          <table:table-cell office:value-type="float" office:value="6107603" table:style-name="ce9">
            <text:p>6.107.6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922975" table:style-name="ce9">
            <text:p>23.922.975</text:p>
          </table:table-cell>
          <table:table-cell office:value-type="float" office:value="5050759" table:style-name="ce9">
            <text:p>5.050.7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952260" table:style-name="ce9">
            <text:p>21.952.260</text:p>
          </table:table-cell>
          <table:table-cell office:value-type="float" office:value="7021474" table:style-name="ce9">
            <text:p>7.021.4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708706" table:style-name="ce9">
            <text:p>15.708.706</text:p>
          </table:table-cell>
          <table:table-cell office:value-type="float" office:value="13265028" table:style-name="ce9">
            <text:p>13.265.0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0496472" table:style-name="ce9">
            <text:p>20.496.472</text:p>
          </table:table-cell>
          <table:table-cell office:value-type="float" office:value="14967301" table:style-name="ce9">
            <text:p>14.967.3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391195" table:style-name="ce9">
            <text:p>23.391.195</text:p>
          </table:table-cell>
          <table:table-cell office:value-type="float" office:value="12013311" table:style-name="ce9">
            <text:p>12.013.311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20118445" table:style-name="ce9">
            <text:p>20.118.445</text:p>
          </table:table-cell>
          <table:table-cell office:value-type="float" office:value="15345327" table:style-name="ce9">
            <text:p>15.345.3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951432" table:style-name="ce9">
            <text:p>16.951.432</text:p>
          </table:table-cell>
          <table:table-cell office:value-type="float" office:value="18476570" table:style-name="ce9">
            <text:p>18.476.570</text:p>
          </table:table-cell>
          <table:table-cell office:value-type="float" office:value="0" table:style-name="ce9">
            <text:p>0</text:p>
          </table:table-cell>
          <table:table-cell office:value-type="float" office:value="35770" table:style-name="ce9">
            <text:p>35.77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8368103" table:style-name="ce9">
            <text:p>8.368.103</text:p>
          </table:table-cell>
          <table:table-cell office:value-type="float" office:value="11141635" table:style-name="ce9">
            <text:p>11.141.6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253918" table:style-name="ce9">
            <text:p>11.253.918</text:p>
          </table:table-cell>
          <table:table-cell office:value-type="float" office:value="8255820" table:style-name="ce9">
            <text:p>8.255.8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231593" table:style-name="ce9">
            <text:p>10.231.593</text:p>
          </table:table-cell>
          <table:table-cell office:value-type="float" office:value="9269488" table:style-name="ce9">
            <text:p>9.269.488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8417074" table:style-name="ce9">
            <text:p>8.417.074</text:p>
          </table:table-cell>
          <table:table-cell office:value-type="float" office:value="11066322" table:style-name="ce9">
            <text:p>11.066.322</text:p>
          </table:table-cell>
          <table:table-cell office:value-type="float" office:value="26341" table:style-name="ce9">
            <text:p>26.341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6423383" table:style-name="ce9">
            <text:p>26.423.383</text:p>
          </table:table-cell>
          <table:table-cell office:value-type="float" office:value="13523952" table:style-name="ce9">
            <text:p>13.523.9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058003" table:style-name="ce9">
            <text:p>26.058.003</text:p>
          </table:table-cell>
          <table:table-cell office:value-type="float" office:value="13889331" table:style-name="ce9">
            <text:p>13.889.3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056844" table:style-name="ce9">
            <text:p>20.056.844</text:p>
          </table:table-cell>
          <table:table-cell office:value-type="float" office:value="19881834" table:style-name="ce9">
            <text:p>19.881.834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16188840" table:style-name="ce9">
            <text:p>16.188.840</text:p>
          </table:table-cell>
          <table:table-cell office:value-type="float" office:value="23720155" table:style-name="ce9">
            <text:p>23.720.155</text:p>
          </table:table-cell>
          <table:table-cell office:value-type="float" office:value="38340" table:style-name="ce9">
            <text:p>38.34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7743799" table:style-name="ce9">
            <text:p>27.743.799</text:p>
          </table:table-cell>
          <table:table-cell office:value-type="float" office:value="9768765" table:style-name="ce9">
            <text:p>9.768.7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390570" table:style-name="ce9">
            <text:p>28.390.570</text:p>
          </table:table-cell>
          <table:table-cell office:value-type="float" office:value="9121995" table:style-name="ce9">
            <text:p>9.121.9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48062" table:style-name="ce9">
            <text:p>22.748.062</text:p>
          </table:table-cell>
          <table:table-cell office:value-type="float" office:value="14687955" table:style-name="ce9">
            <text:p>14.687.955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9901560" table:style-name="ce9">
            <text:p>19.901.560</text:p>
          </table:table-cell>
          <table:table-cell office:value-type="float" office:value="17611005" table:style-name="ce9">
            <text:p>17.611.0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0888990" table:style-name="ce9">
            <text:p>20.888.990</text:p>
          </table:table-cell>
          <table:table-cell office:value-type="float" office:value="7171620" table:style-name="ce9">
            <text:p>7.171.6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818634" table:style-name="ce9">
            <text:p>23.818.634</text:p>
          </table:table-cell>
          <table:table-cell office:value-type="float" office:value="4182709" table:style-name="ce9">
            <text:p>4.182.709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19919711" table:style-name="ce9">
            <text:p>19.919.711</text:p>
          </table:table-cell>
          <table:table-cell office:value-type="float" office:value="8140899" table:style-name="ce9">
            <text:p>8.140.8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561540" table:style-name="ce9">
            <text:p>16.561.540</text:p>
          </table:table-cell>
          <table:table-cell office:value-type="float" office:value="11499070" table:style-name="ce9">
            <text:p>11.499.0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5847755" table:style-name="ce9">
            <text:p>15.847.755</text:p>
          </table:table-cell>
          <table:table-cell office:value-type="float" office:value="4200900" table:style-name="ce9">
            <text:p>4.200.9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064337" table:style-name="ce9">
            <text:p>17.064.337</text:p>
          </table:table-cell>
          <table:table-cell office:value-type="float" office:value="2984317" table:style-name="ce9">
            <text:p>2.984.3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548654" table:style-name="ce9">
            <text:p>16.548.654</text:p>
          </table:table-cell>
          <table:table-cell office:value-type="float" office:value="3500000" table:style-name="ce9">
            <text:p>3.500.0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605863" table:style-name="ce9">
            <text:p>14.605.863</text:p>
          </table:table-cell>
          <table:table-cell office:value-type="float" office:value="5407022" table:style-name="ce9">
            <text:p>5.407.022</text:p>
          </table:table-cell>
          <table:table-cell office:value-type="float" office:value="0" table:style-name="ce9">
            <text:p>0</text:p>
          </table:table-cell>
          <table:table-cell office:value-type="float" office:value="35770" table:style-name="ce9">
            <text:p>35.77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798238" table:style-name="ce9">
            <text:p>7.798.238</text:p>
          </table:table-cell>
          <table:table-cell office:value-type="float" office:value="2350999" table:style-name="ce9">
            <text:p>2.350.9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109755" table:style-name="ce9">
            <text:p>9.109.755</text:p>
          </table:table-cell>
          <table:table-cell office:value-type="float" office:value="1039481" table:style-name="ce9">
            <text:p>1.039.4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29003" table:style-name="ce9">
            <text:p>8.229.003</text:p>
          </table:table-cell>
          <table:table-cell office:value-type="float" office:value="1920234" table:style-name="ce9">
            <text:p>1.920.2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63221" table:style-name="ce9">
            <text:p>7.763.221</text:p>
          </table:table-cell>
          <table:table-cell office:value-type="float" office:value="2386016" table:style-name="ce9">
            <text:p>2.386.0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4848665" table:style-name="ce9">
            <text:p>4.848.665</text:p>
          </table:table-cell>
          <table:table-cell office:value-type="float" office:value="990723" table:style-name="ce9">
            <text:p>990.7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23550" table:style-name="ce9">
            <text:p>5.323.550</text:p>
          </table:table-cell>
          <table:table-cell office:value-type="float" office:value="515838" table:style-name="ce9">
            <text:p>515.8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35845" table:style-name="ce9">
            <text:p>5.335.845</text:p>
          </table:table-cell>
          <table:table-cell office:value-type="float" office:value="503544" table:style-name="ce9">
            <text:p>503.5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53675" table:style-name="ce9">
            <text:p>4.453.675</text:p>
          </table:table-cell>
          <table:table-cell office:value-type="float" office:value="1385713" table:style-name="ce9">
            <text:p>1.385.7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246149" table:style-name="ce9">
            <text:p>1.246.149</text:p>
          </table:table-cell>
          <table:table-cell office:value-type="float" office:value="979629" table:style-name="ce9">
            <text:p>979.6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31483" table:style-name="ce9">
            <text:p>1.331.483</text:p>
          </table:table-cell>
          <table:table-cell office:value-type="float" office:value="894295" table:style-name="ce9">
            <text:p>894.2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9632" table:style-name="ce9">
            <text:p>689.632</text:p>
          </table:table-cell>
          <table:table-cell office:value-type="float" office:value="1536146" table:style-name="ce9">
            <text:p>1.536.14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46806" table:style-name="ce9">
            <text:p>746.806</text:p>
          </table:table-cell>
          <table:table-cell office:value-type="float" office:value="1478972" table:style-name="ce9">
            <text:p>1.478.9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294714" table:style-name="ce9">
            <text:p>4.294.714</text:p>
          </table:table-cell>
          <table:table-cell office:value-type="float" office:value="786700" table:style-name="ce9">
            <text:p>786.7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43610" table:style-name="ce9">
            <text:p>3.643.610</text:p>
          </table:table-cell>
          <table:table-cell office:value-type="float" office:value="1437804" table:style-name="ce9">
            <text:p>1.437.8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13946" table:style-name="ce9">
            <text:p>2.713.946</text:p>
          </table:table-cell>
          <table:table-cell office:value-type="float" office:value="2367469" table:style-name="ce9">
            <text:p>2.367.4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15416" table:style-name="ce9">
            <text:p>2.815.416</text:p>
          </table:table-cell>
          <table:table-cell office:value-type="float" office:value="2247741" table:style-name="ce9">
            <text:p>2.247.741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982177" table:style-name="ce9">
            <text:p>1.982.177</text:p>
          </table:table-cell>
          <table:table-cell office:value-type="float" office:value="1580176" table:style-name="ce9">
            <text:p>1.580.1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17919" table:style-name="ce9">
            <text:p>2.617.919</text:p>
          </table:table-cell>
          <table:table-cell office:value-type="float" office:value="944435" table:style-name="ce9">
            <text:p>944.4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44417" table:style-name="ce9">
            <text:p>1.444.417</text:p>
          </table:table-cell>
          <table:table-cell office:value-type="float" office:value="2117937" table:style-name="ce9">
            <text:p>2.117.9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31196" table:style-name="ce9">
            <text:p>1.431.196</text:p>
          </table:table-cell>
          <table:table-cell office:value-type="float" office:value="2131158" table:style-name="ce9">
            <text:p>2.131.1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4534595" table:style-name="ce9">
            <text:p>4.534.595</text:p>
          </table:table-cell>
          <table:table-cell office:value-type="float" office:value="1539690" table:style-name="ce9">
            <text:p>1.539.6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48037" table:style-name="ce9">
            <text:p>5.248.037</text:p>
          </table:table-cell>
          <table:table-cell office:value-type="float" office:value="826248" table:style-name="ce9">
            <text:p>826.24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76365" table:style-name="ce9">
            <text:p>4.876.365</text:p>
          </table:table-cell>
          <table:table-cell office:value-type="float" office:value="1197920" table:style-name="ce9">
            <text:p>1.197.9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45781" table:style-name="ce9">
            <text:p>4.645.781</text:p>
          </table:table-cell>
          <table:table-cell office:value-type="float" office:value="1428503" table:style-name="ce9">
            <text:p>1.428.5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540512" table:style-name="ce9">
            <text:p>27.540.512</text:p>
          </table:table-cell>
          <table:table-cell office:value-type="float" office:value="6904601" table:style-name="ce9">
            <text:p>6.904.6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550113" table:style-name="ce9">
            <text:p>30.550.113</text:p>
          </table:table-cell>
          <table:table-cell office:value-type="float" office:value="3835733" table:style-name="ce9">
            <text:p>3.835.733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28420592" table:style-name="ce9">
            <text:p>28.420.592</text:p>
          </table:table-cell>
          <table:table-cell office:value-type="float" office:value="6015865" table:style-name="ce9">
            <text:p>6.015.865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24173606" table:style-name="ce9">
            <text:p>24.173.606</text:p>
          </table:table-cell>
          <table:table-cell office:value-type="float" office:value="10271507" table:style-name="ce9">
            <text:p>10.271.5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1335392" table:style-name="ce9">
            <text:p>51.335.392</text:p>
          </table:table-cell>
          <table:table-cell office:value-type="float" office:value="17676059" table:style-name="ce9">
            <text:p>17.676.0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102809" table:style-name="ce9">
            <text:p>55.102.809</text:p>
          </table:table-cell>
          <table:table-cell office:value-type="float" office:value="13908642" table:style-name="ce9">
            <text:p>13.908.6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624065" table:style-name="ce9">
            <text:p>44.624.065</text:p>
          </table:table-cell>
          <table:table-cell office:value-type="float" office:value="24310839" table:style-name="ce9">
            <text:p>24.310.83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9008573" table:style-name="ce9">
            <text:p>39.008.573</text:p>
          </table:table-cell>
          <table:table-cell office:value-type="float" office:value="29928769" table:style-name="ce9">
            <text:p>29.928.769</text:p>
          </table:table-cell>
          <table:table-cell office:value-type="float" office:value="38340" table:style-name="ce9">
            <text:p>38.340</text:p>
          </table:table-cell>
          <table:table-cell office:value-type="float" office:value="35770" table:style-name="ce9">
            <text:p>35.77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7663370" table:style-name="ce9">
            <text:p>27.663.370</text:p>
          </table:table-cell>
          <table:table-cell office:value-type="float" office:value="15233115" table:style-name="ce9">
            <text:p>15.233.1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456903" table:style-name="ce9">
            <text:p>26.456.903</text:p>
          </table:table-cell>
          <table:table-cell office:value-type="float" office:value="16439583" table:style-name="ce9">
            <text:p>16.439.5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765092" table:style-name="ce9">
            <text:p>19.765.092</text:p>
          </table:table-cell>
          <table:table-cell office:value-type="float" office:value="23131393" table:style-name="ce9">
            <text:p>23.131.3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640155" table:style-name="ce9">
            <text:p>16.640.155</text:p>
          </table:table-cell>
          <table:table-cell office:value-type="float" office:value="26238073" table:style-name="ce9">
            <text:p>26.238.073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66303207" table:style-name="ce9">
            <text:p>66.303.207</text:p>
          </table:table-cell>
          <table:table-cell office:value-type="float" office:value="20974682" table:style-name="ce9">
            <text:p>20.974.6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963616" table:style-name="ce9">
            <text:p>68.963.616</text:p>
          </table:table-cell>
          <table:table-cell office:value-type="float" office:value="18255007" table:style-name="ce9">
            <text:p>18.255.007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61596854" table:style-name="ce9">
            <text:p>61.596.854</text:p>
          </table:table-cell>
          <table:table-cell office:value-type="float" office:value="25595830" table:style-name="ce9">
            <text:p>25.595.830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52897703" table:style-name="ce9">
            <text:p>52.897.703</text:p>
          </table:table-cell>
          <table:table-cell office:value-type="float" office:value="34368188" table:style-name="ce9">
            <text:p>34.368.188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4770663" table:style-name="ce9">
            <text:p>44.770.663</text:p>
          </table:table-cell>
          <table:table-cell office:value-type="float" office:value="20378783" table:style-name="ce9">
            <text:p>20.378.7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394246" table:style-name="ce9">
            <text:p>48.394.246</text:p>
          </table:table-cell>
          <table:table-cell office:value-type="float" office:value="16755199" table:style-name="ce9">
            <text:p>16.755.1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089259" table:style-name="ce9">
            <text:p>36.089.259</text:p>
          </table:table-cell>
          <table:table-cell office:value-type="float" office:value="29060186" table:style-name="ce9">
            <text:p>29.060.1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570413" table:style-name="ce9">
            <text:p>31.570.413</text:p>
          </table:table-cell>
          <table:table-cell office:value-type="float" office:value="33498664" table:style-name="ce9">
            <text:p>33.498.664</text:p>
          </table:table-cell>
          <table:table-cell office:value-type="float" office:value="26341" table:style-name="ce9">
            <text:p>26.341</text:p>
          </table:table-cell>
          <table:table-cell office:value-type="float" office:value="54027" table:style-name="ce9">
            <text:p>54.027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USUARIOS DE INTERNET, POR ACTIVIDADES REALIZADAS EN INTERNET - EDUCACIÓN Y TRABAJ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Realizó actividades o búsquedas escolares</text:p>
          </table:table-cell>
          <table:covered-table-cell table:number-columns-repeated="3"/>
          <table:table-cell office:value-type="string" table:number-columns-spanned="4" table:number-rows-spanned="1" table:style-name="ce4">
            <text:p>Tomó cursos a distancia</text:p>
          </table:table-cell>
          <table:covered-table-cell table:number-columns-repeated="3"/>
          <table:table-cell office:value-type="string" table:number-columns-spanned="4" table:number-rows-spanned="1" table:style-name="ce4">
            <text:p>Estudió por Internet por su propia cuenta</text:p>
          </table:table-cell>
          <table:covered-table-cell table:number-columns-repeated="3"/>
          <table:table-cell office:value-type="string" table:number-columns-spanned="4" table:number-rows-spanned="1" table:style-name="ce4">
            <text:p>Realizó actividades laborales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9334024" table:style-name="ce9">
            <text:p>69.334.024</text:p>
          </table:table-cell>
          <table:table-cell office:value-type="float" office:value="83093311" table:style-name="ce9">
            <text:p>83.093.3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2151615" table:style-name="ce9">
            <text:p>32.151.615</text:p>
          </table:table-cell>
          <table:table-cell office:value-type="float" office:value="120236939" table:style-name="ce9">
            <text:p>120.236.939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67495779" table:style-name="ce9">
            <text:p>67.495.779</text:p>
          </table:table-cell>
          <table:table-cell office:value-type="float" office:value="84931556" table:style-name="ce9">
            <text:p>84.931.5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7392642" table:style-name="ce9">
            <text:p>57.392.642</text:p>
          </table:table-cell>
          <table:table-cell office:value-type="float" office:value="94897461" table:style-name="ce9">
            <text:p>94.897.461</text:p>
          </table:table-cell>
          <table:table-cell office:value-type="string" table:style-name="ce9">
            <text:p>-</text:p>
          </table:table-cell>
          <table:table-cell office:value-type="float" office:value="137232" table:style-name="ce9">
            <text:p>137.232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1542574" table:style-name="ce9">
            <text:p>61.542.574</text:p>
          </table:table-cell>
          <table:table-cell office:value-type="float" office:value="73042129" table:style-name="ce9">
            <text:p>73.042.1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089154" table:style-name="ce9">
            <text:p>30.089.154</text:p>
          </table:table-cell>
          <table:table-cell office:value-type="float" office:value="104456768" table:style-name="ce9">
            <text:p>104.456.768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62183887" table:style-name="ce9">
            <text:p>62.183.887</text:p>
          </table:table-cell>
          <table:table-cell office:value-type="float" office:value="72400816" table:style-name="ce9">
            <text:p>72.400.8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158749" table:style-name="ce9">
            <text:p>53.158.749</text:p>
          </table:table-cell>
          <table:table-cell office:value-type="float" office:value="81313400" table:style-name="ce9">
            <text:p>81.313.400</text:p>
          </table:table-cell>
          <table:table-cell office:value-type="string" table:style-name="ce9">
            <text:p>-</text:p>
          </table:table-cell>
          <table:table-cell office:value-type="float" office:value="112554" table:style-name="ce9">
            <text:p>112.554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791450" table:style-name="ce9">
            <text:p>7.791.450</text:p>
          </table:table-cell>
          <table:table-cell office:value-type="float" office:value="10051182" table:style-name="ce9">
            <text:p>10.051.1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62461" table:style-name="ce9">
            <text:p>2.062.461</text:p>
          </table:table-cell>
          <table:table-cell office:value-type="float" office:value="15780171" table:style-name="ce9">
            <text:p>15.780.1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11892" table:style-name="ce9">
            <text:p>5.311.892</text:p>
          </table:table-cell>
          <table:table-cell office:value-type="float" office:value="12530740" table:style-name="ce9">
            <text:p>12.530.7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33892" table:style-name="ce9">
            <text:p>4.233.892</text:p>
          </table:table-cell>
          <table:table-cell office:value-type="float" office:value="13584061" table:style-name="ce9">
            <text:p>13.584.061</text:p>
          </table:table-cell>
          <table:table-cell office:value-type="string" table:style-name="ce9">
            <text:p>-</text:p>
          </table:table-cell>
          <table:table-cell office:value-type="float" office:value="24678" table:style-name="ce9">
            <text:p>24.678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8321229" table:style-name="ce9">
            <text:p>28.321.229</text:p>
          </table:table-cell>
          <table:table-cell office:value-type="float" office:value="37125692" table:style-name="ce9">
            <text:p>37.125.6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572595" table:style-name="ce9">
            <text:p>16.572.595</text:p>
          </table:table-cell>
          <table:table-cell office:value-type="float" office:value="48874325" table:style-name="ce9">
            <text:p>48.874.3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376328" table:style-name="ce9">
            <text:p>28.376.328</text:p>
          </table:table-cell>
          <table:table-cell office:value-type="float" office:value="37070592" table:style-name="ce9">
            <text:p>37.070.5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703846" table:style-name="ce9">
            <text:p>24.703.846</text:p>
          </table:table-cell>
          <table:table-cell office:value-type="float" office:value="40743074" table:style-name="ce9">
            <text:p>40.743.0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8542476" table:style-name="ce9">
            <text:p>18.542.476</text:p>
          </table:table-cell>
          <table:table-cell office:value-type="float" office:value="21638607" table:style-name="ce9">
            <text:p>21.638.60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76936" table:style-name="ce9">
            <text:p>5.176.936</text:p>
          </table:table-cell>
          <table:table-cell office:value-type="float" office:value="35004147" table:style-name="ce9">
            <text:p>35.004.1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740564" table:style-name="ce9">
            <text:p>16.740.564</text:p>
          </table:table-cell>
          <table:table-cell office:value-type="float" office:value="23440519" table:style-name="ce9">
            <text:p>23.440.5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536811" table:style-name="ce9">
            <text:p>13.536.811</text:p>
          </table:table-cell>
          <table:table-cell office:value-type="float" office:value="26644273" table:style-name="ce9">
            <text:p>26.644.2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800640" table:style-name="ce9">
            <text:p>8.800.640</text:p>
          </table:table-cell>
          <table:table-cell office:value-type="float" office:value="12812727" table:style-name="ce9">
            <text:p>12.812.7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78581" table:style-name="ce9">
            <text:p>4.678.581</text:p>
          </table:table-cell>
          <table:table-cell office:value-type="float" office:value="16934787" table:style-name="ce9">
            <text:p>16.934.7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629734" table:style-name="ce9">
            <text:p>9.629.734</text:p>
          </table:table-cell>
          <table:table-cell office:value-type="float" office:value="11983634" table:style-name="ce9">
            <text:p>11.983.6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89244" table:style-name="ce9">
            <text:p>8.289.244</text:p>
          </table:table-cell>
          <table:table-cell office:value-type="float" office:value="13324123" table:style-name="ce9">
            <text:p>13.324.1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7322497" table:style-name="ce9">
            <text:p>7.322.497</text:p>
          </table:table-cell>
          <table:table-cell office:value-type="float" office:value="5409048" table:style-name="ce9">
            <text:p>5.409.0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10929" table:style-name="ce9">
            <text:p>2.610.929</text:p>
          </table:table-cell>
          <table:table-cell office:value-type="float" office:value="10081835" table:style-name="ce9">
            <text:p>10.081.835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6617589" table:style-name="ce9">
            <text:p>6.617.589</text:p>
          </table:table-cell>
          <table:table-cell office:value-type="float" office:value="6113956" table:style-name="ce9">
            <text:p>6.113.9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76547" table:style-name="ce9">
            <text:p>5.676.547</text:p>
          </table:table-cell>
          <table:table-cell office:value-type="float" office:value="6917766" table:style-name="ce9">
            <text:p>6.917.766</text:p>
          </table:table-cell>
          <table:table-cell office:value-type="string" table:style-name="ce9">
            <text:p>-</text:p>
          </table:table-cell>
          <table:table-cell office:value-type="float" office:value="137232" table:style-name="ce9">
            <text:p>137.232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347182" table:style-name="ce9">
            <text:p>6.347.182</text:p>
          </table:table-cell>
          <table:table-cell office:value-type="float" office:value="6107237" table:style-name="ce9">
            <text:p>6.107.2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12574" table:style-name="ce9">
            <text:p>3.112.574</text:p>
          </table:table-cell>
          <table:table-cell office:value-type="float" office:value="9341845" table:style-name="ce9">
            <text:p>9.341.8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131564" table:style-name="ce9">
            <text:p>6.131.564</text:p>
          </table:table-cell>
          <table:table-cell office:value-type="float" office:value="6322855" table:style-name="ce9">
            <text:p>6.322.8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186194" table:style-name="ce9">
            <text:p>5.186.194</text:p>
          </table:table-cell>
          <table:table-cell office:value-type="float" office:value="7268225" table:style-name="ce9">
            <text:p>7.268.2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9035381" table:style-name="ce9">
            <text:p>29.035.381</text:p>
          </table:table-cell>
          <table:table-cell office:value-type="float" office:value="39196015" table:style-name="ce9">
            <text:p>39.196.0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470510" table:style-name="ce9">
            <text:p>15.470.510</text:p>
          </table:table-cell>
          <table:table-cell office:value-type="float" office:value="52760886" table:style-name="ce9">
            <text:p>52.760.8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592927" table:style-name="ce9">
            <text:p>33.592.927</text:p>
          </table:table-cell>
          <table:table-cell office:value-type="float" office:value="34638469" table:style-name="ce9">
            <text:p>34.638.4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131557" table:style-name="ce9">
            <text:p>30.131.557</text:p>
          </table:table-cell>
          <table:table-cell office:value-type="float" office:value="38033330" table:style-name="ce9">
            <text:p>38.033.330</text:p>
          </table:table-cell>
          <table:table-cell office:value-type="string" table:style-name="ce9">
            <text:p>-</text:p>
          </table:table-cell>
          <table:table-cell office:value-type="float" office:value="66509" table:style-name="ce9">
            <text:p>66.509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40298643" table:style-name="ce9">
            <text:p>40.298.643</text:p>
          </table:table-cell>
          <table:table-cell office:value-type="float" office:value="43897296" table:style-name="ce9">
            <text:p>43.897.2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681105" table:style-name="ce9">
            <text:p>16.681.105</text:p>
          </table:table-cell>
          <table:table-cell office:value-type="float" office:value="67476053" table:style-name="ce9">
            <text:p>67.476.053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33902852" table:style-name="ce9">
            <text:p>33.902.852</text:p>
          </table:table-cell>
          <table:table-cell office:value-type="float" office:value="50293087" table:style-name="ce9">
            <text:p>50.293.0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261084" table:style-name="ce9">
            <text:p>27.261.084</text:p>
          </table:table-cell>
          <table:table-cell office:value-type="float" office:value="56864131" table:style-name="ce9">
            <text:p>56.864.131</text:p>
          </table:table-cell>
          <table:table-cell office:value-type="string" table:style-name="ce9">
            <text:p>-</text:p>
          </table:table-cell>
          <table:table-cell office:value-type="float" office:value="70723" table:style-name="ce9">
            <text:p>70.723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4244722" table:style-name="ce9">
            <text:p>24.244.722</text:p>
          </table:table-cell>
          <table:table-cell office:value-type="float" office:value="35878878" table:style-name="ce9">
            <text:p>35.878.8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35500" table:style-name="ce9">
            <text:p>15.835.500</text:p>
          </table:table-cell>
          <table:table-cell office:value-type="float" office:value="44288100" table:style-name="ce9">
            <text:p>44.288.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871087" table:style-name="ce9">
            <text:p>26.871.087</text:p>
          </table:table-cell>
          <table:table-cell office:value-type="float" office:value="33252513" table:style-name="ce9">
            <text:p>33.252.5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741296" table:style-name="ce9">
            <text:p>24.741.296</text:p>
          </table:table-cell>
          <table:table-cell office:value-type="float" office:value="35364046" table:style-name="ce9">
            <text:p>35.364.046</text:p>
          </table:table-cell>
          <table:table-cell office:value-type="string" table:style-name="ce9">
            <text:p>-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3071601" table:style-name="ce9">
            <text:p>33.071.601</text:p>
          </table:table-cell>
          <table:table-cell office:value-type="float" office:value="33369092" table:style-name="ce9">
            <text:p>33.369.0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423011" table:style-name="ce9">
            <text:p>11.423.011</text:p>
          </table:table-cell>
          <table:table-cell office:value-type="float" office:value="54978902" table:style-name="ce9">
            <text:p>54.978.902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29033134" table:style-name="ce9">
            <text:p>29.033.134</text:p>
          </table:table-cell>
          <table:table-cell office:value-type="float" office:value="37407559" table:style-name="ce9">
            <text:p>37.407.5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994646" table:style-name="ce9">
            <text:p>22.994.646</text:p>
          </table:table-cell>
          <table:table-cell office:value-type="float" office:value="43380832" table:style-name="ce9">
            <text:p>43.380.832</text:p>
          </table:table-cell>
          <table:table-cell office:value-type="string" table:style-name="ce9">
            <text:p>-</text:p>
          </table:table-cell>
          <table:table-cell office:value-type="float" office:value="65215" table:style-name="ce9">
            <text:p>65.215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8729421" table:style-name="ce9">
            <text:p>8.729.421</text:p>
          </table:table-cell>
          <table:table-cell office:value-type="float" office:value="9922828" table:style-name="ce9">
            <text:p>9.922.8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45257" table:style-name="ce9">
            <text:p>4.045.257</text:p>
          </table:table-cell>
          <table:table-cell office:value-type="float" office:value="14606992" table:style-name="ce9">
            <text:p>14.606.9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462250" table:style-name="ce9">
            <text:p>8.462.250</text:p>
          </table:table-cell>
          <table:table-cell office:value-type="float" office:value="10189999" table:style-name="ce9">
            <text:p>10.189.9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15476" table:style-name="ce9">
            <text:p>7.015.476</text:p>
          </table:table-cell>
          <table:table-cell office:value-type="float" office:value="11612854" table:style-name="ce9">
            <text:p>11.612.854</text:p>
          </table:table-cell>
          <table:table-cell office:value-type="string" table:style-name="ce9">
            <text:p>-</text:p>
          </table:table-cell>
          <table:table-cell office:value-type="float" office:value="23919" table:style-name="ce9">
            <text:p>23.91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386207" table:style-name="ce9">
            <text:p>1.386.207</text:p>
          </table:table-cell>
          <table:table-cell office:value-type="float" office:value="1903990" table:style-name="ce9">
            <text:p>1.903.9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0466" table:style-name="ce9">
            <text:p>500.466</text:p>
          </table:table-cell>
          <table:table-cell office:value-type="float" office:value="2789731" table:style-name="ce9">
            <text:p>2.789.7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53006" table:style-name="ce9">
            <text:p>1.253.006</text:p>
          </table:table-cell>
          <table:table-cell office:value-type="float" office:value="2037190" table:style-name="ce9">
            <text:p>2.037.1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15150" table:style-name="ce9">
            <text:p>815.150</text:p>
          </table:table-cell>
          <table:table-cell office:value-type="float" office:value="2460005" table:style-name="ce9">
            <text:p>2.460.005</text:p>
          </table:table-cell>
          <table:table-cell office:value-type="string" table:style-name="ce9">
            <text:p>-</text:p>
          </table:table-cell>
          <table:table-cell office:value-type="float" office:value="15042" table:style-name="ce9">
            <text:p>15.042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305942" table:style-name="ce9">
            <text:p>1.305.942</text:p>
          </table:table-cell>
          <table:table-cell office:value-type="float" office:value="1246683" table:style-name="ce9">
            <text:p>1.246.6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1478" table:style-name="ce9">
            <text:p>261.478</text:p>
          </table:table-cell>
          <table:table-cell office:value-type="float" office:value="2291147" table:style-name="ce9">
            <text:p>2.291.1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07717" table:style-name="ce9">
            <text:p>1.307.717</text:p>
          </table:table-cell>
          <table:table-cell office:value-type="float" office:value="1244909" table:style-name="ce9">
            <text:p>1.244.90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40389" table:style-name="ce9">
            <text:p>1.440.389</text:p>
          </table:table-cell>
          <table:table-cell office:value-type="float" office:value="1112236" table:style-name="ce9">
            <text:p>1.112.2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596131" table:style-name="ce9">
            <text:p>596.131</text:p>
          </table:table-cell>
          <table:table-cell office:value-type="float" office:value="771839" table:style-name="ce9">
            <text:p>771.8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5903" table:style-name="ce9">
            <text:p>85.903</text:p>
          </table:table-cell>
          <table:table-cell office:value-type="float" office:value="1282068" table:style-name="ce9">
            <text:p>1.282.0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8585" table:style-name="ce9">
            <text:p>568.585</text:p>
          </table:table-cell>
          <table:table-cell office:value-type="float" office:value="799385" table:style-name="ce9">
            <text:p>799.3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5684" table:style-name="ce9">
            <text:p>385.684</text:p>
          </table:table-cell>
          <table:table-cell office:value-type="float" office:value="967487" table:style-name="ce9">
            <text:p>967.487</text:p>
          </table:table-cell>
          <table:table-cell office:value-type="string" table:style-name="ce9">
            <text:p>-</text:p>
          </table:table-cell>
          <table:table-cell office:value-type="float" office:value="14799" table:style-name="ce9">
            <text:p>14.799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48679" table:style-name="ce9">
            <text:p>148.679</text:p>
          </table:table-cell>
          <table:table-cell office:value-type="float" office:value="2140010" table:style-name="ce9">
            <text:p>2.140.0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590" table:style-name="ce9">
            <text:p>41.590</text:p>
          </table:table-cell>
          <table:table-cell office:value-type="float" office:value="2247099" table:style-name="ce9">
            <text:p>2.247.0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2189" table:style-name="ce9">
            <text:p>212.189</text:p>
          </table:table-cell>
          <table:table-cell office:value-type="float" office:value="2076500" table:style-name="ce9">
            <text:p>2.076.5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6378" table:style-name="ce9">
            <text:p>166.378</text:p>
          </table:table-cell>
          <table:table-cell office:value-type="float" office:value="2122311" table:style-name="ce9">
            <text:p>2.122.3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1632935" table:style-name="ce9">
            <text:p>21.632.935</text:p>
          </table:table-cell>
          <table:table-cell office:value-type="float" office:value="32945499" table:style-name="ce9">
            <text:p>32.945.4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35235" table:style-name="ce9">
            <text:p>4.235.235</text:p>
          </table:table-cell>
          <table:table-cell office:value-type="float" office:value="50343198" table:style-name="ce9">
            <text:p>50.343.1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836628" table:style-name="ce9">
            <text:p>16.836.628</text:p>
          </table:table-cell>
          <table:table-cell office:value-type="float" office:value="37741806" table:style-name="ce9">
            <text:p>37.741.8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180159" table:style-name="ce9">
            <text:p>12.180.159</text:p>
          </table:table-cell>
          <table:table-cell office:value-type="float" office:value="42286110" table:style-name="ce9">
            <text:p>42.286.110</text:p>
          </table:table-cell>
          <table:table-cell office:value-type="string" table:style-name="ce9">
            <text:p>-</text:p>
          </table:table-cell>
          <table:table-cell office:value-type="float" office:value="112165" table:style-name="ce9">
            <text:p>112.16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6311790" table:style-name="ce9">
            <text:p>26.311.790</text:p>
          </table:table-cell>
          <table:table-cell office:value-type="float" office:value="31784432" table:style-name="ce9">
            <text:p>31.784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074898" table:style-name="ce9">
            <text:p>10.074.898</text:p>
          </table:table-cell>
          <table:table-cell office:value-type="float" office:value="47982544" table:style-name="ce9">
            <text:p>47.982.544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25529876" table:style-name="ce9">
            <text:p>25.529.876</text:p>
          </table:table-cell>
          <table:table-cell office:value-type="float" office:value="32566346" table:style-name="ce9">
            <text:p>32.566.34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218778" table:style-name="ce9">
            <text:p>20.218.778</text:p>
          </table:table-cell>
          <table:table-cell office:value-type="float" office:value="37852378" table:style-name="ce9">
            <text:p>37.852.378</text:p>
          </table:table-cell>
          <table:table-cell office:value-type="string" table:style-name="ce9">
            <text:p>-</text:p>
          </table:table-cell>
          <table:table-cell office:value-type="float" office:value="25067" table:style-name="ce9">
            <text:p>25.06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1240620" table:style-name="ce9">
            <text:p>21.240.620</text:p>
          </table:table-cell>
          <table:table-cell office:value-type="float" office:value="16223370" table:style-name="ce9">
            <text:p>16.223.3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799891" table:style-name="ce9">
            <text:p>17.799.891</text:p>
          </table:table-cell>
          <table:table-cell office:value-type="float" office:value="19664098" table:style-name="ce9">
            <text:p>19.664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917086" table:style-name="ce9">
            <text:p>24.917.086</text:p>
          </table:table-cell>
          <table:table-cell office:value-type="float" office:value="12546904" table:style-name="ce9">
            <text:p>12.546.9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827327" table:style-name="ce9">
            <text:p>24.827.327</text:p>
          </table:table-cell>
          <table:table-cell office:value-type="float" office:value="12636663" table:style-name="ce9">
            <text:p>12.636.6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4739709" table:style-name="ce9">
            <text:p>14.739.709</text:p>
          </table:table-cell>
          <table:table-cell office:value-type="float" office:value="1379850" table:style-name="ce9">
            <text:p>1.379.8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41464" table:style-name="ce9">
            <text:p>2.641.464</text:p>
          </table:table-cell>
          <table:table-cell office:value-type="float" office:value="13478096" table:style-name="ce9">
            <text:p>13.478.0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707433" table:style-name="ce9">
            <text:p>10.707.433</text:p>
          </table:table-cell>
          <table:table-cell office:value-type="float" office:value="5412126" table:style-name="ce9">
            <text:p>5.412.1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25530" table:style-name="ce9">
            <text:p>6.425.530</text:p>
          </table:table-cell>
          <table:table-cell office:value-type="float" office:value="9625264" table:style-name="ce9">
            <text:p>9.625.264</text:p>
          </table:table-cell>
          <table:table-cell office:value-type="string" table:style-name="ce9">
            <text:p>-</text:p>
          </table:table-cell>
          <table:table-cell office:value-type="float" office:value="68765" table:style-name="ce9">
            <text:p>68.76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6681430" table:style-name="ce9">
            <text:p>16.681.430</text:p>
          </table:table-cell>
          <table:table-cell office:value-type="float" office:value="9715021" table:style-name="ce9">
            <text:p>9.715.0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803655" table:style-name="ce9">
            <text:p>8.803.655</text:p>
          </table:table-cell>
          <table:table-cell office:value-type="float" office:value="17592796" table:style-name="ce9">
            <text:p>17.592.7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06983" table:style-name="ce9">
            <text:p>15.806.983</text:p>
          </table:table-cell>
          <table:table-cell office:value-type="float" office:value="10589468" table:style-name="ce9">
            <text:p>10.589.4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538984" table:style-name="ce9">
            <text:p>10.538.984</text:p>
          </table:table-cell>
          <table:table-cell office:value-type="float" office:value="15827626" table:style-name="ce9">
            <text:p>15.827.626</text:p>
          </table:table-cell>
          <table:table-cell office:value-type="string" table:style-name="ce9">
            <text:p>-</text:p>
          </table:table-cell>
          <table:table-cell office:value-type="float" office:value="29841" table:style-name="ce9">
            <text:p>29.84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2695569" table:style-name="ce9">
            <text:p>12.695.569</text:p>
          </table:table-cell>
          <table:table-cell office:value-type="float" office:value="13268511" table:style-name="ce9">
            <text:p>13.268.5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430681" table:style-name="ce9">
            <text:p>6.430.681</text:p>
          </table:table-cell>
          <table:table-cell office:value-type="float" office:value="19533400" table:style-name="ce9">
            <text:p>19.533.4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338496" table:style-name="ce9">
            <text:p>13.338.496</text:p>
          </table:table-cell>
          <table:table-cell office:value-type="float" office:value="12625585" table:style-name="ce9">
            <text:p>12.625.5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560738" table:style-name="ce9">
            <text:p>12.560.738</text:p>
          </table:table-cell>
          <table:table-cell office:value-type="float" office:value="13396921" table:style-name="ce9">
            <text:p>13.396.921</text:p>
          </table:table-cell>
          <table:table-cell office:value-type="string" table:style-name="ce9">
            <text:p>-</text:p>
          </table:table-cell>
          <table:table-cell office:value-type="float" office:value="6421" table:style-name="ce9">
            <text:p>6.42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3965685" table:style-name="ce9">
            <text:p>13.965.685</text:p>
          </table:table-cell>
          <table:table-cell office:value-type="float" office:value="15008049" table:style-name="ce9">
            <text:p>15.008.0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137824" table:style-name="ce9">
            <text:p>8.137.824</text:p>
          </table:table-cell>
          <table:table-cell office:value-type="float" office:value="20797129" table:style-name="ce9">
            <text:p>20.797.129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13714931" table:style-name="ce9">
            <text:p>13.714.931</text:p>
          </table:table-cell>
          <table:table-cell office:value-type="float" office:value="15258803" table:style-name="ce9">
            <text:p>15.258.8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541923" table:style-name="ce9">
            <text:p>13.541.923</text:p>
          </table:table-cell>
          <table:table-cell office:value-type="float" office:value="15431810" table:style-name="ce9">
            <text:p>15.431.8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9082475" table:style-name="ce9">
            <text:p>9.082.475</text:p>
          </table:table-cell>
          <table:table-cell office:value-type="float" office:value="26381297" table:style-name="ce9">
            <text:p>26.381.29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96189" table:style-name="ce9">
            <text:p>5.096.189</text:p>
          </table:table-cell>
          <table:table-cell office:value-type="float" office:value="30367583" table:style-name="ce9">
            <text:p>30.367.5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881221" table:style-name="ce9">
            <text:p>9.881.221</text:p>
          </table:table-cell>
          <table:table-cell office:value-type="float" office:value="25582551" table:style-name="ce9">
            <text:p>25.582.5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847753" table:style-name="ce9">
            <text:p>10.847.753</text:p>
          </table:table-cell>
          <table:table-cell office:value-type="float" office:value="24583814" table:style-name="ce9">
            <text:p>24.583.814</text:p>
          </table:table-cell>
          <table:table-cell office:value-type="string" table:style-name="ce9">
            <text:p>-</text:p>
          </table:table-cell>
          <table:table-cell office:value-type="float" office:value="32205" table:style-name="ce9">
            <text:p>32.20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169155" table:style-name="ce9">
            <text:p>2.169.155</text:p>
          </table:table-cell>
          <table:table-cell office:value-type="float" office:value="17340582" table:style-name="ce9">
            <text:p>17.340.5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1802" table:style-name="ce9">
            <text:p>1.041.802</text:p>
          </table:table-cell>
          <table:table-cell office:value-type="float" office:value="18467936" table:style-name="ce9">
            <text:p>18.467.9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46715" table:style-name="ce9">
            <text:p>4.046.715</text:p>
          </table:table-cell>
          <table:table-cell office:value-type="float" office:value="15463023" table:style-name="ce9">
            <text:p>15.463.0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77713" table:style-name="ce9">
            <text:p>3.477.713</text:p>
          </table:table-cell>
          <table:table-cell office:value-type="float" office:value="16032025" table:style-name="ce9">
            <text:p>16.032.0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8545494" table:style-name="ce9">
            <text:p>18.545.494</text:p>
          </table:table-cell>
          <table:table-cell office:value-type="float" office:value="21401840" table:style-name="ce9">
            <text:p>21.401.8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827725" table:style-name="ce9">
            <text:p>4.827.725</text:p>
          </table:table-cell>
          <table:table-cell office:value-type="float" office:value="35119610" table:style-name="ce9">
            <text:p>35.119.6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156576" table:style-name="ce9">
            <text:p>14.156.576</text:p>
          </table:table-cell>
          <table:table-cell office:value-type="float" office:value="25790758" table:style-name="ce9">
            <text:p>25.790.7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846608" table:style-name="ce9">
            <text:p>9.846.608</text:p>
          </table:table-cell>
          <table:table-cell office:value-type="float" office:value="30068430" table:style-name="ce9">
            <text:p>30.068.430</text:p>
          </table:table-cell>
          <table:table-cell office:value-type="string" table:style-name="ce9">
            <text:p>-</text:p>
          </table:table-cell>
          <table:table-cell office:value-type="float" office:value="32297" table:style-name="ce9">
            <text:p>32.29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6784395" table:style-name="ce9">
            <text:p>16.784.395</text:p>
          </table:table-cell>
          <table:table-cell office:value-type="float" office:value="20728170" table:style-name="ce9">
            <text:p>20.728.1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57817" table:style-name="ce9">
            <text:p>5.357.817</text:p>
          </table:table-cell>
          <table:table-cell office:value-type="float" office:value="32154747" table:style-name="ce9">
            <text:p>32.154.7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197246" table:style-name="ce9">
            <text:p>13.197.246</text:p>
          </table:table-cell>
          <table:table-cell office:value-type="float" office:value="24315319" table:style-name="ce9">
            <text:p>24.315.3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112701" table:style-name="ce9">
            <text:p>12.112.701</text:p>
          </table:table-cell>
          <table:table-cell office:value-type="float" office:value="25359899" table:style-name="ce9">
            <text:p>25.359.899</text:p>
          </table:table-cell>
          <table:table-cell office:value-type="string" table:style-name="ce9">
            <text:p>-</text:p>
          </table:table-cell>
          <table:table-cell office:value-type="float" office:value="39965" table:style-name="ce9">
            <text:p>39.96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1707992" table:style-name="ce9">
            <text:p>11.707.992</text:p>
          </table:table-cell>
          <table:table-cell office:value-type="float" office:value="16352618" table:style-name="ce9">
            <text:p>16.352.6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62301" table:style-name="ce9">
            <text:p>5.762.301</text:p>
          </table:table-cell>
          <table:table-cell office:value-type="float" office:value="22298309" table:style-name="ce9">
            <text:p>22.298.3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741767" table:style-name="ce9">
            <text:p>12.741.767</text:p>
          </table:table-cell>
          <table:table-cell office:value-type="float" office:value="15318843" table:style-name="ce9">
            <text:p>15.318.8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783062" table:style-name="ce9">
            <text:p>10.783.062</text:p>
          </table:table-cell>
          <table:table-cell office:value-type="float" office:value="17260584" table:style-name="ce9">
            <text:p>17.260.584</text:p>
          </table:table-cell>
          <table:table-cell office:value-type="string" table:style-name="ce9">
            <text:p>-</text:p>
          </table:table-cell>
          <table:table-cell office:value-type="float" office:value="16964" table:style-name="ce9">
            <text:p>16.964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0500792" table:style-name="ce9">
            <text:p>10.500.792</text:p>
          </table:table-cell>
          <table:table-cell office:value-type="float" office:value="9547862" table:style-name="ce9">
            <text:p>9.547.8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40587" table:style-name="ce9">
            <text:p>7.740.587</text:p>
          </table:table-cell>
          <table:table-cell office:value-type="float" office:value="12308067" table:style-name="ce9">
            <text:p>12.308.0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320317" table:style-name="ce9">
            <text:p>13.320.317</text:p>
          </table:table-cell>
          <table:table-cell office:value-type="float" office:value="6728337" table:style-name="ce9">
            <text:p>6.728.3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367015" table:style-name="ce9">
            <text:p>11.367.015</text:p>
          </table:table-cell>
          <table:table-cell office:value-type="float" office:value="8681640" table:style-name="ce9">
            <text:p>8.681.6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4884698" table:style-name="ce9">
            <text:p>4.884.698</text:p>
          </table:table-cell>
          <table:table-cell office:value-type="float" office:value="5264539" table:style-name="ce9">
            <text:p>5.264.5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93515" table:style-name="ce9">
            <text:p>4.393.515</text:p>
          </table:table-cell>
          <table:table-cell office:value-type="float" office:value="5755722" table:style-name="ce9">
            <text:p>5.755.7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108045" table:style-name="ce9">
            <text:p>6.108.045</text:p>
          </table:table-cell>
          <table:table-cell office:value-type="float" office:value="4041191" table:style-name="ce9">
            <text:p>4.041.1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50548" table:style-name="ce9">
            <text:p>5.650.548</text:p>
          </table:table-cell>
          <table:table-cell office:value-type="float" office:value="4483981" table:style-name="ce9">
            <text:p>4.483.981</text:p>
          </table:table-cell>
          <table:table-cell office:value-type="string" table:style-name="ce9">
            <text:p>-</text:p>
          </table:table-cell>
          <table:table-cell office:value-type="float" office:value="14708" table:style-name="ce9">
            <text:p>14.708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2269846" table:style-name="ce9">
            <text:p>2.269.846</text:p>
          </table:table-cell>
          <table:table-cell office:value-type="float" office:value="3569543" table:style-name="ce9">
            <text:p>3.569.5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65560" table:style-name="ce9">
            <text:p>2.565.560</text:p>
          </table:table-cell>
          <table:table-cell office:value-type="float" office:value="3273828" table:style-name="ce9">
            <text:p>3.273.8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637596" table:style-name="ce9">
            <text:p>3.637.596</text:p>
          </table:table-cell>
          <table:table-cell office:value-type="float" office:value="2201793" table:style-name="ce9">
            <text:p>2.201.79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12949" table:style-name="ce9">
            <text:p>4.512.949</text:p>
          </table:table-cell>
          <table:table-cell office:value-type="float" office:value="1326440" table:style-name="ce9">
            <text:p>1.326.4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946442" table:style-name="ce9">
            <text:p>946.442</text:p>
          </table:table-cell>
          <table:table-cell office:value-type="float" office:value="1279336" table:style-name="ce9">
            <text:p>1.279.3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7884" table:style-name="ce9">
            <text:p>217.884</text:p>
          </table:table-cell>
          <table:table-cell office:value-type="float" office:value="1969113" table:style-name="ce9">
            <text:p>1.969.113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830977" table:style-name="ce9">
            <text:p>830.977</text:p>
          </table:table-cell>
          <table:table-cell office:value-type="float" office:value="1394801" table:style-name="ce9">
            <text:p>1.394.8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914" table:style-name="ce9">
            <text:p>213.914</text:p>
          </table:table-cell>
          <table:table-cell office:value-type="float" office:value="2011864" table:style-name="ce9">
            <text:p>2.011.8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128646" table:style-name="ce9">
            <text:p>2.128.646</text:p>
          </table:table-cell>
          <table:table-cell office:value-type="float" office:value="2952769" table:style-name="ce9">
            <text:p>2.952.7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2582" table:style-name="ce9">
            <text:p>562.582</text:p>
          </table:table-cell>
          <table:table-cell office:value-type="float" office:value="4518833" table:style-name="ce9">
            <text:p>4.518.8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19909" table:style-name="ce9">
            <text:p>1.919.909</text:p>
          </table:table-cell>
          <table:table-cell office:value-type="float" office:value="3161505" table:style-name="ce9">
            <text:p>3.161.5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76395" table:style-name="ce9">
            <text:p>1.476.395</text:p>
          </table:table-cell>
          <table:table-cell office:value-type="float" office:value="3571720" table:style-name="ce9">
            <text:p>3.571.720</text:p>
          </table:table-cell>
          <table:table-cell office:value-type="string" table:style-name="ce9">
            <text:p>-</text:p>
          </table:table-cell>
          <table:table-cell office:value-type="float" office:value="33299" table:style-name="ce9">
            <text:p>33.29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565720" table:style-name="ce9">
            <text:p>1.565.720</text:p>
          </table:table-cell>
          <table:table-cell office:value-type="float" office:value="1996633" table:style-name="ce9">
            <text:p>1.996.6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3643" table:style-name="ce9">
            <text:p>723.643</text:p>
          </table:table-cell>
          <table:table-cell office:value-type="float" office:value="2838711" table:style-name="ce9">
            <text:p>2.838.7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3345" table:style-name="ce9">
            <text:p>1.583.345</text:p>
          </table:table-cell>
          <table:table-cell office:value-type="float" office:value="1979008" table:style-name="ce9">
            <text:p>1.979.0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29450" table:style-name="ce9">
            <text:p>1.429.450</text:p>
          </table:table-cell>
          <table:table-cell office:value-type="float" office:value="2132904" table:style-name="ce9">
            <text:p>2.132.9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960084" table:style-name="ce9">
            <text:p>1.960.084</text:p>
          </table:table-cell>
          <table:table-cell office:value-type="float" office:value="4114201" table:style-name="ce9">
            <text:p>4.114.20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76523" table:style-name="ce9">
            <text:p>2.776.523</text:p>
          </table:table-cell>
          <table:table-cell office:value-type="float" office:value="3297761" table:style-name="ce9">
            <text:p>3.297.7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46767" table:style-name="ce9">
            <text:p>3.846.767</text:p>
          </table:table-cell>
          <table:table-cell office:value-type="float" office:value="2227518" table:style-name="ce9">
            <text:p>2.227.5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393668" table:style-name="ce9">
            <text:p>4.393.668</text:p>
          </table:table-cell>
          <table:table-cell office:value-type="float" office:value="1680616" table:style-name="ce9">
            <text:p>1.680.6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9164352" table:style-name="ce9">
            <text:p>19.164.352</text:p>
          </table:table-cell>
          <table:table-cell office:value-type="float" office:value="15280761" table:style-name="ce9">
            <text:p>15.280.7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084683" table:style-name="ce9">
            <text:p>13.084.683</text:p>
          </table:table-cell>
          <table:table-cell office:value-type="float" office:value="21360430" table:style-name="ce9">
            <text:p>21.360.4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685071" table:style-name="ce9">
            <text:p>19.685.071</text:p>
          </table:table-cell>
          <table:table-cell office:value-type="float" office:value="14760042" table:style-name="ce9">
            <text:p>14.760.0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035968" table:style-name="ce9">
            <text:p>19.035.968</text:p>
          </table:table-cell>
          <table:table-cell office:value-type="float" office:value="15409145" table:style-name="ce9">
            <text:p>15.409.1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9868238" table:style-name="ce9">
            <text:p>29.868.238</text:p>
          </table:table-cell>
          <table:table-cell office:value-type="float" office:value="39143213" table:style-name="ce9">
            <text:p>39.143.2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295710" table:style-name="ce9">
            <text:p>12.295.710</text:p>
          </table:table-cell>
          <table:table-cell office:value-type="float" office:value="56715741" table:style-name="ce9">
            <text:p>56.715.7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102785" table:style-name="ce9">
            <text:p>31.102.785</text:p>
          </table:table-cell>
          <table:table-cell office:value-type="float" office:value="37908666" table:style-name="ce9">
            <text:p>37.908.6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023307" table:style-name="ce9">
            <text:p>25.023.307</text:p>
          </table:table-cell>
          <table:table-cell office:value-type="float" office:value="43939893" table:style-name="ce9">
            <text:p>43.939.893</text:p>
          </table:table-cell>
          <table:table-cell office:value-type="string" table:style-name="ce9">
            <text:p>-</text:p>
          </table:table-cell>
          <table:table-cell office:value-type="float" office:value="48251" table:style-name="ce9">
            <text:p>48.25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8341350" table:style-name="ce9">
            <text:p>18.341.350</text:p>
          </table:table-cell>
          <table:table-cell office:value-type="float" office:value="24555136" table:style-name="ce9">
            <text:p>24.555.1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94698" table:style-name="ce9">
            <text:p>3.994.698</text:p>
          </table:table-cell>
          <table:table-cell office:value-type="float" office:value="38863006" table:style-name="ce9">
            <text:p>38.863.006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12861155" table:style-name="ce9">
            <text:p>12.861.155</text:p>
          </table:table-cell>
          <table:table-cell office:value-type="float" office:value="30035330" table:style-name="ce9">
            <text:p>30.035.3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939698" table:style-name="ce9">
            <text:p>8.939.698</text:p>
          </table:table-cell>
          <table:table-cell office:value-type="float" office:value="33867807" table:style-name="ce9">
            <text:p>33.867.807</text:p>
          </table:table-cell>
          <table:table-cell office:value-type="string" table:style-name="ce9">
            <text:p>-</text:p>
          </table:table-cell>
          <table:table-cell office:value-type="float" office:value="88981" table:style-name="ce9">
            <text:p>88.981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38272959" table:style-name="ce9">
            <text:p>38.272.959</text:p>
          </table:table-cell>
          <table:table-cell office:value-type="float" office:value="49004931" table:style-name="ce9">
            <text:p>49.004.9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901937" table:style-name="ce9">
            <text:p>23.901.937</text:p>
          </table:table-cell>
          <table:table-cell office:value-type="float" office:value="63337172" table:style-name="ce9">
            <text:p>63.337.172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41201963" table:style-name="ce9">
            <text:p>41.201.963</text:p>
          </table:table-cell>
          <table:table-cell office:value-type="float" office:value="46075926" table:style-name="ce9">
            <text:p>46.075.9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543390" table:style-name="ce9">
            <text:p>44.543.390</text:p>
          </table:table-cell>
          <table:table-cell office:value-type="float" office:value="42710581" table:style-name="ce9">
            <text:p>42.710.581</text:p>
          </table:table-cell>
          <table:table-cell office:value-type="string" table:style-name="ce9">
            <text:p>-</text:p>
          </table:table-cell>
          <table:table-cell office:value-type="float" office:value="23919" table:style-name="ce9">
            <text:p>23.919</text:p>
          </table:table-cell>
          <table:table-cell table:number-columns-repeated="1636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1061065" table:style-name="ce9">
            <text:p>31.061.065</text:p>
          </table:table-cell>
          <table:table-cell office:value-type="float" office:value="34088380" table:style-name="ce9">
            <text:p>34.088.3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249678" table:style-name="ce9">
            <text:p>8.249.678</text:p>
          </table:table-cell>
          <table:table-cell office:value-type="float" office:value="56899767" table:style-name="ce9">
            <text:p>56.899.7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293816" table:style-name="ce9">
            <text:p>26.293.816</text:p>
          </table:table-cell>
          <table:table-cell office:value-type="float" office:value="38855629" table:style-name="ce9">
            <text:p>38.855.62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849251" table:style-name="ce9">
            <text:p>12.849.251</text:p>
          </table:table-cell>
          <table:table-cell office:value-type="float" office:value="52186880" table:style-name="ce9">
            <text:p>52.186.880</text:p>
          </table:table-cell>
          <table:table-cell office:value-type="string" table:style-name="ce9">
            <text:p>-</text:p>
          </table:table-cell>
          <table:table-cell office:value-type="float" office:value="113314" table:style-name="ce9">
            <text:p>113.314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USUARIOS DE INTERNET, POR ACTIVIDADES REALIZADAS EN INTERNET - DESCARGAS, CREACIÓN Y PUBLICACIÓN DE CONTENID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Compartió contenido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eó o actualizó blogs, páginas de Internet o sitios web</text:p>
          </table:table-cell>
          <table:covered-table-cell table:number-columns-repeated="3"/>
          <table:table-cell office:value-type="string" table:number-columns-spanned="4" table:number-rows-spanned="1" table:style-name="ce4">
            <text:p>Publicó en Internet textos, imágenes, fotos, videos o música de propia creación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10884520" table:style-name="ce9">
            <text:p>110.884.520</text:p>
          </table:table-cell>
          <table:table-cell office:value-type="float" office:value="41486655" table:style-name="ce9">
            <text:p>41.486.655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30516642" table:style-name="ce9">
            <text:p>30.516.642</text:p>
          </table:table-cell>
          <table:table-cell office:value-type="float" office:value="121584046" table:style-name="ce9">
            <text:p>121.584.046</text:p>
          </table:table-cell>
          <table:table-cell office:value-type="float" office:value="326647" table:style-name="ce9">
            <text:p>326.647</text:p>
          </table:table-cell>
          <table:table-cell office:value-type="string" table:style-name="ce9">
            <text:p>-</text:p>
          </table:table-cell>
          <table:table-cell office:value-type="float" office:value="47603709" table:style-name="ce9">
            <text:p>47.603.709</text:p>
          </table:table-cell>
          <table:table-cell office:value-type="float" office:value="104773807" table:style-name="ce9">
            <text:p>104.773.807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9190581" table:style-name="ce9">
            <text:p>99.190.581</text:p>
          </table:table-cell>
          <table:table-cell office:value-type="float" office:value="35337962" table:style-name="ce9">
            <text:p>35.337.962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28054174" table:style-name="ce9">
            <text:p>28.054.174</text:p>
          </table:table-cell>
          <table:table-cell office:value-type="float" office:value="106203882" table:style-name="ce9">
            <text:p>106.203.882</text:p>
          </table:table-cell>
          <table:table-cell office:value-type="float" office:value="326647" table:style-name="ce9">
            <text:p>326.647</text:p>
          </table:table-cell>
          <table:table-cell office:value-type="string" table:style-name="ce9">
            <text:p>-</text:p>
          </table:table-cell>
          <table:table-cell office:value-type="float" office:value="43691750" table:style-name="ce9">
            <text:p>43.691.750</text:p>
          </table:table-cell>
          <table:table-cell office:value-type="float" office:value="90843134" table:style-name="ce9">
            <text:p>90.843.134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693938" table:style-name="ce9">
            <text:p>11.693.938</text:p>
          </table:table-cell>
          <table:table-cell office:value-type="float" office:value="6148693" table:style-name="ce9">
            <text:p>6.148.6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62468" table:style-name="ce9">
            <text:p>2.462.468</text:p>
          </table:table-cell>
          <table:table-cell office:value-type="float" office:value="15380164" table:style-name="ce9">
            <text:p>15.380.1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11959" table:style-name="ce9">
            <text:p>3.911.959</text:p>
          </table:table-cell>
          <table:table-cell office:value-type="float" office:value="13930673" table:style-name="ce9">
            <text:p>13.930.6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9314400" table:style-name="ce9">
            <text:p>49.314.400</text:p>
          </table:table-cell>
          <table:table-cell office:value-type="float" office:value="16132520" table:style-name="ce9">
            <text:p>16.132.5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01627" table:style-name="ce9">
            <text:p>13.201.627</text:p>
          </table:table-cell>
          <table:table-cell office:value-type="float" office:value="52082320" table:style-name="ce9">
            <text:p>52.082.320</text:p>
          </table:table-cell>
          <table:table-cell office:value-type="float" office:value="162974" table:style-name="ce9">
            <text:p>162.974</text:p>
          </table:table-cell>
          <table:table-cell office:value-type="string" table:style-name="ce9">
            <text:p>-</text:p>
          </table:table-cell>
          <table:table-cell office:value-type="float" office:value="19879746" table:style-name="ce9">
            <text:p>19.879.746</text:p>
          </table:table-cell>
          <table:table-cell office:value-type="float" office:value="45567174" table:style-name="ce9">
            <text:p>45.567.1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7765178" table:style-name="ce9">
            <text:p>27.765.178</text:p>
          </table:table-cell>
          <table:table-cell office:value-type="float" office:value="12398526" table:style-name="ce9">
            <text:p>12.398.526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7058083" table:style-name="ce9">
            <text:p>7.058.083</text:p>
          </table:table-cell>
          <table:table-cell office:value-type="float" office:value="32998021" table:style-name="ce9">
            <text:p>32.998.021</text:p>
          </table:table-cell>
          <table:table-cell office:value-type="float" office:value="124979" table:style-name="ce9">
            <text:p>124.979</text:p>
          </table:table-cell>
          <table:table-cell office:value-type="string" table:style-name="ce9">
            <text:p>-</text:p>
          </table:table-cell>
          <table:table-cell office:value-type="float" office:value="12905705" table:style-name="ce9">
            <text:p>12.905.705</text:p>
          </table:table-cell>
          <table:table-cell office:value-type="float" office:value="27225560" table:style-name="ce9">
            <text:p>27.225.560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6302659" table:style-name="ce9">
            <text:p>16.302.659</text:p>
          </table:table-cell>
          <table:table-cell office:value-type="float" office:value="5310709" table:style-name="ce9">
            <text:p>5.310.7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36503" table:style-name="ce9">
            <text:p>5.036.503</text:p>
          </table:table-cell>
          <table:table-cell office:value-type="float" office:value="16538170" table:style-name="ce9">
            <text:p>16.538.170</text:p>
          </table:table-cell>
          <table:table-cell office:value-type="float" office:value="38694" table:style-name="ce9">
            <text:p>38.694</text:p>
          </table:table-cell>
          <table:table-cell office:value-type="string" table:style-name="ce9">
            <text:p>-</text:p>
          </table:table-cell>
          <table:table-cell office:value-type="float" office:value="7589638" table:style-name="ce9">
            <text:p>7.589.638</text:p>
          </table:table-cell>
          <table:table-cell office:value-type="float" office:value="14023729" table:style-name="ce9">
            <text:p>14.023.72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840926" table:style-name="ce9">
            <text:p>8.840.926</text:p>
          </table:table-cell>
          <table:table-cell office:value-type="float" office:value="3851838" table:style-name="ce9">
            <text:p>3.851.838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2552514" table:style-name="ce9">
            <text:p>2.552.514</text:p>
          </table:table-cell>
          <table:table-cell office:value-type="float" office:value="10179030" table:style-name="ce9">
            <text:p>10.179.0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66737" table:style-name="ce9">
            <text:p>3.566.737</text:p>
          </table:table-cell>
          <table:table-cell office:value-type="float" office:value="9164808" table:style-name="ce9">
            <text:p>9.164.8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661357" table:style-name="ce9">
            <text:p>8.661.357</text:p>
          </table:table-cell>
          <table:table-cell office:value-type="float" office:value="3793062" table:style-name="ce9">
            <text:p>3.793.0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67915" table:style-name="ce9">
            <text:p>2.667.915</text:p>
          </table:table-cell>
          <table:table-cell office:value-type="float" office:value="9786504" table:style-name="ce9">
            <text:p>9.786.5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61884" table:style-name="ce9">
            <text:p>3.661.884</text:p>
          </table:table-cell>
          <table:table-cell office:value-type="float" office:value="8792535" table:style-name="ce9">
            <text:p>8.792.5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9723691" table:style-name="ce9">
            <text:p>49.723.691</text:p>
          </table:table-cell>
          <table:table-cell office:value-type="float" office:value="18507705" table:style-name="ce9">
            <text:p>18.507.7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573388" table:style-name="ce9">
            <text:p>14.573.388</text:p>
          </table:table-cell>
          <table:table-cell office:value-type="float" office:value="53644833" table:style-name="ce9">
            <text:p>53.644.833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21608966" table:style-name="ce9">
            <text:p>21.608.966</text:p>
          </table:table-cell>
          <table:table-cell office:value-type="float" office:value="46622429" table:style-name="ce9">
            <text:p>46.622.42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61160829" table:style-name="ce9">
            <text:p>61.160.829</text:p>
          </table:table-cell>
          <table:table-cell office:value-type="float" office:value="22978950" table:style-name="ce9">
            <text:p>22.978.950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15943254" table:style-name="ce9">
            <text:p>15.943.254</text:p>
          </table:table-cell>
          <table:table-cell office:value-type="float" office:value="67939212" table:style-name="ce9">
            <text:p>67.939.212</text:p>
          </table:table-cell>
          <table:table-cell office:value-type="float" office:value="313473" table:style-name="ce9">
            <text:p>313.473</text:p>
          </table:table-cell>
          <table:table-cell office:value-type="string" table:style-name="ce9">
            <text:p>-</text:p>
          </table:table-cell>
          <table:table-cell office:value-type="float" office:value="25994743" table:style-name="ce9">
            <text:p>25.994.743</text:p>
          </table:table-cell>
          <table:table-cell office:value-type="float" office:value="58151378" table:style-name="ce9">
            <text:p>58.151.378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4192501" table:style-name="ce9">
            <text:p>44.192.501</text:p>
          </table:table-cell>
          <table:table-cell office:value-type="float" office:value="15913719" table:style-name="ce9">
            <text:p>15.913.719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12019886" table:style-name="ce9">
            <text:p>12.019.886</text:p>
          </table:table-cell>
          <table:table-cell office:value-type="float" office:value="47915220" table:style-name="ce9">
            <text:p>47.915.220</text:p>
          </table:table-cell>
          <table:table-cell office:value-type="float" office:value="188494" table:style-name="ce9">
            <text:p>188.494</text:p>
          </table:table-cell>
          <table:table-cell office:value-type="string" table:style-name="ce9">
            <text:p>-</text:p>
          </table:table-cell>
          <table:table-cell office:value-type="float" office:value="19302272" table:style-name="ce9">
            <text:p>19.302.272</text:p>
          </table:table-cell>
          <table:table-cell office:value-type="float" office:value="40803948" table:style-name="ce9">
            <text:p>40.803.948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7524964" table:style-name="ce9">
            <text:p>47.524.964</text:p>
          </table:table-cell>
          <table:table-cell office:value-type="float" office:value="18876949" table:style-name="ce9">
            <text:p>18.876.949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12977270" table:style-name="ce9">
            <text:p>12.977.270</text:p>
          </table:table-cell>
          <table:table-cell office:value-type="float" office:value="53450250" table:style-name="ce9">
            <text:p>53.450.250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20673126" table:style-name="ce9">
            <text:p>20.673.126</text:p>
          </table:table-cell>
          <table:table-cell office:value-type="float" office:value="45767567" table:style-name="ce9">
            <text:p>45.767.5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4702132" table:style-name="ce9">
            <text:p>14.702.132</text:p>
          </table:table-cell>
          <table:table-cell office:value-type="float" office:value="3950117" table:style-name="ce9">
            <text:p>3.950.1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93883" table:style-name="ce9">
            <text:p>4.193.883</text:p>
          </table:table-cell>
          <table:table-cell office:value-type="float" office:value="14333387" table:style-name="ce9">
            <text:p>14.333.387</text:p>
          </table:table-cell>
          <table:table-cell office:value-type="float" office:value="124979" table:style-name="ce9">
            <text:p>124.979</text:p>
          </table:table-cell>
          <table:table-cell office:value-type="string" table:style-name="ce9">
            <text:p>-</text:p>
          </table:table-cell>
          <table:table-cell office:value-type="float" office:value="6322863" table:style-name="ce9">
            <text:p>6.322.863</text:p>
          </table:table-cell>
          <table:table-cell office:value-type="float" office:value="12296947" table:style-name="ce9">
            <text:p>12.296.947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2149848" table:style-name="ce9">
            <text:p>2.149.848</text:p>
          </table:table-cell>
          <table:table-cell office:value-type="float" office:value="1140349" table:style-name="ce9">
            <text:p>1.140.3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71139" table:style-name="ce9">
            <text:p>571.139</text:p>
          </table:table-cell>
          <table:table-cell office:value-type="float" office:value="2719058" table:style-name="ce9">
            <text:p>2.719.0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1981" table:style-name="ce9">
            <text:p>641.981</text:p>
          </table:table-cell>
          <table:table-cell office:value-type="float" office:value="2648216" table:style-name="ce9">
            <text:p>2.648.2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283781" table:style-name="ce9">
            <text:p>1.283.781</text:p>
          </table:table-cell>
          <table:table-cell office:value-type="float" office:value="1268844" table:style-name="ce9">
            <text:p>1.268.8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68738" table:style-name="ce9">
            <text:p>668.738</text:p>
          </table:table-cell>
          <table:table-cell office:value-type="float" office:value="1883888" table:style-name="ce9">
            <text:p>1.883.8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85838" table:style-name="ce9">
            <text:p>585.838</text:p>
          </table:table-cell>
          <table:table-cell office:value-type="float" office:value="1966787" table:style-name="ce9">
            <text:p>1.966.7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031294" table:style-name="ce9">
            <text:p>1.031.294</text:p>
          </table:table-cell>
          <table:table-cell office:value-type="float" office:value="336677" table:style-name="ce9">
            <text:p>336.6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5727" table:style-name="ce9">
            <text:p>85.727</text:p>
          </table:table-cell>
          <table:table-cell office:value-type="float" office:value="1282244" table:style-name="ce9">
            <text:p>1.282.2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630" table:style-name="ce9">
            <text:p>77.630</text:p>
          </table:table-cell>
          <table:table-cell office:value-type="float" office:value="1290341" table:style-name="ce9">
            <text:p>1.290.3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59170" table:style-name="ce9">
            <text:p>659.170</text:p>
          </table:table-cell>
          <table:table-cell office:value-type="float" office:value="1612140" table:style-name="ce9">
            <text:p>1.612.140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53354" table:style-name="ce9">
            <text:p>53.354</text:p>
          </table:table-cell>
          <table:table-cell office:value-type="float" office:value="2222160" table:style-name="ce9">
            <text:p>2.222.160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260038" table:style-name="ce9">
            <text:p>260.038</text:p>
          </table:table-cell>
          <table:table-cell office:value-type="float" office:value="2011272" table:style-name="ce9">
            <text:p>2.011.272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4380595" table:style-name="ce9">
            <text:p>34.380.595</text:p>
          </table:table-cell>
          <table:table-cell office:value-type="float" office:value="20197839" table:style-name="ce9">
            <text:p>20.197.8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652187" table:style-name="ce9">
            <text:p>6.652.187</text:p>
          </table:table-cell>
          <table:table-cell office:value-type="float" office:value="47638294" table:style-name="ce9">
            <text:p>47.638.294</text:p>
          </table:table-cell>
          <table:table-cell office:value-type="float" office:value="287953" table:style-name="ce9">
            <text:p>287.953</text:p>
          </table:table-cell>
          <table:table-cell office:value-type="string" table:style-name="ce9">
            <text:p>-</text:p>
          </table:table-cell>
          <table:table-cell office:value-type="float" office:value="13672465" table:style-name="ce9">
            <text:p>13.672.465</text:p>
          </table:table-cell>
          <table:table-cell office:value-type="float" office:value="40873530" table:style-name="ce9">
            <text:p>40.873.530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4202349" table:style-name="ce9">
            <text:p>44.202.349</text:p>
          </table:table-cell>
          <table:table-cell office:value-type="float" office:value="13855093" table:style-name="ce9">
            <text:p>13.855.093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12685525" table:style-name="ce9">
            <text:p>12.685.525</text:p>
          </table:table-cell>
          <table:table-cell office:value-type="float" office:value="45385178" table:style-name="ce9">
            <text:p>45.385.178</text:p>
          </table:table-cell>
          <table:table-cell office:value-type="float" office:value="25520" table:style-name="ce9">
            <text:p>25.520</text:p>
          </table:table-cell>
          <table:table-cell office:value-type="string" table:style-name="ce9">
            <text:p>-</text:p>
          </table:table-cell>
          <table:table-cell office:value-type="float" office:value="19479645" table:style-name="ce9">
            <text:p>19.479.645</text:p>
          </table:table-cell>
          <table:table-cell office:value-type="float" office:value="38616578" table:style-name="ce9">
            <text:p>38.616.5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1642406" table:style-name="ce9">
            <text:p>31.642.406</text:p>
          </table:table-cell>
          <table:table-cell office:value-type="float" office:value="5821583" table:style-name="ce9">
            <text:p>5.821.5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125576" table:style-name="ce9">
            <text:p>11.125.576</text:p>
          </table:table-cell>
          <table:table-cell office:value-type="float" office:value="26338413" table:style-name="ce9">
            <text:p>26.338.4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191561" table:style-name="ce9">
            <text:p>14.191.561</text:p>
          </table:table-cell>
          <table:table-cell office:value-type="float" office:value="23272428" table:style-name="ce9">
            <text:p>23.272.4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0312310" table:style-name="ce9">
            <text:p>10.312.310</text:p>
          </table:table-cell>
          <table:table-cell office:value-type="float" office:value="5807249" table:style-name="ce9">
            <text:p>5.807.2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21939" table:style-name="ce9">
            <text:p>2.421.939</text:p>
          </table:table-cell>
          <table:table-cell office:value-type="float" office:value="13697620" table:style-name="ce9">
            <text:p>13.697.6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48343" table:style-name="ce9">
            <text:p>3.848.343</text:p>
          </table:table-cell>
          <table:table-cell office:value-type="float" office:value="12271216" table:style-name="ce9">
            <text:p>12.271.2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1184280" table:style-name="ce9">
            <text:p>21.184.280</text:p>
          </table:table-cell>
          <table:table-cell office:value-type="float" office:value="5212171" table:style-name="ce9">
            <text:p>5.212.1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85731" table:style-name="ce9">
            <text:p>6.585.731</text:p>
          </table:table-cell>
          <table:table-cell office:value-type="float" office:value="19810720" table:style-name="ce9">
            <text:p>19.810.7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535687" table:style-name="ce9">
            <text:p>10.535.687</text:p>
          </table:table-cell>
          <table:table-cell office:value-type="float" office:value="15860764" table:style-name="ce9">
            <text:p>15.860.7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0148030" table:style-name="ce9">
            <text:p>20.148.030</text:p>
          </table:table-cell>
          <table:table-cell office:value-type="float" office:value="5816051" table:style-name="ce9">
            <text:p>5.816.0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25917" table:style-name="ce9">
            <text:p>7.725.917</text:p>
          </table:table-cell>
          <table:table-cell office:value-type="float" office:value="18238164" table:style-name="ce9">
            <text:p>18.238.1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954039" table:style-name="ce9">
            <text:p>11.954.039</text:p>
          </table:table-cell>
          <table:table-cell office:value-type="float" office:value="14010042" table:style-name="ce9">
            <text:p>14.010.0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2272930" table:style-name="ce9">
            <text:p>22.272.930</text:p>
          </table:table-cell>
          <table:table-cell office:value-type="float" office:value="6662023" table:style-name="ce9">
            <text:p>6.662.023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6115749" table:style-name="ce9">
            <text:p>6.115.749</text:p>
          </table:table-cell>
          <table:table-cell office:value-type="float" office:value="22768605" table:style-name="ce9">
            <text:p>22.768.605</text:p>
          </table:table-cell>
          <table:table-cell office:value-type="float" office:value="89380" table:style-name="ce9">
            <text:p>89.380</text:p>
          </table:table-cell>
          <table:table-cell office:value-type="string" table:style-name="ce9">
            <text:p>-</text:p>
          </table:table-cell>
          <table:table-cell office:value-type="float" office:value="10010107" table:style-name="ce9">
            <text:p>10.010.107</text:p>
          </table:table-cell>
          <table:table-cell office:value-type="float" office:value="18931188" table:style-name="ce9">
            <text:p>18.931.188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5026849" table:style-name="ce9">
            <text:p>25.026.849</text:p>
          </table:table-cell>
          <table:table-cell office:value-type="float" office:value="10419544" table:style-name="ce9">
            <text:p>10.419.544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4784597" table:style-name="ce9">
            <text:p>4.784.597</text:p>
          </table:table-cell>
          <table:table-cell office:value-type="float" office:value="30566887" table:style-name="ce9">
            <text:p>30.566.887</text:p>
          </table:table-cell>
          <table:table-cell office:value-type="float" office:value="112288" table:style-name="ce9">
            <text:p>112.288</text:p>
          </table:table-cell>
          <table:table-cell office:value-type="string" table:style-name="ce9">
            <text:p>-</text:p>
          </table:table-cell>
          <table:table-cell office:value-type="float" office:value="7878092" table:style-name="ce9">
            <text:p>7.878.092</text:p>
          </table:table-cell>
          <table:table-cell office:value-type="float" office:value="27568301" table:style-name="ce9">
            <text:p>27.568.301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1940120" table:style-name="ce9">
            <text:p>11.940.120</text:p>
          </table:table-cell>
          <table:table-cell office:value-type="float" office:value="7569618" table:style-name="ce9">
            <text:p>7.569.6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82709" table:style-name="ce9">
            <text:p>2.882.709</text:p>
          </table:table-cell>
          <table:table-cell office:value-type="float" office:value="16502050" table:style-name="ce9">
            <text:p>16.502.050</text:p>
          </table:table-cell>
          <table:table-cell office:value-type="float" office:value="124979" table:style-name="ce9">
            <text:p>124.979</text:p>
          </table:table-cell>
          <table:table-cell office:value-type="string" table:style-name="ce9">
            <text:p>-</text:p>
          </table:table-cell>
          <table:table-cell office:value-type="float" office:value="3377442" table:style-name="ce9">
            <text:p>3.377.442</text:p>
          </table:table-cell>
          <table:table-cell office:value-type="float" office:value="16132296" table:style-name="ce9">
            <text:p>16.132.29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5464018" table:style-name="ce9">
            <text:p>25.464.018</text:p>
          </table:table-cell>
          <table:table-cell office:value-type="float" office:value="14483316" table:style-name="ce9">
            <text:p>14.483.3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433120" table:style-name="ce9">
            <text:p>6.433.120</text:p>
          </table:table-cell>
          <table:table-cell office:value-type="float" office:value="33501041" table:style-name="ce9">
            <text:p>33.501.041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10590474" table:style-name="ce9">
            <text:p>10.590.474</text:p>
          </table:table-cell>
          <table:table-cell office:value-type="float" office:value="29324421" table:style-name="ce9">
            <text:p>29.324.421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7017925" table:style-name="ce9">
            <text:p>27.017.925</text:p>
          </table:table-cell>
          <table:table-cell office:value-type="float" office:value="10477260" table:style-name="ce9">
            <text:p>10.477.260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6498211" table:style-name="ce9">
            <text:p>6.498.211</text:p>
          </table:table-cell>
          <table:table-cell office:value-type="float" office:value="30726400" table:style-name="ce9">
            <text:p>30.726.400</text:p>
          </table:table-cell>
          <table:table-cell office:value-type="float" office:value="287953" table:style-name="ce9">
            <text:p>287.953</text:p>
          </table:table-cell>
          <table:table-cell office:value-type="string" table:style-name="ce9">
            <text:p>-</text:p>
          </table:table-cell>
          <table:table-cell office:value-type="float" office:value="11414731" table:style-name="ce9">
            <text:p>11.414.731</text:p>
          </table:table-cell>
          <table:table-cell office:value-type="float" office:value="26080454" table:style-name="ce9">
            <text:p>26.080.454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1786606" table:style-name="ce9">
            <text:p>21.786.606</text:p>
          </table:table-cell>
          <table:table-cell office:value-type="float" office:value="6274004" table:style-name="ce9">
            <text:p>6.274.0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354605" table:style-name="ce9">
            <text:p>7.354.605</text:p>
          </table:table-cell>
          <table:table-cell office:value-type="float" office:value="20706005" table:style-name="ce9">
            <text:p>20.706.0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638496" table:style-name="ce9">
            <text:p>9.638.496</text:p>
          </table:table-cell>
          <table:table-cell office:value-type="float" office:value="18422114" table:style-name="ce9">
            <text:p>18.422.1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6773534" table:style-name="ce9">
            <text:p>16.773.534</text:p>
          </table:table-cell>
          <table:table-cell office:value-type="float" office:value="3275120" table:style-name="ce9">
            <text:p>3.275.1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88869" table:style-name="ce9">
            <text:p>4.488.869</text:p>
          </table:table-cell>
          <table:table-cell office:value-type="float" office:value="15559786" table:style-name="ce9">
            <text:p>15.559.78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34631" table:style-name="ce9">
            <text:p>7.134.631</text:p>
          </table:table-cell>
          <table:table-cell office:value-type="float" office:value="12914024" table:style-name="ce9">
            <text:p>12.914.0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7365761" table:style-name="ce9">
            <text:p>7.365.761</text:p>
          </table:table-cell>
          <table:table-cell office:value-type="float" office:value="2783476" table:style-name="ce9">
            <text:p>2.783.4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56943" table:style-name="ce9">
            <text:p>2.056.943</text:p>
          </table:table-cell>
          <table:table-cell office:value-type="float" office:value="8092294" table:style-name="ce9">
            <text:p>8.092.2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90049" table:style-name="ce9">
            <text:p>2.890.049</text:p>
          </table:table-cell>
          <table:table-cell office:value-type="float" office:value="7259187" table:style-name="ce9">
            <text:p>7.259.1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429580" table:style-name="ce9">
            <text:p>5.429.580</text:p>
          </table:table-cell>
          <table:table-cell office:value-type="float" office:value="409808" table:style-name="ce9">
            <text:p>409.8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59162" table:style-name="ce9">
            <text:p>2.059.162</text:p>
          </table:table-cell>
          <table:table-cell office:value-type="float" office:value="3754706" table:style-name="ce9">
            <text:p>3.754.706</text:p>
          </table:table-cell>
          <table:table-cell office:value-type="float" office:value="25520" table:style-name="ce9">
            <text:p>25.520</text:p>
          </table:table-cell>
          <table:table-cell office:value-type="string" table:style-name="ce9">
            <text:p>-</text:p>
          </table:table-cell>
          <table:table-cell office:value-type="float" office:value="2223511" table:style-name="ce9">
            <text:p>2.223.511</text:p>
          </table:table-cell>
          <table:table-cell office:value-type="float" office:value="3615877" table:style-name="ce9">
            <text:p>3.615.8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008652" table:style-name="ce9">
            <text:p>1.008.652</text:p>
          </table:table-cell>
          <table:table-cell office:value-type="float" office:value="1178346" table:style-name="ce9">
            <text:p>1.178.346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114029" table:style-name="ce9">
            <text:p>114.029</text:p>
          </table:table-cell>
          <table:table-cell office:value-type="float" office:value="2111749" table:style-name="ce9">
            <text:p>2.111.7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5323" table:style-name="ce9">
            <text:p>415.323</text:p>
          </table:table-cell>
          <table:table-cell office:value-type="float" office:value="1810456" table:style-name="ce9">
            <text:p>1.810.4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3408009" table:style-name="ce9">
            <text:p>3.408.009</text:p>
          </table:table-cell>
          <table:table-cell office:value-type="float" office:value="1673405" table:style-name="ce9">
            <text:p>1.673.4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92594" table:style-name="ce9">
            <text:p>1.192.594</text:p>
          </table:table-cell>
          <table:table-cell office:value-type="float" office:value="3888820" table:style-name="ce9">
            <text:p>3.888.8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5397" table:style-name="ce9">
            <text:p>2.135.397</text:p>
          </table:table-cell>
          <table:table-cell office:value-type="float" office:value="2946018" table:style-name="ce9">
            <text:p>2.946.0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630433" table:style-name="ce9">
            <text:p>2.630.433</text:p>
          </table:table-cell>
          <table:table-cell office:value-type="float" office:value="931920" table:style-name="ce9">
            <text:p>931.9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9109" table:style-name="ce9">
            <text:p>319.109</text:p>
          </table:table-cell>
          <table:table-cell office:value-type="float" office:value="3243245" table:style-name="ce9">
            <text:p>3.243.2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1098" table:style-name="ce9">
            <text:p>1.161.098</text:p>
          </table:table-cell>
          <table:table-cell office:value-type="float" office:value="2401256" table:style-name="ce9">
            <text:p>2.401.2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4622831" table:style-name="ce9">
            <text:p>4.622.831</text:p>
          </table:table-cell>
          <table:table-cell office:value-type="float" office:value="1451453" table:style-name="ce9">
            <text:p>1.451.4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72554" table:style-name="ce9">
            <text:p>1.472.554</text:p>
          </table:table-cell>
          <table:table-cell office:value-type="float" office:value="4601730" table:style-name="ce9">
            <text:p>4.601.7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63972" table:style-name="ce9">
            <text:p>1.463.972</text:p>
          </table:table-cell>
          <table:table-cell office:value-type="float" office:value="4610312" table:style-name="ce9">
            <text:p>4.610.3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968499" table:style-name="ce9">
            <text:p>27.968.499</text:p>
          </table:table-cell>
          <table:table-cell office:value-type="float" office:value="6476614" table:style-name="ce9">
            <text:p>6.476.6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366349" table:style-name="ce9">
            <text:p>8.366.349</text:p>
          </table:table-cell>
          <table:table-cell office:value-type="float" office:value="26053244" table:style-name="ce9">
            <text:p>26.053.244</text:p>
          </table:table-cell>
          <table:table-cell office:value-type="float" office:value="25520" table:style-name="ce9">
            <text:p>25.520</text:p>
          </table:table-cell>
          <table:table-cell office:value-type="string" table:style-name="ce9">
            <text:p>-</text:p>
          </table:table-cell>
          <table:table-cell office:value-type="float" office:value="12968542" table:style-name="ce9">
            <text:p>12.968.542</text:p>
          </table:table-cell>
          <table:table-cell office:value-type="float" office:value="21476572" table:style-name="ce9">
            <text:p>21.476.5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1497563" table:style-name="ce9">
            <text:p>51.497.563</text:p>
          </table:table-cell>
          <table:table-cell office:value-type="float" office:value="17496509" table:style-name="ce9">
            <text:p>17.496.509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14511312" table:style-name="ce9">
            <text:p>14.511.312</text:p>
          </table:table-cell>
          <table:table-cell office:value-type="float" office:value="54410760" table:style-name="ce9">
            <text:p>54.410.760</text:p>
          </table:table-cell>
          <table:table-cell office:value-type="float" office:value="89380" table:style-name="ce9">
            <text:p>89.380</text:p>
          </table:table-cell>
          <table:table-cell office:value-type="string" table:style-name="ce9">
            <text:p>-</text:p>
          </table:table-cell>
          <table:table-cell office:value-type="float" office:value="22306808" table:style-name="ce9">
            <text:p>22.306.808</text:p>
          </table:table-cell>
          <table:table-cell office:value-type="float" office:value="46687264" table:style-name="ce9">
            <text:p>46.687.264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6795626" table:style-name="ce9">
            <text:p>26.795.626</text:p>
          </table:table-cell>
          <table:table-cell office:value-type="float" office:value="16062079" table:style-name="ce9">
            <text:p>16.062.079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6166427" table:style-name="ce9">
            <text:p>6.166.427</text:p>
          </table:table-cell>
          <table:table-cell office:value-type="float" office:value="36518311" table:style-name="ce9">
            <text:p>36.518.311</text:p>
          </table:table-cell>
          <table:table-cell office:value-type="float" office:value="211747" table:style-name="ce9">
            <text:p>211.747</text:p>
          </table:table-cell>
          <table:table-cell office:value-type="string" table:style-name="ce9">
            <text:p>-</text:p>
          </table:table-cell>
          <table:table-cell office:value-type="float" office:value="10864387" table:style-name="ce9">
            <text:p>10.864.387</text:p>
          </table:table-cell>
          <table:table-cell office:value-type="float" office:value="31999659" table:style-name="ce9">
            <text:p>31.999.659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66755284" table:style-name="ce9">
            <text:p>66.755.284</text:p>
          </table:table-cell>
          <table:table-cell office:value-type="float" office:value="20466445" table:style-name="ce9">
            <text:p>20.466.445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20802571" table:style-name="ce9">
            <text:p>20.802.571</text:p>
          </table:table-cell>
          <table:table-cell office:value-type="float" office:value="66347244" table:style-name="ce9">
            <text:p>66.347.244</text:p>
          </table:table-cell>
          <table:table-cell office:value-type="float" office:value="128074" table:style-name="ce9">
            <text:p>128.074</text:p>
          </table:table-cell>
          <table:table-cell office:value-type="string" table:style-name="ce9">
            <text:p>-</text:p>
          </table:table-cell>
          <table:table-cell office:value-type="float" office:value="31111805" table:style-name="ce9">
            <text:p>31.111.805</text:p>
          </table:table-cell>
          <table:table-cell office:value-type="float" office:value="56116266" table:style-name="ce9">
            <text:p>56.116.266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4129235" table:style-name="ce9">
            <text:p>44.129.235</text:p>
          </table:table-cell>
          <table:table-cell office:value-type="float" office:value="21020210" table:style-name="ce9">
            <text:p>21.020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714070" table:style-name="ce9">
            <text:p>9.714.070</text:p>
          </table:table-cell>
          <table:table-cell office:value-type="float" office:value="55236802" table:style-name="ce9">
            <text:p>55.236.802</text:p>
          </table:table-cell>
          <table:table-cell office:value-type="float" office:value="198573" table:style-name="ce9">
            <text:p>198.573</text:p>
          </table:table-cell>
          <table:table-cell office:value-type="string" table:style-name="ce9">
            <text:p>-</text:p>
          </table:table-cell>
          <table:table-cell office:value-type="float" office:value="16491905" table:style-name="ce9">
            <text:p>16.491.905</text:p>
          </table:table-cell>
          <table:table-cell office:value-type="float" office:value="48657541" table:style-name="ce9">
            <text:p>48.657.5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IDUOS QUE NUNCA UTILIZARON INTERNET, POR MOTIVO INFORMADO PARA NO HABER UTILIZADO NUNC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nunca accedieron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Por no tener la necesidad</text:p>
          </table:table-cell>
          <table:table-cell office:value-type="string" table:number-columns-spanned="1" table:number-rows-spanned="2" table:style-name="ce4">
            <text:p>Por no tener interés</text:p>
          </table:table-cell>
          <table:table-cell office:value-type="string" table:number-columns-spanned="1" table:number-rows-spanned="2" table:style-name="ce4">
            <text:p>Por falta de habilidad con la computadora</text:p>
          </table:table-cell>
          <table:table-cell office:value-type="string" table:number-columns-spanned="1" table:number-rows-spanned="2" table:style-name="ce4">
            <text:p>Por no tener lugar para hacer uso</text:p>
          </table:table-cell>
          <table:table-cell office:value-type="string" table:number-columns-spanned="1" table:number-rows-spanned="2" table:style-name="ce4">
            <text:p>Por ser muy caro</text:p>
          </table:table-cell>
          <table:table-cell office:value-type="string" table:number-columns-spanned="1" table:number-rows-spanned="2" table:style-name="ce4">
            <text:p>Por preocupaciones con la seguridad o la privacidad</text:p>
          </table:table-cell>
          <table:table-cell office:value-type="string" table:number-columns-spanned="1" table:number-rows-spanned="2" table:style-name="ce4">
            <text:p>Para evitar el contacto con contenidos peligrosos</text:p>
          </table:table-cell>
          <table:table-cell office:value-type="string" table:number-columns-spanned="1" table:number-rows-spanned="2" table:style-name="ce4">
            <text:p>Porque no tiene Internet en casa</text:p>
          </table:table-cell>
          <table:table-cell office:value-type="string" table:number-columns-spanned="1" table:number-rows-spanned="2" table:style-name="ce4">
            <text:p>Por otro motivo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2021230" table:style-name="ce9">
            <text:p>12.021.230</text:p>
          </table:table-cell>
          <table:table-cell office:value-type="float" office:value="15816666" table:style-name="ce9">
            <text:p>15.816.666</text:p>
          </table:table-cell>
          <table:table-cell office:value-type="float" office:value="16423326" table:style-name="ce9">
            <text:p>16.423.326</text:p>
          </table:table-cell>
          <table:table-cell office:value-type="float" office:value="8842020" table:style-name="ce9">
            <text:p>8.842.020</text:p>
          </table:table-cell>
          <table:table-cell office:value-type="float" office:value="11967575" table:style-name="ce9">
            <text:p>11.967.575</text:p>
          </table:table-cell>
          <table:table-cell office:value-type="float" office:value="11159858" table:style-name="ce9">
            <text:p>11.159.858</text:p>
          </table:table-cell>
          <table:table-cell office:value-type="float" office:value="10776570" table:style-name="ce9">
            <text:p>10.776.570</text:p>
          </table:table-cell>
          <table:table-cell office:value-type="float" office:value="6389466" table:style-name="ce9">
            <text:p>6.389.466</text:p>
          </table:table-cell>
          <table:table-cell office:value-type="float" office:value="26286457" table:style-name="ce9">
            <text:p>26.286.45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674248" table:style-name="ce9">
            <text:p>8.674.248</text:p>
          </table:table-cell>
          <table:table-cell office:value-type="float" office:value="12450249" table:style-name="ce9">
            <text:p>12.450.249</text:p>
          </table:table-cell>
          <table:table-cell office:value-type="float" office:value="12184052" table:style-name="ce9">
            <text:p>12.184.052</text:p>
          </table:table-cell>
          <table:table-cell office:value-type="float" office:value="6468677" table:style-name="ce9">
            <text:p>6.468.677</text:p>
          </table:table-cell>
          <table:table-cell office:value-type="float" office:value="8113245" table:style-name="ce9">
            <text:p>8.113.245</text:p>
          </table:table-cell>
          <table:table-cell office:value-type="float" office:value="8410729" table:style-name="ce9">
            <text:p>8.410.729</text:p>
          </table:table-cell>
          <table:table-cell office:value-type="float" office:value="8303319" table:style-name="ce9">
            <text:p>8.303.319</text:p>
          </table:table-cell>
          <table:table-cell office:value-type="float" office:value="3993460" table:style-name="ce9">
            <text:p>3.993.460</text:p>
          </table:table-cell>
          <table:table-cell office:value-type="float" office:value="19804087" table:style-name="ce9">
            <text:p>19.804.08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46983" table:style-name="ce9">
            <text:p>3.346.983</text:p>
          </table:table-cell>
          <table:table-cell office:value-type="float" office:value="3366418" table:style-name="ce9">
            <text:p>3.366.418</text:p>
          </table:table-cell>
          <table:table-cell office:value-type="float" office:value="4239275" table:style-name="ce9">
            <text:p>4.239.275</text:p>
          </table:table-cell>
          <table:table-cell office:value-type="float" office:value="2373343" table:style-name="ce9">
            <text:p>2.373.343</text:p>
          </table:table-cell>
          <table:table-cell office:value-type="float" office:value="3854329" table:style-name="ce9">
            <text:p>3.854.329</text:p>
          </table:table-cell>
          <table:table-cell office:value-type="float" office:value="2749130" table:style-name="ce9">
            <text:p>2.749.130</text:p>
          </table:table-cell>
          <table:table-cell office:value-type="float" office:value="2473250" table:style-name="ce9">
            <text:p>2.473.250</text:p>
          </table:table-cell>
          <table:table-cell office:value-type="float" office:value="2396006" table:style-name="ce9">
            <text:p>2.396.006</text:p>
          </table:table-cell>
          <table:table-cell office:value-type="float" office:value="6482369" table:style-name="ce9">
            <text:p>6.482.36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257343" table:style-name="ce9">
            <text:p>4.257.343</text:p>
          </table:table-cell>
          <table:table-cell office:value-type="float" office:value="7021317" table:style-name="ce9">
            <text:p>7.021.317</text:p>
          </table:table-cell>
          <table:table-cell office:value-type="float" office:value="6368515" table:style-name="ce9">
            <text:p>6.368.515</text:p>
          </table:table-cell>
          <table:table-cell office:value-type="float" office:value="3164495" table:style-name="ce9">
            <text:p>3.164.495</text:p>
          </table:table-cell>
          <table:table-cell office:value-type="float" office:value="3853843" table:style-name="ce9">
            <text:p>3.853.843</text:p>
          </table:table-cell>
          <table:table-cell office:value-type="float" office:value="4359620" table:style-name="ce9">
            <text:p>4.359.620</text:p>
          </table:table-cell>
          <table:table-cell office:value-type="float" office:value="4076561" table:style-name="ce9">
            <text:p>4.076.561</text:p>
          </table:table-cell>
          <table:table-cell office:value-type="float" office:value="2061447" table:style-name="ce9">
            <text:p>2.061.447</text:p>
          </table:table-cell>
          <table:table-cell office:value-type="float" office:value="11053733" table:style-name="ce9">
            <text:p>11.053.73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103728" table:style-name="ce9">
            <text:p>4.103.728</text:p>
          </table:table-cell>
          <table:table-cell office:value-type="float" office:value="3946488" table:style-name="ce9">
            <text:p>3.946.488</text:p>
          </table:table-cell>
          <table:table-cell office:value-type="float" office:value="5317599" table:style-name="ce9">
            <text:p>5.317.599</text:p>
          </table:table-cell>
          <table:table-cell office:value-type="float" office:value="3324602" table:style-name="ce9">
            <text:p>3.324.602</text:p>
          </table:table-cell>
          <table:table-cell office:value-type="float" office:value="3554459" table:style-name="ce9">
            <text:p>3.554.459</text:p>
          </table:table-cell>
          <table:table-cell office:value-type="float" office:value="3373669" table:style-name="ce9">
            <text:p>3.373.669</text:p>
          </table:table-cell>
          <table:table-cell office:value-type="float" office:value="3260183" table:style-name="ce9">
            <text:p>3.260.183</text:p>
          </table:table-cell>
          <table:table-cell office:value-type="float" office:value="1793974" table:style-name="ce9">
            <text:p>1.793.974</text:p>
          </table:table-cell>
          <table:table-cell office:value-type="float" office:value="7790179" table:style-name="ce9">
            <text:p>7.790.17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215958" table:style-name="ce9">
            <text:p>2.215.958</text:p>
          </table:table-cell>
          <table:table-cell office:value-type="float" office:value="2915657" table:style-name="ce9">
            <text:p>2.915.657</text:p>
          </table:table-cell>
          <table:table-cell office:value-type="float" office:value="2761425" table:style-name="ce9">
            <text:p>2.761.425</text:p>
          </table:table-cell>
          <table:table-cell office:value-type="float" office:value="1194369" table:style-name="ce9">
            <text:p>1.194.369</text:p>
          </table:table-cell>
          <table:table-cell office:value-type="float" office:value="2684263" table:style-name="ce9">
            <text:p>2.684.263</text:p>
          </table:table-cell>
          <table:table-cell office:value-type="float" office:value="2078139" table:style-name="ce9">
            <text:p>2.078.139</text:p>
          </table:table-cell>
          <table:table-cell office:value-type="float" office:value="2016492" table:style-name="ce9">
            <text:p>2.016.492</text:p>
          </table:table-cell>
          <table:table-cell office:value-type="float" office:value="1197797" table:style-name="ce9">
            <text:p>1.197.797</text:p>
          </table:table-cell>
          <table:table-cell office:value-type="float" office:value="4416597" table:style-name="ce9">
            <text:p>4.416.5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68676" table:style-name="ce9">
            <text:p>968.676</text:p>
          </table:table-cell>
          <table:table-cell office:value-type="float" office:value="885272" table:style-name="ce9">
            <text:p>885.272</text:p>
          </table:table-cell>
          <table:table-cell office:value-type="float" office:value="1051213" table:style-name="ce9">
            <text:p>1.051.213</text:p>
          </table:table-cell>
          <table:table-cell office:value-type="float" office:value="796477" table:style-name="ce9">
            <text:p>796.477</text:p>
          </table:table-cell>
          <table:table-cell office:value-type="float" office:value="1257283" table:style-name="ce9">
            <text:p>1.257.283</text:p>
          </table:table-cell>
          <table:table-cell office:value-type="float" office:value="870516" table:style-name="ce9">
            <text:p>870.516</text:p>
          </table:table-cell>
          <table:table-cell office:value-type="float" office:value="991894" table:style-name="ce9">
            <text:p>991.894</text:p>
          </table:table-cell>
          <table:table-cell office:value-type="float" office:value="866910" table:style-name="ce9">
            <text:p>866.910</text:p>
          </table:table-cell>
          <table:table-cell office:value-type="float" office:value="1595935" table:style-name="ce9">
            <text:p>1.595.93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75525" table:style-name="ce9">
            <text:p>475.525</text:p>
          </table:table-cell>
          <table:table-cell office:value-type="float" office:value="1047932" table:style-name="ce9">
            <text:p>1.047.932</text:p>
          </table:table-cell>
          <table:table-cell office:value-type="float" office:value="924573" table:style-name="ce9">
            <text:p>924.573</text:p>
          </table:table-cell>
          <table:table-cell office:value-type="float" office:value="362077" table:style-name="ce9">
            <text:p>362.077</text:p>
          </table:table-cell>
          <table:table-cell office:value-type="float" office:value="617727" table:style-name="ce9">
            <text:p>617.727</text:p>
          </table:table-cell>
          <table:table-cell office:value-type="float" office:value="477915" table:style-name="ce9">
            <text:p>477.915</text:p>
          </table:table-cell>
          <table:table-cell office:value-type="float" office:value="431439" table:style-name="ce9">
            <text:p>431.439</text:p>
          </table:table-cell>
          <table:table-cell office:value-type="float" office:value="469338" table:style-name="ce9">
            <text:p>469.338</text:p>
          </table:table-cell>
          <table:table-cell office:value-type="float" office:value="1430013" table:style-name="ce9">
            <text:p>1.430.01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155800" table:style-name="ce9">
            <text:p>6.155.800</text:p>
          </table:table-cell>
          <table:table-cell office:value-type="float" office:value="9455004" table:style-name="ce9">
            <text:p>9.455.004</text:p>
          </table:table-cell>
          <table:table-cell office:value-type="float" office:value="9461485" table:style-name="ce9">
            <text:p>9.461.485</text:p>
          </table:table-cell>
          <table:table-cell office:value-type="float" office:value="5092861" table:style-name="ce9">
            <text:p>5.092.861</text:p>
          </table:table-cell>
          <table:table-cell office:value-type="float" office:value="5931515" table:style-name="ce9">
            <text:p>5.931.515</text:p>
          </table:table-cell>
          <table:table-cell office:value-type="float" office:value="5933630" table:style-name="ce9">
            <text:p>5.933.630</text:p>
          </table:table-cell>
          <table:table-cell office:value-type="float" office:value="4732587" table:style-name="ce9">
            <text:p>4.732.587</text:p>
          </table:table-cell>
          <table:table-cell office:value-type="float" office:value="3381708" table:style-name="ce9">
            <text:p>3.381.708</text:p>
          </table:table-cell>
          <table:table-cell office:value-type="float" office:value="15111769" table:style-name="ce9">
            <text:p>15.111.76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865430" table:style-name="ce9">
            <text:p>5.865.430</text:p>
          </table:table-cell>
          <table:table-cell office:value-type="float" office:value="6361662" table:style-name="ce9">
            <text:p>6.361.662</text:p>
          </table:table-cell>
          <table:table-cell office:value-type="float" office:value="6961841" table:style-name="ce9">
            <text:p>6.961.841</text:p>
          </table:table-cell>
          <table:table-cell office:value-type="float" office:value="3749159" table:style-name="ce9">
            <text:p>3.749.159</text:p>
          </table:table-cell>
          <table:table-cell office:value-type="float" office:value="6036059" table:style-name="ce9">
            <text:p>6.036.059</text:p>
          </table:table-cell>
          <table:table-cell office:value-type="float" office:value="5226228" table:style-name="ce9">
            <text:p>5.226.228</text:p>
          </table:table-cell>
          <table:table-cell office:value-type="float" office:value="6043983" table:style-name="ce9">
            <text:p>6.043.983</text:p>
          </table:table-cell>
          <table:table-cell office:value-type="float" office:value="3007758" table:style-name="ce9">
            <text:p>3.007.758</text:p>
          </table:table-cell>
          <table:table-cell office:value-type="float" office:value="11174688" table:style-name="ce9">
            <text:p>11.174.68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099030" table:style-name="ce9">
            <text:p>4.099.030</text:p>
          </table:table-cell>
          <table:table-cell office:value-type="float" office:value="6233133" table:style-name="ce9">
            <text:p>6.233.133</text:p>
          </table:table-cell>
          <table:table-cell office:value-type="float" office:value="5153488" table:style-name="ce9">
            <text:p>5.153.488</text:p>
          </table:table-cell>
          <table:table-cell office:value-type="float" office:value="2686963" table:style-name="ce9">
            <text:p>2.686.963</text:p>
          </table:table-cell>
          <table:table-cell office:value-type="float" office:value="3862387" table:style-name="ce9">
            <text:p>3.862.387</text:p>
          </table:table-cell>
          <table:table-cell office:value-type="float" office:value="4044576" table:style-name="ce9">
            <text:p>4.044.576</text:p>
          </table:table-cell>
          <table:table-cell office:value-type="float" office:value="3356697" table:style-name="ce9">
            <text:p>3.356.697</text:p>
          </table:table-cell>
          <table:table-cell office:value-type="float" office:value="1598703" table:style-name="ce9">
            <text:p>1.598.703</text:p>
          </table:table-cell>
          <table:table-cell office:value-type="float" office:value="9569766" table:style-name="ce9">
            <text:p>9.569.76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5198907" table:style-name="ce9">
            <text:p>5.198.907</text:p>
          </table:table-cell>
          <table:table-cell office:value-type="float" office:value="6992384" table:style-name="ce9">
            <text:p>6.992.384</text:p>
          </table:table-cell>
          <table:table-cell office:value-type="float" office:value="7533038" table:style-name="ce9">
            <text:p>7.533.038</text:p>
          </table:table-cell>
          <table:table-cell office:value-type="float" office:value="4741368" table:style-name="ce9">
            <text:p>4.741.368</text:p>
          </table:table-cell>
          <table:table-cell office:value-type="float" office:value="5418835" table:style-name="ce9">
            <text:p>5.418.835</text:p>
          </table:table-cell>
          <table:table-cell office:value-type="float" office:value="5022450" table:style-name="ce9">
            <text:p>5.022.450</text:p>
          </table:table-cell>
          <table:table-cell office:value-type="float" office:value="5314375" table:style-name="ce9">
            <text:p>5.314.375</text:p>
          </table:table-cell>
          <table:table-cell office:value-type="float" office:value="3396081" table:style-name="ce9">
            <text:p>3.396.081</text:p>
          </table:table-cell>
          <table:table-cell office:value-type="float" office:value="11154044" table:style-name="ce9">
            <text:p>11.154.04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779494" table:style-name="ce9">
            <text:p>1.779.494</text:p>
          </table:table-cell>
          <table:table-cell office:value-type="float" office:value="1753365" table:style-name="ce9">
            <text:p>1.753.365</text:p>
          </table:table-cell>
          <table:table-cell office:value-type="float" office:value="2552661" table:style-name="ce9">
            <text:p>2.552.661</text:p>
          </table:table-cell>
          <table:table-cell office:value-type="float" office:value="887532" table:style-name="ce9">
            <text:p>887.532</text:p>
          </table:table-cell>
          <table:table-cell office:value-type="float" office:value="1637932" table:style-name="ce9">
            <text:p>1.637.932</text:p>
          </table:table-cell>
          <table:table-cell office:value-type="float" office:value="1226580" table:style-name="ce9">
            <text:p>1.226.580</text:p>
          </table:table-cell>
          <table:table-cell office:value-type="float" office:value="1469147" table:style-name="ce9">
            <text:p>1.469.147</text:p>
          </table:table-cell>
          <table:table-cell office:value-type="float" office:value="821745" table:style-name="ce9">
            <text:p>821.745</text:p>
          </table:table-cell>
          <table:table-cell office:value-type="float" office:value="3715721" table:style-name="ce9">
            <text:p>3.715.7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419402" table:style-name="ce9">
            <text:p>419.402</text:p>
          </table:table-cell>
          <table:table-cell office:value-type="float" office:value="382086" table:style-name="ce9">
            <text:p>382.086</text:p>
          </table:table-cell>
          <table:table-cell office:value-type="float" office:value="596575" table:style-name="ce9">
            <text:p>596.575</text:p>
          </table:table-cell>
          <table:table-cell office:value-type="float" office:value="319427" table:style-name="ce9">
            <text:p>319.427</text:p>
          </table:table-cell>
          <table:table-cell office:value-type="float" office:value="553880" table:style-name="ce9">
            <text:p>553.880</text:p>
          </table:table-cell>
          <table:table-cell office:value-type="float" office:value="526759" table:style-name="ce9">
            <text:p>526.759</text:p>
          </table:table-cell>
          <table:table-cell office:value-type="float" office:value="380877" table:style-name="ce9">
            <text:p>380.877</text:p>
          </table:table-cell>
          <table:table-cell office:value-type="float" office:value="296575" table:style-name="ce9">
            <text:p>296.575</text:p>
          </table:table-cell>
          <table:table-cell office:value-type="float" office:value="692725" table:style-name="ce9">
            <text:p>692.72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99939" table:style-name="ce9">
            <text:p>299.939</text:p>
          </table:table-cell>
          <table:table-cell office:value-type="float" office:value="247237" table:style-name="ce9">
            <text:p>247.237</text:p>
          </table:table-cell>
          <table:table-cell office:value-type="float" office:value="264116" table:style-name="ce9">
            <text:p>264.116</text:p>
          </table:table-cell>
          <table:table-cell office:value-type="float" office:value="119678" table:style-name="ce9">
            <text:p>119.678</text:p>
          </table:table-cell>
          <table:table-cell office:value-type="float" office:value="192995" table:style-name="ce9">
            <text:p>192.995</text:p>
          </table:table-cell>
          <table:table-cell office:value-type="float" office:value="149940" table:style-name="ce9">
            <text:p>149.940</text:p>
          </table:table-cell>
          <table:table-cell office:value-type="float" office:value="134719" table:style-name="ce9">
            <text:p>134.719</text:p>
          </table:table-cell>
          <table:table-cell office:value-type="float" office:value="85708" table:style-name="ce9">
            <text:p>85.708</text:p>
          </table:table-cell>
          <table:table-cell office:value-type="float" office:value="409739" table:style-name="ce9">
            <text:p>409.73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24459" table:style-name="ce9">
            <text:p>224.459</text:p>
          </table:table-cell>
          <table:table-cell office:value-type="float" office:value="208462" table:style-name="ce9">
            <text:p>208.462</text:p>
          </table:table-cell>
          <table:table-cell office:value-type="float" office:value="323447" table:style-name="ce9">
            <text:p>323.447</text:p>
          </table:table-cell>
          <table:table-cell office:value-type="float" office:value="87052" table:style-name="ce9">
            <text:p>87.052</text:p>
          </table:table-cell>
          <table:table-cell office:value-type="float" office:value="301545" table:style-name="ce9">
            <text:p>301.545</text:p>
          </table:table-cell>
          <table:table-cell office:value-type="float" office:value="189553" table:style-name="ce9">
            <text:p>189.553</text:p>
          </table:table-cell>
          <table:table-cell office:value-type="float" office:value="120755" table:style-name="ce9">
            <text:p>120.755</text:p>
          </table:table-cell>
          <table:table-cell office:value-type="float" office:value="190653" table:style-name="ce9">
            <text:p>190.653</text:p>
          </table:table-cell>
          <table:table-cell office:value-type="float" office:value="744462" table:style-name="ce9">
            <text:p>744.462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3148571" table:style-name="ce9">
            <text:p>3.148.571</text:p>
          </table:table-cell>
          <table:table-cell office:value-type="float" office:value="3598421" table:style-name="ce9">
            <text:p>3.598.421</text:p>
          </table:table-cell>
          <table:table-cell office:value-type="float" office:value="4477742" table:style-name="ce9">
            <text:p>4.477.742</text:p>
          </table:table-cell>
          <table:table-cell office:value-type="float" office:value="2798266" table:style-name="ce9">
            <text:p>2.798.266</text:p>
          </table:table-cell>
          <table:table-cell office:value-type="float" office:value="3236062" table:style-name="ce9">
            <text:p>3.236.062</text:p>
          </table:table-cell>
          <table:table-cell office:value-type="float" office:value="2866214" table:style-name="ce9">
            <text:p>2.866.214</text:p>
          </table:table-cell>
          <table:table-cell office:value-type="float" office:value="2824493" table:style-name="ce9">
            <text:p>2.824.493</text:p>
          </table:table-cell>
          <table:table-cell office:value-type="float" office:value="1839618" table:style-name="ce9">
            <text:p>1.839.618</text:p>
          </table:table-cell>
          <table:table-cell office:value-type="float" office:value="7225072" table:style-name="ce9">
            <text:p>7.225.07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7233795" table:style-name="ce9">
            <text:p>7.233.795</text:p>
          </table:table-cell>
          <table:table-cell office:value-type="float" office:value="10263475" table:style-name="ce9">
            <text:p>10.263.475</text:p>
          </table:table-cell>
          <table:table-cell office:value-type="float" office:value="10184018" table:style-name="ce9">
            <text:p>10.184.018</text:p>
          </table:table-cell>
          <table:table-cell office:value-type="float" office:value="4875173" table:style-name="ce9">
            <text:p>4.875.173</text:p>
          </table:table-cell>
          <table:table-cell office:value-type="float" office:value="7276351" table:style-name="ce9">
            <text:p>7.276.351</text:p>
          </table:table-cell>
          <table:table-cell office:value-type="float" office:value="6153509" table:style-name="ce9">
            <text:p>6.153.509</text:p>
          </table:table-cell>
          <table:table-cell office:value-type="float" office:value="6487201" table:style-name="ce9">
            <text:p>6.487.201</text:p>
          </table:table-cell>
          <table:table-cell office:value-type="float" office:value="3710743" table:style-name="ce9">
            <text:p>3.710.743</text:p>
          </table:table-cell>
          <table:table-cell office:value-type="float" office:value="15864601" table:style-name="ce9">
            <text:p>15.864.60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523995" table:style-name="ce9">
            <text:p>1.523.995</text:p>
          </table:table-cell>
          <table:table-cell office:value-type="float" office:value="1791088" table:style-name="ce9">
            <text:p>1.791.088</text:p>
          </table:table-cell>
          <table:table-cell office:value-type="float" office:value="1612812" table:style-name="ce9">
            <text:p>1.612.812</text:p>
          </table:table-cell>
          <table:table-cell office:value-type="float" office:value="1095860" table:style-name="ce9">
            <text:p>1.095.860</text:p>
          </table:table-cell>
          <table:table-cell office:value-type="float" office:value="1367512" table:style-name="ce9">
            <text:p>1.367.512</text:p>
          </table:table-cell>
          <table:table-cell office:value-type="float" office:value="2018601" table:style-name="ce9">
            <text:p>2.018.601</text:p>
          </table:table-cell>
          <table:table-cell office:value-type="float" office:value="1343340" table:style-name="ce9">
            <text:p>1.343.340</text:p>
          </table:table-cell>
          <table:table-cell office:value-type="float" office:value="766384" table:style-name="ce9">
            <text:p>766.384</text:p>
          </table:table-cell>
          <table:table-cell office:value-type="float" office:value="3033100" table:style-name="ce9">
            <text:p>3.033.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14869" table:style-name="ce9">
            <text:p>114.869</text:p>
          </table:table-cell>
          <table:table-cell office:value-type="float" office:value="163683" table:style-name="ce9">
            <text:p>163.683</text:p>
          </table:table-cell>
          <table:table-cell office:value-type="float" office:value="148754" table:style-name="ce9">
            <text:p>148.754</text:p>
          </table:table-cell>
          <table:table-cell office:value-type="float" office:value="72721" table:style-name="ce9">
            <text:p>72.721</text:p>
          </table:table-cell>
          <table:table-cell office:value-type="float" office:value="87650" table:style-name="ce9">
            <text:p>87.650</text:p>
          </table:table-cell>
          <table:table-cell office:value-type="float" office:value="121535" table:style-name="ce9">
            <text:p>121.535</text:p>
          </table:table-cell>
          <table:table-cell office:value-type="float" office:value="121535" table:style-name="ce9">
            <text:p>121.535</text:p>
          </table:table-cell>
          <table:table-cell office:value-type="float" office:value="72721" table:style-name="ce9">
            <text:p>72.721</text:p>
          </table:table-cell>
          <table:table-cell office:value-type="float" office:value="163683" table:style-name="ce9">
            <text:p>163.68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68043" table:style-name="ce9">
            <text:p>268.043</text:p>
          </table:table-cell>
          <table:table-cell office:value-type="float" office:value="40987" table:style-name="ce9">
            <text:p>40.987</text:p>
          </table:table-cell>
          <table:table-cell office:value-type="float" office:value="183772" table:style-name="ce9">
            <text:p>183.772</text:p>
          </table:table-cell>
          <table:table-cell office:value-type="float" office:value="207308" table:style-name="ce9">
            <text:p>207.308</text:p>
          </table:table-cell>
          <table:table-cell office:value-type="float" office:value="261933" table:style-name="ce9">
            <text:p>261.933</text:p>
          </table:table-cell>
          <table:table-cell office:value-type="float" office:value="142878" table:style-name="ce9">
            <text:p>142.878</text:p>
          </table:table-cell>
          <table:table-cell office:value-type="float" office:value="164760" table:style-name="ce9">
            <text:p>164.760</text:p>
          </table:table-cell>
          <table:table-cell office:value-type="float" office:value="105775" table:style-name="ce9">
            <text:p>105.775</text:p>
          </table:table-cell>
          <table:table-cell office:value-type="float" office:value="285494" table:style-name="ce9">
            <text:p>285.49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58895" table:style-name="ce9">
            <text:p>158.895</text:p>
          </table:table-cell>
          <table:table-cell office:value-type="float" office:value="32346" table:style-name="ce9">
            <text:p>32.346</text:p>
          </table:table-cell>
          <table:table-cell office:value-type="float" office:value="243219" table:style-name="ce9">
            <text:p>243.219</text:p>
          </table:table-cell>
          <table:table-cell office:value-type="float" office:value="270197" table:style-name="ce9">
            <text:p>270.197</text:p>
          </table:table-cell>
          <table:table-cell office:value-type="float" office:value="254922" table:style-name="ce9">
            <text:p>254.922</text:p>
          </table:table-cell>
          <table:table-cell office:value-type="float" office:value="180278" table:style-name="ce9">
            <text:p>180.278</text:p>
          </table:table-cell>
          <table:table-cell office:value-type="float" office:value="62045" table:style-name="ce9">
            <text:p>62.045</text:p>
          </table:table-cell>
          <table:table-cell office:value-type="float" office:value="238350" table:style-name="ce9">
            <text:p>238.350</text:p>
          </table:table-cell>
          <table:table-cell office:value-type="float" office:value="566221" table:style-name="ce9">
            <text:p>566.2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765695" table:style-name="ce9">
            <text:p>765.695</text:p>
          </table:table-cell>
          <table:table-cell office:value-type="float" office:value="535787" table:style-name="ce9">
            <text:p>535.787</text:p>
          </table:table-cell>
          <table:table-cell office:value-type="float" office:value="718802" table:style-name="ce9">
            <text:p>718.802</text:p>
          </table:table-cell>
          <table:table-cell office:value-type="float" office:value="702434" table:style-name="ce9">
            <text:p>702.434</text:p>
          </table:table-cell>
          <table:table-cell office:value-type="float" office:value="779866" table:style-name="ce9">
            <text:p>779.866</text:p>
          </table:table-cell>
          <table:table-cell office:value-type="float" office:value="579653" table:style-name="ce9">
            <text:p>579.653</text:p>
          </table:table-cell>
          <table:table-cell office:value-type="float" office:value="518454" table:style-name="ce9">
            <text:p>518.454</text:p>
          </table:table-cell>
          <table:table-cell office:value-type="float" office:value="680608" table:style-name="ce9">
            <text:p>680.608</text:p>
          </table:table-cell>
          <table:table-cell office:value-type="float" office:value="839459" table:style-name="ce9">
            <text:p>839.45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339127" table:style-name="ce9">
            <text:p>1.339.127</text:p>
          </table:table-cell>
          <table:table-cell office:value-type="float" office:value="1315368" table:style-name="ce9">
            <text:p>1.315.368</text:p>
          </table:table-cell>
          <table:table-cell office:value-type="float" office:value="1660771" table:style-name="ce9">
            <text:p>1.660.771</text:p>
          </table:table-cell>
          <table:table-cell office:value-type="float" office:value="1084308" table:style-name="ce9">
            <text:p>1.084.308</text:p>
          </table:table-cell>
          <table:table-cell office:value-type="float" office:value="1970545" table:style-name="ce9">
            <text:p>1.970.545</text:p>
          </table:table-cell>
          <table:table-cell office:value-type="float" office:value="1194397" table:style-name="ce9">
            <text:p>1.194.397</text:p>
          </table:table-cell>
          <table:table-cell office:value-type="float" office:value="1036881" table:style-name="ce9">
            <text:p>1.036.881</text:p>
          </table:table-cell>
          <table:table-cell office:value-type="float" office:value="799315" table:style-name="ce9">
            <text:p>799.315</text:p>
          </table:table-cell>
          <table:table-cell office:value-type="float" office:value="2447535" table:style-name="ce9">
            <text:p>2.447.53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127118" table:style-name="ce9">
            <text:p>3.127.118</text:p>
          </table:table-cell>
          <table:table-cell office:value-type="float" office:value="2656813" table:style-name="ce9">
            <text:p>2.656.813</text:p>
          </table:table-cell>
          <table:table-cell office:value-type="float" office:value="3852276" table:style-name="ce9">
            <text:p>3.852.276</text:p>
          </table:table-cell>
          <table:table-cell office:value-type="float" office:value="2182661" table:style-name="ce9">
            <text:p>2.182.661</text:p>
          </table:table-cell>
          <table:table-cell office:value-type="float" office:value="3241573" table:style-name="ce9">
            <text:p>3.241.573</text:p>
          </table:table-cell>
          <table:table-cell office:value-type="float" office:value="2684628" table:style-name="ce9">
            <text:p>2.684.628</text:p>
          </table:table-cell>
          <table:table-cell office:value-type="float" office:value="2174828" table:style-name="ce9">
            <text:p>2.174.828</text:p>
          </table:table-cell>
          <table:table-cell office:value-type="float" office:value="1744604" table:style-name="ce9">
            <text:p>1.744.604</text:p>
          </table:table-cell>
          <table:table-cell office:value-type="float" office:value="5532862" table:style-name="ce9">
            <text:p>5.532.86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6362353" table:style-name="ce9">
            <text:p>6.362.353</text:p>
          </table:table-cell>
          <table:table-cell office:value-type="float" office:value="11235365" table:style-name="ce9">
            <text:p>11.235.365</text:p>
          </table:table-cell>
          <table:table-cell office:value-type="float" office:value="9764486" table:style-name="ce9">
            <text:p>9.764.486</text:p>
          </table:table-cell>
          <table:table-cell office:value-type="float" office:value="4395112" table:style-name="ce9">
            <text:p>4.395.112</text:p>
          </table:table-cell>
          <table:table-cell office:value-type="float" office:value="5458736" table:style-name="ce9">
            <text:p>5.458.736</text:p>
          </table:table-cell>
          <table:table-cell office:value-type="float" office:value="6378024" table:style-name="ce9">
            <text:p>6.378.024</text:p>
          </table:table-cell>
          <table:table-cell office:value-type="float" office:value="6819601" table:style-name="ce9">
            <text:p>6.819.601</text:p>
          </table:table-cell>
          <table:table-cell office:value-type="float" office:value="2820814" table:style-name="ce9">
            <text:p>2.820.814</text:p>
          </table:table-cell>
          <table:table-cell office:value-type="float" office:value="16614885" table:style-name="ce9">
            <text:p>16.614.885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6477719" table:style-name="ce9">
            <text:p>6.477.719</text:p>
          </table:table-cell>
          <table:table-cell office:value-type="float" office:value="7800729" table:style-name="ce9">
            <text:p>7.800.729</text:p>
          </table:table-cell>
          <table:table-cell office:value-type="float" office:value="8179524" table:style-name="ce9">
            <text:p>8.179.524</text:p>
          </table:table-cell>
          <table:table-cell office:value-type="float" office:value="4691249" table:style-name="ce9">
            <text:p>4.691.249</text:p>
          </table:table-cell>
          <table:table-cell office:value-type="float" office:value="6962897" table:style-name="ce9">
            <text:p>6.962.897</text:p>
          </table:table-cell>
          <table:table-cell office:value-type="float" office:value="5747896" table:style-name="ce9">
            <text:p>5.747.896</text:p>
          </table:table-cell>
          <table:table-cell office:value-type="float" office:value="5289580" table:style-name="ce9">
            <text:p>5.289.580</text:p>
          </table:table-cell>
          <table:table-cell office:value-type="float" office:value="3961139" table:style-name="ce9">
            <text:p>3.961.139</text:p>
          </table:table-cell>
          <table:table-cell office:value-type="float" office:value="13347533" table:style-name="ce9">
            <text:p>13.347.53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356440" table:style-name="ce9">
            <text:p>3.356.440</text:p>
          </table:table-cell>
          <table:table-cell office:value-type="float" office:value="4130218" table:style-name="ce9">
            <text:p>4.130.218</text:p>
          </table:table-cell>
          <table:table-cell office:value-type="float" office:value="4851312" table:style-name="ce9">
            <text:p>4.851.312</text:p>
          </table:table-cell>
          <table:table-cell office:value-type="float" office:value="2639035" table:style-name="ce9">
            <text:p>2.639.035</text:p>
          </table:table-cell>
          <table:table-cell office:value-type="float" office:value="2603946" table:style-name="ce9">
            <text:p>2.603.946</text:p>
          </table:table-cell>
          <table:table-cell office:value-type="float" office:value="3515075" table:style-name="ce9">
            <text:p>3.515.075</text:p>
          </table:table-cell>
          <table:table-cell office:value-type="float" office:value="3511551" table:style-name="ce9">
            <text:p>3.511.551</text:p>
          </table:table-cell>
          <table:table-cell office:value-type="float" office:value="1296341" table:style-name="ce9">
            <text:p>1.296.341</text:p>
          </table:table-cell>
          <table:table-cell office:value-type="float" office:value="7365475" table:style-name="ce9">
            <text:p>7.365.47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848409" table:style-name="ce9">
            <text:p>848.409</text:p>
          </table:table-cell>
          <table:table-cell office:value-type="float" office:value="1408572" table:style-name="ce9">
            <text:p>1.408.572</text:p>
          </table:table-cell>
          <table:table-cell office:value-type="float" office:value="1617336" table:style-name="ce9">
            <text:p>1.617.336</text:p>
          </table:table-cell>
          <table:table-cell office:value-type="float" office:value="680083" table:style-name="ce9">
            <text:p>680.083</text:p>
          </table:table-cell>
          <table:table-cell office:value-type="float" office:value="688980" table:style-name="ce9">
            <text:p>688.980</text:p>
          </table:table-cell>
          <table:table-cell office:value-type="float" office:value="766705" table:style-name="ce9">
            <text:p>766.705</text:p>
          </table:table-cell>
          <table:table-cell office:value-type="float" office:value="924665" table:style-name="ce9">
            <text:p>924.665</text:p>
          </table:table-cell>
          <table:table-cell office:value-type="float" office:value="500751" table:style-name="ce9">
            <text:p>500.751</text:p>
          </table:table-cell>
          <table:table-cell office:value-type="float" office:value="2400127" table:style-name="ce9">
            <text:p>2.400.12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354423" table:style-name="ce9">
            <text:p>354.423</text:p>
          </table:table-cell>
          <table:table-cell office:value-type="float" office:value="449844" table:style-name="ce9">
            <text:p>449.844</text:p>
          </table:table-cell>
          <table:table-cell office:value-type="float" office:value="518840" table:style-name="ce9">
            <text:p>518.840</text:p>
          </table:table-cell>
          <table:table-cell office:value-type="float" office:value="298408" table:style-name="ce9">
            <text:p>298.408</text:p>
          </table:table-cell>
          <table:table-cell office:value-type="float" office:value="352614" table:style-name="ce9">
            <text:p>352.614</text:p>
          </table:table-cell>
          <table:table-cell office:value-type="float" office:value="252277" table:style-name="ce9">
            <text:p>252.277</text:p>
          </table:table-cell>
          <table:table-cell office:value-type="float" office:value="305877" table:style-name="ce9">
            <text:p>305.877</text:p>
          </table:table-cell>
          <table:table-cell office:value-type="float" office:value="256099" table:style-name="ce9">
            <text:p>256.099</text:p>
          </table:table-cell>
          <table:table-cell office:value-type="float" office:value="579509" table:style-name="ce9">
            <text:p>579.50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6333" table:style-name="ce9">
            <text:p>86.333</text:p>
          </table:table-cell>
          <table:table-cell office:value-type="float" office:value="72265" table:style-name="ce9">
            <text:p>72.265</text:p>
          </table:table-cell>
          <table:table-cell office:value-type="float" office:value="105666" table:style-name="ce9">
            <text:p>105.666</text:p>
          </table:table-cell>
          <table:table-cell office:value-type="float" office:value="0" table:style-name="ce9">
            <text:p>0</text:p>
          </table:table-cell>
          <table:table-cell office:value-type="float" office:value="14067" table:style-name="ce9">
            <text:p>14.067</text:p>
          </table:table-cell>
          <table:table-cell office:value-type="float" office:value="20875" table:style-name="ce9">
            <text:p>20.875</text:p>
          </table:table-cell>
          <table:table-cell office:value-type="float" office:value="22417" table:style-name="ce9">
            <text:p>22.417</text:p>
          </table:table-cell>
          <table:table-cell office:value-type="float" office:value="1542" table:style-name="ce9">
            <text:p>1.542</text:p>
          </table:table-cell>
          <table:table-cell office:value-type="float" office:value="107208" table:style-name="ce9">
            <text:p>107.20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8691" table:style-name="ce9">
            <text:p>8.691</text:p>
          </table:table-cell>
          <table:table-cell office:value-type="float" office:value="45710" table:style-name="ce9">
            <text:p>45.710</text:p>
          </table:table-cell>
          <table:table-cell office:value-type="float" office:value="45710" table:style-name="ce9">
            <text:p>45.710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45710" table:style-name="ce9">
            <text:p>45.710</text:p>
          </table:table-cell>
          <table:table-cell office:value-type="float" office:value="45710" table:style-name="ce9">
            <text:p>45.710</text:p>
          </table:table-cell>
          <table:table-cell office:value-type="float" office:value="0" table:style-name="ce9">
            <text:p>0</text:p>
          </table:table-cell>
          <table:table-cell office:value-type="float" office:value="45710" table:style-name="ce9">
            <text:p>45.7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492390" table:style-name="ce9">
            <text:p>492.390</text:p>
          </table:table-cell>
          <table:table-cell office:value-type="float" office:value="573449" table:style-name="ce9">
            <text:p>573.449</text:p>
          </table:table-cell>
          <table:table-cell office:value-type="float" office:value="498890" table:style-name="ce9">
            <text:p>498.890</text:p>
          </table:table-cell>
          <table:table-cell office:value-type="float" office:value="190594" table:style-name="ce9">
            <text:p>190.594</text:p>
          </table:table-cell>
          <table:table-cell office:value-type="float" office:value="598148" table:style-name="ce9">
            <text:p>598.148</text:p>
          </table:table-cell>
          <table:table-cell office:value-type="float" office:value="410743" table:style-name="ce9">
            <text:p>410.743</text:p>
          </table:table-cell>
          <table:table-cell office:value-type="float" office:value="477503" table:style-name="ce9">
            <text:p>477.503</text:p>
          </table:table-cell>
          <table:table-cell office:value-type="float" office:value="161827" table:style-name="ce9">
            <text:p>161.827</text:p>
          </table:table-cell>
          <table:table-cell office:value-type="float" office:value="690102" table:style-name="ce9">
            <text:p>690.10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332343" table:style-name="ce9">
            <text:p>332.343</text:p>
          </table:table-cell>
          <table:table-cell office:value-type="float" office:value="1233242" table:style-name="ce9">
            <text:p>1.233.242</text:p>
          </table:table-cell>
          <table:table-cell office:value-type="float" office:value="563900" table:style-name="ce9">
            <text:p>563.900</text:p>
          </table:table-cell>
          <table:table-cell office:value-type="float" office:value="305632" table:style-name="ce9">
            <text:p>305.632</text:p>
          </table:table-cell>
          <table:table-cell office:value-type="float" office:value="707713" table:style-name="ce9">
            <text:p>707.713</text:p>
          </table:table-cell>
          <table:table-cell office:value-type="float" office:value="361368" table:style-name="ce9">
            <text:p>361.368</text:p>
          </table:table-cell>
          <table:table-cell office:value-type="float" office:value="176934" table:style-name="ce9">
            <text:p>176.934</text:p>
          </table:table-cell>
          <table:table-cell office:value-type="float" office:value="189434" table:style-name="ce9">
            <text:p>189.434</text:p>
          </table:table-cell>
          <table:table-cell office:value-type="float" office:value="1631280" table:style-name="ce9">
            <text:p>1.631.28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64482" table:style-name="ce9">
            <text:p>64.482</text:p>
          </table:table-cell>
          <table:table-cell office:value-type="float" office:value="102636" table:style-name="ce9">
            <text:p>102.636</text:p>
          </table:table-cell>
          <table:table-cell office:value-type="float" office:value="42148" table:style-name="ce9">
            <text:p>42.148</text:p>
          </table:table-cell>
          <table:table-cell office:value-type="float" office:value="0" table:style-name="ce9">
            <text:p>0</text:p>
          </table:table-cell>
          <table:table-cell office:value-type="float" office:value="39210" table:style-name="ce9">
            <text:p>39.210</text:p>
          </table:table-cell>
          <table:table-cell office:value-type="float" office:value="39210" table:style-name="ce9">
            <text:p>39.210</text:p>
          </table:table-cell>
          <table:table-cell office:value-type="float" office:value="22333" table:style-name="ce9">
            <text:p>22.333</text:p>
          </table:table-cell>
          <table:table-cell office:value-type="float" office:value="22333" table:style-name="ce9">
            <text:p>22.333</text:p>
          </table:table-cell>
          <table:table-cell office:value-type="float" office:value="119513" table:style-name="ce9">
            <text:p>119.51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3705" table:style-name="ce9">
            <text:p>63.705</text:p>
          </table:table-cell>
          <table:table-cell office:value-type="float" office:value="87429" table:style-name="ce9">
            <text:p>87.429</text:p>
          </table:table-cell>
          <table:table-cell office:value-type="float" office:value="100723" table:style-name="ce9">
            <text:p>100.723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50313" table:style-name="ce9">
            <text:p>50.313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100723" table:style-name="ce9">
            <text:p>100.7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66618" table:style-name="ce9">
            <text:p>266.618</text:p>
          </table:table-cell>
          <table:table-cell office:value-type="float" office:value="327470" table:style-name="ce9">
            <text:p>327.470</text:p>
          </table:table-cell>
          <table:table-cell office:value-type="float" office:value="418375" table:style-name="ce9">
            <text:p>418.375</text:p>
          </table:table-cell>
          <table:table-cell office:value-type="float" office:value="216896" table:style-name="ce9">
            <text:p>216.896</text:p>
          </table:table-cell>
          <table:table-cell office:value-type="float" office:value="230963" table:style-name="ce9">
            <text:p>230.963</text:p>
          </table:table-cell>
          <table:table-cell office:value-type="float" office:value="269058" table:style-name="ce9">
            <text:p>269.058</text:p>
          </table:table-cell>
          <table:table-cell office:value-type="float" office:value="219691" table:style-name="ce9">
            <text:p>219.691</text:p>
          </table:table-cell>
          <table:table-cell office:value-type="float" office:value="146250" table:style-name="ce9">
            <text:p>146.250</text:p>
          </table:table-cell>
          <table:table-cell office:value-type="float" office:value="510188" table:style-name="ce9">
            <text:p>510.1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90179" table:style-name="ce9">
            <text:p>3.090.179</text:p>
          </table:table-cell>
          <table:table-cell office:value-type="float" office:value="5370710" table:style-name="ce9">
            <text:p>5.370.710</text:p>
          </table:table-cell>
          <table:table-cell office:value-type="float" office:value="5156742" table:style-name="ce9">
            <text:p>5.156.742</text:p>
          </table:table-cell>
          <table:table-cell office:value-type="float" office:value="2433478" table:style-name="ce9">
            <text:p>2.433.478</text:p>
          </table:table-cell>
          <table:table-cell office:value-type="float" office:value="2682426" table:style-name="ce9">
            <text:p>2.682.426</text:p>
          </table:table-cell>
          <table:table-cell office:value-type="float" office:value="3013542" table:style-name="ce9">
            <text:p>3.013.542</text:p>
          </table:table-cell>
          <table:table-cell office:value-type="float" office:value="3200180" table:style-name="ce9">
            <text:p>3.200.180</text:p>
          </table:table-cell>
          <table:table-cell office:value-type="float" office:value="996957" table:style-name="ce9">
            <text:p>996.957</text:p>
          </table:table-cell>
          <table:table-cell office:value-type="float" office:value="7823781" table:style-name="ce9">
            <text:p>7.823.78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600729" table:style-name="ce9">
            <text:p>8.600.729</text:p>
          </table:table-cell>
          <table:table-cell office:value-type="float" office:value="10031058" table:style-name="ce9">
            <text:p>10.031.058</text:p>
          </table:table-cell>
          <table:table-cell office:value-type="float" office:value="10747486" table:style-name="ce9">
            <text:p>10.747.486</text:p>
          </table:table-cell>
          <table:table-cell office:value-type="float" office:value="6154628" table:style-name="ce9">
            <text:p>6.154.628</text:p>
          </table:table-cell>
          <table:table-cell office:value-type="float" office:value="9054185" table:style-name="ce9">
            <text:p>9.054.185</text:p>
          </table:table-cell>
          <table:table-cell office:value-type="float" office:value="7826945" table:style-name="ce9">
            <text:p>7.826.945</text:p>
          </table:table-cell>
          <table:table-cell office:value-type="float" office:value="7319681" table:style-name="ce9">
            <text:p>7.319.681</text:p>
          </table:table-cell>
          <table:table-cell office:value-type="float" office:value="5246259" table:style-name="ce9">
            <text:p>5.246.259</text:p>
          </table:table-cell>
          <table:table-cell office:value-type="float" office:value="17851764" table:style-name="ce9">
            <text:p>17.851.76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451081" table:style-name="ce9">
            <text:p>4.451.081</text:p>
          </table:table-cell>
          <table:table-cell office:value-type="float" office:value="5079558" table:style-name="ce9">
            <text:p>5.079.558</text:p>
          </table:table-cell>
          <table:table-cell office:value-type="float" office:value="5505996" table:style-name="ce9">
            <text:p>5.505.996</text:p>
          </table:table-cell>
          <table:table-cell office:value-type="float" office:value="3172688" table:style-name="ce9">
            <text:p>3.172.688</text:p>
          </table:table-cell>
          <table:table-cell office:value-type="float" office:value="4041732" table:style-name="ce9">
            <text:p>4.041.732</text:p>
          </table:table-cell>
          <table:table-cell office:value-type="float" office:value="3897052" table:style-name="ce9">
            <text:p>3.897.052</text:p>
          </table:table-cell>
          <table:table-cell office:value-type="float" office:value="3559291" table:style-name="ce9">
            <text:p>3.559.291</text:p>
          </table:table-cell>
          <table:table-cell office:value-type="float" office:value="2224938" table:style-name="ce9">
            <text:p>2.224.938</text:p>
          </table:table-cell>
          <table:table-cell office:value-type="float" office:value="8770875" table:style-name="ce9">
            <text:p>8.770.875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7570150" table:style-name="ce9">
            <text:p>7.570.150</text:p>
          </table:table-cell>
          <table:table-cell office:value-type="float" office:value="10737108" table:style-name="ce9">
            <text:p>10.737.108</text:p>
          </table:table-cell>
          <table:table-cell office:value-type="float" office:value="10917330" table:style-name="ce9">
            <text:p>10.917.330</text:p>
          </table:table-cell>
          <table:table-cell office:value-type="float" office:value="5669332" table:style-name="ce9">
            <text:p>5.669.332</text:p>
          </table:table-cell>
          <table:table-cell office:value-type="float" office:value="7925843" table:style-name="ce9">
            <text:p>7.925.843</text:p>
          </table:table-cell>
          <table:table-cell office:value-type="float" office:value="7262806" table:style-name="ce9">
            <text:p>7.262.806</text:p>
          </table:table-cell>
          <table:table-cell office:value-type="float" office:value="7217279" table:style-name="ce9">
            <text:p>7.217.279</text:p>
          </table:table-cell>
          <table:table-cell office:value-type="float" office:value="4164528" table:style-name="ce9">
            <text:p>4.164.528</text:p>
          </table:table-cell>
          <table:table-cell office:value-type="float" office:value="17515581" table:style-name="ce9">
            <text:p>17.515.58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IDUOS QUE NUNCA UTILIZARON INTERNET, POR MOTIVO PRINCIPAL INFORMADO PARA NO HABER UTILIZADO NUNC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nunca accedieron a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Por no tener la necesidad</text:p>
          </table:table-cell>
          <table:table-cell office:value-type="string" table:number-columns-spanned="1" table:number-rows-spanned="2" table:style-name="ce4">
            <text:p>Por no tener interés</text:p>
          </table:table-cell>
          <table:table-cell office:value-type="string" table:number-columns-spanned="1" table:number-rows-spanned="2" table:style-name="ce4">
            <text:p>Por falta de habilidad con la computadora</text:p>
          </table:table-cell>
          <table:table-cell office:value-type="string" table:number-columns-spanned="1" table:number-rows-spanned="2" table:style-name="ce4">
            <text:p>Por no tener lugar para hacer uso</text:p>
          </table:table-cell>
          <table:table-cell office:value-type="string" table:number-columns-spanned="1" table:number-rows-spanned="2" table:style-name="ce4">
            <text:p>Por ser muy caro</text:p>
          </table:table-cell>
          <table:table-cell office:value-type="string" table:number-columns-spanned="1" table:number-rows-spanned="2" table:style-name="ce4">
            <text:p>Por preocupaciones con la seguridad o la privacidad</text:p>
          </table:table-cell>
          <table:table-cell office:value-type="string" table:number-columns-spanned="1" table:number-rows-spanned="2" table:style-name="ce4">
            <text:p>Para evitar el contacto con contenidos peligrosos</text:p>
          </table:table-cell>
          <table:table-cell office:value-type="string" table:number-columns-spanned="1" table:number-rows-spanned="2" table:style-name="ce4">
            <text:p>Porque no tiene Internet en casa</text:p>
          </table:table-cell>
          <table:table-cell office:value-type="string" table:number-columns-spanned="1" table:number-rows-spanned="2" table:style-name="ce4">
            <text:p>Por otro motiv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office:value-type="string" table:number-columns-spanned="1" table:number-rows-spanned="2" table:style-name="ce4">
            <text:p>No corresponde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08875" table:style-name="ce9">
            <text:p>2.508.875</text:p>
          </table:table-cell>
          <table:table-cell office:value-type="float" office:value="8193201" table:style-name="ce9">
            <text:p>8.193.201</text:p>
          </table:table-cell>
          <table:table-cell office:value-type="float" office:value="5832694" table:style-name="ce9">
            <text:p>5.832.694</text:p>
          </table:table-cell>
          <table:table-cell office:value-type="float" office:value="1231059" table:style-name="ce9">
            <text:p>1.231.059</text:p>
          </table:table-cell>
          <table:table-cell office:value-type="float" office:value="4766679" table:style-name="ce9">
            <text:p>4.766.679</text:p>
          </table:table-cell>
          <table:table-cell office:value-type="float" office:value="1020093" table:style-name="ce9">
            <text:p>1.020.093</text:p>
          </table:table-cell>
          <table:table-cell office:value-type="float" office:value="1234766" table:style-name="ce9">
            <text:p>1.234.766</text:p>
          </table:table-cell>
          <table:table-cell office:value-type="float" office:value="520439" table:style-name="ce9">
            <text:p>520.439</text:p>
          </table:table-cell>
          <table:table-cell office:value-type="float" office:value="186024" table:style-name="ce9">
            <text:p>186.024</text:p>
          </table:table-cell>
          <table:table-cell office:value-type="float" office:value="504292" table:style-name="ce9">
            <text:p>504.292</text:p>
          </table:table-cell>
          <table:table-cell office:value-type="float" office:value="288333" table:style-name="ce9">
            <text:p>288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998002" table:style-name="ce9">
            <text:p>1.998.002</text:p>
          </table:table-cell>
          <table:table-cell office:value-type="float" office:value="6983542" table:style-name="ce9">
            <text:p>6.983.542</text:p>
          </table:table-cell>
          <table:table-cell office:value-type="float" office:value="4282151" table:style-name="ce9">
            <text:p>4.282.151</text:p>
          </table:table-cell>
          <table:table-cell office:value-type="float" office:value="883023" table:style-name="ce9">
            <text:p>883.023</text:p>
          </table:table-cell>
          <table:table-cell office:value-type="float" office:value="3294873" table:style-name="ce9">
            <text:p>3.294.873</text:p>
          </table:table-cell>
          <table:table-cell office:value-type="float" office:value="1001255" table:style-name="ce9">
            <text:p>1.001.255</text:p>
          </table:table-cell>
          <table:table-cell office:value-type="float" office:value="671976" table:style-name="ce9">
            <text:p>671.976</text:p>
          </table:table-cell>
          <table:table-cell office:value-type="float" office:value="117928" table:style-name="ce9">
            <text:p>117.928</text:p>
          </table:table-cell>
          <table:table-cell office:value-type="float" office:value="123703" table:style-name="ce9">
            <text:p>123.703</text:p>
          </table:table-cell>
          <table:table-cell office:value-type="float" office:value="328688" table:style-name="ce9">
            <text:p>328.688</text:p>
          </table:table-cell>
          <table:table-cell office:value-type="float" office:value="118946" table:style-name="ce9">
            <text:p>118.94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10873" table:style-name="ce9">
            <text:p>510.873</text:p>
          </table:table-cell>
          <table:table-cell office:value-type="float" office:value="1209660" table:style-name="ce9">
            <text:p>1.209.660</text:p>
          </table:table-cell>
          <table:table-cell office:value-type="float" office:value="1550542" table:style-name="ce9">
            <text:p>1.550.542</text:p>
          </table:table-cell>
          <table:table-cell office:value-type="float" office:value="348036" table:style-name="ce9">
            <text:p>348.036</text:p>
          </table:table-cell>
          <table:table-cell office:value-type="float" office:value="1471806" table:style-name="ce9">
            <text:p>1.471.806</text:p>
          </table:table-cell>
          <table:table-cell office:value-type="float" office:value="18838" table:style-name="ce9">
            <text:p>18.838</text:p>
          </table:table-cell>
          <table:table-cell office:value-type="float" office:value="562790" table:style-name="ce9">
            <text:p>562.790</text:p>
          </table:table-cell>
          <table:table-cell office:value-type="float" office:value="402511" table:style-name="ce9">
            <text:p>402.511</text:p>
          </table:table-cell>
          <table:table-cell office:value-type="float" office:value="62321" table:style-name="ce9">
            <text:p>62.321</text:p>
          </table:table-cell>
          <table:table-cell office:value-type="float" office:value="175604" table:style-name="ce9">
            <text:p>175.604</text:p>
          </table:table-cell>
          <table:table-cell office:value-type="float" office:value="169387" table:style-name="ce9">
            <text:p>169.387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875363" table:style-name="ce9">
            <text:p>875.363</text:p>
          </table:table-cell>
          <table:table-cell office:value-type="float" office:value="4079893" table:style-name="ce9">
            <text:p>4.079.893</text:p>
          </table:table-cell>
          <table:table-cell office:value-type="float" office:value="2246434" table:style-name="ce9">
            <text:p>2.246.434</text:p>
          </table:table-cell>
          <table:table-cell office:value-type="float" office:value="322424" table:style-name="ce9">
            <text:p>322.424</text:p>
          </table:table-cell>
          <table:table-cell office:value-type="float" office:value="1570093" table:style-name="ce9">
            <text:p>1.570.093</text:p>
          </table:table-cell>
          <table:table-cell office:value-type="float" office:value="897589" table:style-name="ce9">
            <text:p>897.589</text:p>
          </table:table-cell>
          <table:table-cell office:value-type="float" office:value="718360" table:style-name="ce9">
            <text:p>718.360</text:p>
          </table:table-cell>
          <table:table-cell office:value-type="float" office:value="69035" table:style-name="ce9">
            <text:p>69.035</text:p>
          </table:table-cell>
          <table:table-cell office:value-type="float" office:value="76154" table:style-name="ce9">
            <text:p>76.154</text:p>
          </table:table-cell>
          <table:table-cell office:value-type="float" office:value="46057" table:style-name="ce9">
            <text:p>46.057</text:p>
          </table:table-cell>
          <table:table-cell office:value-type="float" office:value="152330" table:style-name="ce9">
            <text:p>152.33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896728" table:style-name="ce9">
            <text:p>896.728</text:p>
          </table:table-cell>
          <table:table-cell office:value-type="float" office:value="1670169" table:style-name="ce9">
            <text:p>1.670.169</text:p>
          </table:table-cell>
          <table:table-cell office:value-type="float" office:value="1895593" table:style-name="ce9">
            <text:p>1.895.593</text:p>
          </table:table-cell>
          <table:table-cell office:value-type="float" office:value="718438" table:style-name="ce9">
            <text:p>718.438</text:p>
          </table:table-cell>
          <table:table-cell office:value-type="float" office:value="1679603" table:style-name="ce9">
            <text:p>1.679.603</text:p>
          </table:table-cell>
          <table:table-cell office:value-type="float" office:value="10991" table:style-name="ce9">
            <text:p>10.991</text:p>
          </table:table-cell>
          <table:table-cell office:value-type="float" office:value="154594" table:style-name="ce9">
            <text:p>154.594</text:p>
          </table:table-cell>
          <table:table-cell office:value-type="float" office:value="336965" table:style-name="ce9">
            <text:p>336.965</text:p>
          </table:table-cell>
          <table:table-cell office:value-type="float" office:value="0" table:style-name="ce9">
            <text:p>0</text:p>
          </table:table-cell>
          <table:table-cell office:value-type="float" office:value="331073" table:style-name="ce9">
            <text:p>331.073</text:p>
          </table:table-cell>
          <table:table-cell office:value-type="float" office:value="96023" table:style-name="ce9">
            <text:p>96.02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369311" table:style-name="ce9">
            <text:p>369.311</text:p>
          </table:table-cell>
          <table:table-cell office:value-type="float" office:value="1682412" table:style-name="ce9">
            <text:p>1.682.412</text:p>
          </table:table-cell>
          <table:table-cell office:value-type="float" office:value="875608" table:style-name="ce9">
            <text:p>875.608</text:p>
          </table:table-cell>
          <table:table-cell office:value-type="float" office:value="93486" table:style-name="ce9">
            <text:p>93.486</text:p>
          </table:table-cell>
          <table:table-cell office:value-type="float" office:value="918088" table:style-name="ce9">
            <text:p>918.088</text:p>
          </table:table-cell>
          <table:table-cell office:value-type="float" office:value="102110" table:style-name="ce9">
            <text:p>102.110</text:p>
          </table:table-cell>
          <table:table-cell office:value-type="float" office:value="291647" table:style-name="ce9">
            <text:p>291.647</text:p>
          </table:table-cell>
          <table:table-cell office:value-type="float" office:value="6840" table:style-name="ce9">
            <text:p>6.840</text:p>
          </table:table-cell>
          <table:table-cell office:value-type="float" office:value="0" table:style-name="ce9">
            <text:p>0</text:p>
          </table:table-cell>
          <table:table-cell office:value-type="float" office:value="60581" table:style-name="ce9">
            <text:p>60.581</text:p>
          </table:table-cell>
          <table:table-cell office:value-type="float" office:value="16513" table:style-name="ce9">
            <text:p>16.51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88371" table:style-name="ce9">
            <text:p>188.371</text:p>
          </table:table-cell>
          <table:table-cell office:value-type="float" office:value="138804" table:style-name="ce9">
            <text:p>138.804</text:p>
          </table:table-cell>
          <table:table-cell office:value-type="float" office:value="482493" table:style-name="ce9">
            <text:p>482.493</text:p>
          </table:table-cell>
          <table:table-cell office:value-type="float" office:value="89607" table:style-name="ce9">
            <text:p>89.607</text:p>
          </table:table-cell>
          <table:table-cell office:value-type="float" office:value="402760" table:style-name="ce9">
            <text:p>402.760</text:p>
          </table:table-cell>
          <table:table-cell office:value-type="float" office:value="0" table:style-name="ce9">
            <text:p>0</text:p>
          </table:table-cell>
          <table:table-cell office:value-type="float" office:value="65811" table:style-name="ce9">
            <text:p>65.811</text:p>
          </table:table-cell>
          <table:table-cell office:value-type="float" office:value="73594" table:style-name="ce9">
            <text:p>73.594</text:p>
          </table:table-cell>
          <table:table-cell office:value-type="float" office:value="84942" table:style-name="ce9">
            <text:p>84.942</text:p>
          </table:table-cell>
          <table:table-cell office:value-type="float" office:value="46087" table:style-name="ce9">
            <text:p>46.087</text:p>
          </table:table-cell>
          <table:table-cell office:value-type="float" office:value="23466" table:style-name="ce9">
            <text:p>23.46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79103" table:style-name="ce9">
            <text:p>179.103</text:p>
          </table:table-cell>
          <table:table-cell office:value-type="float" office:value="621923" table:style-name="ce9">
            <text:p>621.923</text:p>
          </table:table-cell>
          <table:table-cell office:value-type="float" office:value="332565" table:style-name="ce9">
            <text:p>332.565</text:p>
          </table:table-cell>
          <table:table-cell office:value-type="float" office:value="7104" table:style-name="ce9">
            <text:p>7.104</text:p>
          </table:table-cell>
          <table:table-cell office:value-type="float" office:value="196134" table:style-name="ce9">
            <text:p>196.134</text:p>
          </table:table-cell>
          <table:table-cell office:value-type="float" office:value="9403" table:style-name="ce9">
            <text:p>9.403</text:p>
          </table:table-cell>
          <table:table-cell office:value-type="float" office:value="4354" table:style-name="ce9">
            <text:p>4.354</text:p>
          </table:table-cell>
          <table:table-cell office:value-type="float" office:value="34004" table:style-name="ce9">
            <text:p>34.004</text:p>
          </table:table-cell>
          <table:table-cell office:value-type="float" office:value="24928" table:style-name="ce9">
            <text:p>24.928</text:p>
          </table:table-cell>
          <table:table-cell office:value-type="float" office:value="20494" table:style-name="ce9">
            <text:p>20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418450" table:style-name="ce9">
            <text:p>1.418.450</text:p>
          </table:table-cell>
          <table:table-cell office:value-type="float" office:value="5359753" table:style-name="ce9">
            <text:p>5.359.753</text:p>
          </table:table-cell>
          <table:table-cell office:value-type="float" office:value="3632338" table:style-name="ce9">
            <text:p>3.632.338</text:p>
          </table:table-cell>
          <table:table-cell office:value-type="float" office:value="701419" table:style-name="ce9">
            <text:p>701.419</text:p>
          </table:table-cell>
          <table:table-cell office:value-type="float" office:value="2451467" table:style-name="ce9">
            <text:p>2.451.467</text:p>
          </table:table-cell>
          <table:table-cell office:value-type="float" office:value="725569" table:style-name="ce9">
            <text:p>725.569</text:p>
          </table:table-cell>
          <table:table-cell office:value-type="float" office:value="130792" table:style-name="ce9">
            <text:p>130.792</text:p>
          </table:table-cell>
          <table:table-cell office:value-type="float" office:value="88013" table:style-name="ce9">
            <text:p>88.013</text:p>
          </table:table-cell>
          <table:table-cell office:value-type="float" office:value="131238" table:style-name="ce9">
            <text:p>131.238</text:p>
          </table:table-cell>
          <table:table-cell office:value-type="float" office:value="318865" table:style-name="ce9">
            <text:p>318.865</text:p>
          </table:table-cell>
          <table:table-cell office:value-type="float" office:value="153864" table:style-name="ce9">
            <text:p>153.864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090425" table:style-name="ce9">
            <text:p>1.090.425</text:p>
          </table:table-cell>
          <table:table-cell office:value-type="float" office:value="2833448" table:style-name="ce9">
            <text:p>2.833.448</text:p>
          </table:table-cell>
          <table:table-cell office:value-type="float" office:value="2200355" table:style-name="ce9">
            <text:p>2.200.355</text:p>
          </table:table-cell>
          <table:table-cell office:value-type="float" office:value="529640" table:style-name="ce9">
            <text:p>529.640</text:p>
          </table:table-cell>
          <table:table-cell office:value-type="float" office:value="2315212" table:style-name="ce9">
            <text:p>2.315.212</text:p>
          </table:table-cell>
          <table:table-cell office:value-type="float" office:value="294524" table:style-name="ce9">
            <text:p>294.524</text:p>
          </table:table-cell>
          <table:table-cell office:value-type="float" office:value="1103975" table:style-name="ce9">
            <text:p>1.103.975</text:p>
          </table:table-cell>
          <table:table-cell office:value-type="float" office:value="432425" table:style-name="ce9">
            <text:p>432.425</text:p>
          </table:table-cell>
          <table:table-cell office:value-type="float" office:value="54786" table:style-name="ce9">
            <text:p>54.786</text:p>
          </table:table-cell>
          <table:table-cell office:value-type="float" office:value="185428" table:style-name="ce9">
            <text:p>185.428</text:p>
          </table:table-cell>
          <table:table-cell office:value-type="float" office:value="134469" table:style-name="ce9">
            <text:p>134.46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73033" table:style-name="ce9">
            <text:p>873.033</text:p>
          </table:table-cell>
          <table:table-cell office:value-type="float" office:value="4270026" table:style-name="ce9">
            <text:p>4.270.026</text:p>
          </table:table-cell>
          <table:table-cell office:value-type="float" office:value="1811172" table:style-name="ce9">
            <text:p>1.811.172</text:p>
          </table:table-cell>
          <table:table-cell office:value-type="float" office:value="187777" table:style-name="ce9">
            <text:p>187.777</text:p>
          </table:table-cell>
          <table:table-cell office:value-type="float" office:value="1242301" table:style-name="ce9">
            <text:p>1.242.301</text:p>
          </table:table-cell>
          <table:table-cell office:value-type="float" office:value="570227" table:style-name="ce9">
            <text:p>570.227</text:p>
          </table:table-cell>
          <table:table-cell office:value-type="float" office:value="224569" table:style-name="ce9">
            <text:p>224.569</text:p>
          </table:table-cell>
          <table:table-cell office:value-type="float" office:value="110791" table:style-name="ce9">
            <text:p>110.791</text:p>
          </table:table-cell>
          <table:table-cell office:value-type="float" office:value="85022" table:style-name="ce9">
            <text:p>85.022</text:p>
          </table:table-cell>
          <table:table-cell office:value-type="float" office:value="134848" table:style-name="ce9">
            <text:p>134.848</text:p>
          </table:table-cell>
          <table:table-cell office:value-type="float" office:value="59999" table:style-name="ce9">
            <text:p>59.99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870050" table:style-name="ce9">
            <text:p>870.050</text:p>
          </table:table-cell>
          <table:table-cell office:value-type="float" office:value="2993112" table:style-name="ce9">
            <text:p>2.993.112</text:p>
          </table:table-cell>
          <table:table-cell office:value-type="float" office:value="2682349" table:style-name="ce9">
            <text:p>2.682.349</text:p>
          </table:table-cell>
          <table:table-cell office:value-type="float" office:value="663834" table:style-name="ce9">
            <text:p>663.834</text:p>
          </table:table-cell>
          <table:table-cell office:value-type="float" office:value="2496693" table:style-name="ce9">
            <text:p>2.496.693</text:p>
          </table:table-cell>
          <table:table-cell office:value-type="float" office:value="374674" table:style-name="ce9">
            <text:p>374.674</text:p>
          </table:table-cell>
          <table:table-cell office:value-type="float" office:value="626199" table:style-name="ce9">
            <text:p>626.199</text:p>
          </table:table-cell>
          <table:table-cell office:value-type="float" office:value="204921" table:style-name="ce9">
            <text:p>204.921</text:p>
          </table:table-cell>
          <table:table-cell office:value-type="float" office:value="67354" table:style-name="ce9">
            <text:p>67.354</text:p>
          </table:table-cell>
          <table:table-cell office:value-type="float" office:value="142777" table:style-name="ce9">
            <text:p>142.777</text:p>
          </table:table-cell>
          <table:table-cell office:value-type="float" office:value="32080" table:style-name="ce9">
            <text:p>32.08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04780" table:style-name="ce9">
            <text:p>504.780</text:p>
          </table:table-cell>
          <table:table-cell office:value-type="float" office:value="738782" table:style-name="ce9">
            <text:p>738.782</text:p>
          </table:table-cell>
          <table:table-cell office:value-type="float" office:value="959613" table:style-name="ce9">
            <text:p>959.613</text:p>
          </table:table-cell>
          <table:table-cell office:value-type="float" office:value="114788" table:style-name="ce9">
            <text:p>114.788</text:p>
          </table:table-cell>
          <table:table-cell office:value-type="float" office:value="590946" table:style-name="ce9">
            <text:p>590.946</text:p>
          </table:table-cell>
          <table:table-cell office:value-type="float" office:value="6581" table:style-name="ce9">
            <text:p>6.581</text:p>
          </table:table-cell>
          <table:table-cell office:value-type="float" office:value="369069" table:style-name="ce9">
            <text:p>369.069</text:p>
          </table:table-cell>
          <table:table-cell office:value-type="float" office:value="130222" table:style-name="ce9">
            <text:p>130.222</text:p>
          </table:table-cell>
          <table:table-cell office:value-type="float" office:value="31730" table:style-name="ce9">
            <text:p>31.730</text:p>
          </table:table-cell>
          <table:table-cell office:value-type="float" office:value="211786" table:style-name="ce9">
            <text:p>211.786</text:p>
          </table:table-cell>
          <table:table-cell office:value-type="float" office:value="57424" table:style-name="ce9">
            <text:p>57.42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60849" table:style-name="ce9">
            <text:p>160.849</text:p>
          </table:table-cell>
          <table:table-cell office:value-type="float" office:value="0" table:style-name="ce9">
            <text:p>0</text:p>
          </table:table-cell>
          <table:table-cell office:value-type="float" office:value="94098" table:style-name="ce9">
            <text:p>94.098</text:p>
          </table:table-cell>
          <table:table-cell office:value-type="float" office:value="194502" table:style-name="ce9">
            <text:p>194.502</text:p>
          </table:table-cell>
          <table:table-cell office:value-type="float" office:value="176035" table:style-name="ce9">
            <text:p>176.035</text:p>
          </table:table-cell>
          <table:table-cell office:value-type="float" office:value="13295" table:style-name="ce9">
            <text:p>13.295</text:p>
          </table:table-cell>
          <table:table-cell office:value-type="float" office:value="0" table:style-name="ce9">
            <text:p>0</text:p>
          </table:table-cell>
          <table:table-cell office:value-type="float" office:value="53946" table:style-name="ce9">
            <text:p>53.9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196" table:style-name="ce9">
            <text:p>3.196</text:p>
          </table:table-cell>
          <table:table-cell office:value-type="float" office:value="62956" table:style-name="ce9">
            <text:p>62.956</text:p>
          </table:table-cell>
          <table:table-cell office:value-type="float" office:value="101930" table:style-name="ce9">
            <text:p>101.930</text:p>
          </table:table-cell>
          <table:table-cell office:value-type="float" office:value="70158" table:style-name="ce9">
            <text:p>70.158</text:p>
          </table:table-cell>
          <table:table-cell office:value-type="float" office:value="64204" table:style-name="ce9">
            <text:p>64.2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711" table:style-name="ce9">
            <text:p>17.711</text:p>
          </table:table-cell>
          <table:table-cell office:value-type="float" office:value="1917" table:style-name="ce9">
            <text:p>1.917</text:p>
          </table:table-cell>
          <table:table-cell office:value-type="float" office:value="0" table:style-name="ce9">
            <text:p>0</text:p>
          </table:table-cell>
          <table:table-cell office:value-type="float" office:value="87667" table:style-name="ce9">
            <text:p>87.66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96967" table:style-name="ce9">
            <text:p>96.967</text:p>
          </table:table-cell>
          <table:table-cell office:value-type="float" office:value="128326" table:style-name="ce9">
            <text:p>128.326</text:p>
          </table:table-cell>
          <table:table-cell office:value-type="float" office:value="183532" table:style-name="ce9">
            <text:p>183.532</text:p>
          </table:table-cell>
          <table:table-cell office:value-type="float" office:value="0" table:style-name="ce9">
            <text:p>0</text:p>
          </table:table-cell>
          <table:table-cell office:value-type="float" office:value="196501" table:style-name="ce9">
            <text:p>196.501</text:p>
          </table:table-cell>
          <table:table-cell office:value-type="float" office:value="55315" table:style-name="ce9">
            <text:p>55.315</text:p>
          </table:table-cell>
          <table:table-cell office:value-type="float" office:value="14929" table:style-name="ce9">
            <text:p>14.929</text:p>
          </table:table-cell>
          <table:table-cell office:value-type="float" office:value="2847" table:style-name="ce9">
            <text:p>2.847</text:p>
          </table:table-cell>
          <table:table-cell office:value-type="float" office:value="0" table:style-name="ce9">
            <text:p>0</text:p>
          </table:table-cell>
          <table:table-cell office:value-type="float" office:value="14881" table:style-name="ce9">
            <text:p>14.881</text:p>
          </table:table-cell>
          <table:table-cell office:value-type="float" office:value="51162" table:style-name="ce9">
            <text:p>51.16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05365" table:style-name="ce9">
            <text:p>605.365</text:p>
          </table:table-cell>
          <table:table-cell office:value-type="float" office:value="1533113" table:style-name="ce9">
            <text:p>1.533.113</text:p>
          </table:table-cell>
          <table:table-cell office:value-type="float" office:value="1734793" table:style-name="ce9">
            <text:p>1.734.793</text:p>
          </table:table-cell>
          <table:table-cell office:value-type="float" office:value="531366" table:style-name="ce9">
            <text:p>531.366</text:p>
          </table:table-cell>
          <table:table-cell office:value-type="float" office:value="1691260" table:style-name="ce9">
            <text:p>1.691.260</text:p>
          </table:table-cell>
          <table:table-cell office:value-type="float" office:value="132811" table:style-name="ce9">
            <text:p>132.811</text:p>
          </table:table-cell>
          <table:table-cell office:value-type="float" office:value="285912" table:style-name="ce9">
            <text:p>285.912</text:p>
          </table:table-cell>
          <table:table-cell office:value-type="float" office:value="79223" table:style-name="ce9">
            <text:p>79.223</text:p>
          </table:table-cell>
          <table:table-cell office:value-type="float" office:value="123897" table:style-name="ce9">
            <text:p>123.897</text:p>
          </table:table-cell>
          <table:table-cell office:value-type="float" office:value="306206" table:style-name="ce9">
            <text:p>306.206</text:p>
          </table:table-cell>
          <table:table-cell office:value-type="float" office:value="201126" table:style-name="ce9">
            <text:p>201.12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500771" table:style-name="ce9">
            <text:p>1.500.771</text:p>
          </table:table-cell>
          <table:table-cell office:value-type="float" office:value="5966002" table:style-name="ce9">
            <text:p>5.966.002</text:p>
          </table:table-cell>
          <table:table-cell office:value-type="float" office:value="3613963" table:style-name="ce9">
            <text:p>3.613.963</text:p>
          </table:table-cell>
          <table:table-cell office:value-type="float" office:value="517949" table:style-name="ce9">
            <text:p>517.949</text:p>
          </table:table-cell>
          <table:table-cell office:value-type="float" office:value="2318343" table:style-name="ce9">
            <text:p>2.318.343</text:p>
          </table:table-cell>
          <table:table-cell office:value-type="float" office:value="434063" table:style-name="ce9">
            <text:p>434.063</text:p>
          </table:table-cell>
          <table:table-cell office:value-type="float" office:value="843275" table:style-name="ce9">
            <text:p>843.275</text:p>
          </table:table-cell>
          <table:table-cell office:value-type="float" office:value="432834" table:style-name="ce9">
            <text:p>432.834</text:p>
          </table:table-cell>
          <table:table-cell office:value-type="float" office:value="44344" table:style-name="ce9">
            <text:p>44.344</text:p>
          </table:table-cell>
          <table:table-cell office:value-type="float" office:value="143490" table:style-name="ce9">
            <text:p>143.490</text:p>
          </table:table-cell>
          <table:table-cell office:value-type="float" office:value="49568" table:style-name="ce9">
            <text:p>49.56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360591" table:style-name="ce9">
            <text:p>360.591</text:p>
          </table:table-cell>
          <table:table-cell office:value-type="float" office:value="694087" table:style-name="ce9">
            <text:p>694.087</text:p>
          </table:table-cell>
          <table:table-cell office:value-type="float" office:value="411217" table:style-name="ce9">
            <text:p>411.217</text:p>
          </table:table-cell>
          <table:table-cell office:value-type="float" office:value="181744" table:style-name="ce9">
            <text:p>181.744</text:p>
          </table:table-cell>
          <table:table-cell office:value-type="float" office:value="757076" table:style-name="ce9">
            <text:p>757.076</text:p>
          </table:table-cell>
          <table:table-cell office:value-type="float" office:value="419335" table:style-name="ce9">
            <text:p>419.335</text:p>
          </table:table-cell>
          <table:table-cell office:value-type="float" office:value="90650" table:style-name="ce9">
            <text:p>90.650</text:p>
          </table:table-cell>
          <table:table-cell office:value-type="float" office:value="8382" table:style-name="ce9">
            <text:p>8.382</text:p>
          </table:table-cell>
          <table:table-cell office:value-type="float" office:value="17782" table:style-name="ce9">
            <text:p>17.782</text:p>
          </table:table-cell>
          <table:table-cell office:value-type="float" office:value="54596" table:style-name="ce9">
            <text:p>54.596</text:p>
          </table:table-cell>
          <table:table-cell office:value-type="float" office:value="37639" table:style-name="ce9">
            <text:p>37.63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42148" table:style-name="ce9">
            <text:p>42.148</text:p>
          </table:table-cell>
          <table:table-cell office:value-type="float" office:value="0" table:style-name="ce9">
            <text:p>0</text:p>
          </table:table-cell>
          <table:table-cell office:value-type="float" office:value="72721" table:style-name="ce9">
            <text:p>72.7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885" table:style-name="ce9">
            <text:p>33.885</text:p>
          </table:table-cell>
          <table:table-cell office:value-type="float" office:value="14929" table:style-name="ce9">
            <text:p>14.9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64429" table:style-name="ce9">
            <text:p>64.429</text:p>
          </table:table-cell>
          <table:table-cell office:value-type="float" office:value="0" table:style-name="ce9">
            <text:p>0</text:p>
          </table:table-cell>
          <table:table-cell office:value-type="float" office:value="17452" table:style-name="ce9">
            <text:p>17.452</text:p>
          </table:table-cell>
          <table:table-cell office:value-type="float" office:value="71300" table:style-name="ce9">
            <text:p>71.300</text:p>
          </table:table-cell>
          <table:table-cell office:value-type="float" office:value="46431" table:style-name="ce9">
            <text:p>46.4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1579" table:style-name="ce9">
            <text:p>71.579</text:p>
          </table:table-cell>
          <table:table-cell office:value-type="float" office:value="0" table:style-name="ce9">
            <text:p>0</text:p>
          </table:table-cell>
          <table:table-cell office:value-type="float" office:value="14304" table:style-name="ce9">
            <text:p>14.30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2342" table:style-name="ce9">
            <text:p>12.342</text:p>
          </table:table-cell>
          <table:table-cell office:value-type="float" office:value="32346" table:style-name="ce9">
            <text:p>32.346</text:p>
          </table:table-cell>
          <table:table-cell office:value-type="float" office:value="114411" table:style-name="ce9">
            <text:p>114.411</text:p>
          </table:table-cell>
          <table:table-cell office:value-type="float" office:value="153731" table:style-name="ce9">
            <text:p>153.731</text:p>
          </table:table-cell>
          <table:table-cell office:value-type="float" office:value="182644" table:style-name="ce9">
            <text:p>182.6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746" table:style-name="ce9">
            <text:p>70.7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11041" table:style-name="ce9">
            <text:p>111.041</text:p>
          </table:table-cell>
          <table:table-cell office:value-type="float" office:value="0" table:style-name="ce9">
            <text:p>0</text:p>
          </table:table-cell>
          <table:table-cell office:value-type="float" office:value="524062" table:style-name="ce9">
            <text:p>524.062</text:p>
          </table:table-cell>
          <table:table-cell office:value-type="float" office:value="0" table:style-name="ce9">
            <text:p>0</text:p>
          </table:table-cell>
          <table:table-cell office:value-type="float" office:value="64418" table:style-name="ce9">
            <text:p>64.418</text:p>
          </table:table-cell>
          <table:table-cell office:value-type="float" office:value="0" table:style-name="ce9">
            <text:p>0</text:p>
          </table:table-cell>
          <table:table-cell office:value-type="float" office:value="2936" table:style-name="ce9">
            <text:p>2.936</text:p>
          </table:table-cell>
          <table:table-cell office:value-type="float" office:value="126216" table:style-name="ce9">
            <text:p>126.216</text:p>
          </table:table-cell>
          <table:table-cell office:value-type="float" office:value="10785" table:style-name="ce9">
            <text:p>10.7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92736" table:style-name="ce9">
            <text:p>292.736</text:p>
          </table:table-cell>
          <table:table-cell office:value-type="float" office:value="451231" table:style-name="ce9">
            <text:p>451.231</text:p>
          </table:table-cell>
          <table:table-cell office:value-type="float" office:value="99303" table:style-name="ce9">
            <text:p>99.303</text:p>
          </table:table-cell>
          <table:table-cell office:value-type="float" office:value="186293" table:style-name="ce9">
            <text:p>186.293</text:p>
          </table:table-cell>
          <table:table-cell office:value-type="float" office:value="1220203" table:style-name="ce9">
            <text:p>1.220.203</text:p>
          </table:table-cell>
          <table:table-cell office:value-type="float" office:value="0" table:style-name="ce9">
            <text:p>0</text:p>
          </table:table-cell>
          <table:table-cell office:value-type="float" office:value="148521" table:style-name="ce9">
            <text:p>148.5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float" office:value="38599" table:style-name="ce9">
            <text:p>38.59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677011" table:style-name="ce9">
            <text:p>677.011</text:p>
          </table:table-cell>
          <table:table-cell office:value-type="float" office:value="739910" table:style-name="ce9">
            <text:p>739.910</text:p>
          </table:table-cell>
          <table:table-cell office:value-type="float" office:value="1593467" table:style-name="ce9">
            <text:p>1.593.467</text:p>
          </table:table-cell>
          <table:table-cell office:value-type="float" office:value="311940" table:style-name="ce9">
            <text:p>311.940</text:p>
          </table:table-cell>
          <table:table-cell office:value-type="float" office:value="1308019" table:style-name="ce9">
            <text:p>1.308.019</text:p>
          </table:table-cell>
          <table:table-cell office:value-type="float" office:value="268889" table:style-name="ce9">
            <text:p>268.889</text:p>
          </table:table-cell>
          <table:table-cell office:value-type="float" office:value="336862" table:style-name="ce9">
            <text:p>336.862</text:p>
          </table:table-cell>
          <table:table-cell office:value-type="float" office:value="204066" table:style-name="ce9">
            <text:p>204.066</text:p>
          </table:table-cell>
          <table:table-cell office:value-type="float" office:value="0" table:style-name="ce9">
            <text:p>0</text:p>
          </table:table-cell>
          <table:table-cell office:value-type="float" office:value="54117" table:style-name="ce9">
            <text:p>54.117</text:p>
          </table:table-cell>
          <table:table-cell office:value-type="float" office:value="38580" table:style-name="ce9">
            <text:p>38.58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351316" table:style-name="ce9">
            <text:p>1.351.316</text:p>
          </table:table-cell>
          <table:table-cell office:value-type="float" office:value="6969715" table:style-name="ce9">
            <text:p>6.969.715</text:p>
          </table:table-cell>
          <table:table-cell office:value-type="float" office:value="3483998" table:style-name="ce9">
            <text:p>3.483.998</text:p>
          </table:table-cell>
          <table:table-cell office:value-type="float" office:value="507796" table:style-name="ce9">
            <text:p>507.796</text:p>
          </table:table-cell>
          <table:table-cell office:value-type="float" office:value="1944964" table:style-name="ce9">
            <text:p>1.944.964</text:p>
          </table:table-cell>
          <table:table-cell office:value-type="float" office:value="751204" table:style-name="ce9">
            <text:p>751.204</text:p>
          </table:table-cell>
          <table:table-cell office:value-type="float" office:value="746447" table:style-name="ce9">
            <text:p>746.447</text:p>
          </table:table-cell>
          <table:table-cell office:value-type="float" office:value="119410" table:style-name="ce9">
            <text:p>119.410</text:p>
          </table:table-cell>
          <table:table-cell office:value-type="float" office:value="103660" table:style-name="ce9">
            <text:p>103.660</text:p>
          </table:table-cell>
          <table:table-cell office:value-type="float" office:value="439526" table:style-name="ce9">
            <text:p>439.526</text:p>
          </table:table-cell>
          <table:table-cell office:value-type="float" office:value="196850" table:style-name="ce9">
            <text:p>196.85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248552" table:style-name="ce9">
            <text:p>1.248.552</text:p>
          </table:table-cell>
          <table:table-cell office:value-type="float" office:value="4204938" table:style-name="ce9">
            <text:p>4.204.938</text:p>
          </table:table-cell>
          <table:table-cell office:value-type="float" office:value="2452172" table:style-name="ce9">
            <text:p>2.452.172</text:p>
          </table:table-cell>
          <table:table-cell office:value-type="float" office:value="637177" table:style-name="ce9">
            <text:p>637.177</text:p>
          </table:table-cell>
          <table:table-cell office:value-type="float" office:value="2930451" table:style-name="ce9">
            <text:p>2.930.451</text:p>
          </table:table-cell>
          <table:table-cell office:value-type="float" office:value="246725" table:style-name="ce9">
            <text:p>246.725</text:p>
          </table:table-cell>
          <table:table-cell office:value-type="float" office:value="744117" table:style-name="ce9">
            <text:p>744.117</text:p>
          </table:table-cell>
          <table:table-cell office:value-type="float" office:value="452166" table:style-name="ce9">
            <text:p>452.166</text:p>
          </table:table-cell>
          <table:table-cell office:value-type="float" office:value="118394" table:style-name="ce9">
            <text:p>118.394</text:p>
          </table:table-cell>
          <table:table-cell office:value-type="float" office:value="153552" table:style-name="ce9">
            <text:p>153.552</text:p>
          </table:table-cell>
          <table:table-cell office:value-type="float" office:value="159288" table:style-name="ce9">
            <text:p>159.28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982428" table:style-name="ce9">
            <text:p>982.428</text:p>
          </table:table-cell>
          <table:table-cell office:value-type="float" office:value="1798025" table:style-name="ce9">
            <text:p>1.798.025</text:p>
          </table:table-cell>
          <table:table-cell office:value-type="float" office:value="1898470" table:style-name="ce9">
            <text:p>1.898.470</text:p>
          </table:table-cell>
          <table:table-cell office:value-type="float" office:value="542094" table:style-name="ce9">
            <text:p>542.094</text:p>
          </table:table-cell>
          <table:table-cell office:value-type="float" office:value="663563" table:style-name="ce9">
            <text:p>663.563</text:p>
          </table:table-cell>
          <table:table-cell office:value-type="float" office:value="615943" table:style-name="ce9">
            <text:p>615.943</text:p>
          </table:table-cell>
          <table:table-cell office:value-type="float" office:value="472243" table:style-name="ce9">
            <text:p>472.243</text:p>
          </table:table-cell>
          <table:table-cell office:value-type="float" office:value="47682" table:style-name="ce9">
            <text:p>47.682</text:p>
          </table:table-cell>
          <table:table-cell office:value-type="float" office:value="9258" table:style-name="ce9">
            <text:p>9.258</text:p>
          </table:table-cell>
          <table:table-cell office:value-type="float" office:value="253611" table:style-name="ce9">
            <text:p>253.611</text:p>
          </table:table-cell>
          <table:table-cell office:value-type="float" office:value="82159" table:style-name="ce9">
            <text:p>82.15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28807" table:style-name="ce9">
            <text:p>128.807</text:p>
          </table:table-cell>
          <table:table-cell office:value-type="float" office:value="1298913" table:style-name="ce9">
            <text:p>1.298.913</text:p>
          </table:table-cell>
          <table:table-cell office:value-type="float" office:value="688963" table:style-name="ce9">
            <text:p>688.963</text:p>
          </table:table-cell>
          <table:table-cell office:value-type="float" office:value="51788" table:style-name="ce9">
            <text:p>51.788</text:p>
          </table:table-cell>
          <table:table-cell office:value-type="float" office:value="64036" table:style-name="ce9">
            <text:p>64.036</text:p>
          </table:table-cell>
          <table:table-cell office:value-type="float" office:value="68226" table:style-name="ce9">
            <text:p>68.226</text:p>
          </table:table-cell>
          <table:table-cell office:value-type="float" office:value="5582" table:style-name="ce9">
            <text:p>5.582</text:p>
          </table:table-cell>
          <table:table-cell office:value-type="float" office:value="1338" table:style-name="ce9">
            <text:p>1.338</text:p>
          </table:table-cell>
          <table:table-cell office:value-type="float" office:value="58372" table:style-name="ce9">
            <text:p>58.372</text:p>
          </table:table-cell>
          <table:table-cell office:value-type="float" office:value="34102" table:style-name="ce9">
            <text:p>34.1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9529" table:style-name="ce9">
            <text:p>9.529</text:p>
          </table:table-cell>
          <table:table-cell office:value-type="float" office:value="69530" table:style-name="ce9">
            <text:p>69.530</text:p>
          </table:table-cell>
          <table:table-cell office:value-type="float" office:value="360515" table:style-name="ce9">
            <text:p>360.515</text:p>
          </table:table-cell>
          <table:table-cell office:value-type="float" office:value="0" table:style-name="ce9">
            <text:p>0</text:p>
          </table:table-cell>
          <table:table-cell office:value-type="float" office:value="120136" table:style-name="ce9">
            <text:p>120.136</text:p>
          </table:table-cell>
          <table:table-cell office:value-type="float" office:value="0" table:style-name="ce9">
            <text:p>0</text:p>
          </table:table-cell>
          <table:table-cell office:value-type="float" office:value="7236" table:style-name="ce9">
            <text:p>7.2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63" table:style-name="ce9">
            <text:p>12.56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0" table:style-name="ce9">
            <text:p>0</text:p>
          </table:table-cell>
          <table:table-cell office:value-type="float" office:value="50410" table:style-name="ce9">
            <text:p>50.410</text:p>
          </table:table-cell>
          <table:table-cell office:value-type="float" office:value="41188" table:style-name="ce9">
            <text:p>41.188</text:p>
          </table:table-cell>
          <table:table-cell office:value-type="float" office:value="0" table:style-name="ce9">
            <text:p>0</text:p>
          </table:table-cell>
          <table:table-cell office:value-type="float" office:value="14067" table:style-name="ce9">
            <text:p>14.0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42" table:style-name="ce9">
            <text:p>1.5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8691" table:style-name="ce9">
            <text:p>8.691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57748" table:style-name="ce9">
            <text:p>57.748</text:p>
          </table:table-cell>
          <table:table-cell office:value-type="float" office:value="91844" table:style-name="ce9">
            <text:p>91.844</text:p>
          </table:table-cell>
          <table:table-cell office:value-type="float" office:value="1642" table:style-name="ce9">
            <text:p>1.642</text:p>
          </table:table-cell>
          <table:table-cell office:value-type="float" office:value="0" table:style-name="ce9">
            <text:p>0</text:p>
          </table:table-cell>
          <table:table-cell office:value-type="float" office:value="516803" table:style-name="ce9">
            <text:p>516.803</text:p>
          </table:table-cell>
          <table:table-cell office:value-type="float" office:value="0" table:style-name="ce9">
            <text:p>0</text:p>
          </table:table-cell>
          <table:table-cell office:value-type="float" office:value="4354" table:style-name="ce9">
            <text:p>4.354</text:p>
          </table:table-cell>
          <table:table-cell office:value-type="float" office:value="17711" table:style-name="ce9">
            <text:p>17.7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39662" table:style-name="ce9">
            <text:p>39.662</text:p>
          </table:table-cell>
          <table:table-cell office:value-type="float" office:value="632696" table:style-name="ce9">
            <text:p>632.696</text:p>
          </table:table-cell>
          <table:table-cell office:value-type="float" office:value="352725" table:style-name="ce9">
            <text:p>352.725</text:p>
          </table:table-cell>
          <table:table-cell office:value-type="float" office:value="0" table:style-name="ce9">
            <text:p>0</text:p>
          </table:table-cell>
          <table:table-cell office:value-type="float" office:value="418413" table:style-name="ce9">
            <text:p>418.413</text:p>
          </table:table-cell>
          <table:table-cell office:value-type="float" office:value="89200" table:style-name="ce9">
            <text:p>89.200</text:p>
          </table:table-cell>
          <table:table-cell office:value-type="float" office:value="1234" table:style-name="ce9">
            <text:p>1.2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3026" table:style-name="ce9">
            <text:p>63.026</text:p>
          </table:table-cell>
          <table:table-cell office:value-type="float" office:value="34323" table:style-name="ce9">
            <text:p>34.32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2148" table:style-name="ce9">
            <text:p>42.148</text:p>
          </table:table-cell>
          <table:table-cell office:value-type="float" office:value="38155" table:style-name="ce9">
            <text:p>38.1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9210" table:style-name="ce9">
            <text:p>39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0410" table:style-name="ce9">
            <text:p>50.410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95" table:style-name="ce9">
            <text:p>13.2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671" table:style-name="ce9">
            <text:p>27.671</text:p>
          </table:table-cell>
          <table:table-cell office:value-type="float" office:value="122455" table:style-name="ce9">
            <text:p>122.455</text:p>
          </table:table-cell>
          <table:table-cell office:value-type="float" office:value="130896" table:style-name="ce9">
            <text:p>130.896</text:p>
          </table:table-cell>
          <table:table-cell office:value-type="float" office:value="0" table:style-name="ce9">
            <text:p>0</text:p>
          </table:table-cell>
          <table:table-cell office:value-type="float" office:value="128122" table:style-name="ce9">
            <text:p>128.122</text:p>
          </table:table-cell>
          <table:table-cell office:value-type="float" office:value="33885" table:style-name="ce9">
            <text:p>33.8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596" table:style-name="ce9">
            <text:p>54.596</text:p>
          </table:table-cell>
          <table:table-cell office:value-type="float" office:value="12563" table:style-name="ce9">
            <text:p>12.56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63738" table:style-name="ce9">
            <text:p>663.738</text:p>
          </table:table-cell>
          <table:table-cell office:value-type="float" office:value="3157759" table:style-name="ce9">
            <text:p>3.157.759</text:p>
          </table:table-cell>
          <table:table-cell office:value-type="float" office:value="1502054" table:style-name="ce9">
            <text:p>1.502.054</text:p>
          </table:table-cell>
          <table:table-cell office:value-type="float" office:value="500962" table:style-name="ce9">
            <text:p>500.962</text:p>
          </table:table-cell>
          <table:table-cell office:value-type="float" office:value="940072" table:style-name="ce9">
            <text:p>940.072</text:p>
          </table:table-cell>
          <table:table-cell office:value-type="float" office:value="588207" table:style-name="ce9">
            <text:p>588.207</text:p>
          </table:table-cell>
          <table:table-cell office:value-type="float" office:value="215952" table:style-name="ce9">
            <text:p>215.952</text:p>
          </table:table-cell>
          <table:table-cell office:value-type="float" office:value="60443" table:style-name="ce9">
            <text:p>60.443</text:p>
          </table:table-cell>
          <table:table-cell office:value-type="float" office:value="50050" table:style-name="ce9">
            <text:p>50.050</text:p>
          </table:table-cell>
          <table:table-cell office:value-type="float" office:value="134531" table:style-name="ce9">
            <text:p>134.531</text:p>
          </table:table-cell>
          <table:table-cell office:value-type="float" office:value="10013" table:style-name="ce9">
            <text:p>10.01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817466" table:style-name="ce9">
            <text:p>1.817.466</text:p>
          </table:table-cell>
          <table:table-cell office:value-type="float" office:value="4862578" table:style-name="ce9">
            <text:p>4.862.578</text:p>
          </table:table-cell>
          <table:table-cell office:value-type="float" office:value="4162725" table:style-name="ce9">
            <text:p>4.162.725</text:p>
          </table:table-cell>
          <table:table-cell office:value-type="float" office:value="730097" table:style-name="ce9">
            <text:p>730.097</text:p>
          </table:table-cell>
          <table:table-cell office:value-type="float" office:value="3698485" table:style-name="ce9">
            <text:p>3.698.485</text:p>
          </table:table-cell>
          <table:table-cell office:value-type="float" office:value="384707" table:style-name="ce9">
            <text:p>384.707</text:p>
          </table:table-cell>
          <table:table-cell office:value-type="float" office:value="1018815" table:style-name="ce9">
            <text:p>1.018.815</text:p>
          </table:table-cell>
          <table:table-cell office:value-type="float" office:value="459996" table:style-name="ce9">
            <text:p>459.996</text:p>
          </table:table-cell>
          <table:table-cell office:value-type="float" office:value="135973" table:style-name="ce9">
            <text:p>135.973</text:p>
          </table:table-cell>
          <table:table-cell office:value-type="float" office:value="315165" table:style-name="ce9">
            <text:p>315.165</text:p>
          </table:table-cell>
          <table:table-cell office:value-type="float" office:value="265757" table:style-name="ce9">
            <text:p>265.75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871916" table:style-name="ce9">
            <text:p>871.916</text:p>
          </table:table-cell>
          <table:table-cell office:value-type="float" office:value="2126981" table:style-name="ce9">
            <text:p>2.126.981</text:p>
          </table:table-cell>
          <table:table-cell office:value-type="float" office:value="1723158" table:style-name="ce9">
            <text:p>1.723.158</text:p>
          </table:table-cell>
          <table:table-cell office:value-type="float" office:value="501792" table:style-name="ce9">
            <text:p>501.792</text:p>
          </table:table-cell>
          <table:table-cell office:value-type="float" office:value="2133512" table:style-name="ce9">
            <text:p>2.133.512</text:p>
          </table:table-cell>
          <table:table-cell office:value-type="float" office:value="550719" table:style-name="ce9">
            <text:p>550.719</text:p>
          </table:table-cell>
          <table:table-cell office:value-type="float" office:value="283904" table:style-name="ce9">
            <text:p>283.904</text:p>
          </table:table-cell>
          <table:table-cell office:value-type="float" office:value="130900" table:style-name="ce9">
            <text:p>130.900</text:p>
          </table:table-cell>
          <table:table-cell office:value-type="float" office:value="123703" table:style-name="ce9">
            <text:p>123.703</text:p>
          </table:table-cell>
          <table:table-cell office:value-type="float" office:value="125827" table:style-name="ce9">
            <text:p>125.827</text:p>
          </table:table-cell>
          <table:table-cell office:value-type="float" office:value="198464" table:style-name="ce9">
            <text:p>198.46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636959" table:style-name="ce9">
            <text:p>1.636.959</text:p>
          </table:table-cell>
          <table:table-cell office:value-type="float" office:value="6066220" table:style-name="ce9">
            <text:p>6.066.220</text:p>
          </table:table-cell>
          <table:table-cell office:value-type="float" office:value="4109536" table:style-name="ce9">
            <text:p>4.109.536</text:p>
          </table:table-cell>
          <table:table-cell office:value-type="float" office:value="729268" table:style-name="ce9">
            <text:p>729.268</text:p>
          </table:table-cell>
          <table:table-cell office:value-type="float" office:value="2633167" table:style-name="ce9">
            <text:p>2.633.167</text:p>
          </table:table-cell>
          <table:table-cell office:value-type="float" office:value="469374" table:style-name="ce9">
            <text:p>469.374</text:p>
          </table:table-cell>
          <table:table-cell office:value-type="float" office:value="950862" table:style-name="ce9">
            <text:p>950.862</text:p>
          </table:table-cell>
          <table:table-cell office:value-type="float" office:value="389539" table:style-name="ce9">
            <text:p>389.539</text:p>
          </table:table-cell>
          <table:table-cell office:value-type="float" office:value="62321" table:style-name="ce9">
            <text:p>62.321</text:p>
          </table:table-cell>
          <table:table-cell office:value-type="float" office:value="378465" table:style-name="ce9">
            <text:p>378.465</text:p>
          </table:table-cell>
          <table:table-cell office:value-type="float" office:value="89869" table:style-name="ce9">
            <text:p>89.86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USUARIOS DE INTERNET, POR TIPO DE DISPOSITIVO UTILIZ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Total - Computadora</text:p>
          </table:table-cell>
          <table:table-cell office:value-type="string" table:number-columns-spanned="3" table:number-rows-spanned="1" table:style-name="ce4">
            <text:p>Tipo de computadora</text:p>
          </table:table-cell>
          <table:covered-table-cell table:number-columns-repeated="2"/>
          <table:table-cell office:value-type="string" table:number-columns-spanned="1" table:number-rows-spanned="2" table:style-name="ce4">
            <text:p>Teléfono celular</text:p>
          </table:table-cell>
          <table:table-cell office:value-type="string" table:number-columns-spanned="1" table:number-rows-spanned="2" table:style-name="ce4">
            <text:p>Consola de juegos</text:p>
          </table:table-cell>
          <table:table-cell office:value-type="string" table:number-columns-spanned="1" table:number-rows-spanned="2" table:style-name="ce4">
            <text:p>Televisión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a de escritorio</text:p>
          </table:table-cell>
          <table:table-cell office:value-type="string" table:style-name="ce7">
            <text:p>Computadora portátil</text:p>
          </table:table-cell>
          <table:table-cell office:value-type="string" table:style-name="ce7">
            <text:p>Tableta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4374011" table:style-name="ce9">
            <text:p>64.374.011</text:p>
          </table:table-cell>
          <table:table-cell office:value-type="float" office:value="39644231" table:style-name="ce9">
            <text:p>39.644.231</text:p>
          </table:table-cell>
          <table:table-cell office:value-type="float" office:value="46078874" table:style-name="ce9">
            <text:p>46.078.874</text:p>
          </table:table-cell>
          <table:table-cell office:value-type="float" office:value="12812172" table:style-name="ce9">
            <text:p>12.812.172</text:p>
          </table:table-cell>
          <table:table-cell office:value-type="float" office:value="150939394" table:style-name="ce9">
            <text:p>150.939.394</text:p>
          </table:table-cell>
          <table:table-cell office:value-type="float" office:value="15257952" table:style-name="ce9">
            <text:p>15.257.952</text:p>
          </table:table-cell>
          <table:table-cell office:value-type="float" office:value="66855576" table:style-name="ce9">
            <text:p>66.855.576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1574752" table:style-name="ce9">
            <text:p>61.574.752</text:p>
          </table:table-cell>
          <table:table-cell office:value-type="float" office:value="37973755" table:style-name="ce9">
            <text:p>37.973.755</text:p>
          </table:table-cell>
          <table:table-cell office:value-type="float" office:value="44556063" table:style-name="ce9">
            <text:p>44.556.063</text:p>
          </table:table-cell>
          <table:table-cell office:value-type="float" office:value="12408810" table:style-name="ce9">
            <text:p>12.408.810</text:p>
          </table:table-cell>
          <table:table-cell office:value-type="float" office:value="133096763" table:style-name="ce9">
            <text:p>133.096.763</text:p>
          </table:table-cell>
          <table:table-cell office:value-type="float" office:value="14942693" table:style-name="ce9">
            <text:p>14.942.693</text:p>
          </table:table-cell>
          <table:table-cell office:value-type="float" office:value="62493360" table:style-name="ce9">
            <text:p>62.493.36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799259" table:style-name="ce9">
            <text:p>2.799.259</text:p>
          </table:table-cell>
          <table:table-cell office:value-type="float" office:value="1670476" table:style-name="ce9">
            <text:p>1.670.476</text:p>
          </table:table-cell>
          <table:table-cell office:value-type="float" office:value="1522811" table:style-name="ce9">
            <text:p>1.522.811</text:p>
          </table:table-cell>
          <table:table-cell office:value-type="float" office:value="403363" table:style-name="ce9">
            <text:p>403.363</text:p>
          </table:table-cell>
          <table:table-cell office:value-type="float" office:value="17842632" table:style-name="ce9">
            <text:p>17.842.632</text:p>
          </table:table-cell>
          <table:table-cell office:value-type="float" office:value="315259" table:style-name="ce9">
            <text:p>315.259</text:p>
          </table:table-cell>
          <table:table-cell office:value-type="float" office:value="4362217" table:style-name="ce9">
            <text:p>4.362.217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1584555" table:style-name="ce9">
            <text:p>31.584.555</text:p>
          </table:table-cell>
          <table:table-cell office:value-type="float" office:value="20212515" table:style-name="ce9">
            <text:p>20.212.515</text:p>
          </table:table-cell>
          <table:table-cell office:value-type="float" office:value="23177485" table:style-name="ce9">
            <text:p>23.177.485</text:p>
          </table:table-cell>
          <table:table-cell office:value-type="float" office:value="5790309" table:style-name="ce9">
            <text:p>5.790.309</text:p>
          </table:table-cell>
          <table:table-cell office:value-type="float" office:value="64616300" table:style-name="ce9">
            <text:p>64.616.300</text:p>
          </table:table-cell>
          <table:table-cell office:value-type="float" office:value="7940915" table:style-name="ce9">
            <text:p>7.940.915</text:p>
          </table:table-cell>
          <table:table-cell office:value-type="float" office:value="29872796" table:style-name="ce9">
            <text:p>29.872.79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1309536" table:style-name="ce9">
            <text:p>11.309.536</text:p>
          </table:table-cell>
          <table:table-cell office:value-type="float" office:value="6807592" table:style-name="ce9">
            <text:p>6.807.592</text:p>
          </table:table-cell>
          <table:table-cell office:value-type="float" office:value="7765282" table:style-name="ce9">
            <text:p>7.765.282</text:p>
          </table:table-cell>
          <table:table-cell office:value-type="float" office:value="2374842" table:style-name="ce9">
            <text:p>2.374.842</text:p>
          </table:table-cell>
          <table:table-cell office:value-type="float" office:value="39967688" table:style-name="ce9">
            <text:p>39.967.688</text:p>
          </table:table-cell>
          <table:table-cell office:value-type="float" office:value="3033848" table:style-name="ce9">
            <text:p>3.033.848</text:p>
          </table:table-cell>
          <table:table-cell office:value-type="float" office:value="16441601" table:style-name="ce9">
            <text:p>16.441.60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1199025" table:style-name="ce9">
            <text:p>11.199.025</text:p>
          </table:table-cell>
          <table:table-cell office:value-type="float" office:value="6163435" table:style-name="ce9">
            <text:p>6.163.435</text:p>
          </table:table-cell>
          <table:table-cell office:value-type="float" office:value="8380639" table:style-name="ce9">
            <text:p>8.380.639</text:p>
          </table:table-cell>
          <table:table-cell office:value-type="float" office:value="2504984" table:style-name="ce9">
            <text:p>2.504.984</text:p>
          </table:table-cell>
          <table:table-cell office:value-type="float" office:value="21560850" table:style-name="ce9">
            <text:p>21.560.850</text:p>
          </table:table-cell>
          <table:table-cell office:value-type="float" office:value="2139301" table:style-name="ce9">
            <text:p>2.139.301</text:p>
          </table:table-cell>
          <table:table-cell office:value-type="float" office:value="10067482" table:style-name="ce9">
            <text:p>10.067.48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4465376" table:style-name="ce9">
            <text:p>4.465.376</text:p>
          </table:table-cell>
          <table:table-cell office:value-type="float" office:value="2587409" table:style-name="ce9">
            <text:p>2.587.409</text:p>
          </table:table-cell>
          <table:table-cell office:value-type="float" office:value="3037925" table:style-name="ce9">
            <text:p>3.037.925</text:p>
          </table:table-cell>
          <table:table-cell office:value-type="float" office:value="772703" table:style-name="ce9">
            <text:p>772.703</text:p>
          </table:table-cell>
          <table:table-cell office:value-type="float" office:value="12716745" table:style-name="ce9">
            <text:p>12.716.745</text:p>
          </table:table-cell>
          <table:table-cell office:value-type="float" office:value="919661" table:style-name="ce9">
            <text:p>919.661</text:p>
          </table:table-cell>
          <table:table-cell office:value-type="float" office:value="5038844" table:style-name="ce9">
            <text:p>5.038.84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815517" table:style-name="ce9">
            <text:p>5.815.517</text:p>
          </table:table-cell>
          <table:table-cell office:value-type="float" office:value="3873279" table:style-name="ce9">
            <text:p>3.873.279</text:p>
          </table:table-cell>
          <table:table-cell office:value-type="float" office:value="3717542" table:style-name="ce9">
            <text:p>3.717.542</text:p>
          </table:table-cell>
          <table:table-cell office:value-type="float" office:value="1369334" table:style-name="ce9">
            <text:p>1.369.334</text:p>
          </table:table-cell>
          <table:table-cell office:value-type="float" office:value="12077811" table:style-name="ce9">
            <text:p>12.077.811</text:p>
          </table:table-cell>
          <table:table-cell office:value-type="float" office:value="1224228" table:style-name="ce9">
            <text:p>1.224.228</text:p>
          </table:table-cell>
          <table:table-cell office:value-type="float" office:value="5434854" table:style-name="ce9">
            <text:p>5.434.85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32358782" table:style-name="ce9">
            <text:p>32.358.782</text:p>
          </table:table-cell>
          <table:table-cell office:value-type="float" office:value="22044081" table:style-name="ce9">
            <text:p>22.044.081</text:p>
          </table:table-cell>
          <table:table-cell office:value-type="float" office:value="21993185" table:style-name="ce9">
            <text:p>21.993.185</text:p>
          </table:table-cell>
          <table:table-cell office:value-type="float" office:value="7159340" table:style-name="ce9">
            <text:p>7.159.340</text:p>
          </table:table-cell>
          <table:table-cell office:value-type="float" office:value="67278339" table:style-name="ce9">
            <text:p>67.278.339</text:p>
          </table:table-cell>
          <table:table-cell office:value-type="float" office:value="10447822" table:style-name="ce9">
            <text:p>10.447.822</text:p>
          </table:table-cell>
          <table:table-cell office:value-type="float" office:value="34195354" table:style-name="ce9">
            <text:p>34.195.35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2015228" table:style-name="ce9">
            <text:p>32.015.228</text:p>
          </table:table-cell>
          <table:table-cell office:value-type="float" office:value="17600150" table:style-name="ce9">
            <text:p>17.600.150</text:p>
          </table:table-cell>
          <table:table-cell office:value-type="float" office:value="24085688" table:style-name="ce9">
            <text:p>24.085.688</text:p>
          </table:table-cell>
          <table:table-cell office:value-type="float" office:value="5652832" table:style-name="ce9">
            <text:p>5.652.832</text:p>
          </table:table-cell>
          <table:table-cell office:value-type="float" office:value="83661055" table:style-name="ce9">
            <text:p>83.661.055</text:p>
          </table:table-cell>
          <table:table-cell office:value-type="float" office:value="4810130" table:style-name="ce9">
            <text:p>4.810.130</text:p>
          </table:table-cell>
          <table:table-cell office:value-type="float" office:value="32660222" table:style-name="ce9">
            <text:p>32.660.22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1498337" table:style-name="ce9">
            <text:p>31.498.337</text:p>
          </table:table-cell>
          <table:table-cell office:value-type="float" office:value="21084581" table:style-name="ce9">
            <text:p>21.084.581</text:p>
          </table:table-cell>
          <table:table-cell office:value-type="float" office:value="23281934" table:style-name="ce9">
            <text:p>23.281.934</text:p>
          </table:table-cell>
          <table:table-cell office:value-type="float" office:value="6483127" table:style-name="ce9">
            <text:p>6.483.127</text:p>
          </table:table-cell>
          <table:table-cell office:value-type="float" office:value="59121430" table:style-name="ce9">
            <text:p>59.121.430</text:p>
          </table:table-cell>
          <table:table-cell office:value-type="float" office:value="5821391" table:style-name="ce9">
            <text:p>5.821.391</text:p>
          </table:table-cell>
          <table:table-cell office:value-type="float" office:value="27588886" table:style-name="ce9">
            <text:p>27.588.88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3193783" table:style-name="ce9">
            <text:p>23.193.783</text:p>
          </table:table-cell>
          <table:table-cell office:value-type="float" office:value="13785000" table:style-name="ce9">
            <text:p>13.785.000</text:p>
          </table:table-cell>
          <table:table-cell office:value-type="float" office:value="16200943" table:style-name="ce9">
            <text:p>16.200.943</text:p>
          </table:table-cell>
          <table:table-cell office:value-type="float" office:value="4181957" table:style-name="ce9">
            <text:p>4.181.957</text:p>
          </table:table-cell>
          <table:table-cell office:value-type="float" office:value="66132396" table:style-name="ce9">
            <text:p>66.132.396</text:p>
          </table:table-cell>
          <table:table-cell office:value-type="float" office:value="5730218" table:style-name="ce9">
            <text:p>5.730.218</text:p>
          </table:table-cell>
          <table:table-cell office:value-type="float" office:value="27560876" table:style-name="ce9">
            <text:p>27.560.87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7413824" table:style-name="ce9">
            <text:p>7.413.824</text:p>
          </table:table-cell>
          <table:table-cell office:value-type="float" office:value="3229726" table:style-name="ce9">
            <text:p>3.229.726</text:p>
          </table:table-cell>
          <table:table-cell office:value-type="float" office:value="5689503" table:style-name="ce9">
            <text:p>5.689.503</text:p>
          </table:table-cell>
          <table:table-cell office:value-type="float" office:value="1616013" table:style-name="ce9">
            <text:p>1.616.013</text:p>
          </table:table-cell>
          <table:table-cell office:value-type="float" office:value="18499084" table:style-name="ce9">
            <text:p>18.499.084</text:p>
          </table:table-cell>
          <table:table-cell office:value-type="float" office:value="2937801" table:style-name="ce9">
            <text:p>2.937.801</text:p>
          </table:table-cell>
          <table:table-cell office:value-type="float" office:value="9012923" table:style-name="ce9">
            <text:p>9.012.92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973590" table:style-name="ce9">
            <text:p>973.590</text:p>
          </table:table-cell>
          <table:table-cell office:value-type="float" office:value="543691" table:style-name="ce9">
            <text:p>543.691</text:p>
          </table:table-cell>
          <table:table-cell office:value-type="float" office:value="721278" table:style-name="ce9">
            <text:p>721.278</text:p>
          </table:table-cell>
          <table:table-cell office:value-type="float" office:value="309206" table:style-name="ce9">
            <text:p>309.206</text:p>
          </table:table-cell>
          <table:table-cell office:value-type="float" office:value="3290197" table:style-name="ce9">
            <text:p>3.290.197</text:p>
          </table:table-cell>
          <table:table-cell office:value-type="float" office:value="359376" table:style-name="ce9">
            <text:p>359.376</text:p>
          </table:table-cell>
          <table:table-cell office:value-type="float" office:value="1052818" table:style-name="ce9">
            <text:p>1.052.81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966763" table:style-name="ce9">
            <text:p>966.763</text:p>
          </table:table-cell>
          <table:table-cell office:value-type="float" office:value="885474" table:style-name="ce9">
            <text:p>885.474</text:p>
          </table:table-cell>
          <table:table-cell office:value-type="float" office:value="112712" table:style-name="ce9">
            <text:p>112.712</text:p>
          </table:table-cell>
          <table:table-cell office:value-type="float" office:value="57413" table:style-name="ce9">
            <text:p>57.413</text:p>
          </table:table-cell>
          <table:table-cell office:value-type="float" office:value="2552625" table:style-name="ce9">
            <text:p>2.552.625</text:p>
          </table:table-cell>
          <table:table-cell office:value-type="float" office:value="300371" table:style-name="ce9">
            <text:p>300.371</text:p>
          </table:table-cell>
          <table:table-cell office:value-type="float" office:value="1197915" table:style-name="ce9">
            <text:p>1.197.91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27714" table:style-name="ce9">
            <text:p>327.714</text:p>
          </table:table-cell>
          <table:table-cell office:value-type="float" office:value="115759" table:style-name="ce9">
            <text:p>115.759</text:p>
          </table:table-cell>
          <table:table-cell office:value-type="float" office:value="72503" table:style-name="ce9">
            <text:p>72.503</text:p>
          </table:table-cell>
          <table:table-cell office:value-type="float" office:value="164456" table:style-name="ce9">
            <text:p>164.456</text:p>
          </table:table-cell>
          <table:table-cell office:value-type="float" office:value="1343661" table:style-name="ce9">
            <text:p>1.343.661</text:p>
          </table:table-cell>
          <table:table-cell office:value-type="float" office:value="108795" table:style-name="ce9">
            <text:p>108.795</text:p>
          </table:table-cell>
          <table:table-cell office:value-type="float" office:value="442158" table:style-name="ce9">
            <text:p>442.158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69144" table:style-name="ce9">
            <text:p>169.144</text:p>
          </table:table-cell>
          <table:table-cell office:value-type="float" office:value="129427" table:style-name="ce9">
            <text:p>129.427</text:p>
          </table:table-cell>
          <table:table-cell office:value-type="float" office:value="105476" table:style-name="ce9">
            <text:p>105.476</text:p>
          </table:table-cell>
          <table:table-cell office:value-type="float" office:value="46278" table:style-name="ce9">
            <text:p>46.278</text:p>
          </table:table-cell>
          <table:table-cell office:value-type="float" office:value="2285386" table:style-name="ce9">
            <text:p>2.285.386</text:p>
          </table:table-cell>
          <table:table-cell office:value-type="float" office:value="19760" table:style-name="ce9">
            <text:p>19.760</text:p>
          </table:table-cell>
          <table:table-cell office:value-type="float" office:value="457282" table:style-name="ce9">
            <text:p>457.28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9956354" table:style-name="ce9">
            <text:p>9.956.354</text:p>
          </table:table-cell>
          <table:table-cell office:value-type="float" office:value="5858808" table:style-name="ce9">
            <text:p>5.858.808</text:p>
          </table:table-cell>
          <table:table-cell office:value-type="float" office:value="4045792" table:style-name="ce9">
            <text:p>4.045.792</text:p>
          </table:table-cell>
          <table:table-cell office:value-type="float" office:value="2016468" table:style-name="ce9">
            <text:p>2.016.468</text:p>
          </table:table-cell>
          <table:table-cell office:value-type="float" office:value="53421273" table:style-name="ce9">
            <text:p>53.421.273</text:p>
          </table:table-cell>
          <table:table-cell office:value-type="float" office:value="4795907" table:style-name="ce9">
            <text:p>4.795.907</text:p>
          </table:table-cell>
          <table:table-cell office:value-type="float" office:value="18745967" table:style-name="ce9">
            <text:p>18.745.9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2314237" table:style-name="ce9">
            <text:p>22.314.237</text:p>
          </table:table-cell>
          <table:table-cell office:value-type="float" office:value="13853519" table:style-name="ce9">
            <text:p>13.853.519</text:p>
          </table:table-cell>
          <table:table-cell office:value-type="float" office:value="15285046" table:style-name="ce9">
            <text:p>15.285.046</text:p>
          </table:table-cell>
          <table:table-cell office:value-type="float" office:value="5226004" table:style-name="ce9">
            <text:p>5.226.004</text:p>
          </table:table-cell>
          <table:table-cell office:value-type="float" office:value="57779481" table:style-name="ce9">
            <text:p>57.779.481</text:p>
          </table:table-cell>
          <table:table-cell office:value-type="float" office:value="5483018" table:style-name="ce9">
            <text:p>5.483.018</text:p>
          </table:table-cell>
          <table:table-cell office:value-type="float" office:value="24794138" table:style-name="ce9">
            <text:p>24.794.13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1934276" table:style-name="ce9">
            <text:p>31.934.276</text:p>
          </table:table-cell>
          <table:table-cell office:value-type="float" office:value="19802477" table:style-name="ce9">
            <text:p>19.802.477</text:p>
          </table:table-cell>
          <table:table-cell office:value-type="float" office:value="26642559" table:style-name="ce9">
            <text:p>26.642.559</text:p>
          </table:table-cell>
          <table:table-cell office:value-type="float" office:value="5523423" table:style-name="ce9">
            <text:p>5.523.423</text:p>
          </table:table-cell>
          <table:table-cell office:value-type="float" office:value="37453255" table:style-name="ce9">
            <text:p>37.453.255</text:p>
          </table:table-cell>
          <table:table-cell office:value-type="float" office:value="4959268" table:style-name="ce9">
            <text:p>4.959.268</text:p>
          </table:table-cell>
          <table:table-cell office:value-type="float" office:value="22858190" table:style-name="ce9">
            <text:p>22.858.190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4630214" table:style-name="ce9">
            <text:p>4.630.214</text:p>
          </table:table-cell>
          <table:table-cell office:value-type="float" office:value="2886362" table:style-name="ce9">
            <text:p>2.886.362</text:p>
          </table:table-cell>
          <table:table-cell office:value-type="float" office:value="2316224" table:style-name="ce9">
            <text:p>2.316.224</text:p>
          </table:table-cell>
          <table:table-cell office:value-type="float" office:value="894900" table:style-name="ce9">
            <text:p>894.900</text:p>
          </table:table-cell>
          <table:table-cell office:value-type="float" office:value="15676642" table:style-name="ce9">
            <text:p>15.676.642</text:p>
          </table:table-cell>
          <table:table-cell office:value-type="float" office:value="3411409" table:style-name="ce9">
            <text:p>3.411.409</text:p>
          </table:table-cell>
          <table:table-cell office:value-type="float" office:value="9104117" table:style-name="ce9">
            <text:p>9.104.11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2290237" table:style-name="ce9">
            <text:p>12.290.237</text:p>
          </table:table-cell>
          <table:table-cell office:value-type="float" office:value="7905948" table:style-name="ce9">
            <text:p>7.905.948</text:p>
          </table:table-cell>
          <table:table-cell office:value-type="float" office:value="9961931" table:style-name="ce9">
            <text:p>9.961.931</text:p>
          </table:table-cell>
          <table:table-cell office:value-type="float" office:value="2710315" table:style-name="ce9">
            <text:p>2.710.315</text:p>
          </table:table-cell>
          <table:table-cell office:value-type="float" office:value="26372142" table:style-name="ce9">
            <text:p>26.372.142</text:p>
          </table:table-cell>
          <table:table-cell office:value-type="float" office:value="4302239" table:style-name="ce9">
            <text:p>4.302.239</text:p>
          </table:table-cell>
          <table:table-cell office:value-type="float" office:value="14309496" table:style-name="ce9">
            <text:p>14.309.49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3215834" table:style-name="ce9">
            <text:p>13.215.834</text:p>
          </table:table-cell>
          <table:table-cell office:value-type="float" office:value="7087502" table:style-name="ce9">
            <text:p>7.087.502</text:p>
          </table:table-cell>
          <table:table-cell office:value-type="float" office:value="10080519" table:style-name="ce9">
            <text:p>10.080.519</text:p>
          </table:table-cell>
          <table:table-cell office:value-type="float" office:value="2533709" table:style-name="ce9">
            <text:p>2.533.709</text:p>
          </table:table-cell>
          <table:table-cell office:value-type="float" office:value="25837592" table:style-name="ce9">
            <text:p>25.837.592</text:p>
          </table:table-cell>
          <table:table-cell office:value-type="float" office:value="2773442" table:style-name="ce9">
            <text:p>2.773.442</text:p>
          </table:table-cell>
          <table:table-cell office:value-type="float" office:value="12960809" table:style-name="ce9">
            <text:p>12.960.80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3197167" table:style-name="ce9">
            <text:p>13.197.167</text:p>
          </table:table-cell>
          <table:table-cell office:value-type="float" office:value="8202819" table:style-name="ce9">
            <text:p>8.202.819</text:p>
          </table:table-cell>
          <table:table-cell office:value-type="float" office:value="9079347" table:style-name="ce9">
            <text:p>9.079.347</text:p>
          </table:table-cell>
          <table:table-cell office:value-type="float" office:value="3285499" table:style-name="ce9">
            <text:p>3.285.499</text:p>
          </table:table-cell>
          <table:table-cell office:value-type="float" office:value="28964573" table:style-name="ce9">
            <text:p>28.964.573</text:p>
          </table:table-cell>
          <table:table-cell office:value-type="float" office:value="3544476" table:style-name="ce9">
            <text:p>3.544.476</text:p>
          </table:table-cell>
          <table:table-cell office:value-type="float" office:value="12057477" table:style-name="ce9">
            <text:p>12.057.47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3987239" table:style-name="ce9">
            <text:p>13.987.239</text:p>
          </table:table-cell>
          <table:table-cell office:value-type="float" office:value="8402211" table:style-name="ce9">
            <text:p>8.402.211</text:p>
          </table:table-cell>
          <table:table-cell office:value-type="float" office:value="10258003" table:style-name="ce9">
            <text:p>10.258.003</text:p>
          </table:table-cell>
          <table:table-cell office:value-type="float" office:value="2216900" table:style-name="ce9">
            <text:p>2.216.900</text:p>
          </table:table-cell>
          <table:table-cell office:value-type="float" office:value="34981854" table:style-name="ce9">
            <text:p>34.981.854</text:p>
          </table:table-cell>
          <table:table-cell office:value-type="float" office:value="875915" table:style-name="ce9">
            <text:p>875.915</text:p>
          </table:table-cell>
          <table:table-cell office:value-type="float" office:value="12809320" table:style-name="ce9">
            <text:p>12.809.32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053320" table:style-name="ce9">
            <text:p>7.053.320</text:p>
          </table:table-cell>
          <table:table-cell office:value-type="float" office:value="5159389" table:style-name="ce9">
            <text:p>5.159.389</text:p>
          </table:table-cell>
          <table:table-cell office:value-type="float" office:value="4382850" table:style-name="ce9">
            <text:p>4.382.850</text:p>
          </table:table-cell>
          <table:table-cell office:value-type="float" office:value="1170850" table:style-name="ce9">
            <text:p>1.170.850</text:p>
          </table:table-cell>
          <table:table-cell office:value-type="float" office:value="19106592" table:style-name="ce9">
            <text:p>19.106.592</text:p>
          </table:table-cell>
          <table:table-cell office:value-type="float" office:value="350472" table:style-name="ce9">
            <text:p>350.472</text:p>
          </table:table-cell>
          <table:table-cell office:value-type="float" office:value="5614358" table:style-name="ce9">
            <text:p>5.614.35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6501540" table:style-name="ce9">
            <text:p>6.501.540</text:p>
          </table:table-cell>
          <table:table-cell office:value-type="float" office:value="3943059" table:style-name="ce9">
            <text:p>3.943.059</text:p>
          </table:table-cell>
          <table:table-cell office:value-type="float" office:value="3577017" table:style-name="ce9">
            <text:p>3.577.017</text:p>
          </table:table-cell>
          <table:table-cell office:value-type="float" office:value="1476867" table:style-name="ce9">
            <text:p>1.476.867</text:p>
          </table:table-cell>
          <table:table-cell office:value-type="float" office:value="39782311" table:style-name="ce9">
            <text:p>39.782.311</text:p>
          </table:table-cell>
          <table:table-cell office:value-type="float" office:value="1100069" table:style-name="ce9">
            <text:p>1.100.069</text:p>
          </table:table-cell>
          <table:table-cell office:value-type="float" office:value="10667823" table:style-name="ce9">
            <text:p>10.667.82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1797817" table:style-name="ce9">
            <text:p>11.797.817</text:p>
          </table:table-cell>
          <table:table-cell office:value-type="float" office:value="7309789" table:style-name="ce9">
            <text:p>7.309.789</text:p>
          </table:table-cell>
          <table:table-cell office:value-type="float" office:value="6698646" table:style-name="ce9">
            <text:p>6.698.646</text:p>
          </table:table-cell>
          <table:table-cell office:value-type="float" office:value="2180784" table:style-name="ce9">
            <text:p>2.180.784</text:p>
          </table:table-cell>
          <table:table-cell office:value-type="float" office:value="37074198" table:style-name="ce9">
            <text:p>37.074.198</text:p>
          </table:table-cell>
          <table:table-cell office:value-type="float" office:value="3144635" table:style-name="ce9">
            <text:p>3.144.635</text:p>
          </table:table-cell>
          <table:table-cell office:value-type="float" office:value="15147162" table:style-name="ce9">
            <text:p>15.147.16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5831912" table:style-name="ce9">
            <text:p>15.831.912</text:p>
          </table:table-cell>
          <table:table-cell office:value-type="float" office:value="9495330" table:style-name="ce9">
            <text:p>9.495.330</text:p>
          </table:table-cell>
          <table:table-cell office:value-type="float" office:value="11244316" table:style-name="ce9">
            <text:p>11.244.316</text:p>
          </table:table-cell>
          <table:table-cell office:value-type="float" office:value="1866724" table:style-name="ce9">
            <text:p>1.866.724</text:p>
          </table:table-cell>
          <table:table-cell office:value-type="float" office:value="27652077" table:style-name="ce9">
            <text:p>27.652.077</text:p>
          </table:table-cell>
          <table:table-cell office:value-type="float" office:value="3084374" table:style-name="ce9">
            <text:p>3.084.374</text:p>
          </table:table-cell>
          <table:table-cell office:value-type="float" office:value="13533008" table:style-name="ce9">
            <text:p>13.533.00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3158271" table:style-name="ce9">
            <text:p>13.158.271</text:p>
          </table:table-cell>
          <table:table-cell office:value-type="float" office:value="8202177" table:style-name="ce9">
            <text:p>8.202.177</text:p>
          </table:table-cell>
          <table:table-cell office:value-type="float" office:value="11060421" table:style-name="ce9">
            <text:p>11.060.421</text:p>
          </table:table-cell>
          <table:table-cell office:value-type="float" office:value="3377667" table:style-name="ce9">
            <text:p>3.377.667</text:p>
          </table:table-cell>
          <table:table-cell office:value-type="float" office:value="19939734" table:style-name="ce9">
            <text:p>19.939.734</text:p>
          </table:table-cell>
          <table:table-cell office:value-type="float" office:value="4485380" table:style-name="ce9">
            <text:p>4.485.380</text:p>
          </table:table-cell>
          <table:table-cell office:value-type="float" office:value="12761875" table:style-name="ce9">
            <text:p>12.761.87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051383" table:style-name="ce9">
            <text:p>8.051.383</text:p>
          </table:table-cell>
          <table:table-cell office:value-type="float" office:value="5089271" table:style-name="ce9">
            <text:p>5.089.271</text:p>
          </table:table-cell>
          <table:table-cell office:value-type="float" office:value="6140497" table:style-name="ce9">
            <text:p>6.140.497</text:p>
          </table:table-cell>
          <table:table-cell office:value-type="float" office:value="1817773" table:style-name="ce9">
            <text:p>1.817.773</text:p>
          </table:table-cell>
          <table:table-cell office:value-type="float" office:value="9782139" table:style-name="ce9">
            <text:p>9.782.139</text:p>
          </table:table-cell>
          <table:table-cell office:value-type="float" office:value="1318299" table:style-name="ce9">
            <text:p>1.318.299</text:p>
          </table:table-cell>
          <table:table-cell office:value-type="float" office:value="6698604" table:style-name="ce9">
            <text:p>6.698.60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268593" table:style-name="ce9">
            <text:p>5.268.593</text:p>
          </table:table-cell>
          <table:table-cell office:value-type="float" office:value="4075460" table:style-name="ce9">
            <text:p>4.075.460</text:p>
          </table:table-cell>
          <table:table-cell office:value-type="float" office:value="4531970" table:style-name="ce9">
            <text:p>4.531.970</text:p>
          </table:table-cell>
          <table:table-cell office:value-type="float" office:value="1741260" table:style-name="ce9">
            <text:p>1.741.260</text:p>
          </table:table-cell>
          <table:table-cell office:value-type="float" office:value="5839388" table:style-name="ce9">
            <text:p>5.839.388</text:p>
          </table:table-cell>
          <table:table-cell office:value-type="float" office:value="1153753" table:style-name="ce9">
            <text:p>1.153.753</text:p>
          </table:table-cell>
          <table:table-cell office:value-type="float" office:value="4081421" table:style-name="ce9">
            <text:p>4.081.42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29680" table:style-name="ce9">
            <text:p>229.680</text:p>
          </table:table-cell>
          <table:table-cell office:value-type="float" office:value="160852" table:style-name="ce9">
            <text:p>160.852</text:p>
          </table:table-cell>
          <table:table-cell office:value-type="float" office:value="104731" table:style-name="ce9">
            <text:p>104.731</text:p>
          </table:table-cell>
          <table:table-cell office:value-type="float" office:value="16097" table:style-name="ce9">
            <text:p>16.097</text:p>
          </table:table-cell>
          <table:table-cell office:value-type="float" office:value="2225778" table:style-name="ce9">
            <text:p>2.225.778</text:p>
          </table:table-cell>
          <table:table-cell office:value-type="float" office:value="105471" table:style-name="ce9">
            <text:p>105.471</text:p>
          </table:table-cell>
          <table:table-cell office:value-type="float" office:value="736802" table:style-name="ce9">
            <text:p>736.80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820606" table:style-name="ce9">
            <text:p>1.820.606</text:p>
          </table:table-cell>
          <table:table-cell office:value-type="float" office:value="879730" table:style-name="ce9">
            <text:p>879.730</text:p>
          </table:table-cell>
          <table:table-cell office:value-type="float" office:value="1396837" table:style-name="ce9">
            <text:p>1.396.837</text:p>
          </table:table-cell>
          <table:table-cell office:value-type="float" office:value="231031" table:style-name="ce9">
            <text:p>231.031</text:p>
          </table:table-cell>
          <table:table-cell office:value-type="float" office:value="5081414" table:style-name="ce9">
            <text:p>5.081.414</text:p>
          </table:table-cell>
          <table:table-cell office:value-type="float" office:value="865972" table:style-name="ce9">
            <text:p>865.972</text:p>
          </table:table-cell>
          <table:table-cell office:value-type="float" office:value="2448627" table:style-name="ce9">
            <text:p>2.448.62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714209" table:style-name="ce9">
            <text:p>1.714.209</text:p>
          </table:table-cell>
          <table:table-cell office:value-type="float" office:value="488564" table:style-name="ce9">
            <text:p>488.564</text:p>
          </table:table-cell>
          <table:table-cell office:value-type="float" office:value="1324439" table:style-name="ce9">
            <text:p>1.324.439</text:p>
          </table:table-cell>
          <table:table-cell office:value-type="float" office:value="103971" table:style-name="ce9">
            <text:p>103.971</text:p>
          </table:table-cell>
          <table:table-cell office:value-type="float" office:value="3562354" table:style-name="ce9">
            <text:p>3.562.354</text:p>
          </table:table-cell>
          <table:table-cell office:value-type="float" office:value="0" table:style-name="ce9">
            <text:p>0</text:p>
          </table:table-cell>
          <table:table-cell office:value-type="float" office:value="780254" table:style-name="ce9">
            <text:p>780.254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378399" table:style-name="ce9">
            <text:p>5.378.399</text:p>
          </table:table-cell>
          <table:table-cell office:value-type="float" office:value="4445429" table:style-name="ce9">
            <text:p>4.445.429</text:p>
          </table:table-cell>
          <table:table-cell office:value-type="float" office:value="4496526" table:style-name="ce9">
            <text:p>4.496.526</text:p>
          </table:table-cell>
          <table:table-cell office:value-type="float" office:value="1148166" table:style-name="ce9">
            <text:p>1.148.166</text:p>
          </table:table-cell>
          <table:table-cell office:value-type="float" office:value="6074285" table:style-name="ce9">
            <text:p>6.074.285</text:p>
          </table:table-cell>
          <table:table-cell office:value-type="float" office:value="2028147" table:style-name="ce9">
            <text:p>2.028.147</text:p>
          </table:table-cell>
          <table:table-cell office:value-type="float" office:value="4440599" table:style-name="ce9">
            <text:p>4.440.59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959820" table:style-name="ce9">
            <text:p>25.959.820</text:p>
          </table:table-cell>
          <table:table-cell office:value-type="float" office:value="15957638" table:style-name="ce9">
            <text:p>15.957.638</text:p>
          </table:table-cell>
          <table:table-cell office:value-type="float" office:value="21922649" table:style-name="ce9">
            <text:p>21.922.649</text:p>
          </table:table-cell>
          <table:table-cell office:value-type="float" office:value="5616428" table:style-name="ce9">
            <text:p>5.616.428</text:p>
          </table:table-cell>
          <table:table-cell office:value-type="float" office:value="33899042" table:style-name="ce9">
            <text:p>33.899.042</text:p>
          </table:table-cell>
          <table:table-cell office:value-type="float" office:value="5071251" table:style-name="ce9">
            <text:p>5.071.251</text:p>
          </table:table-cell>
          <table:table-cell office:value-type="float" office:value="20342737" table:style-name="ce9">
            <text:p>20.342.73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8591684" table:style-name="ce9">
            <text:p>28.591.684</text:p>
          </table:table-cell>
          <table:table-cell office:value-type="float" office:value="16877364" table:style-name="ce9">
            <text:p>16.877.364</text:p>
          </table:table-cell>
          <table:table-cell office:value-type="float" office:value="17125067" table:style-name="ce9">
            <text:p>17.125.067</text:p>
          </table:table-cell>
          <table:table-cell office:value-type="float" office:value="5090988" table:style-name="ce9">
            <text:p>5.090.988</text:p>
          </table:table-cell>
          <table:table-cell office:value-type="float" office:value="68271960" table:style-name="ce9">
            <text:p>68.271.960</text:p>
          </table:table-cell>
          <table:table-cell office:value-type="float" office:value="7011691" table:style-name="ce9">
            <text:p>7.011.691</text:p>
          </table:table-cell>
          <table:table-cell office:value-type="float" office:value="31072928" table:style-name="ce9">
            <text:p>31.072.92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444107" table:style-name="ce9">
            <text:p>4.444.107</text:p>
          </table:table-cell>
          <table:table-cell office:value-type="float" office:value="2363800" table:style-name="ce9">
            <text:p>2.363.800</text:p>
          </table:table-cell>
          <table:table-cell office:value-type="float" office:value="2534633" table:style-name="ce9">
            <text:p>2.534.633</text:p>
          </table:table-cell>
          <table:table-cell office:value-type="float" office:value="956590" table:style-name="ce9">
            <text:p>956.590</text:p>
          </table:table-cell>
          <table:table-cell office:value-type="float" office:value="42694108" table:style-name="ce9">
            <text:p>42.694.108</text:p>
          </table:table-cell>
          <table:table-cell office:value-type="float" office:value="1146864" table:style-name="ce9">
            <text:p>1.146.864</text:p>
          </table:table-cell>
          <table:table-cell office:value-type="float" office:value="10999312" table:style-name="ce9">
            <text:p>10.999.31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2977110" table:style-name="ce9">
            <text:p>42.977.110</text:p>
          </table:table-cell>
          <table:table-cell office:value-type="float" office:value="26254925" table:style-name="ce9">
            <text:p>26.254.925</text:p>
          </table:table-cell>
          <table:table-cell office:value-type="float" office:value="31946507" table:style-name="ce9">
            <text:p>31.946.507</text:p>
          </table:table-cell>
          <table:table-cell office:value-type="float" office:value="8909286" table:style-name="ce9">
            <text:p>8.909.286</text:p>
          </table:table-cell>
          <table:table-cell office:value-type="float" office:value="86746378" table:style-name="ce9">
            <text:p>86.746.378</text:p>
          </table:table-cell>
          <table:table-cell office:value-type="float" office:value="9820953" table:style-name="ce9">
            <text:p>9.820.953</text:p>
          </table:table-cell>
          <table:table-cell office:value-type="float" office:value="41683427" table:style-name="ce9">
            <text:p>41.683.427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1396901" table:style-name="ce9">
            <text:p>21.396.901</text:p>
          </table:table-cell>
          <table:table-cell office:value-type="float" office:value="13389306" table:style-name="ce9">
            <text:p>13.389.306</text:p>
          </table:table-cell>
          <table:table-cell office:value-type="float" office:value="14132367" table:style-name="ce9">
            <text:p>14.132.367</text:p>
          </table:table-cell>
          <table:table-cell office:value-type="float" office:value="3902886" table:style-name="ce9">
            <text:p>3.902.886</text:p>
          </table:table-cell>
          <table:table-cell office:value-type="float" office:value="64193016" table:style-name="ce9">
            <text:p>64.193.016</text:p>
          </table:table-cell>
          <table:table-cell office:value-type="float" office:value="5437000" table:style-name="ce9">
            <text:p>5.437.000</text:p>
          </table:table-cell>
          <table:table-cell office:value-type="float" office:value="25172149" table:style-name="ce9">
            <text:p>25.172.149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USUARIOS DE INTERNET, POR DISPOSITIVO UTILIZADO DE FORMA EXCLUSIVA O SIMULTÁN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olo computadora</text:p>
          </table:table-cell>
          <table:table-cell office:value-type="string" table:number-columns-spanned="1" table:number-rows-spanned="2" table:style-name="ce4">
            <text:p>Solo teléfono celular</text:p>
          </table:table-cell>
          <table:table-cell office:value-type="string" table:number-columns-spanned="1" table:number-rows-spanned="2" table:style-name="ce4">
            <text:p>Ambos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243567" table:style-name="ce9">
            <text:p>1.243.567</text:p>
          </table:table-cell>
          <table:table-cell office:value-type="float" office:value="87808951" table:style-name="ce9">
            <text:p>87.808.951</text:p>
          </table:table-cell>
          <table:table-cell office:value-type="float" office:value="63130443" table:style-name="ce9">
            <text:p>63.130.44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243567" table:style-name="ce9">
            <text:p>1.243.567</text:p>
          </table:table-cell>
          <table:table-cell office:value-type="float" office:value="72765578" table:style-name="ce9">
            <text:p>72.765.578</text:p>
          </table:table-cell>
          <table:table-cell office:value-type="float" office:value="60331185" table:style-name="ce9">
            <text:p>60.331.18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15043373" table:style-name="ce9">
            <text:p>15.043.373</text:p>
          </table:table-cell>
          <table:table-cell office:value-type="float" office:value="2799259" table:style-name="ce9">
            <text:p>2.799.25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91173" table:style-name="ce9">
            <text:p>691.173</text:p>
          </table:table-cell>
          <table:table-cell office:value-type="float" office:value="33722918" table:style-name="ce9">
            <text:p>33.722.918</text:p>
          </table:table-cell>
          <table:table-cell office:value-type="float" office:value="30893382" table:style-name="ce9">
            <text:p>30.893.38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46509" table:style-name="ce9">
            <text:p>146.509</text:p>
          </table:table-cell>
          <table:table-cell office:value-type="float" office:value="28804660" table:style-name="ce9">
            <text:p>28.804.660</text:p>
          </table:table-cell>
          <table:table-cell office:value-type="float" office:value="11163027" table:style-name="ce9">
            <text:p>11.163.02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4478" table:style-name="ce9">
            <text:p>14.478</text:p>
          </table:table-cell>
          <table:table-cell office:value-type="float" office:value="10376303" table:style-name="ce9">
            <text:p>10.376.303</text:p>
          </table:table-cell>
          <table:table-cell office:value-type="float" office:value="11184547" table:style-name="ce9">
            <text:p>11.184.54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799" table:style-name="ce9">
            <text:p>14.799</text:p>
          </table:table-cell>
          <table:table-cell office:value-type="float" office:value="8266168" table:style-name="ce9">
            <text:p>8.266.168</text:p>
          </table:table-cell>
          <table:table-cell office:value-type="float" office:value="4450577" table:style-name="ce9">
            <text:p>4.450.57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376608" table:style-name="ce9">
            <text:p>376.608</text:p>
          </table:table-cell>
          <table:table-cell office:value-type="float" office:value="6638902" table:style-name="ce9">
            <text:p>6.638.902</text:p>
          </table:table-cell>
          <table:table-cell office:value-type="float" office:value="5438909" table:style-name="ce9">
            <text:p>5.438.90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887010" table:style-name="ce9">
            <text:p>887.010</text:p>
          </table:table-cell>
          <table:table-cell office:value-type="float" office:value="35806567" table:style-name="ce9">
            <text:p>35.806.567</text:p>
          </table:table-cell>
          <table:table-cell office:value-type="float" office:value="31471772" table:style-name="ce9">
            <text:p>31.471.77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56557" table:style-name="ce9">
            <text:p>356.557</text:p>
          </table:table-cell>
          <table:table-cell office:value-type="float" office:value="52002384" table:style-name="ce9">
            <text:p>52.002.384</text:p>
          </table:table-cell>
          <table:table-cell office:value-type="float" office:value="31658672" table:style-name="ce9">
            <text:p>31.658.67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939426" table:style-name="ce9">
            <text:p>939.426</text:p>
          </table:table-cell>
          <table:table-cell office:value-type="float" office:value="28562520" table:style-name="ce9">
            <text:p>28.562.520</text:p>
          </table:table-cell>
          <table:table-cell office:value-type="float" office:value="30558911" table:style-name="ce9">
            <text:p>30.558.91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90251" table:style-name="ce9">
            <text:p>190.251</text:p>
          </table:table-cell>
          <table:table-cell office:value-type="float" office:value="43128864" table:style-name="ce9">
            <text:p>43.128.864</text:p>
          </table:table-cell>
          <table:table-cell office:value-type="float" office:value="23003532" table:style-name="ce9">
            <text:p>23.003.53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89581" table:style-name="ce9">
            <text:p>89.581</text:p>
          </table:table-cell>
          <table:table-cell office:value-type="float" office:value="11174842" table:style-name="ce9">
            <text:p>11.174.842</text:p>
          </table:table-cell>
          <table:table-cell office:value-type="float" office:value="7324242" table:style-name="ce9">
            <text:p>7.324.24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0" table:style-name="ce9">
            <text:p>0</text:p>
          </table:table-cell>
          <table:table-cell office:value-type="float" office:value="2316606" table:style-name="ce9">
            <text:p>2.316.606</text:p>
          </table:table-cell>
          <table:table-cell office:value-type="float" office:value="973590" table:style-name="ce9">
            <text:p>973.59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1585862" table:style-name="ce9">
            <text:p>1.585.862</text:p>
          </table:table-cell>
          <table:table-cell office:value-type="float" office:value="966763" table:style-name="ce9">
            <text:p>966.76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4309" table:style-name="ce9">
            <text:p>24.309</text:p>
          </table:table-cell>
          <table:table-cell office:value-type="float" office:value="1040257" table:style-name="ce9">
            <text:p>1.040.257</text:p>
          </table:table-cell>
          <table:table-cell office:value-type="float" office:value="303405" table:style-name="ce9">
            <text:p>303.405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0" table:style-name="ce9">
            <text:p>0</text:p>
          </table:table-cell>
          <table:table-cell office:value-type="float" office:value="2116242" table:style-name="ce9">
            <text:p>2.116.242</text:p>
          </table:table-cell>
          <table:table-cell office:value-type="float" office:value="169144" table:style-name="ce9">
            <text:p>169.14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954130" table:style-name="ce9">
            <text:p>954.130</text:p>
          </table:table-cell>
          <table:table-cell office:value-type="float" office:value="44419049" table:style-name="ce9">
            <text:p>44.419.049</text:p>
          </table:table-cell>
          <table:table-cell office:value-type="float" office:value="9002224" table:style-name="ce9">
            <text:p>9.002.22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78703" table:style-name="ce9">
            <text:p>278.703</text:p>
          </table:table-cell>
          <table:table-cell office:value-type="float" office:value="35743946" table:style-name="ce9">
            <text:p>35.743.946</text:p>
          </table:table-cell>
          <table:table-cell office:value-type="float" office:value="22035535" table:style-name="ce9">
            <text:p>22.035.53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0735" table:style-name="ce9">
            <text:p>10.735</text:p>
          </table:table-cell>
          <table:table-cell office:value-type="float" office:value="5529714" table:style-name="ce9">
            <text:p>5.529.714</text:p>
          </table:table-cell>
          <table:table-cell office:value-type="float" office:value="31923541" table:style-name="ce9">
            <text:p>31.923.54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442918" table:style-name="ce9">
            <text:p>442.918</text:p>
          </table:table-cell>
          <table:table-cell office:value-type="float" office:value="11489345" table:style-name="ce9">
            <text:p>11.489.345</text:p>
          </table:table-cell>
          <table:table-cell office:value-type="float" office:value="4187297" table:style-name="ce9">
            <text:p>4.187.29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4309" table:style-name="ce9">
            <text:p>24.309</text:p>
          </table:table-cell>
          <table:table-cell office:value-type="float" office:value="14106214" table:style-name="ce9">
            <text:p>14.106.214</text:p>
          </table:table-cell>
          <table:table-cell office:value-type="float" office:value="12265927" table:style-name="ce9">
            <text:p>12.265.92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26488" table:style-name="ce9">
            <text:p>126.488</text:p>
          </table:table-cell>
          <table:table-cell office:value-type="float" office:value="12748247" table:style-name="ce9">
            <text:p>12.748.247</text:p>
          </table:table-cell>
          <table:table-cell office:value-type="float" office:value="13089345" table:style-name="ce9">
            <text:p>13.089.34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161" table:style-name="ce9">
            <text:p>9.161</text:p>
          </table:table-cell>
          <table:table-cell office:value-type="float" office:value="15776567" table:style-name="ce9">
            <text:p>15.776.567</text:p>
          </table:table-cell>
          <table:table-cell office:value-type="float" office:value="13188006" table:style-name="ce9">
            <text:p>13.188.00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65552" table:style-name="ce9">
            <text:p>265.552</text:p>
          </table:table-cell>
          <table:table-cell office:value-type="float" office:value="21260167" table:style-name="ce9">
            <text:p>21.260.167</text:p>
          </table:table-cell>
          <table:table-cell office:value-type="float" office:value="13721686" table:style-name="ce9">
            <text:p>13.721.68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75138" table:style-name="ce9">
            <text:p>375.138</text:p>
          </table:table-cell>
          <table:table-cell office:value-type="float" office:value="12428411" table:style-name="ce9">
            <text:p>12.428.411</text:p>
          </table:table-cell>
          <table:table-cell office:value-type="float" office:value="6678181" table:style-name="ce9">
            <text:p>6.678.18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6976" table:style-name="ce9">
            <text:p>46.976</text:p>
          </table:table-cell>
          <table:table-cell office:value-type="float" office:value="33327748" table:style-name="ce9">
            <text:p>33.327.748</text:p>
          </table:table-cell>
          <table:table-cell office:value-type="float" office:value="6454563" table:style-name="ce9">
            <text:p>6.454.56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36744" table:style-name="ce9">
            <text:p>336.744</text:p>
          </table:table-cell>
          <table:table-cell office:value-type="float" office:value="25613125" table:style-name="ce9">
            <text:p>25.613.125</text:p>
          </table:table-cell>
          <table:table-cell office:value-type="float" office:value="11461073" table:style-name="ce9">
            <text:p>11.461.07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408533" table:style-name="ce9">
            <text:p>408.533</text:p>
          </table:table-cell>
          <table:table-cell office:value-type="float" office:value="12228698" table:style-name="ce9">
            <text:p>12.228.698</text:p>
          </table:table-cell>
          <table:table-cell office:value-type="float" office:value="15423379" table:style-name="ce9">
            <text:p>15.423.37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84216" table:style-name="ce9">
            <text:p>84.216</text:p>
          </table:table-cell>
          <table:table-cell office:value-type="float" office:value="6865679" table:style-name="ce9">
            <text:p>6.865.679</text:p>
          </table:table-cell>
          <table:table-cell office:value-type="float" office:value="13074055" table:style-name="ce9">
            <text:p>13.074.05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367098" table:style-name="ce9">
            <text:p>367.098</text:p>
          </table:table-cell>
          <table:table-cell office:value-type="float" office:value="2097854" table:style-name="ce9">
            <text:p>2.097.854</text:p>
          </table:table-cell>
          <table:table-cell office:value-type="float" office:value="7684285" table:style-name="ce9">
            <text:p>7.684.28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570795" table:style-name="ce9">
            <text:p>570.795</text:p>
          </table:table-cell>
          <table:table-cell office:value-type="float" office:value="5268593" table:style-name="ce9">
            <text:p>5.268.59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0" table:style-name="ce9">
            <text:p>0</text:p>
          </table:table-cell>
          <table:table-cell office:value-type="float" office:value="1996098" table:style-name="ce9">
            <text:p>1.996.098</text:p>
          </table:table-cell>
          <table:table-cell office:value-type="float" office:value="229680" table:style-name="ce9">
            <text:p>229.68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0" table:style-name="ce9">
            <text:p>0</text:p>
          </table:table-cell>
          <table:table-cell office:value-type="float" office:value="3260808" table:style-name="ce9">
            <text:p>3.260.808</text:p>
          </table:table-cell>
          <table:table-cell office:value-type="float" office:value="1820606" table:style-name="ce9">
            <text:p>1.820.60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1848145" table:style-name="ce9">
            <text:p>1.848.145</text:p>
          </table:table-cell>
          <table:table-cell office:value-type="float" office:value="1714209" table:style-name="ce9">
            <text:p>1.714.209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695885" table:style-name="ce9">
            <text:p>695.885</text:p>
          </table:table-cell>
          <table:table-cell office:value-type="float" office:value="5378399" table:style-name="ce9">
            <text:p>5.378.3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21367" table:style-name="ce9">
            <text:p>521.367</text:p>
          </table:table-cell>
          <table:table-cell office:value-type="float" office:value="8460589" table:style-name="ce9">
            <text:p>8.460.589</text:p>
          </table:table-cell>
          <table:table-cell office:value-type="float" office:value="25438453" table:style-name="ce9">
            <text:p>25.438.45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23125" table:style-name="ce9">
            <text:p>523.125</text:p>
          </table:table-cell>
          <table:table-cell office:value-type="float" office:value="40203401" table:style-name="ce9">
            <text:p>40.203.401</text:p>
          </table:table-cell>
          <table:table-cell office:value-type="float" office:value="28068559" table:style-name="ce9">
            <text:p>28.068.55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9075" table:style-name="ce9">
            <text:p>199.075</text:p>
          </table:table-cell>
          <table:table-cell office:value-type="float" office:value="38449075" table:style-name="ce9">
            <text:p>38.449.075</text:p>
          </table:table-cell>
          <table:table-cell office:value-type="float" office:value="4245032" table:style-name="ce9">
            <text:p>4.245.03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93472" table:style-name="ce9">
            <text:p>493.472</text:p>
          </table:table-cell>
          <table:table-cell office:value-type="float" office:value="44262740" table:style-name="ce9">
            <text:p>44.262.740</text:p>
          </table:table-cell>
          <table:table-cell office:value-type="float" office:value="42483638" table:style-name="ce9">
            <text:p>42.483.638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750095" table:style-name="ce9">
            <text:p>750.095</text:p>
          </table:table-cell>
          <table:table-cell office:value-type="float" office:value="43546211" table:style-name="ce9">
            <text:p>43.546.211</text:p>
          </table:table-cell>
          <table:table-cell office:value-type="float" office:value="20646805" table:style-name="ce9">
            <text:p>20.646.8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USUARIOS DE INTERNET, POR ACTIVIDADES DE INTERACCIÓN CON AUTORIDADES PÚBLIC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Buscó información ofrecida en sitios web gubernamentales</text:p>
          </table:table-cell>
          <table:covered-table-cell table:number-columns-repeated="3"/>
          <table:table-cell office:value-type="string" table:number-columns-spanned="4" table:number-rows-spanned="1" table:style-name="ce4">
            <text:p>Concretó algún servicio público, como emitir documentos, completar y enviar formularios o pagar tasas e impuestos por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No utilizó Internet para realizar actividades de interacción con las autoridades pública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4294712" table:style-name="ce9">
            <text:p>64.294.712</text:p>
          </table:table-cell>
          <table:table-cell office:value-type="float" office:value="87805283" table:style-name="ce9">
            <text:p>87.805.283</text:p>
          </table:table-cell>
          <table:table-cell office:value-type="float" office:value="311626" table:style-name="ce9">
            <text:p>311.626</text:p>
          </table:table-cell>
          <table:table-cell office:value-type="float" office:value="15713" table:style-name="ce9">
            <text:p>15.713</text:p>
          </table:table-cell>
          <table:table-cell office:value-type="float" office:value="55687838" table:style-name="ce9">
            <text:p>55.687.838</text:p>
          </table:table-cell>
          <table:table-cell office:value-type="float" office:value="96662949" table:style-name="ce9">
            <text:p>96.662.94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69658116" table:style-name="ce9">
            <text:p>69.658.1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59225856" table:style-name="ce9">
            <text:p>59.225.856</text:p>
          </table:table-cell>
          <table:table-cell office:value-type="float" office:value="75031507" table:style-name="ce9">
            <text:p>75.031.507</text:p>
          </table:table-cell>
          <table:table-cell office:value-type="float" office:value="311626" table:style-name="ce9">
            <text:p>311.626</text:p>
          </table:table-cell>
          <table:table-cell office:value-type="float" office:value="15713" table:style-name="ce9">
            <text:p>15.713</text:p>
          </table:table-cell>
          <table:table-cell office:value-type="float" office:value="52871641" table:style-name="ce9">
            <text:p>52.871.641</text:p>
          </table:table-cell>
          <table:table-cell office:value-type="float" office:value="81636514" table:style-name="ce9">
            <text:p>81.636.51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57915980" table:style-name="ce9">
            <text:p>57.915.9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068856" table:style-name="ce9">
            <text:p>5.068.856</text:p>
          </table:table-cell>
          <table:table-cell office:value-type="float" office:value="12773776" table:style-name="ce9">
            <text:p>12.773.7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16197" table:style-name="ce9">
            <text:p>2.816.197</text:p>
          </table:table-cell>
          <table:table-cell office:value-type="float" office:value="15026435" table:style-name="ce9">
            <text:p>15.026.4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742135" table:style-name="ce9">
            <text:p>11.742.1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0396361" table:style-name="ce9">
            <text:p>30.396.361</text:p>
          </table:table-cell>
          <table:table-cell office:value-type="float" office:value="34885606" table:style-name="ce9">
            <text:p>34.885.606</text:p>
          </table:table-cell>
          <table:table-cell office:value-type="float" office:value="149240" table:style-name="ce9">
            <text:p>149.240</text:p>
          </table:table-cell>
          <table:table-cell office:value-type="float" office:value="15713" table:style-name="ce9">
            <text:p>15.713</text:p>
          </table:table-cell>
          <table:table-cell office:value-type="float" office:value="27615699" table:style-name="ce9">
            <text:p>27.615.699</text:p>
          </table:table-cell>
          <table:table-cell office:value-type="float" office:value="37831222" table:style-name="ce9">
            <text:p>37.831.2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659926" table:style-name="ce9">
            <text:p>25.659.9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4350712" table:style-name="ce9">
            <text:p>14.350.712</text:p>
          </table:table-cell>
          <table:table-cell office:value-type="float" office:value="25772931" table:style-name="ce9">
            <text:p>25.772.931</text:p>
          </table:table-cell>
          <table:table-cell office:value-type="float" office:value="57440" table:style-name="ce9">
            <text:p>57.440</text:p>
          </table:table-cell>
          <table:table-cell office:value-type="float" office:value="0" table:style-name="ce9">
            <text:p>0</text:p>
          </table:table-cell>
          <table:table-cell office:value-type="float" office:value="11048562" table:style-name="ce9">
            <text:p>11.048.562</text:p>
          </table:table-cell>
          <table:table-cell office:value-type="float" office:value="29132521" table:style-name="ce9">
            <text:p>29.132.5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724584" table:style-name="ce9">
            <text:p>22.724.5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8594058" table:style-name="ce9">
            <text:p>8.594.058</text:p>
          </table:table-cell>
          <table:table-cell office:value-type="float" office:value="13019310" table:style-name="ce9">
            <text:p>13.019.3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163228" table:style-name="ce9">
            <text:p>8.163.228</text:p>
          </table:table-cell>
          <table:table-cell office:value-type="float" office:value="13450139" table:style-name="ce9">
            <text:p>13.450.1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264227" table:style-name="ce9">
            <text:p>9.264.2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5021120" table:style-name="ce9">
            <text:p>5.021.120</text:p>
          </table:table-cell>
          <table:table-cell office:value-type="float" office:value="7710424" table:style-name="ce9">
            <text:p>7.710.4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44139" table:style-name="ce9">
            <text:p>4.444.139</text:p>
          </table:table-cell>
          <table:table-cell office:value-type="float" office:value="8287406" table:style-name="ce9">
            <text:p>8.287.4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63719" table:style-name="ce9">
            <text:p>6.363.7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5932461" table:style-name="ce9">
            <text:p>5.932.461</text:p>
          </table:table-cell>
          <table:table-cell office:value-type="float" office:value="6417012" table:style-name="ce9">
            <text:p>6.417.012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4416210" table:style-name="ce9">
            <text:p>4.416.210</text:p>
          </table:table-cell>
          <table:table-cell office:value-type="float" office:value="7961662" table:style-name="ce9">
            <text:p>7.961.662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5645660" table:style-name="ce9">
            <text:p>5.645.6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8521055" table:style-name="ce9">
            <text:p>28.521.055</text:p>
          </table:table-cell>
          <table:table-cell office:value-type="float" office:value="39710341" table:style-name="ce9">
            <text:p>39.710.3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625449" table:style-name="ce9">
            <text:p>27.625.449</text:p>
          </table:table-cell>
          <table:table-cell office:value-type="float" office:value="40605947" table:style-name="ce9">
            <text:p>40.605.9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083990" table:style-name="ce9">
            <text:p>30.083.9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35773658" table:style-name="ce9">
            <text:p>35.773.658</text:p>
          </table:table-cell>
          <table:table-cell office:value-type="float" office:value="48094942" table:style-name="ce9">
            <text:p>48.094.942</text:p>
          </table:table-cell>
          <table:table-cell office:value-type="float" office:value="311626" table:style-name="ce9">
            <text:p>311.626</text:p>
          </table:table-cell>
          <table:table-cell office:value-type="float" office:value="15713" table:style-name="ce9">
            <text:p>15.713</text:p>
          </table:table-cell>
          <table:table-cell office:value-type="float" office:value="28062388" table:style-name="ce9">
            <text:p>28.062.388</text:p>
          </table:table-cell>
          <table:table-cell office:value-type="float" office:value="56057003" table:style-name="ce9">
            <text:p>56.057.003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9574126" table:style-name="ce9">
            <text:p>39.574.1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6612503" table:style-name="ce9">
            <text:p>26.612.503</text:p>
          </table:table-cell>
          <table:table-cell office:value-type="float" office:value="33361857" table:style-name="ce9">
            <text:p>33.361.857</text:p>
          </table:table-cell>
          <table:table-cell office:value-type="float" office:value="149240" table:style-name="ce9">
            <text:p>149.240</text:p>
          </table:table-cell>
          <table:table-cell office:value-type="float" office:value="0" table:style-name="ce9">
            <text:p>0</text:p>
          </table:table-cell>
          <table:table-cell office:value-type="float" office:value="26206800" table:style-name="ce9">
            <text:p>26.206.800</text:p>
          </table:table-cell>
          <table:table-cell office:value-type="float" office:value="33916800" table:style-name="ce9">
            <text:p>33.916.8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034795" table:style-name="ce9">
            <text:p>24.034.7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6970049" table:style-name="ce9">
            <text:p>26.970.049</text:p>
          </table:table-cell>
          <table:table-cell office:value-type="float" office:value="39397491" table:style-name="ce9">
            <text:p>39.397.491</text:p>
          </table:table-cell>
          <table:table-cell office:value-type="float" office:value="57440" table:style-name="ce9">
            <text:p>57.440</text:p>
          </table:table-cell>
          <table:table-cell office:value-type="float" office:value="15713" table:style-name="ce9">
            <text:p>15.713</text:p>
          </table:table-cell>
          <table:table-cell office:value-type="float" office:value="20692619" table:style-name="ce9">
            <text:p>20.692.619</text:p>
          </table:table-cell>
          <table:table-cell office:value-type="float" office:value="45748074" table:style-name="ce9">
            <text:p>45.748.0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573382" table:style-name="ce9">
            <text:p>33.573.3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8691286" table:style-name="ce9">
            <text:p>8.691.286</text:p>
          </table:table-cell>
          <table:table-cell office:value-type="float" office:value="9960963" table:style-name="ce9">
            <text:p>9.960.9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255049" table:style-name="ce9">
            <text:p>7.255.049</text:p>
          </table:table-cell>
          <table:table-cell office:value-type="float" office:value="11320652" table:style-name="ce9">
            <text:p>11.320.652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7546150" table:style-name="ce9">
            <text:p>7.546.1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411300" table:style-name="ce9">
            <text:p>1.411.300</text:p>
          </table:table-cell>
          <table:table-cell office:value-type="float" office:value="1878897" table:style-name="ce9">
            <text:p>1.878.8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78164" table:style-name="ce9">
            <text:p>878.164</text:p>
          </table:table-cell>
          <table:table-cell office:value-type="float" office:value="2412032" table:style-name="ce9">
            <text:p>2.412.0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03733" table:style-name="ce9">
            <text:p>1.703.7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460800" table:style-name="ce9">
            <text:p>460.800</text:p>
          </table:table-cell>
          <table:table-cell office:value-type="float" office:value="1986880" table:style-name="ce9">
            <text:p>1.986.880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603193" table:style-name="ce9">
            <text:p>603.193</text:p>
          </table:table-cell>
          <table:table-cell office:value-type="float" office:value="1949432" table:style-name="ce9">
            <text:p>1.949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22568" table:style-name="ce9">
            <text:p>1.622.5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48775" table:style-name="ce9">
            <text:p>148.775</text:p>
          </table:table-cell>
          <table:table-cell office:value-type="float" office:value="1219196" table:style-name="ce9">
            <text:p>1.219.1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012" table:style-name="ce9">
            <text:p>52.012</text:p>
          </table:table-cell>
          <table:table-cell office:value-type="float" office:value="1315959" table:style-name="ce9">
            <text:p>1.315.9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77488" table:style-name="ce9">
            <text:p>1.177.4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320523" table:style-name="ce9">
            <text:p>320.523</text:p>
          </table:table-cell>
          <table:table-cell office:value-type="float" office:value="1968165" table:style-name="ce9">
            <text:p>1.968.1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8569" table:style-name="ce9">
            <text:p>118.569</text:p>
          </table:table-cell>
          <table:table-cell office:value-type="float" office:value="2170120" table:style-name="ce9">
            <text:p>2.170.1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96564" table:style-name="ce9">
            <text:p>1.896.5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2713911" table:style-name="ce9">
            <text:p>12.713.911</text:p>
          </table:table-cell>
          <table:table-cell office:value-type="float" office:value="41864523" table:style-name="ce9">
            <text:p>41.864.5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76050" table:style-name="ce9">
            <text:p>8.076.050</text:p>
          </table:table-cell>
          <table:table-cell office:value-type="float" office:value="46425837" table:style-name="ce9">
            <text:p>46.425.837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7668193" table:style-name="ce9">
            <text:p>37.668.1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5581178" table:style-name="ce9">
            <text:p>25.581.178</text:p>
          </table:table-cell>
          <table:table-cell office:value-type="float" office:value="32292651" table:style-name="ce9">
            <text:p>32.292.651</text:p>
          </table:table-cell>
          <table:table-cell office:value-type="float" office:value="206680" table:style-name="ce9">
            <text:p>206.680</text:p>
          </table:table-cell>
          <table:table-cell office:value-type="float" office:value="15713" table:style-name="ce9">
            <text:p>15.713</text:p>
          </table:table-cell>
          <table:table-cell office:value-type="float" office:value="22104931" table:style-name="ce9">
            <text:p>22.104.931</text:p>
          </table:table-cell>
          <table:table-cell office:value-type="float" office:value="35991292" table:style-name="ce9">
            <text:p>35.991.2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892992" table:style-name="ce9">
            <text:p>23.892.9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5679100" table:style-name="ce9">
            <text:p>25.679.100</text:p>
          </table:table-cell>
          <table:table-cell office:value-type="float" office:value="11679943" table:style-name="ce9">
            <text:p>11.679.943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25388289" table:style-name="ce9">
            <text:p>25.388.289</text:p>
          </table:table-cell>
          <table:table-cell office:value-type="float" office:value="12075701" table:style-name="ce9">
            <text:p>12.075.70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200367" table:style-name="ce9">
            <text:p>6.200.3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386796" table:style-name="ce9">
            <text:p>2.386.796</text:p>
          </table:table-cell>
          <table:table-cell office:value-type="float" office:value="13732764" table:style-name="ce9">
            <text:p>13.732.7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28648" table:style-name="ce9">
            <text:p>2.228.648</text:p>
          </table:table-cell>
          <table:table-cell office:value-type="float" office:value="13814364" table:style-name="ce9">
            <text:p>13.814.36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2423137" table:style-name="ce9">
            <text:p>12.423.1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0954800" table:style-name="ce9">
            <text:p>10.954.800</text:p>
          </table:table-cell>
          <table:table-cell office:value-type="float" office:value="15384211" table:style-name="ce9">
            <text:p>15.384.211</text:p>
          </table:table-cell>
          <table:table-cell office:value-type="float" office:value="57440" table:style-name="ce9">
            <text:p>57.440</text:p>
          </table:table-cell>
          <table:table-cell office:value-type="float" office:value="0" table:style-name="ce9">
            <text:p>0</text:p>
          </table:table-cell>
          <table:table-cell office:value-type="float" office:value="11596729" table:style-name="ce9">
            <text:p>11.596.729</text:p>
          </table:table-cell>
          <table:table-cell office:value-type="float" office:value="14799721" table:style-name="ce9">
            <text:p>14.799.7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833345" table:style-name="ce9">
            <text:p>10.833.3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3565083" table:style-name="ce9">
            <text:p>13.565.083</text:p>
          </table:table-cell>
          <table:table-cell office:value-type="float" office:value="12398997" table:style-name="ce9">
            <text:p>12.398.9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318270" table:style-name="ce9">
            <text:p>12.318.270</text:p>
          </table:table-cell>
          <table:table-cell office:value-type="float" office:value="13645810" table:style-name="ce9">
            <text:p>13.645.8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478959" table:style-name="ce9">
            <text:p>8.478.9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4048966" table:style-name="ce9">
            <text:p>14.048.966</text:p>
          </table:table-cell>
          <table:table-cell office:value-type="float" office:value="14924768" table:style-name="ce9">
            <text:p>14.924.7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663504" table:style-name="ce9">
            <text:p>11.663.504</text:p>
          </table:table-cell>
          <table:table-cell office:value-type="float" office:value="17310229" table:style-name="ce9">
            <text:p>17.310.2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708005" table:style-name="ce9">
            <text:p>11.708.0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15365282" table:style-name="ce9">
            <text:p>15.365.282</text:p>
          </table:table-cell>
          <table:table-cell office:value-type="float" office:value="20082776" table:style-name="ce9">
            <text:p>20.082.776</text:p>
          </table:table-cell>
          <table:table-cell office:value-type="float" office:value="0" table:style-name="ce9">
            <text:p>0</text:p>
          </table:table-cell>
          <table:table-cell office:value-type="float" office:value="15713" table:style-name="ce9">
            <text:p>15.713</text:p>
          </table:table-cell>
          <table:table-cell office:value-type="float" office:value="12155309" table:style-name="ce9">
            <text:p>12.155.309</text:p>
          </table:table-cell>
          <table:table-cell office:value-type="float" office:value="23308464" table:style-name="ce9">
            <text:p>23.308.4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70462" table:style-name="ce9">
            <text:p>15.870.4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973785" table:style-name="ce9">
            <text:p>7.973.785</text:p>
          </table:table-cell>
          <table:table-cell office:value-type="float" office:value="11281767" table:style-name="ce9">
            <text:p>11.281.767</text:p>
          </table:table-cell>
          <table:table-cell office:value-type="float" office:value="254186" table:style-name="ce9">
            <text:p>254.186</text:p>
          </table:table-cell>
          <table:table-cell office:value-type="float" office:value="0" table:style-name="ce9">
            <text:p>0</text:p>
          </table:table-cell>
          <table:table-cell office:value-type="float" office:value="5725377" table:style-name="ce9">
            <text:p>5.725.377</text:p>
          </table:table-cell>
          <table:table-cell office:value-type="float" office:value="13784361" table:style-name="ce9">
            <text:p>13.784.3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344207" table:style-name="ce9">
            <text:p>10.344.2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13073257" table:style-name="ce9">
            <text:p>13.073.257</text:p>
          </table:table-cell>
          <table:table-cell office:value-type="float" office:value="26858364" table:style-name="ce9">
            <text:p>26.858.364</text:p>
          </table:table-cell>
          <table:table-cell office:value-type="float" office:value="0" table:style-name="ce9">
            <text:p>0</text:p>
          </table:table-cell>
          <table:table-cell office:value-type="float" office:value="15713" table:style-name="ce9">
            <text:p>15.713</text:p>
          </table:table-cell>
          <table:table-cell office:value-type="float" office:value="7396694" table:style-name="ce9">
            <text:p>7.396.694</text:p>
          </table:table-cell>
          <table:table-cell office:value-type="float" office:value="32550640" table:style-name="ce9">
            <text:p>32.550.6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169658" table:style-name="ce9">
            <text:p>24.169.6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14693370" table:style-name="ce9">
            <text:p>14.693.370</text:p>
          </table:table-cell>
          <table:table-cell office:value-type="float" office:value="22612514" table:style-name="ce9">
            <text:p>22.612.514</text:p>
          </table:table-cell>
          <table:table-cell office:value-type="float" office:value="206680" table:style-name="ce9">
            <text:p>206.680</text:p>
          </table:table-cell>
          <table:table-cell office:value-type="float" office:value="0" table:style-name="ce9">
            <text:p>0</text:p>
          </table:table-cell>
          <table:table-cell office:value-type="float" office:value="12051038" table:style-name="ce9">
            <text:p>12.051.038</text:p>
          </table:table-cell>
          <table:table-cell office:value-type="float" office:value="25384979" table:style-name="ce9">
            <text:p>25.384.97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8557309" table:style-name="ce9">
            <text:p>18.557.3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3769932" table:style-name="ce9">
            <text:p>13.769.932</text:p>
          </table:table-cell>
          <table:table-cell office:value-type="float" office:value="14185732" table:style-name="ce9">
            <text:p>14.185.732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12089448" table:style-name="ce9">
            <text:p>12.089.448</text:p>
          </table:table-cell>
          <table:table-cell office:value-type="float" office:value="15971163" table:style-name="ce9">
            <text:p>15.971.1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668738" table:style-name="ce9">
            <text:p>10.668.7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0061284" table:style-name="ce9">
            <text:p>10.061.284</text:p>
          </table:table-cell>
          <table:table-cell office:value-type="float" office:value="9987370" table:style-name="ce9">
            <text:p>9.987.3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773091" table:style-name="ce9">
            <text:p>11.773.091</text:p>
          </table:table-cell>
          <table:table-cell office:value-type="float" office:value="8275563" table:style-name="ce9">
            <text:p>8.275.5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65325" table:style-name="ce9">
            <text:p>5.565.3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5490850" table:style-name="ce9">
            <text:p>5.490.850</text:p>
          </table:table-cell>
          <table:table-cell office:value-type="float" office:value="4658387" table:style-name="ce9">
            <text:p>4.658.3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90563" table:style-name="ce9">
            <text:p>5.490.563</text:p>
          </table:table-cell>
          <table:table-cell office:value-type="float" office:value="4658674" table:style-name="ce9">
            <text:p>4.658.6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01105" table:style-name="ce9">
            <text:p>2.801.1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4298872" table:style-name="ce9">
            <text:p>4.298.872</text:p>
          </table:table-cell>
          <table:table-cell office:value-type="float" office:value="1540517" table:style-name="ce9">
            <text:p>1.540.5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23916" table:style-name="ce9">
            <text:p>4.323.916</text:p>
          </table:table-cell>
          <table:table-cell office:value-type="float" office:value="1515472" table:style-name="ce9">
            <text:p>1.515.4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04849" table:style-name="ce9">
            <text:p>804.8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355034" table:style-name="ce9">
            <text:p>355.034</text:p>
          </table:table-cell>
          <table:table-cell office:value-type="float" office:value="1870745" table:style-name="ce9">
            <text:p>1.870.7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8060" table:style-name="ce9">
            <text:p>268.060</text:p>
          </table:table-cell>
          <table:table-cell office:value-type="float" office:value="1957718" table:style-name="ce9">
            <text:p>1.957.7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26581" table:style-name="ce9">
            <text:p>1.726.58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873302" table:style-name="ce9">
            <text:p>873.302</text:p>
          </table:table-cell>
          <table:table-cell office:value-type="float" office:value="4208113" table:style-name="ce9">
            <text:p>4.208.1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892" table:style-name="ce9">
            <text:p>1.065.892</text:p>
          </table:table-cell>
          <table:table-cell office:value-type="float" office:value="4015522" table:style-name="ce9">
            <text:p>4.015.5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47106" table:style-name="ce9">
            <text:p>3.547.1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678812" table:style-name="ce9">
            <text:p>1.678.812</text:p>
          </table:table-cell>
          <table:table-cell office:value-type="float" office:value="1883541" table:style-name="ce9">
            <text:p>1.883.5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29135" table:style-name="ce9">
            <text:p>1.229.135</text:p>
          </table:table-cell>
          <table:table-cell office:value-type="float" office:value="2333219" table:style-name="ce9">
            <text:p>2.333.2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17444" table:style-name="ce9">
            <text:p>1.817.4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4439847" table:style-name="ce9">
            <text:p>4.439.847</text:p>
          </table:table-cell>
          <table:table-cell office:value-type="float" office:value="1634437" table:style-name="ce9">
            <text:p>1.634.4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53460" table:style-name="ce9">
            <text:p>3.853.460</text:p>
          </table:table-cell>
          <table:table-cell office:value-type="float" office:value="2220825" table:style-name="ce9">
            <text:p>2.220.8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74109" table:style-name="ce9">
            <text:p>1.274.1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8572385" table:style-name="ce9">
            <text:p>18.572.385</text:p>
          </table:table-cell>
          <table:table-cell office:value-type="float" office:value="15767782" table:style-name="ce9">
            <text:p>15.767.782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19490541" table:style-name="ce9">
            <text:p>19.490.541</text:p>
          </table:table-cell>
          <table:table-cell office:value-type="float" office:value="14954572" table:style-name="ce9">
            <text:p>14.954.5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440494" table:style-name="ce9">
            <text:p>9.440.49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316424" table:style-name="ce9">
            <text:p>30.316.424</text:p>
          </table:table-cell>
          <table:table-cell office:value-type="float" office:value="38472634" table:style-name="ce9">
            <text:p>38.472.634</text:p>
          </table:table-cell>
          <table:table-cell office:value-type="float" office:value="206680" table:style-name="ce9">
            <text:p>206.680</text:p>
          </table:table-cell>
          <table:table-cell office:value-type="float" office:value="15713" table:style-name="ce9">
            <text:p>15.713</text:p>
          </table:table-cell>
          <table:table-cell office:value-type="float" office:value="25829294" table:style-name="ce9">
            <text:p>25.829.294</text:p>
          </table:table-cell>
          <table:table-cell office:value-type="float" office:value="43105609" table:style-name="ce9">
            <text:p>43.105.60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29976048" table:style-name="ce9">
            <text:p>29.976.0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966056" table:style-name="ce9">
            <text:p>10.966.056</text:p>
          </table:table-cell>
          <table:table-cell office:value-type="float" office:value="31930429" table:style-name="ce9">
            <text:p>31.930.4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14542" table:style-name="ce9">
            <text:p>6.514.542</text:p>
          </table:table-cell>
          <table:table-cell office:value-type="float" office:value="36381943" table:style-name="ce9">
            <text:p>36.381.9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967465" table:style-name="ce9">
            <text:p>28.967.4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43519510" table:style-name="ce9">
            <text:p>43.519.510</text:p>
          </table:table-cell>
          <table:table-cell office:value-type="float" office:value="43637720" table:style-name="ce9">
            <text:p>43.637.720</text:p>
          </table:table-cell>
          <table:table-cell office:value-type="float" office:value="104946" table:style-name="ce9">
            <text:p>104.946</text:p>
          </table:table-cell>
          <table:table-cell office:value-type="float" office:value="15713" table:style-name="ce9">
            <text:p>15.713</text:p>
          </table:table-cell>
          <table:table-cell office:value-type="float" office:value="39485929" table:style-name="ce9">
            <text:p>39.485.929</text:p>
          </table:table-cell>
          <table:table-cell office:value-type="float" office:value="47715413" table:style-name="ce9">
            <text:p>47.715.413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2100910" table:style-name="ce9">
            <text:p>32.100.9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20775202" table:style-name="ce9">
            <text:p>20.775.202</text:p>
          </table:table-cell>
          <table:table-cell office:value-type="float" office:value="44167563" table:style-name="ce9">
            <text:p>44.167.563</text:p>
          </table:table-cell>
          <table:table-cell office:value-type="float" office:value="206680" table:style-name="ce9">
            <text:p>206.680</text:p>
          </table:table-cell>
          <table:table-cell office:value-type="float" office:value="0" table:style-name="ce9">
            <text:p>0</text:p>
          </table:table-cell>
          <table:table-cell office:value-type="float" office:value="16201909" table:style-name="ce9">
            <text:p>16.201.909</text:p>
          </table:table-cell>
          <table:table-cell office:value-type="float" office:value="48947537" table:style-name="ce9">
            <text:p>48.947.5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7557206" table:style-name="ce9">
            <text:p>37.557.2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USUARIOS DE COMPUTADORAS, POR HABILIDADES DE USO DE LA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computador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Copió o movió un archivo o una carpeta</text:p>
          </table:table-cell>
          <table:table-cell office:value-type="string" table:number-columns-spanned="1" table:number-rows-spanned="2" table:style-name="ce4">
            <text:p>Copió y pegó información en un documento</text:p>
          </table:table-cell>
          <table:table-cell office:value-type="string" table:number-columns-spanned="1" table:number-rows-spanned="2" table:style-name="ce4">
            <text:p>Adjuntó archivos a correos electrónicos</text:p>
          </table:table-cell>
          <table:table-cell office:value-type="string" table:number-columns-spanned="1" table:number-rows-spanned="2" table:style-name="ce4">
            <text:p>Utilizó una hoja de cálculo</text:p>
          </table:table-cell>
          <table:table-cell office:value-type="string" table:number-columns-spanned="1" table:number-rows-spanned="2" table:style-name="ce4">
            <text:p>Instaló nuevos equipos, como módem, impresora, webcam o micrófono</text:p>
          </table:table-cell>
          <table:table-cell office:value-type="string" table:number-columns-spanned="1" table:number-rows-spanned="2" table:style-name="ce4">
            <text:p>Instaló programas de computación o aplicaciones</text:p>
          </table:table-cell>
          <table:table-cell office:value-type="string" table:number-columns-spanned="1" table:number-rows-spanned="2" table:style-name="ce4">
            <text:p>Creó presentaciones con slides</text:p>
          </table:table-cell>
          <table:table-cell office:value-type="string" table:number-columns-spanned="1" table:number-rows-spanned="2" table:style-name="ce4">
            <text:p>Transfirió archivos entre la computadora y otros equipos o dispositivos</text:p>
          </table:table-cell>
          <table:table-cell office:value-type="string" table:number-columns-spanned="1" table:number-rows-spanned="2" table:style-name="ce4">
            <text:p>Creó programas de computación utilizando lenguaje de programación</text:p>
          </table:table-cell>
          <table:table-cell office:value-type="string" table:number-columns-spanned="1" table:number-rows-spanned="2" table:style-name="ce4">
            <text:p>Ninguna de esas actividad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4314593" table:style-name="ce9">
            <text:p>44.314.593</text:p>
          </table:table-cell>
          <table:table-cell office:value-type="float" office:value="41577151" table:style-name="ce9">
            <text:p>41.577.151</text:p>
          </table:table-cell>
          <table:table-cell office:value-type="float" office:value="48204746" table:style-name="ce9">
            <text:p>48.204.746</text:p>
          </table:table-cell>
          <table:table-cell office:value-type="float" office:value="25736911" table:style-name="ce9">
            <text:p>25.736.911</text:p>
          </table:table-cell>
          <table:table-cell office:value-type="float" office:value="18422239" table:style-name="ce9">
            <text:p>18.422.239</text:p>
          </table:table-cell>
          <table:table-cell office:value-type="float" office:value="35570603" table:style-name="ce9">
            <text:p>35.570.603</text:p>
          </table:table-cell>
          <table:table-cell office:value-type="float" office:value="19955997" table:style-name="ce9">
            <text:p>19.955.997</text:p>
          </table:table-cell>
          <table:table-cell office:value-type="float" office:value="39491184" table:style-name="ce9">
            <text:p>39.491.184</text:p>
          </table:table-cell>
          <table:table-cell office:value-type="float" office:value="5625150" table:style-name="ce9">
            <text:p>5.625.150</text:p>
          </table:table-cell>
          <table:table-cell office:value-type="float" office:value="13332614" table:style-name="ce9">
            <text:p>13.332.61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42359625" table:style-name="ce9">
            <text:p>42.359.625</text:p>
          </table:table-cell>
          <table:table-cell office:value-type="float" office:value="39989523" table:style-name="ce9">
            <text:p>39.989.523</text:p>
          </table:table-cell>
          <table:table-cell office:value-type="float" office:value="46497670" table:style-name="ce9">
            <text:p>46.497.670</text:p>
          </table:table-cell>
          <table:table-cell office:value-type="float" office:value="24860702" table:style-name="ce9">
            <text:p>24.860.702</text:p>
          </table:table-cell>
          <table:table-cell office:value-type="float" office:value="17489051" table:style-name="ce9">
            <text:p>17.489.051</text:p>
          </table:table-cell>
          <table:table-cell office:value-type="float" office:value="34250602" table:style-name="ce9">
            <text:p>34.250.602</text:p>
          </table:table-cell>
          <table:table-cell office:value-type="float" office:value="19137109" table:style-name="ce9">
            <text:p>19.137.109</text:p>
          </table:table-cell>
          <table:table-cell office:value-type="float" office:value="37488995" table:style-name="ce9">
            <text:p>37.488.995</text:p>
          </table:table-cell>
          <table:table-cell office:value-type="float" office:value="5365023" table:style-name="ce9">
            <text:p>5.365.023</text:p>
          </table:table-cell>
          <table:table-cell office:value-type="float" office:value="12519272" table:style-name="ce9">
            <text:p>12.519.27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54968" table:style-name="ce9">
            <text:p>1.954.968</text:p>
          </table:table-cell>
          <table:table-cell office:value-type="float" office:value="1587628" table:style-name="ce9">
            <text:p>1.587.628</text:p>
          </table:table-cell>
          <table:table-cell office:value-type="float" office:value="1707076" table:style-name="ce9">
            <text:p>1.707.076</text:p>
          </table:table-cell>
          <table:table-cell office:value-type="float" office:value="876209" table:style-name="ce9">
            <text:p>876.209</text:p>
          </table:table-cell>
          <table:table-cell office:value-type="float" office:value="933188" table:style-name="ce9">
            <text:p>933.188</text:p>
          </table:table-cell>
          <table:table-cell office:value-type="float" office:value="1320001" table:style-name="ce9">
            <text:p>1.320.001</text:p>
          </table:table-cell>
          <table:table-cell office:value-type="float" office:value="818889" table:style-name="ce9">
            <text:p>818.889</text:p>
          </table:table-cell>
          <table:table-cell office:value-type="float" office:value="2002189" table:style-name="ce9">
            <text:p>2.002.189</text:p>
          </table:table-cell>
          <table:table-cell office:value-type="float" office:value="260127" table:style-name="ce9">
            <text:p>260.127</text:p>
          </table:table-cell>
          <table:table-cell office:value-type="float" office:value="813342" table:style-name="ce9">
            <text:p>813.34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0929249" table:style-name="ce9">
            <text:p>20.929.249</text:p>
          </table:table-cell>
          <table:table-cell office:value-type="float" office:value="21411020" table:style-name="ce9">
            <text:p>21.411.020</text:p>
          </table:table-cell>
          <table:table-cell office:value-type="float" office:value="24612360" table:style-name="ce9">
            <text:p>24.612.360</text:p>
          </table:table-cell>
          <table:table-cell office:value-type="float" office:value="12259301" table:style-name="ce9">
            <text:p>12.259.301</text:p>
          </table:table-cell>
          <table:table-cell office:value-type="float" office:value="8819299" table:style-name="ce9">
            <text:p>8.819.299</text:p>
          </table:table-cell>
          <table:table-cell office:value-type="float" office:value="16615224" table:style-name="ce9">
            <text:p>16.615.224</text:p>
          </table:table-cell>
          <table:table-cell office:value-type="float" office:value="10333862" table:style-name="ce9">
            <text:p>10.333.862</text:p>
          </table:table-cell>
          <table:table-cell office:value-type="float" office:value="20595313" table:style-name="ce9">
            <text:p>20.595.313</text:p>
          </table:table-cell>
          <table:table-cell office:value-type="float" office:value="2011425" table:style-name="ce9">
            <text:p>2.011.425</text:p>
          </table:table-cell>
          <table:table-cell office:value-type="float" office:value="6397374" table:style-name="ce9">
            <text:p>6.397.37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8108927" table:style-name="ce9">
            <text:p>8.108.927</text:p>
          </table:table-cell>
          <table:table-cell office:value-type="float" office:value="8066965" table:style-name="ce9">
            <text:p>8.066.965</text:p>
          </table:table-cell>
          <table:table-cell office:value-type="float" office:value="8106489" table:style-name="ce9">
            <text:p>8.106.489</text:p>
          </table:table-cell>
          <table:table-cell office:value-type="float" office:value="5113416" table:style-name="ce9">
            <text:p>5.113.416</text:p>
          </table:table-cell>
          <table:table-cell office:value-type="float" office:value="3111595" table:style-name="ce9">
            <text:p>3.111.595</text:p>
          </table:table-cell>
          <table:table-cell office:value-type="float" office:value="6924949" table:style-name="ce9">
            <text:p>6.924.949</text:p>
          </table:table-cell>
          <table:table-cell office:value-type="float" office:value="3337306" table:style-name="ce9">
            <text:p>3.337.306</text:p>
          </table:table-cell>
          <table:table-cell office:value-type="float" office:value="6487725" table:style-name="ce9">
            <text:p>6.487.725</text:p>
          </table:table-cell>
          <table:table-cell office:value-type="float" office:value="1106091" table:style-name="ce9">
            <text:p>1.106.091</text:p>
          </table:table-cell>
          <table:table-cell office:value-type="float" office:value="2609164" table:style-name="ce9">
            <text:p>2.609.16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7482179" table:style-name="ce9">
            <text:p>7.482.179</text:p>
          </table:table-cell>
          <table:table-cell office:value-type="float" office:value="6196883" table:style-name="ce9">
            <text:p>6.196.883</text:p>
          </table:table-cell>
          <table:table-cell office:value-type="float" office:value="7857676" table:style-name="ce9">
            <text:p>7.857.676</text:p>
          </table:table-cell>
          <table:table-cell office:value-type="float" office:value="4902076" table:style-name="ce9">
            <text:p>4.902.076</text:p>
          </table:table-cell>
          <table:table-cell office:value-type="float" office:value="3732936" table:style-name="ce9">
            <text:p>3.732.936</text:p>
          </table:table-cell>
          <table:table-cell office:value-type="float" office:value="5625537" table:style-name="ce9">
            <text:p>5.625.537</text:p>
          </table:table-cell>
          <table:table-cell office:value-type="float" office:value="3356967" table:style-name="ce9">
            <text:p>3.356.967</text:p>
          </table:table-cell>
          <table:table-cell office:value-type="float" office:value="6180207" table:style-name="ce9">
            <text:p>6.180.207</text:p>
          </table:table-cell>
          <table:table-cell office:value-type="float" office:value="1612364" table:style-name="ce9">
            <text:p>1.612.364</text:p>
          </table:table-cell>
          <table:table-cell office:value-type="float" office:value="2145168" table:style-name="ce9">
            <text:p>2.145.16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3543896" table:style-name="ce9">
            <text:p>3.543.896</text:p>
          </table:table-cell>
          <table:table-cell office:value-type="float" office:value="2835756" table:style-name="ce9">
            <text:p>2.835.756</text:p>
          </table:table-cell>
          <table:table-cell office:value-type="float" office:value="3515038" table:style-name="ce9">
            <text:p>3.515.038</text:p>
          </table:table-cell>
          <table:table-cell office:value-type="float" office:value="1674448" table:style-name="ce9">
            <text:p>1.674.448</text:p>
          </table:table-cell>
          <table:table-cell office:value-type="float" office:value="1577524" table:style-name="ce9">
            <text:p>1.577.524</text:p>
          </table:table-cell>
          <table:table-cell office:value-type="float" office:value="2987033" table:style-name="ce9">
            <text:p>2.987.033</text:p>
          </table:table-cell>
          <table:table-cell office:value-type="float" office:value="1565711" table:style-name="ce9">
            <text:p>1.565.711</text:p>
          </table:table-cell>
          <table:table-cell office:value-type="float" office:value="2986194" table:style-name="ce9">
            <text:p>2.986.194</text:p>
          </table:table-cell>
          <table:table-cell office:value-type="float" office:value="554992" table:style-name="ce9">
            <text:p>554.992</text:p>
          </table:table-cell>
          <table:table-cell office:value-type="float" office:value="769959" table:style-name="ce9">
            <text:p>769.95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4250343" table:style-name="ce9">
            <text:p>4.250.343</text:p>
          </table:table-cell>
          <table:table-cell office:value-type="float" office:value="3066527" table:style-name="ce9">
            <text:p>3.066.527</text:p>
          </table:table-cell>
          <table:table-cell office:value-type="float" office:value="4113183" table:style-name="ce9">
            <text:p>4.113.183</text:p>
          </table:table-cell>
          <table:table-cell office:value-type="float" office:value="1787670" table:style-name="ce9">
            <text:p>1.787.670</text:p>
          </table:table-cell>
          <table:table-cell office:value-type="float" office:value="1180886" table:style-name="ce9">
            <text:p>1.180.886</text:p>
          </table:table-cell>
          <table:table-cell office:value-type="float" office:value="3417859" table:style-name="ce9">
            <text:p>3.417.859</text:p>
          </table:table-cell>
          <table:table-cell office:value-type="float" office:value="1362150" table:style-name="ce9">
            <text:p>1.362.150</text:p>
          </table:table-cell>
          <table:table-cell office:value-type="float" office:value="3241746" table:style-name="ce9">
            <text:p>3.241.746</text:p>
          </table:table-cell>
          <table:table-cell office:value-type="float" office:value="340278" table:style-name="ce9">
            <text:p>340.278</text:p>
          </table:table-cell>
          <table:table-cell office:value-type="float" office:value="1410949" table:style-name="ce9">
            <text:p>1.410.94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2873628" table:style-name="ce9">
            <text:p>22.873.628</text:p>
          </table:table-cell>
          <table:table-cell office:value-type="float" office:value="20398889" table:style-name="ce9">
            <text:p>20.398.889</text:p>
          </table:table-cell>
          <table:table-cell office:value-type="float" office:value="23537491" table:style-name="ce9">
            <text:p>23.537.491</text:p>
          </table:table-cell>
          <table:table-cell office:value-type="float" office:value="15073245" table:style-name="ce9">
            <text:p>15.073.245</text:p>
          </table:table-cell>
          <table:table-cell office:value-type="float" office:value="10860392" table:style-name="ce9">
            <text:p>10.860.392</text:p>
          </table:table-cell>
          <table:table-cell office:value-type="float" office:value="20433240" table:style-name="ce9">
            <text:p>20.433.240</text:p>
          </table:table-cell>
          <table:table-cell office:value-type="float" office:value="10000321" table:style-name="ce9">
            <text:p>10.000.321</text:p>
          </table:table-cell>
          <table:table-cell office:value-type="float" office:value="20937647" table:style-name="ce9">
            <text:p>20.937.647</text:p>
          </table:table-cell>
          <table:table-cell office:value-type="float" office:value="3222716" table:style-name="ce9">
            <text:p>3.222.716</text:p>
          </table:table-cell>
          <table:table-cell office:value-type="float" office:value="5298518" table:style-name="ce9">
            <text:p>5.298.5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21440965" table:style-name="ce9">
            <text:p>21.440.965</text:p>
          </table:table-cell>
          <table:table-cell office:value-type="float" office:value="21178262" table:style-name="ce9">
            <text:p>21.178.262</text:p>
          </table:table-cell>
          <table:table-cell office:value-type="float" office:value="24667255" table:style-name="ce9">
            <text:p>24.667.255</text:p>
          </table:table-cell>
          <table:table-cell office:value-type="float" office:value="10663667" table:style-name="ce9">
            <text:p>10.663.667</text:p>
          </table:table-cell>
          <table:table-cell office:value-type="float" office:value="7561847" table:style-name="ce9">
            <text:p>7.561.847</text:p>
          </table:table-cell>
          <table:table-cell office:value-type="float" office:value="15137363" table:style-name="ce9">
            <text:p>15.137.363</text:p>
          </table:table-cell>
          <table:table-cell office:value-type="float" office:value="9955676" table:style-name="ce9">
            <text:p>9.955.676</text:p>
          </table:table-cell>
          <table:table-cell office:value-type="float" office:value="18553537" table:style-name="ce9">
            <text:p>18.553.537</text:p>
          </table:table-cell>
          <table:table-cell office:value-type="float" office:value="2402434" table:style-name="ce9">
            <text:p>2.402.434</text:p>
          </table:table-cell>
          <table:table-cell office:value-type="float" office:value="8034096" table:style-name="ce9">
            <text:p>8.034.09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22304578" table:style-name="ce9">
            <text:p>22.304.578</text:p>
          </table:table-cell>
          <table:table-cell office:value-type="float" office:value="20352146" table:style-name="ce9">
            <text:p>20.352.146</text:p>
          </table:table-cell>
          <table:table-cell office:value-type="float" office:value="23197570" table:style-name="ce9">
            <text:p>23.197.570</text:p>
          </table:table-cell>
          <table:table-cell office:value-type="float" office:value="12741329" table:style-name="ce9">
            <text:p>12.741.329</text:p>
          </table:table-cell>
          <table:table-cell office:value-type="float" office:value="7973969" table:style-name="ce9">
            <text:p>7.973.969</text:p>
          </table:table-cell>
          <table:table-cell office:value-type="float" office:value="16603394" table:style-name="ce9">
            <text:p>16.603.394</text:p>
          </table:table-cell>
          <table:table-cell office:value-type="float" office:value="9569014" table:style-name="ce9">
            <text:p>9.569.014</text:p>
          </table:table-cell>
          <table:table-cell office:value-type="float" office:value="20442908" table:style-name="ce9">
            <text:p>20.442.908</text:p>
          </table:table-cell>
          <table:table-cell office:value-type="float" office:value="1850029" table:style-name="ce9">
            <text:p>1.850.029</text:p>
          </table:table-cell>
          <table:table-cell office:value-type="float" office:value="6318345" table:style-name="ce9">
            <text:p>6.318.34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15811362" table:style-name="ce9">
            <text:p>15.811.362</text:p>
          </table:table-cell>
          <table:table-cell office:value-type="float" office:value="15907743" table:style-name="ce9">
            <text:p>15.907.743</text:p>
          </table:table-cell>
          <table:table-cell office:value-type="float" office:value="18344044" table:style-name="ce9">
            <text:p>18.344.044</text:p>
          </table:table-cell>
          <table:table-cell office:value-type="float" office:value="9220907" table:style-name="ce9">
            <text:p>9.220.907</text:p>
          </table:table-cell>
          <table:table-cell office:value-type="float" office:value="8200816" table:style-name="ce9">
            <text:p>8.200.816</text:p>
          </table:table-cell>
          <table:table-cell office:value-type="float" office:value="14237365" table:style-name="ce9">
            <text:p>14.237.365</text:p>
          </table:table-cell>
          <table:table-cell office:value-type="float" office:value="6757408" table:style-name="ce9">
            <text:p>6.757.408</text:p>
          </table:table-cell>
          <table:table-cell office:value-type="float" office:value="13155718" table:style-name="ce9">
            <text:p>13.155.718</text:p>
          </table:table-cell>
          <table:table-cell office:value-type="float" office:value="2604146" table:style-name="ce9">
            <text:p>2.604.146</text:p>
          </table:table-cell>
          <table:table-cell office:value-type="float" office:value="4604345" table:style-name="ce9">
            <text:p>4.604.34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5246194" table:style-name="ce9">
            <text:p>5.246.194</text:p>
          </table:table-cell>
          <table:table-cell office:value-type="float" office:value="4818572" table:style-name="ce9">
            <text:p>4.818.572</text:p>
          </table:table-cell>
          <table:table-cell office:value-type="float" office:value="5837239" table:style-name="ce9">
            <text:p>5.837.239</text:p>
          </table:table-cell>
          <table:table-cell office:value-type="float" office:value="3055865" table:style-name="ce9">
            <text:p>3.055.865</text:p>
          </table:table-cell>
          <table:table-cell office:value-type="float" office:value="1734056" table:style-name="ce9">
            <text:p>1.734.056</text:p>
          </table:table-cell>
          <table:table-cell office:value-type="float" office:value="4107805" table:style-name="ce9">
            <text:p>4.107.805</text:p>
          </table:table-cell>
          <table:table-cell office:value-type="float" office:value="3122868" table:style-name="ce9">
            <text:p>3.122.868</text:p>
          </table:table-cell>
          <table:table-cell office:value-type="float" office:value="5060697" table:style-name="ce9">
            <text:p>5.060.697</text:p>
          </table:table-cell>
          <table:table-cell office:value-type="float" office:value="1083061" table:style-name="ce9">
            <text:p>1.083.061</text:p>
          </table:table-cell>
          <table:table-cell office:value-type="float" office:value="1438302" table:style-name="ce9">
            <text:p>1.438.30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538408" table:style-name="ce9">
            <text:p>538.408</text:p>
          </table:table-cell>
          <table:table-cell office:value-type="float" office:value="360619" table:style-name="ce9">
            <text:p>360.619</text:p>
          </table:table-cell>
          <table:table-cell office:value-type="float" office:value="720815" table:style-name="ce9">
            <text:p>720.815</text:p>
          </table:table-cell>
          <table:table-cell office:value-type="float" office:value="475276" table:style-name="ce9">
            <text:p>475.276</text:p>
          </table:table-cell>
          <table:table-cell office:value-type="float" office:value="338996" table:style-name="ce9">
            <text:p>338.996</text:p>
          </table:table-cell>
          <table:table-cell office:value-type="float" office:value="461057" table:style-name="ce9">
            <text:p>461.057</text:p>
          </table:table-cell>
          <table:table-cell office:value-type="float" office:value="410666" table:style-name="ce9">
            <text:p>410.666</text:p>
          </table:table-cell>
          <table:table-cell office:value-type="float" office:value="730820" table:style-name="ce9">
            <text:p>730.820</text:p>
          </table:table-cell>
          <table:table-cell office:value-type="float" office:value="87914" table:style-name="ce9">
            <text:p>87.914</text:p>
          </table:table-cell>
          <table:table-cell office:value-type="float" office:value="101785" table:style-name="ce9">
            <text:p>101.78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85959" table:style-name="ce9">
            <text:p>285.959</text:p>
          </table:table-cell>
          <table:table-cell office:value-type="float" office:value="104343" table:style-name="ce9">
            <text:p>104.343</text:p>
          </table:table-cell>
          <table:table-cell office:value-type="float" office:value="105078" table:style-name="ce9">
            <text:p>105.078</text:p>
          </table:table-cell>
          <table:table-cell office:value-type="float" office:value="138867" table:style-name="ce9">
            <text:p>138.867</text:p>
          </table:table-cell>
          <table:table-cell office:value-type="float" office:value="69734" table:style-name="ce9">
            <text:p>69.734</text:p>
          </table:table-cell>
          <table:table-cell office:value-type="float" office:value="160982" table:style-name="ce9">
            <text:p>160.982</text:p>
          </table:table-cell>
          <table:table-cell office:value-type="float" office:value="96041" table:style-name="ce9">
            <text:p>96.041</text:p>
          </table:table-cell>
          <table:table-cell office:value-type="float" office:value="101041" table:style-name="ce9">
            <text:p>101.041</text:p>
          </table:table-cell>
          <table:table-cell office:value-type="float" office:value="0" table:style-name="ce9">
            <text:p>0</text:p>
          </table:table-cell>
          <table:table-cell office:value-type="float" office:value="674072" table:style-name="ce9">
            <text:p>674.07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28091" table:style-name="ce9">
            <text:p>128.091</text:p>
          </table:table-cell>
          <table:table-cell office:value-type="float" office:value="33727" table:style-name="ce9">
            <text:p>33.727</text:p>
          </table:table-cell>
          <table:table-cell office:value-type="float" office:value="0" table:style-name="ce9">
            <text:p>0</text:p>
          </table:table-cell>
          <table:table-cell office:value-type="float" office:value="104668" table:style-name="ce9">
            <text:p>104.668</text:p>
          </table:table-cell>
          <table:table-cell office:value-type="float" office:value="104668" table:style-name="ce9">
            <text:p>104.6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5763" table:style-name="ce9">
            <text:p>195.763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1266" table:style-name="ce9">
            <text:p>21.266</text:p>
          </table:table-cell>
          <table:table-cell office:value-type="float" office:value="32867" table:style-name="ce9">
            <text:p>32.867</text:p>
          </table:table-cell>
          <table:table-cell office:value-type="float" office:value="21266" table:style-name="ce9">
            <text:p>21.2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3802" table:style-name="ce9">
            <text:p>63.802</text:p>
          </table:table-cell>
          <table:table-cell office:value-type="float" office:value="21266" table:style-name="ce9">
            <text:p>21.266</text:p>
          </table:table-cell>
          <table:table-cell office:value-type="float" office:value="21266" table:style-name="ce9">
            <text:p>21.266</text:p>
          </table:table-cell>
          <table:table-cell office:value-type="float" office:value="21266" table:style-name="ce9">
            <text:p>21.266</text:p>
          </table:table-cell>
          <table:table-cell office:value-type="float" office:value="215260" table:style-name="ce9">
            <text:p>215.26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4307179" table:style-name="ce9">
            <text:p>4.307.179</text:p>
          </table:table-cell>
          <table:table-cell office:value-type="float" office:value="3392008" table:style-name="ce9">
            <text:p>3.392.008</text:p>
          </table:table-cell>
          <table:table-cell office:value-type="float" office:value="4346899" table:style-name="ce9">
            <text:p>4.346.899</text:p>
          </table:table-cell>
          <table:table-cell office:value-type="float" office:value="2505106" table:style-name="ce9">
            <text:p>2.505.106</text:p>
          </table:table-cell>
          <table:table-cell office:value-type="float" office:value="1684612" table:style-name="ce9">
            <text:p>1.684.612</text:p>
          </table:table-cell>
          <table:table-cell office:value-type="float" office:value="5016207" table:style-name="ce9">
            <text:p>5.016.207</text:p>
          </table:table-cell>
          <table:table-cell office:value-type="float" office:value="1228115" table:style-name="ce9">
            <text:p>1.228.115</text:p>
          </table:table-cell>
          <table:table-cell office:value-type="float" office:value="3223634" table:style-name="ce9">
            <text:p>3.223.634</text:p>
          </table:table-cell>
          <table:table-cell office:value-type="float" office:value="823466" table:style-name="ce9">
            <text:p>823.466</text:p>
          </table:table-cell>
          <table:table-cell office:value-type="float" office:value="4961916" table:style-name="ce9">
            <text:p>4.961.91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15989476" table:style-name="ce9">
            <text:p>15.989.476</text:p>
          </table:table-cell>
          <table:table-cell office:value-type="float" office:value="15105232" table:style-name="ce9">
            <text:p>15.105.232</text:p>
          </table:table-cell>
          <table:table-cell office:value-type="float" office:value="16412256" table:style-name="ce9">
            <text:p>16.412.256</text:p>
          </table:table-cell>
          <table:table-cell office:value-type="float" office:value="7687165" table:style-name="ce9">
            <text:p>7.687.165</text:p>
          </table:table-cell>
          <table:table-cell office:value-type="float" office:value="6178172" table:style-name="ce9">
            <text:p>6.178.172</text:p>
          </table:table-cell>
          <table:table-cell office:value-type="float" office:value="12296630" table:style-name="ce9">
            <text:p>12.296.630</text:p>
          </table:table-cell>
          <table:table-cell office:value-type="float" office:value="7627861" table:style-name="ce9">
            <text:p>7.627.861</text:p>
          </table:table-cell>
          <table:table-cell office:value-type="float" office:value="14353165" table:style-name="ce9">
            <text:p>14.353.165</text:p>
          </table:table-cell>
          <table:table-cell office:value-type="float" office:value="2473470" table:style-name="ce9">
            <text:p>2.473.470</text:p>
          </table:table-cell>
          <table:table-cell office:value-type="float" office:value="5526658" table:style-name="ce9">
            <text:p>5.526.65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3996671" table:style-name="ce9">
            <text:p>23.996.671</text:p>
          </table:table-cell>
          <table:table-cell office:value-type="float" office:value="23047044" table:style-name="ce9">
            <text:p>23.047.044</text:p>
          </table:table-cell>
          <table:table-cell office:value-type="float" office:value="27424325" table:style-name="ce9">
            <text:p>27.424.325</text:p>
          </table:table-cell>
          <table:table-cell office:value-type="float" office:value="15544640" table:style-name="ce9">
            <text:p>15.544.640</text:p>
          </table:table-cell>
          <table:table-cell office:value-type="float" office:value="10559454" table:style-name="ce9">
            <text:p>10.559.454</text:p>
          </table:table-cell>
          <table:table-cell office:value-type="float" office:value="18193964" table:style-name="ce9">
            <text:p>18.193.964</text:p>
          </table:table-cell>
          <table:table-cell office:value-type="float" office:value="11078754" table:style-name="ce9">
            <text:p>11.078.754</text:p>
          </table:table-cell>
          <table:table-cell office:value-type="float" office:value="21893119" table:style-name="ce9">
            <text:p>21.893.119</text:p>
          </table:table-cell>
          <table:table-cell office:value-type="float" office:value="2306948" table:style-name="ce9">
            <text:p>2.306.948</text:p>
          </table:table-cell>
          <table:table-cell office:value-type="float" office:value="2628780" table:style-name="ce9">
            <text:p>2.628.78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2425085" table:style-name="ce9">
            <text:p>2.425.085</text:p>
          </table:table-cell>
          <table:table-cell office:value-type="float" office:value="1829460" table:style-name="ce9">
            <text:p>1.829.460</text:p>
          </table:table-cell>
          <table:table-cell office:value-type="float" office:value="1995116" table:style-name="ce9">
            <text:p>1.995.116</text:p>
          </table:table-cell>
          <table:table-cell office:value-type="float" office:value="1448406" table:style-name="ce9">
            <text:p>1.448.406</text:p>
          </table:table-cell>
          <table:table-cell office:value-type="float" office:value="1333787" table:style-name="ce9">
            <text:p>1.333.787</text:p>
          </table:table-cell>
          <table:table-cell office:value-type="float" office:value="3126498" table:style-name="ce9">
            <text:p>3.126.498</text:p>
          </table:table-cell>
          <table:table-cell office:value-type="float" office:value="1084931" table:style-name="ce9">
            <text:p>1.084.931</text:p>
          </table:table-cell>
          <table:table-cell office:value-type="float" office:value="2012792" table:style-name="ce9">
            <text:p>2.012.792</text:p>
          </table:table-cell>
          <table:table-cell office:value-type="float" office:value="767529" table:style-name="ce9">
            <text:p>767.529</text:p>
          </table:table-cell>
          <table:table-cell office:value-type="float" office:value="1436615" table:style-name="ce9">
            <text:p>1.436.6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1458130" table:style-name="ce9">
            <text:p>11.458.130</text:p>
          </table:table-cell>
          <table:table-cell office:value-type="float" office:value="10737282" table:style-name="ce9">
            <text:p>10.737.282</text:p>
          </table:table-cell>
          <table:table-cell office:value-type="float" office:value="11264066" table:style-name="ce9">
            <text:p>11.264.066</text:p>
          </table:table-cell>
          <table:table-cell office:value-type="float" office:value="5126059" table:style-name="ce9">
            <text:p>5.126.059</text:p>
          </table:table-cell>
          <table:table-cell office:value-type="float" office:value="3965829" table:style-name="ce9">
            <text:p>3.965.829</text:p>
          </table:table-cell>
          <table:table-cell office:value-type="float" office:value="8445861" table:style-name="ce9">
            <text:p>8.445.861</text:p>
          </table:table-cell>
          <table:table-cell office:value-type="float" office:value="8208950" table:style-name="ce9">
            <text:p>8.208.950</text:p>
          </table:table-cell>
          <table:table-cell office:value-type="float" office:value="10064840" table:style-name="ce9">
            <text:p>10.064.840</text:p>
          </table:table-cell>
          <table:table-cell office:value-type="float" office:value="1910458" table:style-name="ce9">
            <text:p>1.910.458</text:p>
          </table:table-cell>
          <table:table-cell office:value-type="float" office:value="692472" table:style-name="ce9">
            <text:p>692.47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0423881" table:style-name="ce9">
            <text:p>10.423.881</text:p>
          </table:table-cell>
          <table:table-cell office:value-type="float" office:value="9220882" table:style-name="ce9">
            <text:p>9.220.882</text:p>
          </table:table-cell>
          <table:table-cell office:value-type="float" office:value="11122043" table:style-name="ce9">
            <text:p>11.122.043</text:p>
          </table:table-cell>
          <table:table-cell office:value-type="float" office:value="6739960" table:style-name="ce9">
            <text:p>6.739.960</text:p>
          </table:table-cell>
          <table:table-cell office:value-type="float" office:value="3604937" table:style-name="ce9">
            <text:p>3.604.937</text:p>
          </table:table-cell>
          <table:table-cell office:value-type="float" office:value="8625972" table:style-name="ce9">
            <text:p>8.625.972</text:p>
          </table:table-cell>
          <table:table-cell office:value-type="float" office:value="3599850" table:style-name="ce9">
            <text:p>3.599.850</text:p>
          </table:table-cell>
          <table:table-cell office:value-type="float" office:value="9526144" table:style-name="ce9">
            <text:p>9.526.144</text:p>
          </table:table-cell>
          <table:table-cell office:value-type="float" office:value="1232573" table:style-name="ce9">
            <text:p>1.232.573</text:p>
          </table:table-cell>
          <table:table-cell office:value-type="float" office:value="1802397" table:style-name="ce9">
            <text:p>1.802.39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9464530" table:style-name="ce9">
            <text:p>9.464.530</text:p>
          </table:table-cell>
          <table:table-cell office:value-type="float" office:value="8719319" table:style-name="ce9">
            <text:p>8.719.319</text:p>
          </table:table-cell>
          <table:table-cell office:value-type="float" office:value="10094096" table:style-name="ce9">
            <text:p>10.094.096</text:p>
          </table:table-cell>
          <table:table-cell office:value-type="float" office:value="6090462" table:style-name="ce9">
            <text:p>6.090.462</text:p>
          </table:table-cell>
          <table:table-cell office:value-type="float" office:value="4668639" table:style-name="ce9">
            <text:p>4.668.639</text:p>
          </table:table-cell>
          <table:table-cell office:value-type="float" office:value="7974893" table:style-name="ce9">
            <text:p>7.974.893</text:p>
          </table:table-cell>
          <table:table-cell office:value-type="float" office:value="4659168" table:style-name="ce9">
            <text:p>4.659.168</text:p>
          </table:table-cell>
          <table:table-cell office:value-type="float" office:value="8896106" table:style-name="ce9">
            <text:p>8.896.106</text:p>
          </table:table-cell>
          <table:table-cell office:value-type="float" office:value="812505" table:style-name="ce9">
            <text:p>812.505</text:p>
          </table:table-cell>
          <table:table-cell office:value-type="float" office:value="2461701" table:style-name="ce9">
            <text:p>2.461.70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8160346" table:style-name="ce9">
            <text:p>8.160.346</text:p>
          </table:table-cell>
          <table:table-cell office:value-type="float" office:value="8859943" table:style-name="ce9">
            <text:p>8.859.943</text:p>
          </table:table-cell>
          <table:table-cell office:value-type="float" office:value="10762786" table:style-name="ce9">
            <text:p>10.762.786</text:p>
          </table:table-cell>
          <table:table-cell office:value-type="float" office:value="5190252" table:style-name="ce9">
            <text:p>5.190.252</text:p>
          </table:table-cell>
          <table:table-cell office:value-type="float" office:value="3886490" table:style-name="ce9">
            <text:p>3.886.490</text:p>
          </table:table-cell>
          <table:table-cell office:value-type="float" office:value="5869577" table:style-name="ce9">
            <text:p>5.869.577</text:p>
          </table:table-cell>
          <table:table-cell office:value-type="float" office:value="2263915" table:style-name="ce9">
            <text:p>2.263.915</text:p>
          </table:table-cell>
          <table:table-cell office:value-type="float" office:value="7019999" table:style-name="ce9">
            <text:p>7.019.999</text:p>
          </table:table-cell>
          <table:table-cell office:value-type="float" office:value="723298" table:style-name="ce9">
            <text:p>723.298</text:p>
          </table:table-cell>
          <table:table-cell office:value-type="float" office:value="3657464" table:style-name="ce9">
            <text:p>3.657.46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382620" table:style-name="ce9">
            <text:p>2.382.620</text:p>
          </table:table-cell>
          <table:table-cell office:value-type="float" office:value="2210267" table:style-name="ce9">
            <text:p>2.210.267</text:p>
          </table:table-cell>
          <table:table-cell office:value-type="float" office:value="2966640" table:style-name="ce9">
            <text:p>2.966.640</text:p>
          </table:table-cell>
          <table:table-cell office:value-type="float" office:value="1141772" table:style-name="ce9">
            <text:p>1.141.772</text:p>
          </table:table-cell>
          <table:table-cell office:value-type="float" office:value="962556" table:style-name="ce9">
            <text:p>962.556</text:p>
          </table:table-cell>
          <table:table-cell office:value-type="float" office:value="1527802" table:style-name="ce9">
            <text:p>1.527.802</text:p>
          </table:table-cell>
          <table:table-cell office:value-type="float" office:value="139182" table:style-name="ce9">
            <text:p>139.182</text:p>
          </table:table-cell>
          <table:table-cell office:value-type="float" office:value="1971302" table:style-name="ce9">
            <text:p>1.971.302</text:p>
          </table:table-cell>
          <table:table-cell office:value-type="float" office:value="178787" table:style-name="ce9">
            <text:p>178.787</text:p>
          </table:table-cell>
          <table:table-cell office:value-type="float" office:value="3281966" table:style-name="ce9">
            <text:p>3.281.966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214304" table:style-name="ce9">
            <text:p>4.214.304</text:p>
          </table:table-cell>
          <table:table-cell office:value-type="float" office:value="3639982" table:style-name="ce9">
            <text:p>3.639.982</text:p>
          </table:table-cell>
          <table:table-cell office:value-type="float" office:value="4571537" table:style-name="ce9">
            <text:p>4.571.537</text:p>
          </table:table-cell>
          <table:table-cell office:value-type="float" office:value="1803907" table:style-name="ce9">
            <text:p>1.803.907</text:p>
          </table:table-cell>
          <table:table-cell office:value-type="float" office:value="1126314" table:style-name="ce9">
            <text:p>1.126.314</text:p>
          </table:table-cell>
          <table:table-cell office:value-type="float" office:value="3144789" table:style-name="ce9">
            <text:p>3.144.789</text:p>
          </table:table-cell>
          <table:table-cell office:value-type="float" office:value="1535676" table:style-name="ce9">
            <text:p>1.535.676</text:p>
          </table:table-cell>
          <table:table-cell office:value-type="float" office:value="3561179" table:style-name="ce9">
            <text:p>3.561.179</text:p>
          </table:table-cell>
          <table:table-cell office:value-type="float" office:value="563499" table:style-name="ce9">
            <text:p>563.499</text:p>
          </table:table-cell>
          <table:table-cell office:value-type="float" office:value="2741828" table:style-name="ce9">
            <text:p>2.741.82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7701392" table:style-name="ce9">
            <text:p>7.701.392</text:p>
          </table:table-cell>
          <table:table-cell office:value-type="float" office:value="7100839" table:style-name="ce9">
            <text:p>7.100.839</text:p>
          </table:table-cell>
          <table:table-cell office:value-type="float" office:value="7663022" table:style-name="ce9">
            <text:p>7.663.022</text:p>
          </table:table-cell>
          <table:table-cell office:value-type="float" office:value="4646633" table:style-name="ce9">
            <text:p>4.646.633</text:p>
          </table:table-cell>
          <table:table-cell office:value-type="float" office:value="3363445" table:style-name="ce9">
            <text:p>3.363.445</text:p>
          </table:table-cell>
          <table:table-cell office:value-type="float" office:value="6976855" table:style-name="ce9">
            <text:p>6.976.855</text:p>
          </table:table-cell>
          <table:table-cell office:value-type="float" office:value="2981016" table:style-name="ce9">
            <text:p>2.981.016</text:p>
          </table:table-cell>
          <table:table-cell office:value-type="float" office:value="7287106" table:style-name="ce9">
            <text:p>7.287.106</text:p>
          </table:table-cell>
          <table:table-cell office:value-type="float" office:value="1201771" table:style-name="ce9">
            <text:p>1.201.771</text:p>
          </table:table-cell>
          <table:table-cell office:value-type="float" office:value="3358691" table:style-name="ce9">
            <text:p>3.358.69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9545591" table:style-name="ce9">
            <text:p>9.545.591</text:p>
          </table:table-cell>
          <table:table-cell office:value-type="float" office:value="9623013" table:style-name="ce9">
            <text:p>9.623.013</text:p>
          </table:table-cell>
          <table:table-cell office:value-type="float" office:value="11458578" table:style-name="ce9">
            <text:p>11.458.578</text:p>
          </table:table-cell>
          <table:table-cell office:value-type="float" office:value="5314438" table:style-name="ce9">
            <text:p>5.314.438</text:p>
          </table:table-cell>
          <table:table-cell office:value-type="float" office:value="4879205" table:style-name="ce9">
            <text:p>4.879.205</text:p>
          </table:table-cell>
          <table:table-cell office:value-type="float" office:value="7910528" table:style-name="ce9">
            <text:p>7.910.528</text:p>
          </table:table-cell>
          <table:table-cell office:value-type="float" office:value="3510215" table:style-name="ce9">
            <text:p>3.510.215</text:p>
          </table:table-cell>
          <table:table-cell office:value-type="float" office:value="8169387" table:style-name="ce9">
            <text:p>8.169.387</text:p>
          </table:table-cell>
          <table:table-cell office:value-type="float" office:value="1236812" table:style-name="ce9">
            <text:p>1.236.812</text:p>
          </table:table-cell>
          <table:table-cell office:value-type="float" office:value="3548215" table:style-name="ce9">
            <text:p>3.548.2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0772674" table:style-name="ce9">
            <text:p>10.772.674</text:p>
          </table:table-cell>
          <table:table-cell office:value-type="float" office:value="10231146" table:style-name="ce9">
            <text:p>10.231.146</text:p>
          </table:table-cell>
          <table:table-cell office:value-type="float" office:value="12131254" table:style-name="ce9">
            <text:p>12.131.254</text:p>
          </table:table-cell>
          <table:table-cell office:value-type="float" office:value="5815289" table:style-name="ce9">
            <text:p>5.815.289</text:p>
          </table:table-cell>
          <table:table-cell office:value-type="float" office:value="4132357" table:style-name="ce9">
            <text:p>4.132.357</text:p>
          </table:table-cell>
          <table:table-cell office:value-type="float" office:value="8072883" table:style-name="ce9">
            <text:p>8.072.883</text:p>
          </table:table-cell>
          <table:table-cell office:value-type="float" office:value="5880104" table:style-name="ce9">
            <text:p>5.880.104</text:p>
          </table:table-cell>
          <table:table-cell office:value-type="float" office:value="9961140" table:style-name="ce9">
            <text:p>9.961.140</text:p>
          </table:table-cell>
          <table:table-cell office:value-type="float" office:value="667967" table:style-name="ce9">
            <text:p>667.967</text:p>
          </table:table-cell>
          <table:table-cell office:value-type="float" office:value="1374595" table:style-name="ce9">
            <text:p>1.374.59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6418594" table:style-name="ce9">
            <text:p>6.418.594</text:p>
          </table:table-cell>
          <table:table-cell office:value-type="float" office:value="5560658" table:style-name="ce9">
            <text:p>5.560.658</text:p>
          </table:table-cell>
          <table:table-cell office:value-type="float" office:value="6008688" table:style-name="ce9">
            <text:p>6.008.688</text:p>
          </table:table-cell>
          <table:table-cell office:value-type="float" office:value="3278241" table:style-name="ce9">
            <text:p>3.278.241</text:p>
          </table:table-cell>
          <table:table-cell office:value-type="float" office:value="2601028" table:style-name="ce9">
            <text:p>2.601.028</text:p>
          </table:table-cell>
          <table:table-cell office:value-type="float" office:value="4852256" table:style-name="ce9">
            <text:p>4.852.256</text:p>
          </table:table-cell>
          <table:table-cell office:value-type="float" office:value="2585604" table:style-name="ce9">
            <text:p>2.585.604</text:p>
          </table:table-cell>
          <table:table-cell office:value-type="float" office:value="5342707" table:style-name="ce9">
            <text:p>5.342.707</text:p>
          </table:table-cell>
          <table:table-cell office:value-type="float" office:value="1285297" table:style-name="ce9">
            <text:p>1.285.297</text:p>
          </table:table-cell>
          <table:table-cell office:value-type="float" office:value="823066" table:style-name="ce9">
            <text:p>823.06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3918761" table:style-name="ce9">
            <text:p>3.918.761</text:p>
          </table:table-cell>
          <table:table-cell office:value-type="float" office:value="3740490" table:style-name="ce9">
            <text:p>3.740.490</text:p>
          </table:table-cell>
          <table:table-cell office:value-type="float" office:value="4518405" table:style-name="ce9">
            <text:p>4.518.405</text:p>
          </table:table-cell>
          <table:table-cell office:value-type="float" office:value="3490691" table:style-name="ce9">
            <text:p>3.490.691</text:p>
          </table:table-cell>
          <table:table-cell office:value-type="float" office:value="1686821" table:style-name="ce9">
            <text:p>1.686.821</text:p>
          </table:table-cell>
          <table:table-cell office:value-type="float" office:value="3397675" table:style-name="ce9">
            <text:p>3.397.675</text:p>
          </table:table-cell>
          <table:table-cell office:value-type="float" office:value="2114798" table:style-name="ce9">
            <text:p>2.114.798</text:p>
          </table:table-cell>
          <table:table-cell office:value-type="float" office:value="3752832" table:style-name="ce9">
            <text:p>3.752.832</text:p>
          </table:table-cell>
          <table:table-cell office:value-type="float" office:value="330597" table:style-name="ce9">
            <text:p>330.597</text:p>
          </table:table-cell>
          <table:table-cell office:value-type="float" office:value="163861" table:style-name="ce9">
            <text:p>163.86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19332" table:style-name="ce9">
            <text:p>119.332</text:p>
          </table:table-cell>
          <table:table-cell office:value-type="float" office:value="130557" table:style-name="ce9">
            <text:p>130.557</text:p>
          </table:table-cell>
          <table:table-cell office:value-type="float" office:value="174647" table:style-name="ce9">
            <text:p>174.647</text:p>
          </table:table-cell>
          <table:table-cell office:value-type="float" office:value="40336" table:style-name="ce9">
            <text:p>40.336</text:p>
          </table:table-cell>
          <table:table-cell office:value-type="float" office:value="97684" table:style-name="ce9">
            <text:p>97.684</text:p>
          </table:table-cell>
          <table:table-cell office:value-type="float" office:value="110824" table:style-name="ce9">
            <text:p>110.824</text:p>
          </table:table-cell>
          <table:table-cell office:value-type="float" office:value="40336" table:style-name="ce9">
            <text:p>40.336</text:p>
          </table:table-cell>
          <table:table-cell office:value-type="float" office:value="130557" table:style-name="ce9">
            <text:p>130.557</text:p>
          </table:table-cell>
          <table:table-cell office:value-type="float" office:value="0" table:style-name="ce9">
            <text:p>0</text:p>
          </table:table-cell>
          <table:table-cell office:value-type="float" office:value="229337" table:style-name="ce9">
            <text:p>229.33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871581" table:style-name="ce9">
            <text:p>871.581</text:p>
          </table:table-cell>
          <table:table-cell office:value-type="float" office:value="872160" table:style-name="ce9">
            <text:p>872.160</text:p>
          </table:table-cell>
          <table:table-cell office:value-type="float" office:value="903284" table:style-name="ce9">
            <text:p>903.284</text:p>
          </table:table-cell>
          <table:table-cell office:value-type="float" office:value="851474" table:style-name="ce9">
            <text:p>851.474</text:p>
          </table:table-cell>
          <table:table-cell office:value-type="float" office:value="229985" table:style-name="ce9">
            <text:p>229.985</text:p>
          </table:table-cell>
          <table:table-cell office:value-type="float" office:value="526162" table:style-name="ce9">
            <text:p>526.162</text:p>
          </table:table-cell>
          <table:table-cell office:value-type="float" office:value="592486" table:style-name="ce9">
            <text:p>592.486</text:p>
          </table:table-cell>
          <table:table-cell office:value-type="float" office:value="746242" table:style-name="ce9">
            <text:p>746.242</text:p>
          </table:table-cell>
          <table:table-cell office:value-type="float" office:value="100220" table:style-name="ce9">
            <text:p>100.220</text:p>
          </table:table-cell>
          <table:table-cell office:value-type="float" office:value="636917" table:style-name="ce9">
            <text:p>636.91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52362" table:style-name="ce9">
            <text:p>752.362</text:p>
          </table:table-cell>
          <table:table-cell office:value-type="float" office:value="678307" table:style-name="ce9">
            <text:p>678.307</text:p>
          </table:table-cell>
          <table:table-cell office:value-type="float" office:value="775330" table:style-name="ce9">
            <text:p>775.330</text:p>
          </table:table-cell>
          <table:table-cell office:value-type="float" office:value="495903" table:style-name="ce9">
            <text:p>495.903</text:p>
          </table:table-cell>
          <table:table-cell office:value-type="float" office:value="305399" table:style-name="ce9">
            <text:p>305.399</text:p>
          </table:table-cell>
          <table:table-cell office:value-type="float" office:value="578632" table:style-name="ce9">
            <text:p>578.632</text:p>
          </table:table-cell>
          <table:table-cell office:value-type="float" office:value="715762" table:style-name="ce9">
            <text:p>715.762</text:p>
          </table:table-cell>
          <table:table-cell office:value-type="float" office:value="540034" table:style-name="ce9">
            <text:p>540.034</text:p>
          </table:table-cell>
          <table:table-cell office:value-type="float" office:value="238987" table:style-name="ce9">
            <text:p>238.987</text:p>
          </table:table-cell>
          <table:table-cell office:value-type="float" office:value="456103" table:style-name="ce9">
            <text:p>456.103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4671264" table:style-name="ce9">
            <text:p>4.671.264</text:p>
          </table:table-cell>
          <table:table-cell office:value-type="float" office:value="3688416" table:style-name="ce9">
            <text:p>3.688.416</text:p>
          </table:table-cell>
          <table:table-cell office:value-type="float" office:value="4622528" table:style-name="ce9">
            <text:p>4.622.528</text:p>
          </table:table-cell>
          <table:table-cell office:value-type="float" office:value="3179376" table:style-name="ce9">
            <text:p>3.179.376</text:p>
          </table:table-cell>
          <table:table-cell office:value-type="float" office:value="2084811" table:style-name="ce9">
            <text:p>2.084.811</text:p>
          </table:table-cell>
          <table:table-cell office:value-type="float" office:value="3813018" table:style-name="ce9">
            <text:p>3.813.018</text:p>
          </table:table-cell>
          <table:table-cell office:value-type="float" office:value="2131686" table:style-name="ce9">
            <text:p>2.131.686</text:p>
          </table:table-cell>
          <table:table-cell office:value-type="float" office:value="3915761" table:style-name="ce9">
            <text:p>3.915.761</text:p>
          </table:table-cell>
          <table:table-cell office:value-type="float" office:value="375782" table:style-name="ce9">
            <text:p>375.782</text:p>
          </table:table-cell>
          <table:table-cell office:value-type="float" office:value="40730" table:style-name="ce9">
            <text:p>40.73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8282690" table:style-name="ce9">
            <text:p>18.282.690</text:p>
          </table:table-cell>
          <table:table-cell office:value-type="float" office:value="18768920" table:style-name="ce9">
            <text:p>18.768.920</text:p>
          </table:table-cell>
          <table:table-cell office:value-type="float" office:value="21312158" table:style-name="ce9">
            <text:p>21.312.158</text:p>
          </table:table-cell>
          <table:table-cell office:value-type="float" office:value="10418313" table:style-name="ce9">
            <text:p>10.418.313</text:p>
          </table:table-cell>
          <table:table-cell office:value-type="float" office:value="8238740" table:style-name="ce9">
            <text:p>8.238.740</text:p>
          </table:table-cell>
          <table:table-cell office:value-type="float" office:value="14675589" table:style-name="ce9">
            <text:p>14.675.589</text:p>
          </table:table-cell>
          <table:table-cell office:value-type="float" office:value="8955497" table:style-name="ce9">
            <text:p>8.955.497</text:p>
          </table:table-cell>
          <table:table-cell office:value-type="float" office:value="16447639" table:style-name="ce9">
            <text:p>16.447.639</text:p>
          </table:table-cell>
          <table:table-cell office:value-type="float" office:value="2575948" table:style-name="ce9">
            <text:p>2.575.948</text:p>
          </table:table-cell>
          <table:table-cell office:value-type="float" office:value="2675464" table:style-name="ce9">
            <text:p>2.675.46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7977610" table:style-name="ce9">
            <text:p>17.977.610</text:p>
          </table:table-cell>
          <table:table-cell office:value-type="float" office:value="16459178" table:style-name="ce9">
            <text:p>16.459.178</text:p>
          </table:table-cell>
          <table:table-cell office:value-type="float" office:value="19064712" table:style-name="ce9">
            <text:p>19.064.712</text:p>
          </table:table-cell>
          <table:table-cell office:value-type="float" office:value="10549245" table:style-name="ce9">
            <text:p>10.549.245</text:p>
          </table:table-cell>
          <table:table-cell office:value-type="float" office:value="7356716" table:style-name="ce9">
            <text:p>7.356.716</text:p>
          </table:table-cell>
          <table:table-cell office:value-type="float" office:value="14914319" table:style-name="ce9">
            <text:p>14.914.319</text:p>
          </table:table-cell>
          <table:table-cell office:value-type="float" office:value="7620026" table:style-name="ce9">
            <text:p>7.620.026</text:p>
          </table:table-cell>
          <table:table-cell office:value-type="float" office:value="16447327" table:style-name="ce9">
            <text:p>16.447.327</text:p>
          </table:table-cell>
          <table:table-cell office:value-type="float" office:value="2034090" table:style-name="ce9">
            <text:p>2.034.090</text:p>
          </table:table-cell>
          <table:table-cell office:value-type="float" office:value="8095500" table:style-name="ce9">
            <text:p>8.095.50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383029" table:style-name="ce9">
            <text:p>3.383.029</text:p>
          </table:table-cell>
          <table:table-cell office:value-type="float" office:value="2660637" table:style-name="ce9">
            <text:p>2.660.637</text:p>
          </table:table-cell>
          <table:table-cell office:value-type="float" office:value="3205348" table:style-name="ce9">
            <text:p>3.205.348</text:p>
          </table:table-cell>
          <table:table-cell office:value-type="float" office:value="1589978" table:style-name="ce9">
            <text:p>1.589.978</text:p>
          </table:table-cell>
          <table:table-cell office:value-type="float" office:value="741972" table:style-name="ce9">
            <text:p>741.972</text:p>
          </table:table-cell>
          <table:table-cell office:value-type="float" office:value="2167677" table:style-name="ce9">
            <text:p>2.167.677</text:p>
          </table:table-cell>
          <table:table-cell office:value-type="float" office:value="1248788" table:style-name="ce9">
            <text:p>1.248.788</text:p>
          </table:table-cell>
          <table:table-cell office:value-type="float" office:value="2680458" table:style-name="ce9">
            <text:p>2.680.458</text:p>
          </table:table-cell>
          <table:table-cell office:value-type="float" office:value="639330" table:style-name="ce9">
            <text:p>639.330</text:p>
          </table:table-cell>
          <table:table-cell office:value-type="float" office:value="2520921" table:style-name="ce9">
            <text:p>2.520.921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32694617" table:style-name="ce9">
            <text:p>32.694.617</text:p>
          </table:table-cell>
          <table:table-cell office:value-type="float" office:value="29738422" table:style-name="ce9">
            <text:p>29.738.422</text:p>
          </table:table-cell>
          <table:table-cell office:value-type="float" office:value="35387313" table:style-name="ce9">
            <text:p>35.387.313</text:p>
          </table:table-cell>
          <table:table-cell office:value-type="float" office:value="20953985" table:style-name="ce9">
            <text:p>20.953.985</text:p>
          </table:table-cell>
          <table:table-cell office:value-type="float" office:value="13606330" table:style-name="ce9">
            <text:p>13.606.330</text:p>
          </table:table-cell>
          <table:table-cell office:value-type="float" office:value="26097320" table:style-name="ce9">
            <text:p>26.097.320</text:p>
          </table:table-cell>
          <table:table-cell office:value-type="float" office:value="14754986" table:style-name="ce9">
            <text:p>14.754.986</text:p>
          </table:table-cell>
          <table:table-cell office:value-type="float" office:value="29413134" table:style-name="ce9">
            <text:p>29.413.134</text:p>
          </table:table-cell>
          <table:table-cell office:value-type="float" office:value="4163880" table:style-name="ce9">
            <text:p>4.163.880</text:p>
          </table:table-cell>
          <table:table-cell office:value-type="float" office:value="6078976" table:style-name="ce9">
            <text:p>6.078.976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1619976" table:style-name="ce9">
            <text:p>11.619.976</text:p>
          </table:table-cell>
          <table:table-cell office:value-type="float" office:value="11838729" table:style-name="ce9">
            <text:p>11.838.729</text:p>
          </table:table-cell>
          <table:table-cell office:value-type="float" office:value="12817433" table:style-name="ce9">
            <text:p>12.817.433</text:p>
          </table:table-cell>
          <table:table-cell office:value-type="float" office:value="4782926" table:style-name="ce9">
            <text:p>4.782.926</text:p>
          </table:table-cell>
          <table:table-cell office:value-type="float" office:value="4815909" table:style-name="ce9">
            <text:p>4.815.909</text:p>
          </table:table-cell>
          <table:table-cell office:value-type="float" office:value="9473283" table:style-name="ce9">
            <text:p>9.473.283</text:p>
          </table:table-cell>
          <table:table-cell office:value-type="float" office:value="5201011" table:style-name="ce9">
            <text:p>5.201.011</text:p>
          </table:table-cell>
          <table:table-cell office:value-type="float" office:value="10078050" table:style-name="ce9">
            <text:p>10.078.050</text:p>
          </table:table-cell>
          <table:table-cell office:value-type="float" office:value="1461270" table:style-name="ce9">
            <text:p>1.461.270</text:p>
          </table:table-cell>
          <table:table-cell office:value-type="float" office:value="7253638" table:style-name="ce9">
            <text:p>7.253.63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IDUOS QUE UTILIZARON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74742704" table:style-name="ce9">
            <text:p>174.742.704</text:p>
          </table:table-cell>
          <table:table-cell office:value-type="float" office:value="12627732" table:style-name="ce9">
            <text:p>12.627.732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51743408" table:style-name="ce9">
            <text:p>151.743.408</text:p>
          </table:table-cell>
          <table:table-cell office:value-type="float" office:value="10317962" table:style-name="ce9">
            <text:p>10.317.962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2999296" table:style-name="ce9">
            <text:p>22.999.296</text:p>
          </table:table-cell>
          <table:table-cell office:value-type="float" office:value="2309770" table:style-name="ce9">
            <text:p>2.309.770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73561282" table:style-name="ce9">
            <text:p>73.561.282</text:p>
          </table:table-cell>
          <table:table-cell office:value-type="float" office:value="6371025" table:style-name="ce9">
            <text:p>6.371.0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6474456" table:style-name="ce9">
            <text:p>46.474.456</text:p>
          </table:table-cell>
          <table:table-cell office:value-type="float" office:value="3772515" table:style-name="ce9">
            <text:p>3.772.5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5524261" table:style-name="ce9">
            <text:p>25.524.261</text:p>
          </table:table-cell>
          <table:table-cell office:value-type="float" office:value="1560670" table:style-name="ce9">
            <text:p>1.560.670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5128353" table:style-name="ce9">
            <text:p>15.128.353</text:p>
          </table:table-cell>
          <table:table-cell office:value-type="float" office:value="586926" table:style-name="ce9">
            <text:p>586.9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4054352" table:style-name="ce9">
            <text:p>14.054.352</text:p>
          </table:table-cell>
          <table:table-cell office:value-type="float" office:value="336595" table:style-name="ce9">
            <text:p>336.595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9924215" table:style-name="ce9">
            <text:p>79.924.215</text:p>
          </table:table-cell>
          <table:table-cell office:value-type="float" office:value="8287807" table:style-name="ce9">
            <text:p>8.287.807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94818489" table:style-name="ce9">
            <text:p>94.818.489</text:p>
          </table:table-cell>
          <table:table-cell office:value-type="float" office:value="4339925" table:style-name="ce9">
            <text:p>4.339.9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67410653" table:style-name="ce9">
            <text:p>67.410.653</text:p>
          </table:table-cell>
          <table:table-cell office:value-type="float" office:value="6415780" table:style-name="ce9">
            <text:p>6.415.7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76513205" table:style-name="ce9">
            <text:p>76.513.205</text:p>
          </table:table-cell>
          <table:table-cell office:value-type="float" office:value="3820802" table:style-name="ce9">
            <text:p>3.820.802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1713508" table:style-name="ce9">
            <text:p>21.713.508</text:p>
          </table:table-cell>
          <table:table-cell office:value-type="float" office:value="1706107" table:style-name="ce9">
            <text:p>1.706.1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4099868" table:style-name="ce9">
            <text:p>4.099.868</text:p>
          </table:table-cell>
          <table:table-cell office:value-type="float" office:value="161316" table:style-name="ce9">
            <text:p>161.3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140366" table:style-name="ce9">
            <text:p>3.140.366</text:p>
          </table:table-cell>
          <table:table-cell office:value-type="float" office:value="92312" table:style-name="ce9">
            <text:p>92.3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865104" table:style-name="ce9">
            <text:p>1.865.104</text:p>
          </table:table-cell>
          <table:table-cell office:value-type="float" office:value="431415" table:style-name="ce9">
            <text:p>431.415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6446358" table:style-name="ce9">
            <text:p>6.446.358</text:p>
          </table:table-cell>
          <table:table-cell office:value-type="float" office:value="3648125" table:style-name="ce9">
            <text:p>3.648.1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67152947" table:style-name="ce9">
            <text:p>67.152.947</text:p>
          </table:table-cell>
          <table:table-cell office:value-type="float" office:value="8003771" table:style-name="ce9">
            <text:p>8.003.771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62534801" table:style-name="ce9">
            <text:p>62.534.801</text:p>
          </table:table-cell>
          <table:table-cell office:value-type="float" office:value="736006" table:style-name="ce9">
            <text:p>736.0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608597" table:style-name="ce9">
            <text:p>38.608.597</text:p>
          </table:table-cell>
          <table:table-cell office:value-type="float" office:value="239831" table:style-name="ce9">
            <text:p>239.831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6487128" table:style-name="ce9">
            <text:p>16.487.128</text:p>
          </table:table-cell>
          <table:table-cell office:value-type="float" office:value="645040" table:style-name="ce9">
            <text:p>645.0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7079230" table:style-name="ce9">
            <text:p>27.079.230</text:p>
          </table:table-cell>
          <table:table-cell office:value-type="float" office:value="421599" table:style-name="ce9">
            <text:p>421.5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7709618" table:style-name="ce9">
            <text:p>27.709.618</text:p>
          </table:table-cell>
          <table:table-cell office:value-type="float" office:value="657925" table:style-name="ce9">
            <text:p>657.9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31062236" table:style-name="ce9">
            <text:p>31.062.236</text:p>
          </table:table-cell>
          <table:table-cell office:value-type="float" office:value="1304053" table:style-name="ce9">
            <text:p>1.304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41486059" table:style-name="ce9">
            <text:p>41.486.059</text:p>
          </table:table-cell>
          <table:table-cell office:value-type="float" office:value="1537779" table:style-name="ce9">
            <text:p>1.537.7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0918433" table:style-name="ce9">
            <text:p>30.918.433</text:p>
          </table:table-cell>
          <table:table-cell office:value-type="float" office:value="8061336" table:style-name="ce9">
            <text:p>8.061.336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50815110" table:style-name="ce9">
            <text:p>50.815.110</text:p>
          </table:table-cell>
          <table:table-cell office:value-type="float" office:value="5493570" table:style-name="ce9">
            <text:p>5.493.570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3373486" table:style-name="ce9">
            <text:p>43.373.486</text:p>
          </table:table-cell>
          <table:table-cell office:value-type="float" office:value="3199312" table:style-name="ce9">
            <text:p>3.199.3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0114728" table:style-name="ce9">
            <text:p>30.114.728</text:p>
          </table:table-cell>
          <table:table-cell office:value-type="float" office:value="1944891" table:style-name="ce9">
            <text:p>1.944.8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1011064" table:style-name="ce9">
            <text:p>21.011.064</text:p>
          </table:table-cell>
          <table:table-cell office:value-type="float" office:value="395849" table:style-name="ce9">
            <text:p>395.8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319724" table:style-name="ce9">
            <text:p>10.319.7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6037118" table:style-name="ce9">
            <text:p>6.037.118</text:p>
          </table:table-cell>
          <table:table-cell office:value-type="float" office:value="2103" table:style-name="ce9">
            <text:p>2.1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831962" table:style-name="ce9">
            <text:p>2.831.962</text:p>
          </table:table-cell>
          <table:table-cell office:value-type="float" office:value="223424" table:style-name="ce9">
            <text:p>223.4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6559659" table:style-name="ce9">
            <text:p>6.559.659</text:p>
          </table:table-cell>
          <table:table-cell office:value-type="float" office:value="1321605" table:style-name="ce9">
            <text:p>1.321.6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679852" table:style-name="ce9">
            <text:p>3.679.852</text:p>
          </table:table-cell>
          <table:table-cell office:value-type="float" office:value="46979" table:style-name="ce9">
            <text:p>46.9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402724" table:style-name="ce9">
            <text:p>6.402.724</text:p>
          </table:table-cell>
          <table:table-cell office:value-type="float" office:value="217138" table:style-name="ce9">
            <text:p>217.1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732704" table:style-name="ce9">
            <text:p>34.732.704</text:p>
          </table:table-cell>
          <table:table-cell office:value-type="float" office:value="613724" table:style-name="ce9">
            <text:p>613.7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7515648" table:style-name="ce9">
            <text:p>77.515.648</text:p>
          </table:table-cell>
          <table:table-cell office:value-type="float" office:value="4087531" table:style-name="ce9">
            <text:p>4.087.531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6091627" table:style-name="ce9">
            <text:p>56.091.627</text:p>
          </table:table-cell>
          <table:table-cell office:value-type="float" office:value="7709339" table:style-name="ce9">
            <text:p>7.709.339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6921312" table:style-name="ce9">
            <text:p>96.921.312</text:p>
          </table:table-cell>
          <table:table-cell office:value-type="float" office:value="3168230" table:style-name="ce9">
            <text:p>3.168.230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77821392" table:style-name="ce9">
            <text:p>77.821.392</text:p>
          </table:table-cell>
          <table:table-cell office:value-type="float" office:value="9459502" table:style-name="ce9">
            <text:p>9.459.502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IDUOS QUE POSEEN TELÉFONO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6762082" table:style-name="ce9">
            <text:p>166.762.082</text:p>
          </table:table-cell>
          <table:table-cell office:value-type="float" office:value="19229835" table:style-name="ce9">
            <text:p>19.229.835</text:p>
          </table:table-cell>
          <table:table-cell office:value-type="float" office:value="1037052" table:style-name="ce9">
            <text:p>1.037.052</text:p>
          </table:table-cell>
          <table:table-cell office:value-type="float" office:value="360121" table:style-name="ce9">
            <text:p>360.12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6515883" table:style-name="ce9">
            <text:p>146.515.883</text:p>
          </table:table-cell>
          <table:table-cell office:value-type="float" office:value="14466188" table:style-name="ce9">
            <text:p>14.466.188</text:p>
          </table:table-cell>
          <table:table-cell office:value-type="float" office:value="872205" table:style-name="ce9">
            <text:p>872.205</text:p>
          </table:table-cell>
          <table:table-cell office:value-type="float" office:value="222023" table:style-name="ce9">
            <text:p>222.02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246199" table:style-name="ce9">
            <text:p>20.246.199</text:p>
          </table:table-cell>
          <table:table-cell office:value-type="float" office:value="4763647" table:style-name="ce9">
            <text:p>4.763.647</text:p>
          </table:table-cell>
          <table:table-cell office:value-type="float" office:value="164847" table:style-name="ce9">
            <text:p>164.847</text:p>
          </table:table-cell>
          <table:table-cell office:value-type="float" office:value="138098" table:style-name="ce9">
            <text:p>138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72422046" table:style-name="ce9">
            <text:p>72.422.046</text:p>
          </table:table-cell>
          <table:table-cell office:value-type="float" office:value="7120387" table:style-name="ce9">
            <text:p>7.120.387</text:p>
          </table:table-cell>
          <table:table-cell office:value-type="float" office:value="236282" table:style-name="ce9">
            <text:p>236.282</text:p>
          </table:table-cell>
          <table:table-cell office:value-type="float" office:value="153591" table:style-name="ce9">
            <text:p>153.59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1958571" table:style-name="ce9">
            <text:p>41.958.571</text:p>
          </table:table-cell>
          <table:table-cell office:value-type="float" office:value="8171886" table:style-name="ce9">
            <text:p>8.171.886</text:p>
          </table:table-cell>
          <table:table-cell office:value-type="float" office:value="82605" table:style-name="ce9">
            <text:p>82.605</text:p>
          </table:table-cell>
          <table:table-cell office:value-type="float" office:value="33909" table:style-name="ce9">
            <text:p>33.90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4870519" table:style-name="ce9">
            <text:p>24.870.519</text:p>
          </table:table-cell>
          <table:table-cell office:value-type="float" office:value="1831419" table:style-name="ce9">
            <text:p>1.831.419</text:p>
          </table:table-cell>
          <table:table-cell office:value-type="float" office:value="361944" table:style-name="ce9">
            <text:p>361.944</text:p>
          </table:table-cell>
          <table:table-cell office:value-type="float" office:value="35979" table:style-name="ce9">
            <text:p>35.97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242408" table:style-name="ce9">
            <text:p>14.242.408</text:p>
          </table:table-cell>
          <table:table-cell office:value-type="float" office:value="1211204" table:style-name="ce9">
            <text:p>1.211.204</text:p>
          </table:table-cell>
          <table:table-cell office:value-type="float" office:value="125024" table:style-name="ce9">
            <text:p>125.024</text:p>
          </table:table-cell>
          <table:table-cell office:value-type="float" office:value="136643" table:style-name="ce9">
            <text:p>136.64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3268537" table:style-name="ce9">
            <text:p>13.268.537</text:p>
          </table:table-cell>
          <table:table-cell office:value-type="float" office:value="894939" table:style-name="ce9">
            <text:p>894.939</text:p>
          </table:table-cell>
          <table:table-cell office:value-type="float" office:value="231197" table:style-name="ce9">
            <text:p>231.19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7608554" table:style-name="ce9">
            <text:p>77.608.554</text:p>
          </table:table-cell>
          <table:table-cell office:value-type="float" office:value="10252833" table:style-name="ce9">
            <text:p>10.252.833</text:p>
          </table:table-cell>
          <table:table-cell office:value-type="float" office:value="161478" table:style-name="ce9">
            <text:p>161.478</text:p>
          </table:table-cell>
          <table:table-cell office:value-type="float" office:value="207813" table:style-name="ce9">
            <text:p>207.8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9153528" table:style-name="ce9">
            <text:p>89.153.528</text:p>
          </table:table-cell>
          <table:table-cell office:value-type="float" office:value="8977003" table:style-name="ce9">
            <text:p>8.977.003</text:p>
          </table:table-cell>
          <table:table-cell office:value-type="float" office:value="875574" table:style-name="ce9">
            <text:p>875.574</text:p>
          </table:table-cell>
          <table:table-cell office:value-type="float" office:value="152308" table:style-name="ce9">
            <text:p>152.30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67499979" table:style-name="ce9">
            <text:p>67.499.979</text:p>
          </table:table-cell>
          <table:table-cell office:value-type="float" office:value="5534314" table:style-name="ce9">
            <text:p>5.534.314</text:p>
          </table:table-cell>
          <table:table-cell office:value-type="float" office:value="467382" table:style-name="ce9">
            <text:p>467.382</text:p>
          </table:table-cell>
          <table:table-cell office:value-type="float" office:value="324757" table:style-name="ce9">
            <text:p>324.7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70896189" table:style-name="ce9">
            <text:p>70.896.189</text:p>
          </table:table-cell>
          <table:table-cell office:value-type="float" office:value="9027774" table:style-name="ce9">
            <text:p>9.027.774</text:p>
          </table:table-cell>
          <table:table-cell office:value-type="float" office:value="378405" table:style-name="ce9">
            <text:p>378.405</text:p>
          </table:table-cell>
          <table:table-cell office:value-type="float" office:value="35364" table:style-name="ce9">
            <text:p>35.3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20044208" table:style-name="ce9">
            <text:p>20.044.208</text:p>
          </table:table-cell>
          <table:table-cell office:value-type="float" office:value="3347707" table:style-name="ce9">
            <text:p>3.347.707</text:p>
          </table:table-cell>
          <table:table-cell office:value-type="float" office:value="27700" table:style-name="ce9">
            <text:p>27.7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3618727" table:style-name="ce9">
            <text:p>3.618.727</text:p>
          </table:table-cell>
          <table:table-cell office:value-type="float" office:value="592939" table:style-name="ce9">
            <text:p>592.939</text:p>
          </table:table-cell>
          <table:table-cell office:value-type="float" office:value="49519" table:style-name="ce9">
            <text:p>49.51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930331" table:style-name="ce9">
            <text:p>2.930.331</text:p>
          </table:table-cell>
          <table:table-cell office:value-type="float" office:value="197401" table:style-name="ce9">
            <text:p>197.401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772648" table:style-name="ce9">
            <text:p>1.772.648</text:p>
          </table:table-cell>
          <table:table-cell office:value-type="float" office:value="529700" table:style-name="ce9">
            <text:p>529.700</text:p>
          </table:table-cell>
          <table:table-cell office:value-type="float" office:value="9100" table:style-name="ce9">
            <text:p>9.1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5645632" table:style-name="ce9">
            <text:p>5.645.632</text:p>
          </table:table-cell>
          <table:table-cell office:value-type="float" office:value="4342292" table:style-name="ce9">
            <text:p>4.342.292</text:p>
          </table:table-cell>
          <table:table-cell office:value-type="float" office:value="72650" table:style-name="ce9">
            <text:p>72.650</text:p>
          </table:table-cell>
          <table:table-cell office:value-type="float" office:value="33909" table:style-name="ce9">
            <text:p>33.9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62255133" table:style-name="ce9">
            <text:p>62.255.133</text:p>
          </table:table-cell>
          <table:table-cell office:value-type="float" office:value="12000070" table:style-name="ce9">
            <text:p>12.000.070</text:p>
          </table:table-cell>
          <table:table-cell office:value-type="float" office:value="579028" table:style-name="ce9">
            <text:p>579.028</text:p>
          </table:table-cell>
          <table:table-cell office:value-type="float" office:value="326213" table:style-name="ce9">
            <text:p>326.2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60578731" table:style-name="ce9">
            <text:p>60.578.731</text:p>
          </table:table-cell>
          <table:table-cell office:value-type="float" office:value="2616850" table:style-name="ce9">
            <text:p>2.616.850</text:p>
          </table:table-cell>
          <table:table-cell office:value-type="float" office:value="75227" table:style-name="ce9">
            <text:p>75.2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282587" table:style-name="ce9">
            <text:p>38.282.587</text:p>
          </table:table-cell>
          <table:table-cell office:value-type="float" office:value="270623" table:style-name="ce9">
            <text:p>270.623</text:p>
          </table:table-cell>
          <table:table-cell office:value-type="float" office:value="310147" table:style-name="ce9">
            <text:p>310.14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3165974" table:style-name="ce9">
            <text:p>13.165.974</text:p>
          </table:table-cell>
          <table:table-cell office:value-type="float" office:value="3572723" table:style-name="ce9">
            <text:p>3.572.723</text:p>
          </table:table-cell>
          <table:table-cell office:value-type="float" office:value="256829" table:style-name="ce9">
            <text:p>256.829</text:p>
          </table:table-cell>
          <table:table-cell office:value-type="float" office:value="136643" table:style-name="ce9">
            <text:p>136.64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5946579" table:style-name="ce9">
            <text:p>25.946.579</text:p>
          </table:table-cell>
          <table:table-cell office:value-type="float" office:value="1549385" table:style-name="ce9">
            <text:p>1.549.385</text:p>
          </table:table-cell>
          <table:table-cell office:value-type="float" office:value="4865" table:style-name="ce9">
            <text:p>4.86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6810507" table:style-name="ce9">
            <text:p>26.810.507</text:p>
          </table:table-cell>
          <table:table-cell office:value-type="float" office:value="1542976" table:style-name="ce9">
            <text:p>1.542.976</text:p>
          </table:table-cell>
          <table:table-cell office:value-type="float" office:value="14060" table:style-name="ce9">
            <text:p>14.06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9857825" table:style-name="ce9">
            <text:p>29.857.825</text:p>
          </table:table-cell>
          <table:table-cell office:value-type="float" office:value="2490521" table:style-name="ce9">
            <text:p>2.490.521</text:p>
          </table:table-cell>
          <table:table-cell office:value-type="float" office:value="16488" table:style-name="ce9">
            <text:p>16.488</text:p>
          </table:table-cell>
          <table:table-cell office:value-type="float" office:value="1455" table:style-name="ce9">
            <text:p>1.4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40314719" table:style-name="ce9">
            <text:p>40.314.719</text:p>
          </table:table-cell>
          <table:table-cell office:value-type="float" office:value="2442703" table:style-name="ce9">
            <text:p>2.442.703</text:p>
          </table:table-cell>
          <table:table-cell office:value-type="float" office:value="97160" table:style-name="ce9">
            <text:p>97.160</text:p>
          </table:table-cell>
          <table:table-cell office:value-type="float" office:value="169257" table:style-name="ce9">
            <text:p>169.25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0666479" table:style-name="ce9">
            <text:p>30.666.479</text:p>
          </table:table-cell>
          <table:table-cell office:value-type="float" office:value="7631528" table:style-name="ce9">
            <text:p>7.631.528</text:p>
          </table:table-cell>
          <table:table-cell office:value-type="float" office:value="647651" table:style-name="ce9">
            <text:p>647.651</text:p>
          </table:table-cell>
          <table:table-cell office:value-type="float" office:value="52766" table:style-name="ce9">
            <text:p>52.76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6653529" table:style-name="ce9">
            <text:p>46.653.529</text:p>
          </table:table-cell>
          <table:table-cell office:value-type="float" office:value="9110017" table:style-name="ce9">
            <text:p>9.110.017</text:p>
          </table:table-cell>
          <table:table-cell office:value-type="float" office:value="237576" table:style-name="ce9">
            <text:p>237.576</text:p>
          </table:table-cell>
          <table:table-cell office:value-type="float" office:value="326213" table:style-name="ce9">
            <text:p>326.2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1638146" table:style-name="ce9">
            <text:p>41.638.146</text:p>
          </table:table-cell>
          <table:table-cell office:value-type="float" office:value="4793945" table:style-name="ce9">
            <text:p>4.793.945</text:p>
          </table:table-cell>
          <table:table-cell office:value-type="float" office:value="106799" table:style-name="ce9">
            <text:p>106.799</text:p>
          </table:table-cell>
          <table:table-cell office:value-type="float" office:value="33909" table:style-name="ce9">
            <text:p>33.9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30229629" table:style-name="ce9">
            <text:p>30.229.629</text:p>
          </table:table-cell>
          <table:table-cell office:value-type="float" office:value="1544724" table:style-name="ce9">
            <text:p>1.544.724</text:p>
          </table:table-cell>
          <table:table-cell office:value-type="float" office:value="285265" table:style-name="ce9">
            <text:p>285.26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0425810" table:style-name="ce9">
            <text:p>20.425.810</text:p>
          </table:table-cell>
          <table:table-cell office:value-type="float" office:value="959751" table:style-name="ce9">
            <text:p>959.751</text:p>
          </table:table-cell>
          <table:table-cell office:value-type="float" office:value="21353" table:style-name="ce9">
            <text:p>21.35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0143248" table:style-name="ce9">
            <text:p>10.143.248</text:p>
          </table:table-cell>
          <table:table-cell office:value-type="float" office:value="151023" table:style-name="ce9">
            <text:p>151.023</text:p>
          </table:table-cell>
          <table:table-cell office:value-type="float" office:value="25452" table:style-name="ce9">
            <text:p>25.45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927355" table:style-name="ce9">
            <text:p>5.927.355</text:p>
          </table:table-cell>
          <table:table-cell office:value-type="float" office:value="2103" table:style-name="ce9">
            <text:p>2.103</text:p>
          </table:table-cell>
          <table:table-cell office:value-type="float" office:value="109763" table:style-name="ce9">
            <text:p>109.76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236671" table:style-name="ce9">
            <text:p>2.236.671</text:p>
          </table:table-cell>
          <table:table-cell office:value-type="float" office:value="773071" table:style-name="ce9">
            <text:p>773.071</text:p>
          </table:table-cell>
          <table:table-cell office:value-type="float" office:value="45643" table:style-name="ce9">
            <text:p>45.64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6101982" table:style-name="ce9">
            <text:p>6.101.982</text:p>
          </table:table-cell>
          <table:table-cell office:value-type="float" office:value="1574082" table:style-name="ce9">
            <text:p>1.574.082</text:p>
          </table:table-cell>
          <table:table-cell office:value-type="float" office:value="205201" table:style-name="ce9">
            <text:p>205.20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405712" table:style-name="ce9">
            <text:p>3.405.712</text:p>
          </table:table-cell>
          <table:table-cell office:value-type="float" office:value="321119" table:style-name="ce9">
            <text:p>321.1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210818" table:style-name="ce9">
            <text:p>6.210.818</text:p>
          </table:table-cell>
          <table:table-cell office:value-type="float" office:value="203844" table:style-name="ce9">
            <text:p>203.844</text:p>
          </table:table-cell>
          <table:table-cell office:value-type="float" office:value="205201" table:style-name="ce9">
            <text:p>205.20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028291" table:style-name="ce9">
            <text:p>34.028.291</text:p>
          </table:table-cell>
          <table:table-cell office:value-type="float" office:value="1128011" table:style-name="ce9">
            <text:p>1.128.011</text:p>
          </table:table-cell>
          <table:table-cell office:value-type="float" office:value="190127" table:style-name="ce9">
            <text:p>190.1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5450419" table:style-name="ce9">
            <text:p>75.450.419</text:p>
          </table:table-cell>
          <table:table-cell office:value-type="float" office:value="5790112" table:style-name="ce9">
            <text:p>5.790.112</text:p>
          </table:table-cell>
          <table:table-cell office:value-type="float" office:value="377578" table:style-name="ce9">
            <text:p>377.57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1072555" table:style-name="ce9">
            <text:p>51.072.555</text:p>
          </table:table-cell>
          <table:table-cell office:value-type="float" office:value="12107869" table:style-name="ce9">
            <text:p>12.107.869</text:p>
          </table:table-cell>
          <table:table-cell office:value-type="float" office:value="264146" table:style-name="ce9">
            <text:p>264.146</text:p>
          </table:table-cell>
          <table:table-cell office:value-type="float" office:value="360121" table:style-name="ce9">
            <text:p>360.12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4052853" table:style-name="ce9">
            <text:p>94.052.853</text:p>
          </table:table-cell>
          <table:table-cell office:value-type="float" office:value="5815748" table:style-name="ce9">
            <text:p>5.815.748</text:p>
          </table:table-cell>
          <table:table-cell office:value-type="float" office:value="199891" table:style-name="ce9">
            <text:p>199.891</text:p>
          </table:table-cell>
          <table:table-cell office:value-type="float" office:value="35979" table:style-name="ce9">
            <text:p>35.97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72709229" table:style-name="ce9">
            <text:p>72.709.229</text:p>
          </table:table-cell>
          <table:table-cell office:value-type="float" office:value="13414087" table:style-name="ce9">
            <text:p>13.414.087</text:p>
          </table:table-cell>
          <table:table-cell office:value-type="float" office:value="837161" table:style-name="ce9">
            <text:p>837.161</text:p>
          </table:table-cell>
          <table:table-cell office:value-type="float" office:value="324143" table:style-name="ce9">
            <text:p>324.14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IDUOS, POR CANTIDAD DE LÍNEAS DE TELEFONÍA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Ninguno</text:p>
          </table:table-cell>
          <table:table-cell office:value-type="string" table:number-columns-spanned="1" table:number-rows-spanned="2" table:style-name="ce4">
            <text:p>Una</text:p>
          </table:table-cell>
          <table:table-cell office:value-type="string" table:number-columns-spanned="1" table:number-rows-spanned="2" table:style-name="ce4">
            <text:p>Dos</text:p>
          </table:table-cell>
          <table:table-cell office:value-type="string" table:number-columns-spanned="1" table:number-rows-spanned="2" table:style-name="ce4">
            <text:p>Tres o más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0044179" table:style-name="ce9">
            <text:p>20.044.179</text:p>
          </table:table-cell>
          <table:table-cell office:value-type="float" office:value="131738585" table:style-name="ce9">
            <text:p>131.738.585</text:p>
          </table:table-cell>
          <table:table-cell office:value-type="float" office:value="30957528" table:style-name="ce9">
            <text:p>30.957.528</text:p>
          </table:table-cell>
          <table:table-cell office:value-type="float" office:value="3251626" table:style-name="ce9">
            <text:p>3.251.626</text:p>
          </table:table-cell>
          <table:table-cell office:value-type="string" table:style-name="ce9">
            <text:p>-</text:p>
          </table:table-cell>
          <table:table-cell office:value-type="float" office:value="1397173" table:style-name="ce9">
            <text:p>1.397.17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835579" table:style-name="ce9">
            <text:p>14.835.579</text:p>
          </table:table-cell>
          <table:table-cell office:value-type="float" office:value="115297839" table:style-name="ce9">
            <text:p>115.297.839</text:p>
          </table:table-cell>
          <table:table-cell office:value-type="float" office:value="27950893" table:style-name="ce9">
            <text:p>27.950.893</text:p>
          </table:table-cell>
          <table:table-cell office:value-type="float" office:value="2897761" table:style-name="ce9">
            <text:p>2.897.761</text:p>
          </table:table-cell>
          <table:table-cell office:value-type="string" table:style-name="ce9">
            <text:p>-</text:p>
          </table:table-cell>
          <table:table-cell office:value-type="float" office:value="1094228" table:style-name="ce9">
            <text:p>1.094.22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208600" table:style-name="ce9">
            <text:p>5.208.600</text:p>
          </table:table-cell>
          <table:table-cell office:value-type="float" office:value="16440747" table:style-name="ce9">
            <text:p>16.440.747</text:p>
          </table:table-cell>
          <table:table-cell office:value-type="float" office:value="3006636" table:style-name="ce9">
            <text:p>3.006.636</text:p>
          </table:table-cell>
          <table:table-cell office:value-type="float" office:value="353864" table:style-name="ce9">
            <text:p>353.864</text:p>
          </table:table-cell>
          <table:table-cell office:value-type="string" table:style-name="ce9">
            <text:p>-</text:p>
          </table:table-cell>
          <table:table-cell office:value-type="float" office:value="302946" table:style-name="ce9">
            <text:p>302.94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7379421" table:style-name="ce9">
            <text:p>7.379.421</text:p>
          </table:table-cell>
          <table:table-cell office:value-type="float" office:value="58595238" table:style-name="ce9">
            <text:p>58.595.238</text:p>
          </table:table-cell>
          <table:table-cell office:value-type="float" office:value="12140773" table:style-name="ce9">
            <text:p>12.140.773</text:p>
          </table:table-cell>
          <table:table-cell office:value-type="float" office:value="1427002" table:style-name="ce9">
            <text:p>1.427.002</text:p>
          </table:table-cell>
          <table:table-cell office:value-type="string" table:style-name="ce9">
            <text:p>-</text:p>
          </table:table-cell>
          <table:table-cell office:value-type="float" office:value="389873" table:style-name="ce9">
            <text:p>389.87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8539390" table:style-name="ce9">
            <text:p>8.539.390</text:p>
          </table:table-cell>
          <table:table-cell office:value-type="float" office:value="31365712" table:style-name="ce9">
            <text:p>31.365.712</text:p>
          </table:table-cell>
          <table:table-cell office:value-type="float" office:value="9303495" table:style-name="ce9">
            <text:p>9.303.495</text:p>
          </table:table-cell>
          <table:table-cell office:value-type="float" office:value="921860" table:style-name="ce9">
            <text:p>921.860</text:p>
          </table:table-cell>
          <table:table-cell office:value-type="string" table:style-name="ce9">
            <text:p>-</text:p>
          </table:table-cell>
          <table:table-cell office:value-type="float" office:value="116513" table:style-name="ce9">
            <text:p>116.51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003664" table:style-name="ce9">
            <text:p>2.003.664</text:p>
          </table:table-cell>
          <table:table-cell office:value-type="float" office:value="20750866" table:style-name="ce9">
            <text:p>20.750.866</text:p>
          </table:table-cell>
          <table:table-cell office:value-type="float" office:value="3561519" table:style-name="ce9">
            <text:p>3.561.519</text:p>
          </table:table-cell>
          <table:table-cell office:value-type="float" office:value="385890" table:style-name="ce9">
            <text:p>385.890</text:p>
          </table:table-cell>
          <table:table-cell office:value-type="string" table:style-name="ce9">
            <text:p>-</text:p>
          </table:table-cell>
          <table:table-cell office:value-type="float" office:value="397923" table:style-name="ce9">
            <text:p>397.92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211204" table:style-name="ce9">
            <text:p>1.211.204</text:p>
          </table:table-cell>
          <table:table-cell office:value-type="float" office:value="10737314" table:style-name="ce9">
            <text:p>10.737.314</text:p>
          </table:table-cell>
          <table:table-cell office:value-type="float" office:value="3046853" table:style-name="ce9">
            <text:p>3.046.853</text:p>
          </table:table-cell>
          <table:table-cell office:value-type="float" office:value="458242" table:style-name="ce9">
            <text:p>458.242</text:p>
          </table:table-cell>
          <table:table-cell office:value-type="string" table:style-name="ce9">
            <text:p>-</text:p>
          </table:table-cell>
          <table:table-cell office:value-type="float" office:value="261667" table:style-name="ce9">
            <text:p>261.66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10499" table:style-name="ce9">
            <text:p>910.499</text:p>
          </table:table-cell>
          <table:table-cell office:value-type="float" office:value="10289456" table:style-name="ce9">
            <text:p>10.289.456</text:p>
          </table:table-cell>
          <table:table-cell office:value-type="float" office:value="2904889" table:style-name="ce9">
            <text:p>2.904.889</text:p>
          </table:table-cell>
          <table:table-cell office:value-type="float" office:value="58631" table:style-name="ce9">
            <text:p>58.631</text:p>
          </table:table-cell>
          <table:table-cell office:value-type="string" table:style-name="ce9">
            <text:p>-</text:p>
          </table:table-cell>
          <table:table-cell office:value-type="float" office:value="231197" table:style-name="ce9">
            <text:p>231.19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10458769" table:style-name="ce9">
            <text:p>10.458.769</text:p>
          </table:table-cell>
          <table:table-cell office:value-type="float" office:value="60752782" table:style-name="ce9">
            <text:p>60.752.782</text:p>
          </table:table-cell>
          <table:table-cell office:value-type="float" office:value="15596874" table:style-name="ce9">
            <text:p>15.596.874</text:p>
          </table:table-cell>
          <table:table-cell office:value-type="float" office:value="1052961" table:style-name="ce9">
            <text:p>1.052.961</text:p>
          </table:table-cell>
          <table:table-cell office:value-type="string" table:style-name="ce9">
            <text:p>-</text:p>
          </table:table-cell>
          <table:table-cell office:value-type="float" office:value="369290" table:style-name="ce9">
            <text:p>369.29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9585409" table:style-name="ce9">
            <text:p>9.585.409</text:p>
          </table:table-cell>
          <table:table-cell office:value-type="float" office:value="70985803" table:style-name="ce9">
            <text:p>70.985.803</text:p>
          </table:table-cell>
          <table:table-cell office:value-type="float" office:value="15360654" table:style-name="ce9">
            <text:p>15.360.654</text:p>
          </table:table-cell>
          <table:table-cell office:value-type="float" office:value="2198664" table:style-name="ce9">
            <text:p>2.198.664</text:p>
          </table:table-cell>
          <table:table-cell office:value-type="string" table:style-name="ce9">
            <text:p>-</text:p>
          </table:table-cell>
          <table:table-cell office:value-type="float" office:value="1027883" table:style-name="ce9">
            <text:p>1.027.88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5913687" table:style-name="ce9">
            <text:p>5.913.687</text:p>
          </table:table-cell>
          <table:table-cell office:value-type="float" office:value="54836132" table:style-name="ce9">
            <text:p>54.836.132</text:p>
          </table:table-cell>
          <table:table-cell office:value-type="float" office:value="10982269" table:style-name="ce9">
            <text:p>10.982.269</text:p>
          </table:table-cell>
          <table:table-cell office:value-type="float" office:value="1302205" table:style-name="ce9">
            <text:p>1.302.205</text:p>
          </table:table-cell>
          <table:table-cell office:value-type="string" table:style-name="ce9">
            <text:p>-</text:p>
          </table:table-cell>
          <table:table-cell office:value-type="float" office:value="792139" table:style-name="ce9">
            <text:p>792.13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9462745" table:style-name="ce9">
            <text:p>9.462.745</text:p>
          </table:table-cell>
          <table:table-cell office:value-type="float" office:value="53936175" table:style-name="ce9">
            <text:p>53.936.175</text:p>
          </table:table-cell>
          <table:table-cell office:value-type="float" office:value="15008755" table:style-name="ce9">
            <text:p>15.008.755</text:p>
          </table:table-cell>
          <table:table-cell office:value-type="float" office:value="1516289" table:style-name="ce9">
            <text:p>1.516.289</text:p>
          </table:table-cell>
          <table:table-cell office:value-type="string" table:style-name="ce9">
            <text:p>-</text:p>
          </table:table-cell>
          <table:table-cell office:value-type="float" office:value="413769" table:style-name="ce9">
            <text:p>413.76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3347707" table:style-name="ce9">
            <text:p>3.347.707</text:p>
          </table:table-cell>
          <table:table-cell office:value-type="float" office:value="16243546" table:style-name="ce9">
            <text:p>16.243.546</text:p>
          </table:table-cell>
          <table:table-cell office:value-type="float" office:value="3524480" table:style-name="ce9">
            <text:p>3.524.480</text:p>
          </table:table-cell>
          <table:table-cell office:value-type="float" office:value="276182" table:style-name="ce9">
            <text:p>276.182</text:p>
          </table:table-cell>
          <table:table-cell office:value-type="string" table:style-name="ce9">
            <text:p>-</text:p>
          </table:table-cell>
          <table:table-cell office:value-type="float" office:value="27700" table:style-name="ce9">
            <text:p>27.70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592939" table:style-name="ce9">
            <text:p>592.939</text:p>
          </table:table-cell>
          <table:table-cell office:value-type="float" office:value="3036780" table:style-name="ce9">
            <text:p>3.036.780</text:p>
          </table:table-cell>
          <table:table-cell office:value-type="float" office:value="519945" table:style-name="ce9">
            <text:p>519.945</text:p>
          </table:table-cell>
          <table:table-cell office:value-type="float" office:value="62002" table:style-name="ce9">
            <text:p>62.002</text:p>
          </table:table-cell>
          <table:table-cell office:value-type="string" table:style-name="ce9">
            <text:p>-</text:p>
          </table:table-cell>
          <table:table-cell office:value-type="float" office:value="49519" table:style-name="ce9">
            <text:p>49.51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97401" table:style-name="ce9">
            <text:p>197.401</text:p>
          </table:table-cell>
          <table:table-cell office:value-type="float" office:value="2247613" table:style-name="ce9">
            <text:p>2.247.613</text:p>
          </table:table-cell>
          <table:table-cell office:value-type="float" office:value="587772" table:style-name="ce9">
            <text:p>587.772</text:p>
          </table:table-cell>
          <table:table-cell office:value-type="float" office:value="94947" table:style-name="ce9">
            <text:p>94.947</text:p>
          </table:table-cell>
          <table:table-cell office:value-type="string" table:style-name="ce9">
            <text:p>-</text:p>
          </table:table-cell>
          <table:table-cell office:value-type="float" office:value="104946" table:style-name="ce9">
            <text:p>104.946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529700" table:style-name="ce9">
            <text:p>529.700</text:p>
          </table:table-cell>
          <table:table-cell office:value-type="float" office:value="1438340" table:style-name="ce9">
            <text:p>1.438.340</text:p>
          </table:table-cell>
          <table:table-cell office:value-type="float" office:value="334308" table:style-name="ce9">
            <text:p>334.3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100" table:style-name="ce9">
            <text:p>9.100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342292" table:style-name="ce9">
            <text:p>4.342.292</text:p>
          </table:table-cell>
          <table:table-cell office:value-type="float" office:value="5312026" table:style-name="ce9">
            <text:p>5.312.026</text:p>
          </table:table-cell>
          <table:table-cell office:value-type="float" office:value="317062" table:style-name="ce9">
            <text:p>317.062</text:p>
          </table:table-cell>
          <table:table-cell office:value-type="float" office:value="16545" table:style-name="ce9">
            <text:p>16.545</text:p>
          </table:table-cell>
          <table:table-cell office:value-type="string" table:style-name="ce9">
            <text:p>-</text:p>
          </table:table-cell>
          <table:table-cell office:value-type="float" office:value="106559" table:style-name="ce9">
            <text:p>106.55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12522275" table:style-name="ce9">
            <text:p>12.522.275</text:p>
          </table:table-cell>
          <table:table-cell office:value-type="float" office:value="49045866" table:style-name="ce9">
            <text:p>49.045.866</text:p>
          </table:table-cell>
          <table:table-cell office:value-type="float" office:value="11913442" table:style-name="ce9">
            <text:p>11.913.442</text:p>
          </table:table-cell>
          <table:table-cell office:value-type="float" office:value="773620" table:style-name="ce9">
            <text:p>773.620</text:p>
          </table:table-cell>
          <table:table-cell office:value-type="string" table:style-name="ce9">
            <text:p>-</text:p>
          </table:table-cell>
          <table:table-cell office:value-type="float" office:value="905241" table:style-name="ce9">
            <text:p>905.24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2908988" table:style-name="ce9">
            <text:p>2.908.988</text:p>
          </table:table-cell>
          <table:table-cell office:value-type="float" office:value="47552661" table:style-name="ce9">
            <text:p>47.552.661</text:p>
          </table:table-cell>
          <table:table-cell office:value-type="float" office:value="11271582" table:style-name="ce9">
            <text:p>11.271.582</text:p>
          </table:table-cell>
          <table:table-cell office:value-type="float" office:value="1462349" table:style-name="ce9">
            <text:p>1.462.349</text:p>
          </table:table-cell>
          <table:table-cell office:value-type="string" table:style-name="ce9">
            <text:p>-</text:p>
          </table:table-cell>
          <table:table-cell office:value-type="float" office:value="75227" table:style-name="ce9">
            <text:p>75.22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270623" table:style-name="ce9">
            <text:p>270.623</text:p>
          </table:table-cell>
          <table:table-cell office:value-type="float" office:value="29828032" table:style-name="ce9">
            <text:p>29.828.032</text:p>
          </table:table-cell>
          <table:table-cell office:value-type="float" office:value="7455442" table:style-name="ce9">
            <text:p>7.455.442</text:p>
          </table:table-cell>
          <table:table-cell office:value-type="float" office:value="999112" table:style-name="ce9">
            <text:p>999.112</text:p>
          </table:table-cell>
          <table:table-cell office:value-type="string" table:style-name="ce9">
            <text:p>-</text:p>
          </table:table-cell>
          <table:table-cell office:value-type="float" office:value="310147" table:style-name="ce9">
            <text:p>310.147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4024444" table:style-name="ce9">
            <text:p>4.024.444</text:p>
          </table:table-cell>
          <table:table-cell office:value-type="float" office:value="10863032" table:style-name="ce9">
            <text:p>10.863.032</text:p>
          </table:table-cell>
          <table:table-cell office:value-type="float" office:value="1474099" table:style-name="ce9">
            <text:p>1.474.099</text:p>
          </table:table-cell>
          <table:table-cell office:value-type="float" office:value="377120" table:style-name="ce9">
            <text:p>377.120</text:p>
          </table:table-cell>
          <table:table-cell office:value-type="string" table:style-name="ce9">
            <text:p>-</text:p>
          </table:table-cell>
          <table:table-cell office:value-type="float" office:value="393472" table:style-name="ce9">
            <text:p>393.47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549385" table:style-name="ce9">
            <text:p>1.549.385</text:p>
          </table:table-cell>
          <table:table-cell office:value-type="float" office:value="21215179" table:style-name="ce9">
            <text:p>21.215.179</text:p>
          </table:table-cell>
          <table:table-cell office:value-type="float" office:value="4587702" table:style-name="ce9">
            <text:p>4.587.702</text:p>
          </table:table-cell>
          <table:table-cell office:value-type="float" office:value="143698" table:style-name="ce9">
            <text:p>143.698</text:p>
          </table:table-cell>
          <table:table-cell office:value-type="string" table:style-name="ce9">
            <text:p>-</text:p>
          </table:table-cell>
          <table:table-cell office:value-type="float" office:value="4865" table:style-name="ce9">
            <text:p>4.86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769780" table:style-name="ce9">
            <text:p>1.769.780</text:p>
          </table:table-cell>
          <table:table-cell office:value-type="float" office:value="20924659" table:style-name="ce9">
            <text:p>20.924.659</text:p>
          </table:table-cell>
          <table:table-cell office:value-type="float" office:value="5035339" table:style-name="ce9">
            <text:p>5.035.339</text:p>
          </table:table-cell>
          <table:table-cell office:value-type="float" office:value="623705" table:style-name="ce9">
            <text:p>623.705</text:p>
          </table:table-cell>
          <table:table-cell office:value-type="string" table:style-name="ce9">
            <text:p>-</text:p>
          </table:table-cell>
          <table:table-cell office:value-type="float" office:value="14060" table:style-name="ce9">
            <text:p>14.06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626339" table:style-name="ce9">
            <text:p>2.626.339</text:p>
          </table:table-cell>
          <table:table-cell office:value-type="float" office:value="19381599" table:style-name="ce9">
            <text:p>19.381.599</text:p>
          </table:table-cell>
          <table:table-cell office:value-type="float" office:value="9256204" table:style-name="ce9">
            <text:p>9.256.204</text:p>
          </table:table-cell>
          <table:table-cell office:value-type="float" office:value="1084205" table:style-name="ce9">
            <text:p>1.084.205</text:p>
          </table:table-cell>
          <table:table-cell office:value-type="string" table:style-name="ce9">
            <text:p>-</text:p>
          </table:table-cell>
          <table:table-cell office:value-type="float" office:value="17943" table:style-name="ce9">
            <text:p>17.94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442703" table:style-name="ce9">
            <text:p>2.442.703</text:p>
          </table:table-cell>
          <table:table-cell office:value-type="float" office:value="33493112" table:style-name="ce9">
            <text:p>33.493.112</text:p>
          </table:table-cell>
          <table:table-cell office:value-type="float" office:value="6323561" table:style-name="ce9">
            <text:p>6.323.561</text:p>
          </table:table-cell>
          <table:table-cell office:value-type="float" office:value="498046" table:style-name="ce9">
            <text:p>498.046</text:p>
          </table:table-cell>
          <table:table-cell office:value-type="string" table:style-name="ce9">
            <text:p>-</text:p>
          </table:table-cell>
          <table:table-cell office:value-type="float" office:value="266416" table:style-name="ce9">
            <text:p>266.416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7631528" table:style-name="ce9">
            <text:p>7.631.528</text:p>
          </table:table-cell>
          <table:table-cell office:value-type="float" office:value="25861004" table:style-name="ce9">
            <text:p>25.861.004</text:p>
          </table:table-cell>
          <table:table-cell office:value-type="float" office:value="4280624" table:style-name="ce9">
            <text:p>4.280.624</text:p>
          </table:table-cell>
          <table:table-cell office:value-type="float" office:value="524851" table:style-name="ce9">
            <text:p>524.851</text:p>
          </table:table-cell>
          <table:table-cell office:value-type="string" table:style-name="ce9">
            <text:p>-</text:p>
          </table:table-cell>
          <table:table-cell office:value-type="float" office:value="700417" table:style-name="ce9">
            <text:p>700.417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9554970" table:style-name="ce9">
            <text:p>9.554.970</text:p>
          </table:table-cell>
          <table:table-cell office:value-type="float" office:value="36779142" table:style-name="ce9">
            <text:p>36.779.142</text:p>
          </table:table-cell>
          <table:table-cell office:value-type="float" office:value="8953078" table:style-name="ce9">
            <text:p>8.953.078</text:p>
          </table:table-cell>
          <table:table-cell office:value-type="float" office:value="476357" table:style-name="ce9">
            <text:p>476.357</text:p>
          </table:table-cell>
          <table:table-cell office:value-type="string" table:style-name="ce9">
            <text:p>-</text:p>
          </table:table-cell>
          <table:table-cell office:value-type="float" office:value="563789" table:style-name="ce9">
            <text:p>563.78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979281" table:style-name="ce9">
            <text:p>4.979.281</text:p>
          </table:table-cell>
          <table:table-cell office:value-type="float" office:value="33944705" table:style-name="ce9">
            <text:p>33.944.705</text:p>
          </table:table-cell>
          <table:table-cell office:value-type="float" office:value="6843138" table:style-name="ce9">
            <text:p>6.843.138</text:p>
          </table:table-cell>
          <table:table-cell office:value-type="float" office:value="664966" table:style-name="ce9">
            <text:p>664.966</text:p>
          </table:table-cell>
          <table:table-cell office:value-type="string" table:style-name="ce9">
            <text:p>-</text:p>
          </table:table-cell>
          <table:table-cell office:value-type="float" office:value="140707" table:style-name="ce9">
            <text:p>140.70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713218" table:style-name="ce9">
            <text:p>1.713.218</text:p>
          </table:table-cell>
          <table:table-cell office:value-type="float" office:value="23874920" table:style-name="ce9">
            <text:p>23.874.920</text:p>
          </table:table-cell>
          <table:table-cell office:value-type="float" office:value="5314964" table:style-name="ce9">
            <text:p>5.314.964</text:p>
          </table:table-cell>
          <table:table-cell office:value-type="float" office:value="871251" table:style-name="ce9">
            <text:p>871.251</text:p>
          </table:table-cell>
          <table:table-cell office:value-type="string" table:style-name="ce9">
            <text:p>-</text:p>
          </table:table-cell>
          <table:table-cell office:value-type="float" office:value="285265" table:style-name="ce9">
            <text:p>285.26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959751" table:style-name="ce9">
            <text:p>959.751</text:p>
          </table:table-cell>
          <table:table-cell office:value-type="float" office:value="14942884" table:style-name="ce9">
            <text:p>14.942.884</text:p>
          </table:table-cell>
          <table:table-cell office:value-type="float" office:value="4943573" table:style-name="ce9">
            <text:p>4.943.573</text:p>
          </table:table-cell>
          <table:table-cell office:value-type="float" office:value="539353" table:style-name="ce9">
            <text:p>539.353</text:p>
          </table:table-cell>
          <table:table-cell office:value-type="string" table:style-name="ce9">
            <text:p>-</text:p>
          </table:table-cell>
          <table:table-cell office:value-type="float" office:value="21353" table:style-name="ce9">
            <text:p>21.35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151023" table:style-name="ce9">
            <text:p>151.023</text:p>
          </table:table-cell>
          <table:table-cell office:value-type="float" office:value="8251477" table:style-name="ce9">
            <text:p>8.251.477</text:p>
          </table:table-cell>
          <table:table-cell office:value-type="float" office:value="1648406" table:style-name="ce9">
            <text:p>1.648.406</text:p>
          </table:table-cell>
          <table:table-cell office:value-type="float" office:value="243365" table:style-name="ce9">
            <text:p>243.365</text:p>
          </table:table-cell>
          <table:table-cell office:value-type="string" table:style-name="ce9">
            <text:p>-</text:p>
          </table:table-cell>
          <table:table-cell office:value-type="float" office:value="25452" table:style-name="ce9">
            <text:p>25.45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2103" table:style-name="ce9">
            <text:p>2.103</text:p>
          </table:table-cell>
          <table:table-cell office:value-type="float" office:value="4722158" table:style-name="ce9">
            <text:p>4.722.158</text:p>
          </table:table-cell>
          <table:table-cell office:value-type="float" office:value="1020324" table:style-name="ce9">
            <text:p>1.020.324</text:p>
          </table:table-cell>
          <table:table-cell office:value-type="float" office:value="184874" table:style-name="ce9">
            <text:p>184.874</text:p>
          </table:table-cell>
          <table:table-cell office:value-type="string" table:style-name="ce9">
            <text:p>-</text:p>
          </table:table-cell>
          <table:table-cell office:value-type="float" office:value="109763" table:style-name="ce9">
            <text:p>109.76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773071" table:style-name="ce9">
            <text:p>773.071</text:p>
          </table:table-cell>
          <table:table-cell office:value-type="float" office:value="1607980" table:style-name="ce9">
            <text:p>1.607.980</text:p>
          </table:table-cell>
          <table:table-cell office:value-type="float" office:value="572950" table:style-name="ce9">
            <text:p>572.950</text:p>
          </table:table-cell>
          <table:table-cell office:value-type="float" office:value="55740" table:style-name="ce9">
            <text:p>55.740</text:p>
          </table:table-cell>
          <table:table-cell office:value-type="string" table:style-name="ce9">
            <text:p>-</text:p>
          </table:table-cell>
          <table:table-cell office:value-type="float" office:value="45643" table:style-name="ce9">
            <text:p>45.64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589642" table:style-name="ce9">
            <text:p>1.589.642</text:p>
          </table:table-cell>
          <table:table-cell office:value-type="float" office:value="4836376" table:style-name="ce9">
            <text:p>4.836.376</text:p>
          </table:table-cell>
          <table:table-cell office:value-type="float" office:value="1034327" table:style-name="ce9">
            <text:p>1.034.327</text:p>
          </table:table-cell>
          <table:table-cell office:value-type="float" office:value="215719" table:style-name="ce9">
            <text:p>215.719</text:p>
          </table:table-cell>
          <table:table-cell office:value-type="string" table:style-name="ce9">
            <text:p>-</text:p>
          </table:table-cell>
          <table:table-cell office:value-type="float" office:value="205201" table:style-name="ce9">
            <text:p>205.20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21119" table:style-name="ce9">
            <text:p>321.119</text:p>
          </table:table-cell>
          <table:table-cell office:value-type="float" office:value="2778943" table:style-name="ce9">
            <text:p>2.778.943</text:p>
          </table:table-cell>
          <table:table-cell office:value-type="float" office:value="626769" table:style-name="ce9">
            <text:p>626.7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203844" table:style-name="ce9">
            <text:p>203.844</text:p>
          </table:table-cell>
          <table:table-cell office:value-type="float" office:value="3847258" table:style-name="ce9">
            <text:p>3.847.258</text:p>
          </table:table-cell>
          <table:table-cell office:value-type="float" office:value="2110457" table:style-name="ce9">
            <text:p>2.110.457</text:p>
          </table:table-cell>
          <table:table-cell office:value-type="float" office:value="253103" table:style-name="ce9">
            <text:p>253.103</text:p>
          </table:table-cell>
          <table:table-cell office:value-type="string" table:style-name="ce9">
            <text:p>-</text:p>
          </table:table-cell>
          <table:table-cell office:value-type="float" office:value="205201" table:style-name="ce9">
            <text:p>205.20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310595" table:style-name="ce9">
            <text:p>1.310.595</text:p>
          </table:table-cell>
          <table:table-cell office:value-type="float" office:value="26669232" table:style-name="ce9">
            <text:p>26.669.232</text:p>
          </table:table-cell>
          <table:table-cell office:value-type="float" office:value="6072243" table:style-name="ce9">
            <text:p>6.072.243</text:p>
          </table:table-cell>
          <table:table-cell office:value-type="float" office:value="1104231" table:style-name="ce9">
            <text:p>1.104.231</text:p>
          </table:table-cell>
          <table:table-cell office:value-type="string" table:style-name="ce9">
            <text:p>-</text:p>
          </table:table-cell>
          <table:table-cell office:value-type="float" office:value="190127" table:style-name="ce9">
            <text:p>190.12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941854" table:style-name="ce9">
            <text:p>5.941.854</text:p>
          </table:table-cell>
          <table:table-cell office:value-type="float" office:value="61154098" table:style-name="ce9">
            <text:p>61.154.098</text:p>
          </table:table-cell>
          <table:table-cell office:value-type="float" office:value="12663939" table:style-name="ce9">
            <text:p>12.663.939</text:p>
          </table:table-cell>
          <table:table-cell office:value-type="float" office:value="1480639" table:style-name="ce9">
            <text:p>1.480.639</text:p>
          </table:table-cell>
          <table:table-cell office:value-type="string" table:style-name="ce9">
            <text:p>-</text:p>
          </table:table-cell>
          <table:table-cell office:value-type="float" office:value="377578" table:style-name="ce9">
            <text:p>377.578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2587886" table:style-name="ce9">
            <text:p>12.587.886</text:p>
          </table:table-cell>
          <table:table-cell office:value-type="float" office:value="40067996" table:style-name="ce9">
            <text:p>40.067.996</text:p>
          </table:table-cell>
          <table:table-cell office:value-type="float" office:value="10110889" table:style-name="ce9">
            <text:p>10.110.889</text:p>
          </table:table-cell>
          <table:table-cell office:value-type="float" office:value="413653" table:style-name="ce9">
            <text:p>413.653</text:p>
          </table:table-cell>
          <table:table-cell office:value-type="string" table:style-name="ce9">
            <text:p>-</text:p>
          </table:table-cell>
          <table:table-cell office:value-type="float" office:value="624267" table:style-name="ce9">
            <text:p>624.267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6022049" table:style-name="ce9">
            <text:p>6.022.049</text:p>
          </table:table-cell>
          <table:table-cell office:value-type="float" office:value="72181046" table:style-name="ce9">
            <text:p>72.181.046</text:p>
          </table:table-cell>
          <table:table-cell office:value-type="float" office:value="19368896" table:style-name="ce9">
            <text:p>19.368.896</text:p>
          </table:table-cell>
          <table:table-cell office:value-type="float" office:value="2296610" table:style-name="ce9">
            <text:p>2.296.610</text:p>
          </table:table-cell>
          <table:table-cell office:value-type="string" table:style-name="ce9">
            <text:p>-</text:p>
          </table:table-cell>
          <table:table-cell office:value-type="float" office:value="235870" table:style-name="ce9">
            <text:p>235.87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14022130" table:style-name="ce9">
            <text:p>14.022.130</text:p>
          </table:table-cell>
          <table:table-cell office:value-type="float" office:value="59557539" table:style-name="ce9">
            <text:p>59.557.539</text:p>
          </table:table-cell>
          <table:table-cell office:value-type="float" office:value="11588632" table:style-name="ce9">
            <text:p>11.588.632</text:p>
          </table:table-cell>
          <table:table-cell office:value-type="float" office:value="955015" table:style-name="ce9">
            <text:p>955.015</text:p>
          </table:table-cell>
          <table:table-cell office:value-type="string" table:style-name="ce9">
            <text:p>-</text:p>
          </table:table-cell>
          <table:table-cell office:value-type="float" office:value="1161303" table:style-name="ce9">
            <text:p>1.161.30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IDUOS QUE POSEEN TELÉFONO CELULAR, POR MODALIDAD DE CONTRATACIÓN DEL SERVIC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personas que poseen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Prepago</text:p>
          </table:table-cell>
          <table:table-cell office:value-type="string" table:number-columns-spanned="1" table:number-rows-spanned="2" table:style-name="ce4">
            <text:p>Pospag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5792581" table:style-name="ce9">
            <text:p>95.792.581</text:p>
          </table:table-cell>
          <table:table-cell office:value-type="float" office:value="60863699" table:style-name="ce9">
            <text:p>60.863.699</text:p>
          </table:table-cell>
          <table:table-cell office:value-type="float" office:value="8122821" table:style-name="ce9">
            <text:p>8.122.821</text:p>
          </table:table-cell>
          <table:table-cell office:value-type="float" office:value="1168638" table:style-name="ce9">
            <text:p>1.168.6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2558718" table:style-name="ce9">
            <text:p>82.558.718</text:p>
          </table:table-cell>
          <table:table-cell office:value-type="float" office:value="57002422" table:style-name="ce9">
            <text:p>57.002.422</text:p>
          </table:table-cell>
          <table:table-cell office:value-type="float" office:value="5680107" table:style-name="ce9">
            <text:p>5.680.107</text:p>
          </table:table-cell>
          <table:table-cell office:value-type="float" office:value="905245" table:style-name="ce9">
            <text:p>905.24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3233862" table:style-name="ce9">
            <text:p>13.233.862</text:p>
          </table:table-cell>
          <table:table-cell office:value-type="float" office:value="3861277" table:style-name="ce9">
            <text:p>3.861.277</text:p>
          </table:table-cell>
          <table:table-cell office:value-type="float" office:value="2442713" table:style-name="ce9">
            <text:p>2.442.713</text:p>
          </table:table-cell>
          <table:table-cell office:value-type="float" office:value="263394" table:style-name="ce9">
            <text:p>263.39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37391283" table:style-name="ce9">
            <text:p>37.391.283</text:p>
          </table:table-cell>
          <table:table-cell office:value-type="float" office:value="32354432" table:style-name="ce9">
            <text:p>32.354.432</text:p>
          </table:table-cell>
          <table:table-cell office:value-type="float" office:value="2249500" table:style-name="ce9">
            <text:p>2.249.500</text:p>
          </table:table-cell>
          <table:table-cell office:value-type="float" office:value="167797" table:style-name="ce9">
            <text:p>167.7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7459390" table:style-name="ce9">
            <text:p>27.459.390</text:p>
          </table:table-cell>
          <table:table-cell office:value-type="float" office:value="9228493" table:style-name="ce9">
            <text:p>9.228.493</text:p>
          </table:table-cell>
          <table:table-cell office:value-type="float" office:value="4047894" table:style-name="ce9">
            <text:p>4.047.894</text:p>
          </table:table-cell>
          <table:table-cell office:value-type="float" office:value="855290" table:style-name="ce9">
            <text:p>855.29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4637864" table:style-name="ce9">
            <text:p>14.637.864</text:p>
          </table:table-cell>
          <table:table-cell office:value-type="float" office:value="9208241" table:style-name="ce9">
            <text:p>9.208.241</text:p>
          </table:table-cell>
          <table:table-cell office:value-type="float" office:value="776604" table:style-name="ce9">
            <text:p>776.604</text:p>
          </table:table-cell>
          <table:table-cell office:value-type="float" office:value="75564" table:style-name="ce9">
            <text:p>75.5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9846416" table:style-name="ce9">
            <text:p>9.846.416</text:p>
          </table:table-cell>
          <table:table-cell office:value-type="float" office:value="3756215" table:style-name="ce9">
            <text:p>3.756.215</text:p>
          </table:table-cell>
          <table:table-cell office:value-type="float" office:value="581582" table:style-name="ce9">
            <text:p>581.582</text:p>
          </table:table-cell>
          <table:table-cell office:value-type="float" office:value="58196" table:style-name="ce9">
            <text:p>58.19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6457627" table:style-name="ce9">
            <text:p>6.457.627</text:p>
          </table:table-cell>
          <table:table-cell office:value-type="float" office:value="6316318" table:style-name="ce9">
            <text:p>6.316.318</text:p>
          </table:table-cell>
          <table:table-cell office:value-type="float" office:value="467241" table:style-name="ce9">
            <text:p>467.241</text:p>
          </table:table-cell>
          <table:table-cell office:value-type="float" office:value="11791" table:style-name="ce9">
            <text:p>11.79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5135595" table:style-name="ce9">
            <text:p>45.135.595</text:p>
          </table:table-cell>
          <table:table-cell office:value-type="float" office:value="28588924" table:style-name="ce9">
            <text:p>28.588.924</text:p>
          </table:table-cell>
          <table:table-cell office:value-type="float" office:value="3218621" table:style-name="ce9">
            <text:p>3.218.621</text:p>
          </table:table-cell>
          <table:table-cell office:value-type="float" office:value="459477" table:style-name="ce9">
            <text:p>459.47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0656985" table:style-name="ce9">
            <text:p>50.656.985</text:p>
          </table:table-cell>
          <table:table-cell office:value-type="float" office:value="32274775" table:style-name="ce9">
            <text:p>32.274.775</text:p>
          </table:table-cell>
          <table:table-cell office:value-type="float" office:value="4904200" table:style-name="ce9">
            <text:p>4.904.200</text:p>
          </table:table-cell>
          <table:table-cell office:value-type="float" office:value="709161" table:style-name="ce9">
            <text:p>709.16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33263155" table:style-name="ce9">
            <text:p>33.263.155</text:p>
          </table:table-cell>
          <table:table-cell office:value-type="float" office:value="31021283" table:style-name="ce9">
            <text:p>31.021.283</text:p>
          </table:table-cell>
          <table:table-cell office:value-type="float" office:value="2520693" table:style-name="ce9">
            <text:p>2.520.693</text:p>
          </table:table-cell>
          <table:table-cell office:value-type="float" office:value="315475" table:style-name="ce9">
            <text:p>315.4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4743001" table:style-name="ce9">
            <text:p>44.743.001</text:p>
          </table:table-cell>
          <table:table-cell office:value-type="float" office:value="21652069" table:style-name="ce9">
            <text:p>21.652.069</text:p>
          </table:table-cell>
          <table:table-cell office:value-type="float" office:value="3573552" table:style-name="ce9">
            <text:p>3.573.552</text:p>
          </table:table-cell>
          <table:table-cell office:value-type="float" office:value="492598" table:style-name="ce9">
            <text:p>492.5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2781628" table:style-name="ce9">
            <text:p>12.781.628</text:p>
          </table:table-cell>
          <table:table-cell office:value-type="float" office:value="6081338" table:style-name="ce9">
            <text:p>6.081.338</text:p>
          </table:table-cell>
          <table:table-cell office:value-type="float" office:value="1017609" table:style-name="ce9">
            <text:p>1.017.609</text:p>
          </table:table-cell>
          <table:table-cell office:value-type="float" office:value="163632" table:style-name="ce9">
            <text:p>163.6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2300542" table:style-name="ce9">
            <text:p>2.300.542</text:p>
          </table:table-cell>
          <table:table-cell office:value-type="float" office:value="1240807" table:style-name="ce9">
            <text:p>1.240.807</text:p>
          </table:table-cell>
          <table:table-cell office:value-type="float" office:value="77378" table:style-name="ce9">
            <text:p>77.37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990016" table:style-name="ce9">
            <text:p>1.990.016</text:p>
          </table:table-cell>
          <table:table-cell office:value-type="float" office:value="686245" table:style-name="ce9">
            <text:p>686.245</text:p>
          </table:table-cell>
          <table:table-cell office:value-type="float" office:value="254071" table:style-name="ce9">
            <text:p>254.07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714240" table:style-name="ce9">
            <text:p>714.240</text:p>
          </table:table-cell>
          <table:table-cell office:value-type="float" office:value="181957" table:style-name="ce9">
            <text:p>181.957</text:p>
          </table:table-cell>
          <table:table-cell office:value-type="float" office:value="679519" table:style-name="ce9">
            <text:p>679.519</text:p>
          </table:table-cell>
          <table:table-cell office:value-type="float" office:value="196932" table:style-name="ce9">
            <text:p>196.93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3210290" table:style-name="ce9">
            <text:p>3.210.290</text:p>
          </table:table-cell>
          <table:table-cell office:value-type="float" office:value="1137550" table:style-name="ce9">
            <text:p>1.137.550</text:p>
          </table:table-cell>
          <table:table-cell office:value-type="float" office:value="843720" table:style-name="ce9">
            <text:p>843.720</text:p>
          </table:table-cell>
          <table:table-cell office:value-type="float" office:value="454072" table:style-name="ce9">
            <text:p>454.0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40458256" table:style-name="ce9">
            <text:p>40.458.256</text:p>
          </table:table-cell>
          <table:table-cell office:value-type="float" office:value="16464959" table:style-name="ce9">
            <text:p>16.464.959</text:p>
          </table:table-cell>
          <table:table-cell office:value-type="float" office:value="4202924" table:style-name="ce9">
            <text:p>4.202.924</text:p>
          </table:table-cell>
          <table:table-cell office:value-type="float" office:value="606789" table:style-name="ce9">
            <text:p>606.7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36351359" table:style-name="ce9">
            <text:p>36.351.359</text:p>
          </table:table-cell>
          <table:table-cell office:value-type="float" office:value="21276394" table:style-name="ce9">
            <text:p>21.276.394</text:p>
          </table:table-cell>
          <table:table-cell office:value-type="float" office:value="2627119" table:style-name="ce9">
            <text:p>2.627.119</text:p>
          </table:table-cell>
          <table:table-cell office:value-type="float" office:value="31719" table:style-name="ce9">
            <text:p>31.7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15772675" table:style-name="ce9">
            <text:p>15.772.675</text:p>
          </table:table-cell>
          <table:table-cell office:value-type="float" office:value="21984796" table:style-name="ce9">
            <text:p>21.984.796</text:p>
          </table:table-cell>
          <table:table-cell office:value-type="float" office:value="449058" table:style-name="ce9">
            <text:p>449.058</text:p>
          </table:table-cell>
          <table:table-cell office:value-type="float" office:value="76058" table:style-name="ce9">
            <text:p>76.05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0018072" table:style-name="ce9">
            <text:p>10.018.072</text:p>
          </table:table-cell>
          <table:table-cell office:value-type="float" office:value="1462508" table:style-name="ce9">
            <text:p>1.462.508</text:p>
          </table:table-cell>
          <table:table-cell office:value-type="float" office:value="1143889" table:style-name="ce9">
            <text:p>1.143.889</text:p>
          </table:table-cell>
          <table:table-cell office:value-type="float" office:value="89783" table:style-name="ce9">
            <text:p>89.78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8342606" table:style-name="ce9">
            <text:p>18.342.606</text:p>
          </table:table-cell>
          <table:table-cell office:value-type="float" office:value="6440414" table:style-name="ce9">
            <text:p>6.440.414</text:p>
          </table:table-cell>
          <table:table-cell office:value-type="float" office:value="1117268" table:style-name="ce9">
            <text:p>1.117.268</text:p>
          </table:table-cell>
          <table:table-cell office:value-type="float" office:value="46292" table:style-name="ce9">
            <text:p>46.29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6080527" table:style-name="ce9">
            <text:p>16.080.527</text:p>
          </table:table-cell>
          <table:table-cell office:value-type="float" office:value="9321421" table:style-name="ce9">
            <text:p>9.321.421</text:p>
          </table:table-cell>
          <table:table-cell office:value-type="float" office:value="1172994" table:style-name="ce9">
            <text:p>1.172.994</text:p>
          </table:table-cell>
          <table:table-cell office:value-type="float" office:value="8761" table:style-name="ce9">
            <text:p>8.7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15893314" table:style-name="ce9">
            <text:p>15.893.314</text:p>
          </table:table-cell>
          <table:table-cell office:value-type="float" office:value="13041061" table:style-name="ce9">
            <text:p>13.041.061</text:p>
          </table:table-cell>
          <table:table-cell office:value-type="float" office:value="726671" table:style-name="ce9">
            <text:p>726.671</text:p>
          </table:table-cell>
          <table:table-cell office:value-type="float" office:value="60961" table:style-name="ce9">
            <text:p>60.9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1761664" table:style-name="ce9">
            <text:p>21.761.664</text:p>
          </table:table-cell>
          <table:table-cell office:value-type="float" office:value="15814199" table:style-name="ce9">
            <text:p>15.814.199</text:p>
          </table:table-cell>
          <table:table-cell office:value-type="float" office:value="1997498" table:style-name="ce9">
            <text:p>1.997.498</text:p>
          </table:table-cell>
          <table:table-cell office:value-type="float" office:value="741358" table:style-name="ce9">
            <text:p>741.35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3696399" table:style-name="ce9">
            <text:p>13.696.399</text:p>
          </table:table-cell>
          <table:table-cell office:value-type="float" office:value="14784096" table:style-name="ce9">
            <text:p>14.784.096</text:p>
          </table:table-cell>
          <table:table-cell office:value-type="float" office:value="1964501" table:style-name="ce9">
            <text:p>1.964.501</text:p>
          </table:table-cell>
          <table:table-cell office:value-type="float" office:value="221483" table:style-name="ce9">
            <text:p>221.48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32199520" table:style-name="ce9">
            <text:p>32.199.520</text:p>
          </table:table-cell>
          <table:table-cell office:value-type="float" office:value="9075404" table:style-name="ce9">
            <text:p>9.075.404</text:p>
          </table:table-cell>
          <table:table-cell office:value-type="float" office:value="4384093" table:style-name="ce9">
            <text:p>4.384.093</text:p>
          </table:table-cell>
          <table:table-cell office:value-type="float" office:value="549558" table:style-name="ce9">
            <text:p>549.55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3997857" table:style-name="ce9">
            <text:p>23.997.857</text:p>
          </table:table-cell>
          <table:table-cell office:value-type="float" office:value="15022457" table:style-name="ce9">
            <text:p>15.022.457</text:p>
          </table:table-cell>
          <table:table-cell office:value-type="float" office:value="1879697" table:style-name="ce9">
            <text:p>1.879.697</text:p>
          </table:table-cell>
          <table:table-cell office:value-type="float" office:value="552798" table:style-name="ce9">
            <text:p>552.7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16270150" table:style-name="ce9">
            <text:p>16.270.150</text:p>
          </table:table-cell>
          <table:table-cell office:value-type="float" office:value="13025587" table:style-name="ce9">
            <text:p>13.025.587</text:p>
          </table:table-cell>
          <table:table-cell office:value-type="float" office:value="757385" table:style-name="ce9">
            <text:p>757.385</text:p>
          </table:table-cell>
          <table:table-cell office:value-type="float" office:value="8013" table:style-name="ce9">
            <text:p>8.0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0421359" table:style-name="ce9">
            <text:p>10.421.359</text:p>
          </table:table-cell>
          <table:table-cell office:value-type="float" office:value="9874902" table:style-name="ce9">
            <text:p>9.874.902</text:p>
          </table:table-cell>
          <table:table-cell office:value-type="float" office:value="129548" table:style-name="ce9">
            <text:p>129.54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4166389" table:style-name="ce9">
            <text:p>4.166.389</text:p>
          </table:table-cell>
          <table:table-cell office:value-type="float" office:value="5936055" table:style-name="ce9">
            <text:p>5.936.055</text:p>
          </table:table-cell>
          <table:table-cell office:value-type="float" office:value="40804" table:style-name="ce9">
            <text:p>40.80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042053" table:style-name="ce9">
            <text:p>1.042.053</text:p>
          </table:table-cell>
          <table:table-cell office:value-type="float" office:value="4852348" table:style-name="ce9">
            <text:p>4.852.348</text:p>
          </table:table-cell>
          <table:table-cell office:value-type="float" office:value="32954" table:style-name="ce9">
            <text:p>32.95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539192" table:style-name="ce9">
            <text:p>1.539.192</text:p>
          </table:table-cell>
          <table:table-cell office:value-type="float" office:value="304126" table:style-name="ce9">
            <text:p>304.126</text:p>
          </table:table-cell>
          <table:table-cell office:value-type="float" office:value="342924" table:style-name="ce9">
            <text:p>342.924</text:p>
          </table:table-cell>
          <table:table-cell office:value-type="float" office:value="50429" table:style-name="ce9">
            <text:p>50.4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319186" table:style-name="ce9">
            <text:p>4.319.186</text:p>
          </table:table-cell>
          <table:table-cell office:value-type="float" office:value="1203981" table:style-name="ce9">
            <text:p>1.203.981</text:p>
          </table:table-cell>
          <table:table-cell office:value-type="float" office:value="555414" table:style-name="ce9">
            <text:p>555.414</text:p>
          </table:table-cell>
          <table:table-cell office:value-type="float" office:value="7840" table:style-name="ce9">
            <text:p>7.8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836874" table:style-name="ce9">
            <text:p>1.836.874</text:p>
          </table:table-cell>
          <table:table-cell office:value-type="float" office:value="1568838" table:style-name="ce9">
            <text:p>1.568.8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1629521" table:style-name="ce9">
            <text:p>1.629.521</text:p>
          </table:table-cell>
          <table:table-cell office:value-type="float" office:value="4561274" table:style-name="ce9">
            <text:p>4.561.274</text:p>
          </table:table-cell>
          <table:table-cell office:value-type="float" office:value="20023" table:style-name="ce9">
            <text:p>20.0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5318564" table:style-name="ce9">
            <text:p>15.318.564</text:p>
          </table:table-cell>
          <table:table-cell office:value-type="float" office:value="18283471" table:style-name="ce9">
            <text:p>18.283.471</text:p>
          </table:table-cell>
          <table:table-cell office:value-type="float" office:value="243671" table:style-name="ce9">
            <text:p>243.67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4504137" table:style-name="ce9">
            <text:p>44.504.137</text:p>
          </table:table-cell>
          <table:table-cell office:value-type="float" office:value="28317170" table:style-name="ce9">
            <text:p>28.317.170</text:p>
          </table:table-cell>
          <table:table-cell office:value-type="float" office:value="2374292" table:style-name="ce9">
            <text:p>2.374.292</text:p>
          </table:table-cell>
          <table:table-cell office:value-type="float" office:value="103078" table:style-name="ce9">
            <text:p>103.07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4340358" table:style-name="ce9">
            <text:p>34.340.358</text:p>
          </table:table-cell>
          <table:table-cell office:value-type="float" office:value="9701784" table:style-name="ce9">
            <text:p>9.701.784</text:p>
          </table:table-cell>
          <table:table-cell office:value-type="float" office:value="5484835" table:style-name="ce9">
            <text:p>5.484.835</text:p>
          </table:table-cell>
          <table:table-cell office:value-type="float" office:value="1065561" table:style-name="ce9">
            <text:p>1.065.56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51602892" table:style-name="ce9">
            <text:p>51.602.892</text:p>
          </table:table-cell>
          <table:table-cell office:value-type="float" office:value="38117349" table:style-name="ce9">
            <text:p>38.117.349</text:p>
          </table:table-cell>
          <table:table-cell office:value-type="float" office:value="3680910" table:style-name="ce9">
            <text:p>3.680.910</text:p>
          </table:table-cell>
          <table:table-cell office:value-type="float" office:value="445401" table:style-name="ce9">
            <text:p>445.401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4189689" table:style-name="ce9">
            <text:p>44.189.689</text:p>
          </table:table-cell>
          <table:table-cell office:value-type="float" office:value="22746350" table:style-name="ce9">
            <text:p>22.746.350</text:p>
          </table:table-cell>
          <table:table-cell office:value-type="float" office:value="4441911" table:style-name="ce9">
            <text:p>4.441.911</text:p>
          </table:table-cell>
          <table:table-cell office:value-type="float" office:value="723238" table:style-name="ce9">
            <text:p>723.23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USUARIOS DE TELÉFONO CELULAR, POR ACTIVIDADES REALIZADAS CON EL TELÉFONO CELULAR EN LOS ÚLTIMOS TRES ME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Envió o recibió correos electrónicos</text:p>
          </table:table-cell>
          <table:table-cell office:value-type="string" table:number-columns-spanned="1" table:number-rows-spanned="2" table:style-name="ce4">
            <text:p>Utilizó redes sociales</text:p>
          </table:table-cell>
          <table:table-cell office:value-type="string" table:number-columns-spanned="1" table:number-rows-spanned="2" table:style-name="ce4">
            <text:p>Accedió a páginas o sitios</text:p>
          </table:table-cell>
          <table:table-cell office:value-type="string" table:number-columns-spanned="1" table:number-rows-spanned="2" table:style-name="ce4">
            <text:p>Descargó aplicaciones</text:p>
          </table:table-cell>
          <table:table-cell office:value-type="string" table:number-columns-spanned="1" table:number-rows-spanned="2" table:style-name="ce4">
            <text:p>Buscó información</text:p>
          </table:table-cell>
          <table:table-cell office:value-type="string" table:number-columns-spanned="1" table:number-rows-spanned="2" table:style-name="ce4">
            <text:p>Envió mensajes instantáneos</text:p>
          </table:table-cell>
          <table:table-cell office:value-type="string" table:number-columns-spanned="1" table:number-rows-spanned="2" table:style-name="ce4">
            <text:p>Ninguna de esas actividad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02983810" table:style-name="ce9">
            <text:p>102.983.810</text:p>
          </table:table-cell>
          <table:table-cell office:value-type="float" office:value="119480087" table:style-name="ce9">
            <text:p>119.480.087</text:p>
          </table:table-cell>
          <table:table-cell office:value-type="float" office:value="106548262" table:style-name="ce9">
            <text:p>106.548.262</text:p>
          </table:table-cell>
          <table:table-cell office:value-type="float" office:value="110809650" table:style-name="ce9">
            <text:p>110.809.650</text:p>
          </table:table-cell>
          <table:table-cell office:value-type="float" office:value="130991060" table:style-name="ce9">
            <text:p>130.991.060</text:p>
          </table:table-cell>
          <table:table-cell office:value-type="float" office:value="149815775" table:style-name="ce9">
            <text:p>149.815.775</text:p>
          </table:table-cell>
          <table:table-cell office:value-type="float" office:value="16782422" table:style-name="ce9">
            <text:p>16.782.42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95089779" table:style-name="ce9">
            <text:p>95.089.779</text:p>
          </table:table-cell>
          <table:table-cell office:value-type="float" office:value="106325602" table:style-name="ce9">
            <text:p>106.325.602</text:p>
          </table:table-cell>
          <table:table-cell office:value-type="float" office:value="98647159" table:style-name="ce9">
            <text:p>98.647.159</text:p>
          </table:table-cell>
          <table:table-cell office:value-type="float" office:value="99720690" table:style-name="ce9">
            <text:p>99.720.690</text:p>
          </table:table-cell>
          <table:table-cell office:value-type="float" office:value="117885698" table:style-name="ce9">
            <text:p>117.885.698</text:p>
          </table:table-cell>
          <table:table-cell office:value-type="float" office:value="131798128" table:style-name="ce9">
            <text:p>131.798.128</text:p>
          </table:table-cell>
          <table:table-cell office:value-type="float" office:value="13453612" table:style-name="ce9">
            <text:p>13.453.61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894031" table:style-name="ce9">
            <text:p>7.894.031</text:p>
          </table:table-cell>
          <table:table-cell office:value-type="float" office:value="13154485" table:style-name="ce9">
            <text:p>13.154.485</text:p>
          </table:table-cell>
          <table:table-cell office:value-type="float" office:value="7901103" table:style-name="ce9">
            <text:p>7.901.103</text:p>
          </table:table-cell>
          <table:table-cell office:value-type="float" office:value="11088960" table:style-name="ce9">
            <text:p>11.088.960</text:p>
          </table:table-cell>
          <table:table-cell office:value-type="float" office:value="13105363" table:style-name="ce9">
            <text:p>13.105.363</text:p>
          </table:table-cell>
          <table:table-cell office:value-type="float" office:value="18017647" table:style-name="ce9">
            <text:p>18.017.647</text:p>
          </table:table-cell>
          <table:table-cell office:value-type="float" office:value="3328810" table:style-name="ce9">
            <text:p>3.328.810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47368689" table:style-name="ce9">
            <text:p>47.368.689</text:p>
          </table:table-cell>
          <table:table-cell office:value-type="float" office:value="50625853" table:style-name="ce9">
            <text:p>50.625.853</text:p>
          </table:table-cell>
          <table:table-cell office:value-type="float" office:value="49896572" table:style-name="ce9">
            <text:p>49.896.572</text:p>
          </table:table-cell>
          <table:table-cell office:value-type="float" office:value="48063628" table:style-name="ce9">
            <text:p>48.063.628</text:p>
          </table:table-cell>
          <table:table-cell office:value-type="float" office:value="58718105" table:style-name="ce9">
            <text:p>58.718.105</text:p>
          </table:table-cell>
          <table:table-cell office:value-type="float" office:value="64284898" table:style-name="ce9">
            <text:p>64.284.898</text:p>
          </table:table-cell>
          <table:table-cell office:value-type="float" office:value="6427769" table:style-name="ce9">
            <text:p>6.427.76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2718089" table:style-name="ce9">
            <text:p>22.718.089</text:p>
          </table:table-cell>
          <table:table-cell office:value-type="float" office:value="30854177" table:style-name="ce9">
            <text:p>30.854.177</text:p>
          </table:table-cell>
          <table:table-cell office:value-type="float" office:value="21870580" table:style-name="ce9">
            <text:p>21.870.580</text:p>
          </table:table-cell>
          <table:table-cell office:value-type="float" office:value="28083529" table:style-name="ce9">
            <text:p>28.083.529</text:p>
          </table:table-cell>
          <table:table-cell office:value-type="float" office:value="31408978" table:style-name="ce9">
            <text:p>31.408.978</text:p>
          </table:table-cell>
          <table:table-cell office:value-type="float" office:value="38535492" table:style-name="ce9">
            <text:p>38.535.492</text:p>
          </table:table-cell>
          <table:table-cell office:value-type="float" office:value="5326762" table:style-name="ce9">
            <text:p>5.326.76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5675187" table:style-name="ce9">
            <text:p>15.675.187</text:p>
          </table:table-cell>
          <table:table-cell office:value-type="float" office:value="18008292" table:style-name="ce9">
            <text:p>18.008.292</text:p>
          </table:table-cell>
          <table:table-cell office:value-type="float" office:value="17100021" table:style-name="ce9">
            <text:p>17.100.021</text:p>
          </table:table-cell>
          <table:table-cell office:value-type="float" office:value="15783714" table:style-name="ce9">
            <text:p>15.783.714</text:p>
          </table:table-cell>
          <table:table-cell office:value-type="float" office:value="19940594" table:style-name="ce9">
            <text:p>19.940.594</text:p>
          </table:table-cell>
          <table:table-cell office:value-type="float" office:value="22138001" table:style-name="ce9">
            <text:p>22.138.001</text:p>
          </table:table-cell>
          <table:table-cell office:value-type="float" office:value="2587746" table:style-name="ce9">
            <text:p>2.587.7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8818837" table:style-name="ce9">
            <text:p>8.818.837</text:p>
          </table:table-cell>
          <table:table-cell office:value-type="float" office:value="10212502" table:style-name="ce9">
            <text:p>10.212.502</text:p>
          </table:table-cell>
          <table:table-cell office:value-type="float" office:value="8475166" table:style-name="ce9">
            <text:p>8.475.166</text:p>
          </table:table-cell>
          <table:table-cell office:value-type="float" office:value="9547212" table:style-name="ce9">
            <text:p>9.547.212</text:p>
          </table:table-cell>
          <table:table-cell office:value-type="float" office:value="10419517" table:style-name="ce9">
            <text:p>10.419.517</text:p>
          </table:table-cell>
          <table:table-cell office:value-type="float" office:value="12858199" table:style-name="ce9">
            <text:p>12.858.199</text:p>
          </table:table-cell>
          <table:table-cell office:value-type="float" office:value="946202" table:style-name="ce9">
            <text:p>946.20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8403008" table:style-name="ce9">
            <text:p>8.403.008</text:p>
          </table:table-cell>
          <table:table-cell office:value-type="float" office:value="9779263" table:style-name="ce9">
            <text:p>9.779.263</text:p>
          </table:table-cell>
          <table:table-cell office:value-type="float" office:value="9205923" table:style-name="ce9">
            <text:p>9.205.923</text:p>
          </table:table-cell>
          <table:table-cell office:value-type="float" office:value="9331567" table:style-name="ce9">
            <text:p>9.331.567</text:p>
          </table:table-cell>
          <table:table-cell office:value-type="float" office:value="10503866" table:style-name="ce9">
            <text:p>10.503.866</text:p>
          </table:table-cell>
          <table:table-cell office:value-type="float" office:value="11999186" table:style-name="ce9">
            <text:p>11.999.186</text:p>
          </table:table-cell>
          <table:table-cell office:value-type="float" office:value="1493944" table:style-name="ce9">
            <text:p>1.493.94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8078565" table:style-name="ce9">
            <text:p>48.078.565</text:p>
          </table:table-cell>
          <table:table-cell office:value-type="float" office:value="51048272" table:style-name="ce9">
            <text:p>51.048.272</text:p>
          </table:table-cell>
          <table:table-cell office:value-type="float" office:value="48533779" table:style-name="ce9">
            <text:p>48.533.779</text:p>
          </table:table-cell>
          <table:table-cell office:value-type="float" office:value="53160936" table:style-name="ce9">
            <text:p>53.160.936</text:p>
          </table:table-cell>
          <table:table-cell office:value-type="float" office:value="59002884" table:style-name="ce9">
            <text:p>59.002.884</text:p>
          </table:table-cell>
          <table:table-cell office:value-type="float" office:value="66386832" table:style-name="ce9">
            <text:p>66.386.832</text:p>
          </table:table-cell>
          <table:table-cell office:value-type="float" office:value="9279809" table:style-name="ce9">
            <text:p>9.279.80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54905245" table:style-name="ce9">
            <text:p>54.905.245</text:p>
          </table:table-cell>
          <table:table-cell office:value-type="float" office:value="68431815" table:style-name="ce9">
            <text:p>68.431.815</text:p>
          </table:table-cell>
          <table:table-cell office:value-type="float" office:value="58014483" table:style-name="ce9">
            <text:p>58.014.483</text:p>
          </table:table-cell>
          <table:table-cell office:value-type="float" office:value="57648714" table:style-name="ce9">
            <text:p>57.648.714</text:p>
          </table:table-cell>
          <table:table-cell office:value-type="float" office:value="71988176" table:style-name="ce9">
            <text:p>71.988.176</text:p>
          </table:table-cell>
          <table:table-cell office:value-type="float" office:value="83428943" table:style-name="ce9">
            <text:p>83.428.943</text:p>
          </table:table-cell>
          <table:table-cell office:value-type="float" office:value="7502613" table:style-name="ce9">
            <text:p>7.502.613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3444431" table:style-name="ce9">
            <text:p>43.444.431</text:p>
          </table:table-cell>
          <table:table-cell office:value-type="float" office:value="46473293" table:style-name="ce9">
            <text:p>46.473.293</text:p>
          </table:table-cell>
          <table:table-cell office:value-type="float" office:value="45790828" table:style-name="ce9">
            <text:p>45.790.828</text:p>
          </table:table-cell>
          <table:table-cell office:value-type="float" office:value="45392056" table:style-name="ce9">
            <text:p>45.392.056</text:p>
          </table:table-cell>
          <table:table-cell office:value-type="float" office:value="53377506" table:style-name="ce9">
            <text:p>53.377.506</text:p>
          </table:table-cell>
          <table:table-cell office:value-type="float" office:value="59460024" table:style-name="ce9">
            <text:p>59.460.024</text:p>
          </table:table-cell>
          <table:table-cell office:value-type="float" office:value="5952910" table:style-name="ce9">
            <text:p>5.952.9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43536476" table:style-name="ce9">
            <text:p>43.536.476</text:p>
          </table:table-cell>
          <table:table-cell office:value-type="float" office:value="53040449" table:style-name="ce9">
            <text:p>53.040.449</text:p>
          </table:table-cell>
          <table:table-cell office:value-type="float" office:value="43628273" table:style-name="ce9">
            <text:p>43.628.273</text:p>
          </table:table-cell>
          <table:table-cell office:value-type="float" office:value="46478319" table:style-name="ce9">
            <text:p>46.478.319</text:p>
          </table:table-cell>
          <table:table-cell office:value-type="float" office:value="56598013" table:style-name="ce9">
            <text:p>56.598.013</text:p>
          </table:table-cell>
          <table:table-cell office:value-type="float" office:value="64922375" table:style-name="ce9">
            <text:p>64.922.375</text:p>
          </table:table-cell>
          <table:table-cell office:value-type="float" office:value="7059610" table:style-name="ce9">
            <text:p>7.059.6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2791081" table:style-name="ce9">
            <text:p>12.791.081</text:p>
          </table:table-cell>
          <table:table-cell office:value-type="float" office:value="15611123" table:style-name="ce9">
            <text:p>15.611.123</text:p>
          </table:table-cell>
          <table:table-cell office:value-type="float" office:value="13218866" table:style-name="ce9">
            <text:p>13.218.866</text:p>
          </table:table-cell>
          <table:table-cell office:value-type="float" office:value="14720547" table:style-name="ce9">
            <text:p>14.720.547</text:p>
          </table:table-cell>
          <table:table-cell office:value-type="float" office:value="15747181" table:style-name="ce9">
            <text:p>15.747.181</text:p>
          </table:table-cell>
          <table:table-cell office:value-type="float" office:value="18292935" table:style-name="ce9">
            <text:p>18.292.935</text:p>
          </table:table-cell>
          <table:table-cell office:value-type="float" office:value="2230053" table:style-name="ce9">
            <text:p>2.230.05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1909384" table:style-name="ce9">
            <text:p>1.909.384</text:p>
          </table:table-cell>
          <table:table-cell office:value-type="float" office:value="2300889" table:style-name="ce9">
            <text:p>2.300.889</text:p>
          </table:table-cell>
          <table:table-cell office:value-type="float" office:value="2096612" table:style-name="ce9">
            <text:p>2.096.612</text:p>
          </table:table-cell>
          <table:table-cell office:value-type="float" office:value="1651196" table:style-name="ce9">
            <text:p>1.651.196</text:p>
          </table:table-cell>
          <table:table-cell office:value-type="float" office:value="2568902" table:style-name="ce9">
            <text:p>2.568.902</text:p>
          </table:table-cell>
          <table:table-cell office:value-type="float" office:value="3309380" table:style-name="ce9">
            <text:p>3.309.380</text:p>
          </table:table-cell>
          <table:table-cell office:value-type="float" office:value="644216" table:style-name="ce9">
            <text:p>644.21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830937" table:style-name="ce9">
            <text:p>830.937</text:p>
          </table:table-cell>
          <table:table-cell office:value-type="float" office:value="1520067" table:style-name="ce9">
            <text:p>1.520.067</text:p>
          </table:table-cell>
          <table:table-cell office:value-type="float" office:value="1390582" table:style-name="ce9">
            <text:p>1.390.582</text:p>
          </table:table-cell>
          <table:table-cell office:value-type="float" office:value="1954518" table:style-name="ce9">
            <text:p>1.954.518</text:p>
          </table:table-cell>
          <table:table-cell office:value-type="float" office:value="1929703" table:style-name="ce9">
            <text:p>1.929.703</text:p>
          </table:table-cell>
          <table:table-cell office:value-type="float" office:value="2513217" table:style-name="ce9">
            <text:p>2.513.217</text:p>
          </table:table-cell>
          <table:table-cell office:value-type="float" office:value="362666" table:style-name="ce9">
            <text:p>362.66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71501" table:style-name="ce9">
            <text:p>471.501</text:p>
          </table:table-cell>
          <table:table-cell office:value-type="float" office:value="534267" table:style-name="ce9">
            <text:p>534.267</text:p>
          </table:table-cell>
          <table:table-cell office:value-type="float" office:value="423102" table:style-name="ce9">
            <text:p>423.102</text:p>
          </table:table-cell>
          <table:table-cell office:value-type="float" office:value="613014" table:style-name="ce9">
            <text:p>613.014</text:p>
          </table:table-cell>
          <table:table-cell office:value-type="float" office:value="769755" table:style-name="ce9">
            <text:p>769.755</text:p>
          </table:table-cell>
          <table:table-cell office:value-type="float" office:value="1317845" table:style-name="ce9">
            <text:p>1.317.845</text:p>
          </table:table-cell>
          <table:table-cell office:value-type="float" office:value="532967" table:style-name="ce9">
            <text:p>532.967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466770" table:style-name="ce9">
            <text:p>466.770</text:p>
          </table:table-cell>
          <table:table-cell office:value-type="float" office:value="923686" table:style-name="ce9">
            <text:p>923.686</text:p>
          </table:table-cell>
          <table:table-cell office:value-type="float" office:value="421286" table:style-name="ce9">
            <text:p>421.286</text:p>
          </table:table-cell>
          <table:table-cell office:value-type="float" office:value="1323183" table:style-name="ce9">
            <text:p>1.323.183</text:p>
          </table:table-cell>
          <table:table-cell office:value-type="float" office:value="597527" table:style-name="ce9">
            <text:p>597.527</text:p>
          </table:table-cell>
          <table:table-cell office:value-type="float" office:value="2809169" table:style-name="ce9">
            <text:p>2.809.169</text:p>
          </table:table-cell>
          <table:table-cell office:value-type="float" office:value="3490870" table:style-name="ce9">
            <text:p>3.490.87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5898969" table:style-name="ce9">
            <text:p>25.898.969</text:p>
          </table:table-cell>
          <table:table-cell office:value-type="float" office:value="36685621" table:style-name="ce9">
            <text:p>36.685.621</text:p>
          </table:table-cell>
          <table:table-cell office:value-type="float" office:value="25770505" table:style-name="ce9">
            <text:p>25.770.505</text:p>
          </table:table-cell>
          <table:table-cell office:value-type="float" office:value="33860352" table:style-name="ce9">
            <text:p>33.860.352</text:p>
          </table:table-cell>
          <table:table-cell office:value-type="float" office:value="41101040" table:style-name="ce9">
            <text:p>41.101.040</text:p>
          </table:table-cell>
          <table:table-cell office:value-type="float" office:value="51679696" table:style-name="ce9">
            <text:p>51.679.696</text:p>
          </table:table-cell>
          <table:table-cell office:value-type="float" office:value="10826443" table:style-name="ce9">
            <text:p>10.826.44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1849238" table:style-name="ce9">
            <text:p>41.849.238</text:p>
          </table:table-cell>
          <table:table-cell office:value-type="float" office:value="50573885" table:style-name="ce9">
            <text:p>50.573.885</text:p>
          </table:table-cell>
          <table:table-cell office:value-type="float" office:value="45331326" table:style-name="ce9">
            <text:p>45.331.326</text:p>
          </table:table-cell>
          <table:table-cell office:value-type="float" office:value="44047156" table:style-name="ce9">
            <text:p>44.047.156</text:p>
          </table:table-cell>
          <table:table-cell office:value-type="float" office:value="53185655" table:style-name="ce9">
            <text:p>53.185.655</text:p>
          </table:table-cell>
          <table:table-cell office:value-type="float" office:value="57741379" table:style-name="ce9">
            <text:p>57.741.379</text:p>
          </table:table-cell>
          <table:table-cell office:value-type="float" office:value="2060891" table:style-name="ce9">
            <text:p>2.060.89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4768832" table:style-name="ce9">
            <text:p>34.768.832</text:p>
          </table:table-cell>
          <table:table-cell office:value-type="float" office:value="31296895" table:style-name="ce9">
            <text:p>31.296.895</text:p>
          </table:table-cell>
          <table:table-cell office:value-type="float" office:value="35025145" table:style-name="ce9">
            <text:p>35.025.145</text:p>
          </table:table-cell>
          <table:table-cell office:value-type="float" office:value="31578959" table:style-name="ce9">
            <text:p>31.578.959</text:p>
          </table:table-cell>
          <table:table-cell office:value-type="float" office:value="36106839" table:style-name="ce9">
            <text:p>36.106.839</text:p>
          </table:table-cell>
          <table:table-cell office:value-type="float" office:value="37585531" table:style-name="ce9">
            <text:p>37.585.531</text:p>
          </table:table-cell>
          <table:table-cell office:value-type="float" office:value="404219" table:style-name="ce9">
            <text:p>404.219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8453330" table:style-name="ce9">
            <text:p>8.453.330</text:p>
          </table:table-cell>
          <table:table-cell office:value-type="float" office:value="10967540" table:style-name="ce9">
            <text:p>10.967.540</text:p>
          </table:table-cell>
          <table:table-cell office:value-type="float" office:value="9065307" table:style-name="ce9">
            <text:p>9.065.307</text:p>
          </table:table-cell>
          <table:table-cell office:value-type="float" office:value="13634395" table:style-name="ce9">
            <text:p>13.634.395</text:p>
          </table:table-cell>
          <table:table-cell office:value-type="float" office:value="13549001" table:style-name="ce9">
            <text:p>13.549.001</text:p>
          </table:table-cell>
          <table:table-cell office:value-type="float" office:value="14640089" table:style-name="ce9">
            <text:p>14.640.089</text:p>
          </table:table-cell>
          <table:table-cell office:value-type="float" office:value="183406" table:style-name="ce9">
            <text:p>183.40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1192447" table:style-name="ce9">
            <text:p>21.192.447</text:p>
          </table:table-cell>
          <table:table-cell office:value-type="float" office:value="25375979" table:style-name="ce9">
            <text:p>25.375.979</text:p>
          </table:table-cell>
          <table:table-cell office:value-type="float" office:value="21997441" table:style-name="ce9">
            <text:p>21.997.441</text:p>
          </table:table-cell>
          <table:table-cell office:value-type="float" office:value="23134362" table:style-name="ce9">
            <text:p>23.134.362</text:p>
          </table:table-cell>
          <table:table-cell office:value-type="float" office:value="24412994" table:style-name="ce9">
            <text:p>24.412.994</text:p>
          </table:table-cell>
          <table:table-cell office:value-type="float" office:value="26231199" table:style-name="ce9">
            <text:p>26.231.199</text:p>
          </table:table-cell>
          <table:table-cell office:value-type="float" office:value="191847" table:style-name="ce9">
            <text:p>191.84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1013348" table:style-name="ce9">
            <text:p>21.013.348</text:p>
          </table:table-cell>
          <table:table-cell office:value-type="float" office:value="23704435" table:style-name="ce9">
            <text:p>23.704.435</text:p>
          </table:table-cell>
          <table:table-cell office:value-type="float" office:value="21735214" table:style-name="ce9">
            <text:p>21.735.214</text:p>
          </table:table-cell>
          <table:table-cell office:value-type="float" office:value="22043796" table:style-name="ce9">
            <text:p>22.043.796</text:p>
          </table:table-cell>
          <table:table-cell office:value-type="float" office:value="24415920" table:style-name="ce9">
            <text:p>24.415.920</text:p>
          </table:table-cell>
          <table:table-cell office:value-type="float" office:value="25987274" table:style-name="ce9">
            <text:p>25.987.274</text:p>
          </table:table-cell>
          <table:table-cell office:value-type="float" office:value="810220" table:style-name="ce9">
            <text:p>810.22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1581154" table:style-name="ce9">
            <text:p>21.581.154</text:p>
          </table:table-cell>
          <table:table-cell office:value-type="float" office:value="24221680" table:style-name="ce9">
            <text:p>24.221.680</text:p>
          </table:table-cell>
          <table:table-cell office:value-type="float" office:value="22878014" table:style-name="ce9">
            <text:p>22.878.014</text:p>
          </table:table-cell>
          <table:table-cell office:value-type="float" office:value="22413113" table:style-name="ce9">
            <text:p>22.413.113</text:p>
          </table:table-cell>
          <table:table-cell office:value-type="float" office:value="27083641" table:style-name="ce9">
            <text:p>27.083.641</text:p>
          </table:table-cell>
          <table:table-cell office:value-type="float" office:value="28974088" table:style-name="ce9">
            <text:p>28.974.088</text:p>
          </table:table-cell>
          <table:table-cell office:value-type="float" office:value="1091432" table:style-name="ce9">
            <text:p>1.091.43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0834963" table:style-name="ce9">
            <text:p>20.834.963</text:p>
          </table:table-cell>
          <table:table-cell office:value-type="float" office:value="23827429" table:style-name="ce9">
            <text:p>23.827.429</text:p>
          </table:table-cell>
          <table:table-cell office:value-type="float" office:value="21091261" table:style-name="ce9">
            <text:p>21.091.261</text:p>
          </table:table-cell>
          <table:table-cell office:value-type="float" office:value="20443685" table:style-name="ce9">
            <text:p>20.443.685</text:p>
          </table:table-cell>
          <table:table-cell office:value-type="float" office:value="28640427" table:style-name="ce9">
            <text:p>28.640.427</text:p>
          </table:table-cell>
          <table:table-cell office:value-type="float" office:value="34773626" table:style-name="ce9">
            <text:p>34.773.626</text:p>
          </table:table-cell>
          <table:table-cell office:value-type="float" office:value="4299536" table:style-name="ce9">
            <text:p>4.299.53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9908568" table:style-name="ce9">
            <text:p>9.908.568</text:p>
          </table:table-cell>
          <table:table-cell office:value-type="float" office:value="11383024" table:style-name="ce9">
            <text:p>11.383.024</text:p>
          </table:table-cell>
          <table:table-cell office:value-type="float" office:value="9781026" table:style-name="ce9">
            <text:p>9.781.026</text:p>
          </table:table-cell>
          <table:table-cell office:value-type="float" office:value="9140299" table:style-name="ce9">
            <text:p>9.140.299</text:p>
          </table:table-cell>
          <table:table-cell office:value-type="float" office:value="12889077" table:style-name="ce9">
            <text:p>12.889.077</text:p>
          </table:table-cell>
          <table:table-cell office:value-type="float" office:value="19209499" table:style-name="ce9">
            <text:p>19.209.499</text:p>
          </table:table-cell>
          <table:table-cell office:value-type="float" office:value="10205981" table:style-name="ce9">
            <text:p>10.205.98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1651963" table:style-name="ce9">
            <text:p>21.651.963</text:p>
          </table:table-cell>
          <table:table-cell office:value-type="float" office:value="30716239" table:style-name="ce9">
            <text:p>30.716.239</text:p>
          </table:table-cell>
          <table:table-cell office:value-type="float" office:value="22052827" table:style-name="ce9">
            <text:p>22.052.827</text:p>
          </table:table-cell>
          <table:table-cell office:value-type="float" office:value="26937113" table:style-name="ce9">
            <text:p>26.937.113</text:p>
          </table:table-cell>
          <table:table-cell office:value-type="float" office:value="30770929" table:style-name="ce9">
            <text:p>30.770.929</text:p>
          </table:table-cell>
          <table:table-cell office:value-type="float" office:value="39443613" table:style-name="ce9">
            <text:p>39.443.613</text:p>
          </table:table-cell>
          <table:table-cell office:value-type="float" office:value="7804537" table:style-name="ce9">
            <text:p>7.804.53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3922637" table:style-name="ce9">
            <text:p>23.922.637</text:p>
          </table:table-cell>
          <table:table-cell office:value-type="float" office:value="29947070" table:style-name="ce9">
            <text:p>29.947.070</text:p>
          </table:table-cell>
          <table:table-cell office:value-type="float" office:value="25026717" table:style-name="ce9">
            <text:p>25.026.717</text:p>
          </table:table-cell>
          <table:table-cell office:value-type="float" office:value="27365338" table:style-name="ce9">
            <text:p>27.365.338</text:p>
          </table:table-cell>
          <table:table-cell office:value-type="float" office:value="32887329" table:style-name="ce9">
            <text:p>32.887.329</text:p>
          </table:table-cell>
          <table:table-cell office:value-type="float" office:value="36819387" table:style-name="ce9">
            <text:p>36.819.387</text:p>
          </table:table-cell>
          <table:table-cell office:value-type="float" office:value="4769818" table:style-name="ce9">
            <text:p>4.769.81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0451107" table:style-name="ce9">
            <text:p>20.451.107</text:p>
          </table:table-cell>
          <table:table-cell office:value-type="float" office:value="22420007" table:style-name="ce9">
            <text:p>22.420.007</text:p>
          </table:table-cell>
          <table:table-cell office:value-type="float" office:value="21769312" table:style-name="ce9">
            <text:p>21.769.312</text:p>
          </table:table-cell>
          <table:table-cell office:value-type="float" office:value="19626961" table:style-name="ce9">
            <text:p>19.626.961</text:p>
          </table:table-cell>
          <table:table-cell office:value-type="float" office:value="24236657" table:style-name="ce9">
            <text:p>24.236.657</text:p>
          </table:table-cell>
          <table:table-cell office:value-type="float" office:value="27034188" table:style-name="ce9">
            <text:p>27.034.188</text:p>
          </table:table-cell>
          <table:table-cell office:value-type="float" office:value="1902086" table:style-name="ce9">
            <text:p>1.902.08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6395034" table:style-name="ce9">
            <text:p>16.395.034</text:p>
          </table:table-cell>
          <table:table-cell office:value-type="float" office:value="16569714" table:style-name="ce9">
            <text:p>16.569.714</text:p>
          </table:table-cell>
          <table:table-cell office:value-type="float" office:value="16627683" table:style-name="ce9">
            <text:p>16.627.683</text:p>
          </table:table-cell>
          <table:table-cell office:value-type="float" office:value="16766147" table:style-name="ce9">
            <text:p>16.766.147</text:p>
          </table:table-cell>
          <table:table-cell office:value-type="float" office:value="18288684" table:style-name="ce9">
            <text:p>18.288.684</text:p>
          </table:table-cell>
          <table:table-cell office:value-type="float" office:value="19956819" table:style-name="ce9">
            <text:p>19.956.819</text:p>
          </table:table-cell>
          <table:table-cell office:value-type="float" office:value="533128" table:style-name="ce9">
            <text:p>533.12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118881" table:style-name="ce9">
            <text:p>8.118.881</text:p>
          </table:table-cell>
          <table:table-cell office:value-type="float" office:value="7750987" table:style-name="ce9">
            <text:p>7.750.987</text:p>
          </table:table-cell>
          <table:table-cell office:value-type="float" office:value="8248485" table:style-name="ce9">
            <text:p>8.248.485</text:p>
          </table:table-cell>
          <table:table-cell office:value-type="float" office:value="7740524" table:style-name="ce9">
            <text:p>7.740.524</text:p>
          </table:table-cell>
          <table:table-cell office:value-type="float" office:value="9298818" table:style-name="ce9">
            <text:p>9.298.818</text:p>
          </table:table-cell>
          <table:table-cell office:value-type="float" office:value="9444726" table:style-name="ce9">
            <text:p>9.444.726</text:p>
          </table:table-cell>
          <table:table-cell office:value-type="float" office:value="527050" table:style-name="ce9">
            <text:p>527.05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283067" table:style-name="ce9">
            <text:p>5.283.067</text:p>
          </table:table-cell>
          <table:table-cell office:value-type="float" office:value="4495863" table:style-name="ce9">
            <text:p>4.495.863</text:p>
          </table:table-cell>
          <table:table-cell office:value-type="float" office:value="5716461" table:style-name="ce9">
            <text:p>5.716.461</text:p>
          </table:table-cell>
          <table:table-cell office:value-type="float" office:value="5043540" table:style-name="ce9">
            <text:p>5.043.540</text:p>
          </table:table-cell>
          <table:table-cell office:value-type="float" office:value="5898348" table:style-name="ce9">
            <text:p>5.898.348</text:p>
          </table:table-cell>
          <table:table-cell office:value-type="float" office:value="5780114" table:style-name="ce9">
            <text:p>5.780.114</text:p>
          </table:table-cell>
          <table:table-cell office:value-type="float" office:value="92294" table:style-name="ce9">
            <text:p>92.29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733836" table:style-name="ce9">
            <text:p>733.836</text:p>
          </table:table-cell>
          <table:table-cell office:value-type="float" office:value="1003741" table:style-name="ce9">
            <text:p>1.003.741</text:p>
          </table:table-cell>
          <table:table-cell office:value-type="float" office:value="794930" table:style-name="ce9">
            <text:p>794.930</text:p>
          </table:table-cell>
          <table:table-cell office:value-type="float" office:value="1447894" table:style-name="ce9">
            <text:p>1.447.894</text:p>
          </table:table-cell>
          <table:table-cell office:value-type="float" office:value="1594410" table:style-name="ce9">
            <text:p>1.594.410</text:p>
          </table:table-cell>
          <table:table-cell office:value-type="float" office:value="2070432" table:style-name="ce9">
            <text:p>2.070.432</text:p>
          </table:table-cell>
          <table:table-cell office:value-type="float" office:value="249767" table:style-name="ce9">
            <text:p>249.7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3819086" table:style-name="ce9">
            <text:p>3.819.086</text:p>
          </table:table-cell>
          <table:table-cell office:value-type="float" office:value="4231677" table:style-name="ce9">
            <text:p>4.231.677</text:p>
          </table:table-cell>
          <table:table-cell office:value-type="float" office:value="3878646" table:style-name="ce9">
            <text:p>3.878.646</text:p>
          </table:table-cell>
          <table:table-cell office:value-type="float" office:value="3770318" table:style-name="ce9">
            <text:p>3.770.318</text:p>
          </table:table-cell>
          <table:table-cell office:value-type="float" office:value="4930695" table:style-name="ce9">
            <text:p>4.930.695</text:p>
          </table:table-cell>
          <table:table-cell office:value-type="float" office:value="5771738" table:style-name="ce9">
            <text:p>5.771.738</text:p>
          </table:table-cell>
          <table:table-cell office:value-type="float" office:value="735835" table:style-name="ce9">
            <text:p>735.83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608199" table:style-name="ce9">
            <text:p>2.608.199</text:p>
          </table:table-cell>
          <table:table-cell office:value-type="float" office:value="2344789" table:style-name="ce9">
            <text:p>2.344.789</text:p>
          </table:table-cell>
          <table:table-cell office:value-type="float" office:value="2433203" table:style-name="ce9">
            <text:p>2.433.203</text:p>
          </table:table-cell>
          <table:table-cell office:value-type="float" office:value="2111816" table:style-name="ce9">
            <text:p>2.111.816</text:p>
          </table:table-cell>
          <table:table-cell office:value-type="float" office:value="3085190" table:style-name="ce9">
            <text:p>3.085.190</text:p>
          </table:table-cell>
          <table:table-cell office:value-type="float" office:value="3494759" table:style-name="ce9">
            <text:p>3.494.759</text:p>
          </table:table-cell>
          <table:table-cell office:value-type="float" office:value="167908" table:style-name="ce9">
            <text:p>167.90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772398" table:style-name="ce9">
            <text:p>5.772.398</text:p>
          </table:table-cell>
          <table:table-cell office:value-type="float" office:value="4235111" table:style-name="ce9">
            <text:p>4.235.111</text:p>
          </table:table-cell>
          <table:table-cell office:value-type="float" office:value="5559237" table:style-name="ce9">
            <text:p>5.559.237</text:p>
          </table:table-cell>
          <table:table-cell office:value-type="float" office:value="5126035" table:style-name="ce9">
            <text:p>5.126.035</text:p>
          </table:table-cell>
          <table:table-cell office:value-type="float" office:value="6153665" table:style-name="ce9">
            <text:p>6.153.665</text:p>
          </table:table-cell>
          <table:table-cell office:value-type="float" office:value="6138805" table:style-name="ce9">
            <text:p>6.138.805</text:p>
          </table:table-cell>
          <table:table-cell office:value-type="float" office:value="114873" table:style-name="ce9">
            <text:p>114.87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692099" table:style-name="ce9">
            <text:p>27.692.099</text:p>
          </table:table-cell>
          <table:table-cell office:value-type="float" office:value="26729662" table:style-name="ce9">
            <text:p>26.729.662</text:p>
          </table:table-cell>
          <table:table-cell office:value-type="float" office:value="29730588" table:style-name="ce9">
            <text:p>29.730.588</text:p>
          </table:table-cell>
          <table:table-cell office:value-type="float" office:value="26417912" table:style-name="ce9">
            <text:p>26.417.912</text:p>
          </table:table-cell>
          <table:table-cell office:value-type="float" office:value="31823822" table:style-name="ce9">
            <text:p>31.823.822</text:p>
          </table:table-cell>
          <table:table-cell office:value-type="float" office:value="33416133" table:style-name="ce9">
            <text:p>33.416.133</text:p>
          </table:table-cell>
          <table:table-cell office:value-type="float" office:value="523050" table:style-name="ce9">
            <text:p>523.05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8918246" table:style-name="ce9">
            <text:p>48.918.246</text:p>
          </table:table-cell>
          <table:table-cell office:value-type="float" office:value="56824780" table:style-name="ce9">
            <text:p>56.824.780</text:p>
          </table:table-cell>
          <table:table-cell office:value-type="float" office:value="51117868" table:style-name="ce9">
            <text:p>51.117.868</text:p>
          </table:table-cell>
          <table:table-cell office:value-type="float" office:value="52007394" table:style-name="ce9">
            <text:p>52.007.394</text:p>
          </table:table-cell>
          <table:table-cell office:value-type="float" office:value="62119229" table:style-name="ce9">
            <text:p>62.119.229</text:p>
          </table:table-cell>
          <table:table-cell office:value-type="float" office:value="68211487" table:style-name="ce9">
            <text:p>68.211.487</text:p>
          </table:table-cell>
          <table:table-cell office:value-type="float" office:value="6090641" table:style-name="ce9">
            <text:p>6.090.64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0601066" table:style-name="ce9">
            <text:p>20.601.066</text:p>
          </table:table-cell>
          <table:table-cell office:value-type="float" office:value="31690534" table:style-name="ce9">
            <text:p>31.690.534</text:p>
          </table:table-cell>
          <table:table-cell office:value-type="float" office:value="20140570" table:style-name="ce9">
            <text:p>20.140.570</text:p>
          </table:table-cell>
          <table:table-cell office:value-type="float" office:value="27258308" table:style-name="ce9">
            <text:p>27.258.308</text:p>
          </table:table-cell>
          <table:table-cell office:value-type="float" office:value="30894345" table:style-name="ce9">
            <text:p>30.894.345</text:p>
          </table:table-cell>
          <table:table-cell office:value-type="float" office:value="42049351" table:style-name="ce9">
            <text:p>42.049.351</text:p>
          </table:table-cell>
          <table:table-cell office:value-type="float" office:value="10053858" table:style-name="ce9">
            <text:p>10.053.85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66511039" table:style-name="ce9">
            <text:p>66.511.039</text:p>
          </table:table-cell>
          <table:table-cell office:value-type="float" office:value="72932694" table:style-name="ce9">
            <text:p>72.932.694</text:p>
          </table:table-cell>
          <table:table-cell office:value-type="float" office:value="68145545" table:style-name="ce9">
            <text:p>68.145.545</text:p>
          </table:table-cell>
          <table:table-cell office:value-type="float" office:value="67399727" table:style-name="ce9">
            <text:p>67.399.727</text:p>
          </table:table-cell>
          <table:table-cell office:value-type="float" office:value="77514759" table:style-name="ce9">
            <text:p>77.514.759</text:p>
          </table:table-cell>
          <table:table-cell office:value-type="float" office:value="87278313" table:style-name="ce9">
            <text:p>87.278.313</text:p>
          </table:table-cell>
          <table:table-cell office:value-type="float" office:value="6187980" table:style-name="ce9">
            <text:p>6.187.980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6472771" table:style-name="ce9">
            <text:p>36.472.771</text:p>
          </table:table-cell>
          <table:table-cell office:value-type="float" office:value="46547393" table:style-name="ce9">
            <text:p>46.547.393</text:p>
          </table:table-cell>
          <table:table-cell office:value-type="float" office:value="38402717" table:style-name="ce9">
            <text:p>38.402.717</text:p>
          </table:table-cell>
          <table:table-cell office:value-type="float" office:value="43409923" table:style-name="ce9">
            <text:p>43.409.923</text:p>
          </table:table-cell>
          <table:table-cell office:value-type="float" office:value="53476301" table:style-name="ce9">
            <text:p>53.476.301</text:p>
          </table:table-cell>
          <table:table-cell office:value-type="float" office:value="62537462" table:style-name="ce9">
            <text:p>62.537.462</text:p>
          </table:table-cell>
          <table:table-cell office:value-type="float" office:value="10594443" table:style-name="ce9">
            <text:p>10.594.443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IDUOS QUE UTILIZARON INTERNET A TRAVÉS DEL TELÉFONO CELULAR EN LOS ÚLTIMOS TRE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2128145" table:style-name="ce9">
            <text:p>162.128.145</text:p>
          </table:table-cell>
          <table:table-cell office:value-type="float" office:value="25242291" table:style-name="ce9">
            <text:p>25.242.291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41749300" table:style-name="ce9">
            <text:p>141.749.300</text:p>
          </table:table-cell>
          <table:table-cell office:value-type="float" office:value="20312070" table:style-name="ce9">
            <text:p>20.312.070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378845" table:style-name="ce9">
            <text:p>20.378.845</text:p>
          </table:table-cell>
          <table:table-cell office:value-type="float" office:value="4930221" table:style-name="ce9">
            <text:p>4.930.221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8610537" table:style-name="ce9">
            <text:p>68.610.537</text:p>
          </table:table-cell>
          <table:table-cell office:value-type="float" office:value="11321770" table:style-name="ce9">
            <text:p>11.321.7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42444669" table:style-name="ce9">
            <text:p>42.444.669</text:p>
          </table:table-cell>
          <table:table-cell office:value-type="float" office:value="7802302" table:style-name="ce9">
            <text:p>7.802.3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3348963" table:style-name="ce9">
            <text:p>23.348.963</text:p>
          </table:table-cell>
          <table:table-cell office:value-type="float" office:value="3735968" table:style-name="ce9">
            <text:p>3.735.968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4747241" table:style-name="ce9">
            <text:p>14.747.241</text:p>
          </table:table-cell>
          <table:table-cell office:value-type="float" office:value="968038" table:style-name="ce9">
            <text:p>968.0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2976734" table:style-name="ce9">
            <text:p>12.976.734</text:p>
          </table:table-cell>
          <table:table-cell office:value-type="float" office:value="1414213" table:style-name="ce9">
            <text:p>1.414.213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72933324" table:style-name="ce9">
            <text:p>72.933.324</text:p>
          </table:table-cell>
          <table:table-cell office:value-type="float" office:value="15278698" table:style-name="ce9">
            <text:p>15.278.698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9194821" table:style-name="ce9">
            <text:p>89.194.821</text:p>
          </table:table-cell>
          <table:table-cell office:value-type="float" office:value="9963593" table:style-name="ce9">
            <text:p>9.963.5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62803726" table:style-name="ce9">
            <text:p>62.803.726</text:p>
          </table:table-cell>
          <table:table-cell office:value-type="float" office:value="11022707" table:style-name="ce9">
            <text:p>11.022.7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71218873" table:style-name="ce9">
            <text:p>71.218.873</text:p>
          </table:table-cell>
          <table:table-cell office:value-type="float" office:value="9115134" table:style-name="ce9">
            <text:p>9.115.134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9999726" table:style-name="ce9">
            <text:p>19.999.726</text:p>
          </table:table-cell>
          <table:table-cell office:value-type="float" office:value="3419889" table:style-name="ce9">
            <text:p>3.419.8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3668652" table:style-name="ce9">
            <text:p>3.668.652</text:p>
          </table:table-cell>
          <table:table-cell office:value-type="float" office:value="592532" table:style-name="ce9">
            <text:p>592.5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3003468" table:style-name="ce9">
            <text:p>3.003.468</text:p>
          </table:table-cell>
          <table:table-cell office:value-type="float" office:value="229210" table:style-name="ce9">
            <text:p>229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1433700" table:style-name="ce9">
            <text:p>1.433.700</text:p>
          </table:table-cell>
          <table:table-cell office:value-type="float" office:value="862819" table:style-name="ce9">
            <text:p>862.819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3551812" table:style-name="ce9">
            <text:p>3.551.812</text:p>
          </table:table-cell>
          <table:table-cell office:value-type="float" office:value="6542671" table:style-name="ce9">
            <text:p>6.542.6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59076831" table:style-name="ce9">
            <text:p>59.076.831</text:p>
          </table:table-cell>
          <table:table-cell office:value-type="float" office:value="16079887" table:style-name="ce9">
            <text:p>16.079.887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61127907" table:style-name="ce9">
            <text:p>61.127.907</text:p>
          </table:table-cell>
          <table:table-cell office:value-type="float" office:value="2142900" table:style-name="ce9">
            <text:p>2.142.9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8371595" table:style-name="ce9">
            <text:p>38.371.595</text:p>
          </table:table-cell>
          <table:table-cell office:value-type="float" office:value="476833" table:style-name="ce9">
            <text:p>476.833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6487128" table:style-name="ce9">
            <text:p>16.487.128</text:p>
          </table:table-cell>
          <table:table-cell office:value-type="float" office:value="645040" table:style-name="ce9">
            <text:p>645.0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7054226" table:style-name="ce9">
            <text:p>27.054.226</text:p>
          </table:table-cell>
          <table:table-cell office:value-type="float" office:value="446603" table:style-name="ce9">
            <text:p>446.6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6993134" table:style-name="ce9">
            <text:p>26.993.134</text:p>
          </table:table-cell>
          <table:table-cell office:value-type="float" office:value="1374409" table:style-name="ce9">
            <text:p>1.374.4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30278695" table:style-name="ce9">
            <text:p>30.278.695</text:p>
          </table:table-cell>
          <table:table-cell office:value-type="float" office:value="2087594" table:style-name="ce9">
            <text:p>2.087.5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38660890" table:style-name="ce9">
            <text:p>38.660.890</text:p>
          </table:table-cell>
          <table:table-cell office:value-type="float" office:value="4362948" table:style-name="ce9">
            <text:p>4.362.9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22654072" table:style-name="ce9">
            <text:p>22.654.072</text:p>
          </table:table-cell>
          <table:table-cell office:value-type="float" office:value="16325697" table:style-name="ce9">
            <text:p>16.325.697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4905573" table:style-name="ce9">
            <text:p>44.905.573</text:p>
          </table:table-cell>
          <table:table-cell office:value-type="float" office:value="11403107" table:style-name="ce9">
            <text:p>11.403.107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9576769" table:style-name="ce9">
            <text:p>39.576.769</text:p>
          </table:table-cell>
          <table:table-cell office:value-type="float" office:value="6996028" table:style-name="ce9">
            <text:p>6.996.0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8884011" table:style-name="ce9">
            <text:p>28.884.011</text:p>
          </table:table-cell>
          <table:table-cell office:value-type="float" office:value="3175607" table:style-name="ce9">
            <text:p>3.175.6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20753580" table:style-name="ce9">
            <text:p>20.753.580</text:p>
          </table:table-cell>
          <table:table-cell office:value-type="float" office:value="653334" table:style-name="ce9">
            <text:p>653.3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822354" table:style-name="ce9">
            <text:p>9.822.354</text:p>
          </table:table-cell>
          <table:table-cell office:value-type="float" office:value="497370" table:style-name="ce9">
            <text:p>497.3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6028427" table:style-name="ce9">
            <text:p>6.028.427</text:p>
          </table:table-cell>
          <table:table-cell office:value-type="float" office:value="10794" table:style-name="ce9">
            <text:p>10.7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2661749" table:style-name="ce9">
            <text:p>2.661.749</text:p>
          </table:table-cell>
          <table:table-cell office:value-type="float" office:value="393637" table:style-name="ce9">
            <text:p>393.6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5897187" table:style-name="ce9">
            <text:p>5.897.187</text:p>
          </table:table-cell>
          <table:table-cell office:value-type="float" office:value="1984077" table:style-name="ce9">
            <text:p>1.984.0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3598494" table:style-name="ce9">
            <text:p>3.598.494</text:p>
          </table:table-cell>
          <table:table-cell office:value-type="float" office:value="128337" table:style-name="ce9">
            <text:p>128.3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352314" table:style-name="ce9">
            <text:p>6.352.314</text:p>
          </table:table-cell>
          <table:table-cell office:value-type="float" office:value="267548" table:style-name="ce9">
            <text:p>267.5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332900" table:style-name="ce9">
            <text:p>34.332.900</text:p>
          </table:table-cell>
          <table:table-cell office:value-type="float" office:value="1013529" table:style-name="ce9">
            <text:p>1.013.5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2978543" table:style-name="ce9">
            <text:p>72.978.543</text:p>
          </table:table-cell>
          <table:table-cell office:value-type="float" office:value="8624636" table:style-name="ce9">
            <text:p>8.624.636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8464388" table:style-name="ce9">
            <text:p>48.464.388</text:p>
          </table:table-cell>
          <table:table-cell office:value-type="float" office:value="15336578" table:style-name="ce9">
            <text:p>15.336.578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92382459" table:style-name="ce9">
            <text:p>92.382.459</text:p>
          </table:table-cell>
          <table:table-cell office:value-type="float" office:value="7707083" table:style-name="ce9">
            <text:p>7.707.083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69745686" table:style-name="ce9">
            <text:p>69.745.686</text:p>
          </table:table-cell>
          <table:table-cell office:value-type="float" office:value="17535208" table:style-name="ce9">
            <text:p>17.535.208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ye los usuarios de aplicaciones que requieren de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USUARIOS DE INTERNET A TRAVÉS DEL TELÉFONO CELULAR, POR TIPO DE CONEXIÓN UTILIZADA CON EL CELU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 a través del teléfono cel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3G o 4G</text:p>
          </table:table-cell>
          <table:covered-table-cell table:number-columns-repeated="3"/>
          <table:table-cell office:value-type="string" table:number-columns-spanned="4" table:number-rows-spanned="1" table:style-name="ce4">
            <text:p>Wi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office:value-type="string" table:style-name="ce7">
            <text:p>Sí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No sabe</text:p>
          </table:table-cell>
          <table:table-cell office:value-type="string" table:style-name="ce7">
            <text:p>No contesta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21179400" table:style-name="ce9">
            <text:p>121.179.400</text:p>
          </table:table-cell>
          <table:table-cell office:value-type="float" office:value="35813615" table:style-name="ce9">
            <text:p>35.813.615</text:p>
          </table:table-cell>
          <table:table-cell office:value-type="float" office:value="4593881" table:style-name="ce9">
            <text:p>4.593.881</text:p>
          </table:table-cell>
          <table:table-cell office:value-type="float" office:value="541249" table:style-name="ce9">
            <text:p>541.249</text:p>
          </table:table-cell>
          <table:table-cell office:value-type="float" office:value="145619582" table:style-name="ce9">
            <text:p>145.619.582</text:p>
          </table:table-cell>
          <table:table-cell office:value-type="float" office:value="14794089" table:style-name="ce9">
            <text:p>14.794.089</text:p>
          </table:table-cell>
          <table:table-cell office:value-type="float" office:value="1427534" table:style-name="ce9">
            <text:p>1.427.534</text:p>
          </table:table-cell>
          <table:table-cell office:value-type="float" office:value="286939" table:style-name="ce9">
            <text:p>286.93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09731173" table:style-name="ce9">
            <text:p>109.731.173</text:p>
          </table:table-cell>
          <table:table-cell office:value-type="float" office:value="28460102" table:style-name="ce9">
            <text:p>28.460.102</text:p>
          </table:table-cell>
          <table:table-cell office:value-type="float" office:value="3278510" table:style-name="ce9">
            <text:p>3.278.510</text:p>
          </table:table-cell>
          <table:table-cell office:value-type="float" office:value="279516" table:style-name="ce9">
            <text:p>279.516</text:p>
          </table:table-cell>
          <table:table-cell office:value-type="float" office:value="128360248" table:style-name="ce9">
            <text:p>128.360.248</text:p>
          </table:table-cell>
          <table:table-cell office:value-type="float" office:value="11842454" table:style-name="ce9">
            <text:p>11.842.454</text:p>
          </table:table-cell>
          <table:table-cell office:value-type="float" office:value="1259659" table:style-name="ce9">
            <text:p>1.259.659</text:p>
          </table:table-cell>
          <table:table-cell office:value-type="float" office:value="286939" table:style-name="ce9">
            <text:p>286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448227" table:style-name="ce9">
            <text:p>11.448.227</text:p>
          </table:table-cell>
          <table:table-cell office:value-type="float" office:value="7353513" table:style-name="ce9">
            <text:p>7.353.513</text:p>
          </table:table-cell>
          <table:table-cell office:value-type="float" office:value="1315371" table:style-name="ce9">
            <text:p>1.315.371</text:p>
          </table:table-cell>
          <table:table-cell office:value-type="float" office:value="261734" table:style-name="ce9">
            <text:p>261.734</text:p>
          </table:table-cell>
          <table:table-cell office:value-type="float" office:value="17259334" table:style-name="ce9">
            <text:p>17.259.334</text:p>
          </table:table-cell>
          <table:table-cell office:value-type="float" office:value="2951635" table:style-name="ce9">
            <text:p>2.951.635</text:p>
          </table:table-cell>
          <table:table-cell office:value-type="float" office:value="167875" table:style-name="ce9">
            <text:p>167.875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57455514" table:style-name="ce9">
            <text:p>57.455.514</text:p>
          </table:table-cell>
          <table:table-cell office:value-type="float" office:value="9749831" table:style-name="ce9">
            <text:p>9.749.831</text:p>
          </table:table-cell>
          <table:table-cell office:value-type="float" office:value="1277349" table:style-name="ce9">
            <text:p>1.277.349</text:p>
          </table:table-cell>
          <table:table-cell office:value-type="float" office:value="127843" table:style-name="ce9">
            <text:p>127.843</text:p>
          </table:table-cell>
          <table:table-cell office:value-type="float" office:value="61278161" table:style-name="ce9">
            <text:p>61.278.161</text:p>
          </table:table-cell>
          <table:table-cell office:value-type="float" office:value="6463028" table:style-name="ce9">
            <text:p>6.463.028</text:p>
          </table:table-cell>
          <table:table-cell office:value-type="float" office:value="677922" table:style-name="ce9">
            <text:p>677.922</text:p>
          </table:table-cell>
          <table:table-cell office:value-type="float" office:value="191427" table:style-name="ce9">
            <text:p>191.42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7114508" table:style-name="ce9">
            <text:p>27.114.508</text:p>
          </table:table-cell>
          <table:table-cell office:value-type="float" office:value="13566571" table:style-name="ce9">
            <text:p>13.566.571</text:p>
          </table:table-cell>
          <table:table-cell office:value-type="float" office:value="1462482" table:style-name="ce9">
            <text:p>1.462.482</text:p>
          </table:table-cell>
          <table:table-cell office:value-type="float" office:value="301109" table:style-name="ce9">
            <text:p>301.109</text:p>
          </table:table-cell>
          <table:table-cell office:value-type="float" office:value="39346350" table:style-name="ce9">
            <text:p>39.346.350</text:p>
          </table:table-cell>
          <table:table-cell office:value-type="float" office:value="2656599" table:style-name="ce9">
            <text:p>2.656.599</text:p>
          </table:table-cell>
          <table:table-cell office:value-type="float" office:value="441720" table:style-name="ce9">
            <text:p>441.72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6905336" table:style-name="ce9">
            <text:p>16.905.336</text:p>
          </table:table-cell>
          <table:table-cell office:value-type="float" office:value="5582564" table:style-name="ce9">
            <text:p>5.582.564</text:p>
          </table:table-cell>
          <table:table-cell office:value-type="float" office:value="838567" table:style-name="ce9">
            <text:p>838.567</text:p>
          </table:table-cell>
          <table:table-cell office:value-type="float" office:value="22496" table:style-name="ce9">
            <text:p>22.496</text:p>
          </table:table-cell>
          <table:table-cell office:value-type="float" office:value="21426879" table:style-name="ce9">
            <text:p>21.426.879</text:p>
          </table:table-cell>
          <table:table-cell office:value-type="float" office:value="1702550" table:style-name="ce9">
            <text:p>1.702.550</text:p>
          </table:table-cell>
          <table:table-cell office:value-type="float" office:value="197039" table:style-name="ce9">
            <text:p>197.039</text:p>
          </table:table-cell>
          <table:table-cell office:value-type="float" office:value="22496" table:style-name="ce9">
            <text:p>22.49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0006452" table:style-name="ce9">
            <text:p>10.006.452</text:p>
          </table:table-cell>
          <table:table-cell office:value-type="float" office:value="4123638" table:style-name="ce9">
            <text:p>4.123.638</text:p>
          </table:table-cell>
          <table:table-cell office:value-type="float" office:value="612526" table:style-name="ce9">
            <text:p>612.526</text:p>
          </table:table-cell>
          <table:table-cell office:value-type="float" office:value="4625" table:style-name="ce9">
            <text:p>4.625</text:p>
          </table:table-cell>
          <table:table-cell office:value-type="float" office:value="12285145" table:style-name="ce9">
            <text:p>12.285.145</text:p>
          </table:table-cell>
          <table:table-cell office:value-type="float" office:value="2457471" table:style-name="ce9">
            <text:p>2.457.471</text:p>
          </table:table-cell>
          <table:table-cell office:value-type="float" office:value="0" table:style-name="ce9">
            <text:p>0</text:p>
          </table:table-cell>
          <table:table-cell office:value-type="float" office:value="4625" table:style-name="ce9">
            <text:p>4.62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9697589" table:style-name="ce9">
            <text:p>9.697.589</text:p>
          </table:table-cell>
          <table:table-cell office:value-type="float" office:value="2791012" table:style-name="ce9">
            <text:p>2.791.012</text:p>
          </table:table-cell>
          <table:table-cell office:value-type="float" office:value="402956" table:style-name="ce9">
            <text:p>402.956</text:p>
          </table:table-cell>
          <table:table-cell office:value-type="float" office:value="85176" table:style-name="ce9">
            <text:p>85.176</text:p>
          </table:table-cell>
          <table:table-cell office:value-type="float" office:value="11283047" table:style-name="ce9">
            <text:p>11.283.047</text:p>
          </table:table-cell>
          <table:table-cell office:value-type="float" office:value="1514442" table:style-name="ce9">
            <text:p>1.514.442</text:p>
          </table:table-cell>
          <table:table-cell office:value-type="float" office:value="110854" table:style-name="ce9">
            <text:p>110.854</text:p>
          </table:table-cell>
          <table:table-cell office:value-type="float" office:value="68391" table:style-name="ce9">
            <text:p>68.39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55449637" table:style-name="ce9">
            <text:p>55.449.637</text:p>
          </table:table-cell>
          <table:table-cell office:value-type="float" office:value="15914615" table:style-name="ce9">
            <text:p>15.914.615</text:p>
          </table:table-cell>
          <table:table-cell office:value-type="float" office:value="1459826" table:style-name="ce9">
            <text:p>1.459.826</text:p>
          </table:table-cell>
          <table:table-cell office:value-type="float" office:value="109246" table:style-name="ce9">
            <text:p>109.246</text:p>
          </table:table-cell>
          <table:table-cell office:value-type="float" office:value="64967811" table:style-name="ce9">
            <text:p>64.967.811</text:p>
          </table:table-cell>
          <table:table-cell office:value-type="float" office:value="7198864" table:style-name="ce9">
            <text:p>7.198.864</text:p>
          </table:table-cell>
          <table:table-cell office:value-type="float" office:value="696777" table:style-name="ce9">
            <text:p>696.777</text:p>
          </table:table-cell>
          <table:table-cell office:value-type="float" office:value="69872" table:style-name="ce9">
            <text:p>69.87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65729763" table:style-name="ce9">
            <text:p>65.729.763</text:p>
          </table:table-cell>
          <table:table-cell office:value-type="float" office:value="19899000" table:style-name="ce9">
            <text:p>19.899.000</text:p>
          </table:table-cell>
          <table:table-cell office:value-type="float" office:value="3134055" table:style-name="ce9">
            <text:p>3.134.055</text:p>
          </table:table-cell>
          <table:table-cell office:value-type="float" office:value="432003" table:style-name="ce9">
            <text:p>432.003</text:p>
          </table:table-cell>
          <table:table-cell office:value-type="float" office:value="80651771" table:style-name="ce9">
            <text:p>80.651.771</text:p>
          </table:table-cell>
          <table:table-cell office:value-type="float" office:value="7595225" table:style-name="ce9">
            <text:p>7.595.225</text:p>
          </table:table-cell>
          <table:table-cell office:value-type="float" office:value="730757" table:style-name="ce9">
            <text:p>730.757</text:p>
          </table:table-cell>
          <table:table-cell office:value-type="float" office:value="217068" table:style-name="ce9">
            <text:p>217.06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9211307" table:style-name="ce9">
            <text:p>49.211.307</text:p>
          </table:table-cell>
          <table:table-cell office:value-type="float" office:value="11149820" table:style-name="ce9">
            <text:p>11.149.820</text:p>
          </table:table-cell>
          <table:table-cell office:value-type="float" office:value="2078509" table:style-name="ce9">
            <text:p>2.078.509</text:p>
          </table:table-cell>
          <table:table-cell office:value-type="float" office:value="364090" table:style-name="ce9">
            <text:p>364.090</text:p>
          </table:table-cell>
          <table:table-cell office:value-type="float" office:value="57656024" table:style-name="ce9">
            <text:p>57.656.024</text:p>
          </table:table-cell>
          <table:table-cell office:value-type="float" office:value="4415948" table:style-name="ce9">
            <text:p>4.415.948</text:p>
          </table:table-cell>
          <table:table-cell office:value-type="float" office:value="629398" table:style-name="ce9">
            <text:p>629.398</text:p>
          </table:table-cell>
          <table:table-cell office:value-type="float" office:value="102356" table:style-name="ce9">
            <text:p>102.35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52170405" table:style-name="ce9">
            <text:p>52.170.405</text:p>
          </table:table-cell>
          <table:table-cell office:value-type="float" office:value="17347075" table:style-name="ce9">
            <text:p>17.347.075</text:p>
          </table:table-cell>
          <table:table-cell office:value-type="float" office:value="1608179" table:style-name="ce9">
            <text:p>1.608.179</text:p>
          </table:table-cell>
          <table:table-cell office:value-type="float" office:value="93214" table:style-name="ce9">
            <text:p>93.214</text:p>
          </table:table-cell>
          <table:table-cell office:value-type="float" office:value="62962094" table:style-name="ce9">
            <text:p>62.962.094</text:p>
          </table:table-cell>
          <table:table-cell office:value-type="float" office:value="7585122" table:style-name="ce9">
            <text:p>7.585.122</text:p>
          </table:table-cell>
          <table:table-cell office:value-type="float" office:value="575818" table:style-name="ce9">
            <text:p>575.818</text:p>
          </table:table-cell>
          <table:table-cell office:value-type="float" office:value="95838" table:style-name="ce9">
            <text:p>95.83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5507949" table:style-name="ce9">
            <text:p>15.507.949</text:p>
          </table:table-cell>
          <table:table-cell office:value-type="float" office:value="3917624" table:style-name="ce9">
            <text:p>3.917.624</text:p>
          </table:table-cell>
          <table:table-cell office:value-type="float" office:value="496652" table:style-name="ce9">
            <text:p>496.652</text:p>
          </table:table-cell>
          <table:table-cell office:value-type="float" office:value="77501" table:style-name="ce9">
            <text:p>77.501</text:p>
          </table:table-cell>
          <table:table-cell office:value-type="float" office:value="17969445" table:style-name="ce9">
            <text:p>17.969.445</text:p>
          </table:table-cell>
          <table:table-cell office:value-type="float" office:value="1812004" table:style-name="ce9">
            <text:p>1.812.004</text:p>
          </table:table-cell>
          <table:table-cell office:value-type="float" office:value="129532" table:style-name="ce9">
            <text:p>129.532</text:p>
          </table:table-cell>
          <table:table-cell office:value-type="float" office:value="88744" table:style-name="ce9">
            <text:p>88.74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2647344" table:style-name="ce9">
            <text:p>2.647.344</text:p>
          </table:table-cell>
          <table:table-cell office:value-type="float" office:value="926405" table:style-name="ce9">
            <text:p>926.405</text:p>
          </table:table-cell>
          <table:table-cell office:value-type="float" office:value="94903" table:style-name="ce9">
            <text:p>94.903</text:p>
          </table:table-cell>
          <table:table-cell office:value-type="float" office:value="0" table:style-name="ce9">
            <text:p>0</text:p>
          </table:table-cell>
          <table:table-cell office:value-type="float" office:value="2965225" table:style-name="ce9">
            <text:p>2.965.225</text:p>
          </table:table-cell>
          <table:table-cell office:value-type="float" office:value="703428" table:style-name="ce9">
            <text:p>703.4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1142811" table:style-name="ce9">
            <text:p>1.142.811</text:p>
          </table:table-cell>
          <table:table-cell office:value-type="float" office:value="1675895" table:style-name="ce9">
            <text:p>1.675.895</text:p>
          </table:table-cell>
          <table:table-cell office:value-type="float" office:value="184762" table:style-name="ce9">
            <text:p>184.762</text:p>
          </table:table-cell>
          <table:table-cell office:value-type="float" office:value="0" table:style-name="ce9">
            <text:p>0</text:p>
          </table:table-cell>
          <table:table-cell office:value-type="float" office:value="2667405" table:style-name="ce9">
            <text:p>2.667.405</text:p>
          </table:table-cell>
          <table:table-cell office:value-type="float" office:value="243277" table:style-name="ce9">
            <text:p>243.277</text:p>
          </table:table-cell>
          <table:table-cell office:value-type="float" office:value="92786" table:style-name="ce9">
            <text:p>92.78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99583" table:style-name="ce9">
            <text:p>499.583</text:p>
          </table:table-cell>
          <table:table-cell office:value-type="float" office:value="796796" table:style-name="ce9">
            <text:p>796.796</text:p>
          </table:table-cell>
          <table:table-cell office:value-type="float" office:value="130876" table:style-name="ce9">
            <text:p>130.876</text:p>
          </table:table-cell>
          <table:table-cell office:value-type="float" office:value="6444" table:style-name="ce9">
            <text:p>6.444</text:p>
          </table:table-cell>
          <table:table-cell office:value-type="float" office:value="1399388" table:style-name="ce9">
            <text:p>1.399.388</text:p>
          </table:table-cell>
          <table:table-cell office:value-type="float" office:value="34311" table:style-name="ce9">
            <text:p>34.3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1711299" table:style-name="ce9">
            <text:p>1.711.299</text:p>
          </table:table-cell>
          <table:table-cell office:value-type="float" office:value="1434794" table:style-name="ce9">
            <text:p>1.434.794</text:p>
          </table:table-cell>
          <table:table-cell office:value-type="float" office:value="325131" table:style-name="ce9">
            <text:p>325.131</text:p>
          </table:table-cell>
          <table:table-cell office:value-type="float" office:value="80588" table:style-name="ce9">
            <text:p>80.588</text:p>
          </table:table-cell>
          <table:table-cell office:value-type="float" office:value="2525044" table:style-name="ce9">
            <text:p>2.525.044</text:p>
          </table:table-cell>
          <table:table-cell office:value-type="float" office:value="801711" table:style-name="ce9">
            <text:p>801.711</text:p>
          </table:table-cell>
          <table:table-cell office:value-type="float" office:value="113817" table:style-name="ce9">
            <text:p>113.817</text:p>
          </table:table-cell>
          <table:table-cell office:value-type="float" office:value="111241" table:style-name="ce9">
            <text:p>111.2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37856117" table:style-name="ce9">
            <text:p>37.856.117</text:p>
          </table:table-cell>
          <table:table-cell office:value-type="float" office:value="18833444" table:style-name="ce9">
            <text:p>18.833.444</text:p>
          </table:table-cell>
          <table:table-cell office:value-type="float" office:value="2078486" table:style-name="ce9">
            <text:p>2.078.486</text:p>
          </table:table-cell>
          <table:table-cell office:value-type="float" office:value="308784" table:style-name="ce9">
            <text:p>308.784</text:p>
          </table:table-cell>
          <table:table-cell office:value-type="float" office:value="50240325" table:style-name="ce9">
            <text:p>50.240.325</text:p>
          </table:table-cell>
          <table:table-cell office:value-type="float" office:value="8084628" table:style-name="ce9">
            <text:p>8.084.628</text:p>
          </table:table-cell>
          <table:table-cell office:value-type="float" office:value="683486" table:style-name="ce9">
            <text:p>683.486</text:p>
          </table:table-cell>
          <table:table-cell office:value-type="float" office:value="68391" table:style-name="ce9">
            <text:p>68.39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7484355" table:style-name="ce9">
            <text:p>47.484.355</text:p>
          </table:table-cell>
          <table:table-cell office:value-type="float" office:value="11490363" table:style-name="ce9">
            <text:p>11.490.363</text:p>
          </table:table-cell>
          <table:table-cell office:value-type="float" office:value="2005937" table:style-name="ce9">
            <text:p>2.005.937</text:p>
          </table:table-cell>
          <table:table-cell office:value-type="float" office:value="147253" table:style-name="ce9">
            <text:p>147.253</text:p>
          </table:table-cell>
          <table:table-cell office:value-type="float" office:value="55300148" table:style-name="ce9">
            <text:p>55.300.148</text:p>
          </table:table-cell>
          <table:table-cell office:value-type="float" office:value="5291884" table:style-name="ce9">
            <text:p>5.291.884</text:p>
          </table:table-cell>
          <table:table-cell office:value-type="float" office:value="433193" table:style-name="ce9">
            <text:p>433.193</text:p>
          </table:table-cell>
          <table:table-cell office:value-type="float" office:value="102682" table:style-name="ce9">
            <text:p>102.68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34127629" table:style-name="ce9">
            <text:p>34.127.629</text:p>
          </table:table-cell>
          <table:table-cell office:value-type="float" office:value="4055014" table:style-name="ce9">
            <text:p>4.055.014</text:p>
          </table:table-cell>
          <table:table-cell office:value-type="float" office:value="184327" table:style-name="ce9">
            <text:p>184.327</text:p>
          </table:table-cell>
          <table:table-cell office:value-type="float" office:value="4625" table:style-name="ce9">
            <text:p>4.625</text:p>
          </table:table-cell>
          <table:table-cell office:value-type="float" office:value="37554065" table:style-name="ce9">
            <text:p>37.554.065</text:p>
          </table:table-cell>
          <table:table-cell office:value-type="float" office:value="615866" table:style-name="ce9">
            <text:p>615.866</text:p>
          </table:table-cell>
          <table:table-cell office:value-type="float" office:value="197039" table:style-name="ce9">
            <text:p>197.039</text:p>
          </table:table-cell>
          <table:table-cell office:value-type="float" office:value="4625" table:style-name="ce9">
            <text:p>4.62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8149313" table:style-name="ce9">
            <text:p>8.149.313</text:p>
          </table:table-cell>
          <table:table-cell office:value-type="float" office:value="8086678" table:style-name="ce9">
            <text:p>8.086.678</text:p>
          </table:table-cell>
          <table:table-cell office:value-type="float" office:value="251136" table:style-name="ce9">
            <text:p>251.136</text:p>
          </table:table-cell>
          <table:table-cell office:value-type="float" office:value="0" table:style-name="ce9">
            <text:p>0</text:p>
          </table:table-cell>
          <table:table-cell office:value-type="float" office:value="15407867" table:style-name="ce9">
            <text:p>15.407.867</text:p>
          </table:table-cell>
          <table:table-cell office:value-type="float" office:value="1049582" table:style-name="ce9">
            <text:p>1.049.582</text:p>
          </table:table-cell>
          <table:table-cell office:value-type="float" office:value="29678" table:style-name="ce9">
            <text:p>29.67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20385085" table:style-name="ce9">
            <text:p>20.385.085</text:p>
          </table:table-cell>
          <table:table-cell office:value-type="float" office:value="6560871" table:style-name="ce9">
            <text:p>6.560.871</text:p>
          </table:table-cell>
          <table:table-cell office:value-type="float" office:value="108270" table:style-name="ce9">
            <text:p>108.270</text:p>
          </table:table-cell>
          <table:table-cell office:value-type="float" office:value="0" table:style-name="ce9">
            <text:p>0</text:p>
          </table:table-cell>
          <table:table-cell office:value-type="float" office:value="25616517" table:style-name="ce9">
            <text:p>25.616.517</text:p>
          </table:table-cell>
          <table:table-cell office:value-type="float" office:value="1437709" table:style-name="ce9">
            <text:p>1.437.7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22939301" table:style-name="ce9">
            <text:p>22.939.301</text:p>
          </table:table-cell>
          <table:table-cell office:value-type="float" office:value="3565082" table:style-name="ce9">
            <text:p>3.565.082</text:p>
          </table:table-cell>
          <table:table-cell office:value-type="float" office:value="488752" table:style-name="ce9">
            <text:p>488.752</text:p>
          </table:table-cell>
          <table:table-cell office:value-type="float" office:value="0" table:style-name="ce9">
            <text:p>0</text:p>
          </table:table-cell>
          <table:table-cell office:value-type="float" office:value="25814180" table:style-name="ce9">
            <text:p>25.814.180</text:p>
          </table:table-cell>
          <table:table-cell office:value-type="float" office:value="1165290" table:style-name="ce9">
            <text:p>1.165.290</text:p>
          </table:table-cell>
          <table:table-cell office:value-type="float" office:value="13664" table:style-name="ce9">
            <text:p>13.6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5411782" table:style-name="ce9">
            <text:p>25.411.782</text:p>
          </table:table-cell>
          <table:table-cell office:value-type="float" office:value="4235749" table:style-name="ce9">
            <text:p>4.235.749</text:p>
          </table:table-cell>
          <table:table-cell office:value-type="float" office:value="369430" table:style-name="ce9">
            <text:p>369.430</text:p>
          </table:table-cell>
          <table:table-cell office:value-type="float" office:value="261734" table:style-name="ce9">
            <text:p>261.734</text:p>
          </table:table-cell>
          <table:table-cell office:value-type="float" office:value="27724924" table:style-name="ce9">
            <text:p>27.724.924</text:p>
          </table:table-cell>
          <table:table-cell office:value-type="float" office:value="2553770" table:style-name="ce9">
            <text:p>2.553.7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28842908" table:style-name="ce9">
            <text:p>28.842.908</text:p>
          </table:table-cell>
          <table:table-cell office:value-type="float" office:value="7913085" table:style-name="ce9">
            <text:p>7.913.085</text:p>
          </table:table-cell>
          <table:table-cell office:value-type="float" office:value="1798456" table:style-name="ce9">
            <text:p>1.798.456</text:p>
          </table:table-cell>
          <table:table-cell office:value-type="float" office:value="106441" table:style-name="ce9">
            <text:p>106.441</text:p>
          </table:table-cell>
          <table:table-cell office:value-type="float" office:value="33449036" table:style-name="ce9">
            <text:p>33.449.036</text:p>
          </table:table-cell>
          <table:table-cell office:value-type="float" office:value="4695662" table:style-name="ce9">
            <text:p>4.695.662</text:p>
          </table:table-cell>
          <table:table-cell office:value-type="float" office:value="493697" table:style-name="ce9">
            <text:p>493.697</text:p>
          </table:table-cell>
          <table:table-cell office:value-type="float" office:value="22496" table:style-name="ce9">
            <text:p>22.49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5451010" table:style-name="ce9">
            <text:p>15.451.010</text:p>
          </table:table-cell>
          <table:table-cell office:value-type="float" office:value="5452151" table:style-name="ce9">
            <text:p>5.452.151</text:p>
          </table:table-cell>
          <table:table-cell office:value-type="float" office:value="1577837" table:style-name="ce9">
            <text:p>1.577.837</text:p>
          </table:table-cell>
          <table:table-cell office:value-type="float" office:value="173074" table:style-name="ce9">
            <text:p>173.074</text:p>
          </table:table-cell>
          <table:table-cell office:value-type="float" office:value="17607058" table:style-name="ce9">
            <text:p>17.607.058</text:p>
          </table:table-cell>
          <table:table-cell office:value-type="float" office:value="3892076" table:style-name="ce9">
            <text:p>3.892.076</text:p>
          </table:table-cell>
          <table:table-cell office:value-type="float" office:value="890495" table:style-name="ce9">
            <text:p>890.495</text:p>
          </table:table-cell>
          <table:table-cell office:value-type="float" office:value="264443" table:style-name="ce9">
            <text:p>264.443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8364246" table:style-name="ce9">
            <text:p>28.364.246</text:p>
          </table:table-cell>
          <table:table-cell office:value-type="float" office:value="14612916" table:style-name="ce9">
            <text:p>14.612.916</text:p>
          </table:table-cell>
          <table:table-cell office:value-type="float" office:value="1523409" table:style-name="ce9">
            <text:p>1.523.409</text:p>
          </table:table-cell>
          <table:table-cell office:value-type="float" office:value="405002" table:style-name="ce9">
            <text:p>405.002</text:p>
          </table:table-cell>
          <table:table-cell office:value-type="float" office:value="37959168" table:style-name="ce9">
            <text:p>37.959.168</text:p>
          </table:table-cell>
          <table:table-cell office:value-type="float" office:value="6494021" table:style-name="ce9">
            <text:p>6.494.021</text:p>
          </table:table-cell>
          <table:table-cell office:value-type="float" office:value="316590" table:style-name="ce9">
            <text:p>316.590</text:p>
          </table:table-cell>
          <table:table-cell office:value-type="float" office:value="135794" table:style-name="ce9">
            <text:p>135.79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29482603" table:style-name="ce9">
            <text:p>29.482.603</text:p>
          </table:table-cell>
          <table:table-cell office:value-type="float" office:value="8851286" table:style-name="ce9">
            <text:p>8.851.286</text:p>
          </table:table-cell>
          <table:table-cell office:value-type="float" office:value="1213940" table:style-name="ce9">
            <text:p>1.213.940</text:p>
          </table:table-cell>
          <table:table-cell office:value-type="float" office:value="28940" table:style-name="ce9">
            <text:p>28.940</text:p>
          </table:table-cell>
          <table:table-cell office:value-type="float" office:value="35294240" table:style-name="ce9">
            <text:p>35.294.240</text:p>
          </table:table-cell>
          <table:table-cell office:value-type="float" office:value="3761104" table:style-name="ce9">
            <text:p>3.761.104</text:p>
          </table:table-cell>
          <table:table-cell office:value-type="float" office:value="498930" table:style-name="ce9">
            <text:p>498.930</text:p>
          </table:table-cell>
          <table:table-cell office:value-type="float" office:value="22496" table:style-name="ce9">
            <text:p>22.49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4036699" table:style-name="ce9">
            <text:p>24.036.699</text:p>
          </table:table-cell>
          <table:table-cell office:value-type="float" office:value="4045145" table:style-name="ce9">
            <text:p>4.045.145</text:p>
          </table:table-cell>
          <table:table-cell office:value-type="float" office:value="732296" table:style-name="ce9">
            <text:p>732.296</text:p>
          </table:table-cell>
          <table:table-cell office:value-type="float" office:value="69872" table:style-name="ce9">
            <text:p>69.872</text:p>
          </table:table-cell>
          <table:table-cell office:value-type="float" office:value="26022111" table:style-name="ce9">
            <text:p>26.022.111</text:p>
          </table:table-cell>
          <table:table-cell office:value-type="float" office:value="2723890" table:style-name="ce9">
            <text:p>2.723.890</text:p>
          </table:table-cell>
          <table:table-cell office:value-type="float" office:value="68138" table:style-name="ce9">
            <text:p>68.138</text:p>
          </table:table-cell>
          <table:table-cell office:value-type="float" office:value="69872" table:style-name="ce9">
            <text:p>69.87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17018022" table:style-name="ce9">
            <text:p>17.018.022</text:p>
          </table:table-cell>
          <table:table-cell office:value-type="float" office:value="3127998" table:style-name="ce9">
            <text:p>3.127.998</text:p>
          </table:table-cell>
          <table:table-cell office:value-type="float" office:value="574749" table:style-name="ce9">
            <text:p>574.749</text:p>
          </table:table-cell>
          <table:table-cell office:value-type="float" office:value="32811" table:style-name="ce9">
            <text:p>32.811</text:p>
          </table:table-cell>
          <table:table-cell office:value-type="float" office:value="19653355" table:style-name="ce9">
            <text:p>19.653.355</text:p>
          </table:table-cell>
          <table:table-cell office:value-type="float" office:value="848075" table:style-name="ce9">
            <text:p>848.075</text:p>
          </table:table-cell>
          <table:table-cell office:value-type="float" office:value="219340" table:style-name="ce9">
            <text:p>219.340</text:p>
          </table:table-cell>
          <table:table-cell office:value-type="float" office:value="32811" table:style-name="ce9">
            <text:p>32.81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8254910" table:style-name="ce9">
            <text:p>8.254.910</text:p>
          </table:table-cell>
          <table:table-cell office:value-type="float" office:value="1481747" table:style-name="ce9">
            <text:p>1.481.747</text:p>
          </table:table-cell>
          <table:table-cell office:value-type="float" office:value="85697" table:style-name="ce9">
            <text:p>85.697</text:p>
          </table:table-cell>
          <table:table-cell office:value-type="float" office:value="0" table:style-name="ce9">
            <text:p>0</text:p>
          </table:table-cell>
          <table:table-cell office:value-type="float" office:value="9725150" table:style-name="ce9">
            <text:p>9.725.150</text:p>
          </table:table-cell>
          <table:table-cell office:value-type="float" office:value="66481" table:style-name="ce9">
            <text:p>66.481</text:p>
          </table:table-cell>
          <table:table-cell office:value-type="float" office:value="30723" table:style-name="ce9">
            <text:p>30.72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5670242" table:style-name="ce9">
            <text:p>5.670.242</text:p>
          </table:table-cell>
          <table:table-cell office:value-type="float" office:value="331193" table:style-name="ce9">
            <text:p>331.193</text:p>
          </table:table-cell>
          <table:table-cell office:value-type="float" office:value="26992" table:style-name="ce9">
            <text:p>26.992</text:p>
          </table:table-cell>
          <table:table-cell office:value-type="float" office:value="0" table:style-name="ce9">
            <text:p>0</text:p>
          </table:table-cell>
          <table:table-cell office:value-type="float" office:value="5835061" table:style-name="ce9">
            <text:p>5.835.061</text:p>
          </table:table-cell>
          <table:table-cell office:value-type="float" office:value="193366" table:style-name="ce9">
            <text:p>193.3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1671156" table:style-name="ce9">
            <text:p>1.671.156</text:p>
          </table:table-cell>
          <table:table-cell office:value-type="float" office:value="913923" table:style-name="ce9">
            <text:p>913.923</text:p>
          </table:table-cell>
          <table:table-cell office:value-type="float" office:value="76670" table:style-name="ce9">
            <text:p>76.670</text:p>
          </table:table-cell>
          <table:table-cell office:value-type="float" office:value="0" table:style-name="ce9">
            <text:p>0</text:p>
          </table:table-cell>
          <table:table-cell office:value-type="float" office:value="2082050" table:style-name="ce9">
            <text:p>2.082.050</text:p>
          </table:table-cell>
          <table:table-cell office:value-type="float" office:value="525640" table:style-name="ce9">
            <text:p>525.640</text:p>
          </table:table-cell>
          <table:table-cell office:value-type="float" office:value="54058" table:style-name="ce9">
            <text:p>54.05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4102623" table:style-name="ce9">
            <text:p>4.102.623</text:p>
          </table:table-cell>
          <table:table-cell office:value-type="float" office:value="1492195" table:style-name="ce9">
            <text:p>1.492.195</text:p>
          </table:table-cell>
          <table:table-cell office:value-type="float" office:value="302369" table:style-name="ce9">
            <text:p>302.369</text:p>
          </table:table-cell>
          <table:table-cell office:value-type="float" office:value="0" table:style-name="ce9">
            <text:p>0</text:p>
          </table:table-cell>
          <table:table-cell office:value-type="float" office:value="5746198" table:style-name="ce9">
            <text:p>5.746.198</text:p>
          </table:table-cell>
          <table:table-cell office:value-type="float" office:value="129648" table:style-name="ce9">
            <text:p>129.648</text:p>
          </table:table-cell>
          <table:table-cell office:value-type="float" office:value="0" table:style-name="ce9">
            <text:p>0</text:p>
          </table:table-cell>
          <table:table-cell office:value-type="float" office:value="21342" table:style-name="ce9">
            <text:p>21.34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578898" table:style-name="ce9">
            <text:p>2.578.898</text:p>
          </table:table-cell>
          <table:table-cell office:value-type="float" office:value="957212" table:style-name="ce9">
            <text:p>957.212</text:p>
          </table:table-cell>
          <table:table-cell office:value-type="float" office:value="57758" table:style-name="ce9">
            <text:p>57.758</text:p>
          </table:table-cell>
          <table:table-cell office:value-type="float" office:value="4625" table:style-name="ce9">
            <text:p>4.625</text:p>
          </table:table-cell>
          <table:table-cell office:value-type="float" office:value="3302249" table:style-name="ce9">
            <text:p>3.302.249</text:p>
          </table:table-cell>
          <table:table-cell office:value-type="float" office:value="51865" table:style-name="ce9">
            <text:p>51.865</text:p>
          </table:table-cell>
          <table:table-cell office:value-type="float" office:value="239754" table:style-name="ce9">
            <text:p>239.754</text:p>
          </table:table-cell>
          <table:table-cell office:value-type="float" office:value="4625" table:style-name="ce9">
            <text:p>4.62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5889786" table:style-name="ce9">
            <text:p>5.889.786</text:p>
          </table:table-cell>
          <table:table-cell office:value-type="float" office:value="462529" table:style-name="ce9">
            <text:p>462.5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287851" table:style-name="ce9">
            <text:p>6.287.851</text:p>
          </table:table-cell>
          <table:table-cell office:value-type="float" office:value="64463" table:style-name="ce9">
            <text:p>64.4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287955" table:style-name="ce9">
            <text:p>29.287.955</text:p>
          </table:table-cell>
          <table:table-cell office:value-type="float" office:value="4419812" table:style-name="ce9">
            <text:p>4.419.812</text:p>
          </table:table-cell>
          <table:table-cell office:value-type="float" office:value="625133" table:style-name="ce9">
            <text:p>625.133</text:p>
          </table:table-cell>
          <table:table-cell office:value-type="float" office:value="0" table:style-name="ce9">
            <text:p>0</text:p>
          </table:table-cell>
          <table:table-cell office:value-type="float" office:value="33187863" table:style-name="ce9">
            <text:p>33.187.863</text:p>
          </table:table-cell>
          <table:table-cell office:value-type="float" office:value="857559" table:style-name="ce9">
            <text:p>857.559</text:p>
          </table:table-cell>
          <table:table-cell office:value-type="float" office:value="287478" table:style-name="ce9">
            <text:p>287.47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6338105" table:style-name="ce9">
            <text:p>56.338.105</text:p>
          </table:table-cell>
          <table:table-cell office:value-type="float" office:value="14763786" table:style-name="ce9">
            <text:p>14.763.786</text:p>
          </table:table-cell>
          <table:table-cell office:value-type="float" office:value="1657854" table:style-name="ce9">
            <text:p>1.657.854</text:p>
          </table:table-cell>
          <table:table-cell office:value-type="float" office:value="218799" table:style-name="ce9">
            <text:p>218.799</text:p>
          </table:table-cell>
          <table:table-cell office:value-type="float" office:value="66414994" table:style-name="ce9">
            <text:p>66.414.994</text:p>
          </table:table-cell>
          <table:table-cell office:value-type="float" office:value="6074579" table:style-name="ce9">
            <text:p>6.074.579</text:p>
          </table:table-cell>
          <table:table-cell office:value-type="float" office:value="333459" table:style-name="ce9">
            <text:p>333.459</text:p>
          </table:table-cell>
          <table:table-cell office:value-type="float" office:value="155512" table:style-name="ce9">
            <text:p>155.51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9663554" table:style-name="ce9">
            <text:p>29.663.554</text:p>
          </table:table-cell>
          <table:table-cell office:value-type="float" office:value="16167489" table:style-name="ce9">
            <text:p>16.167.489</text:p>
          </table:table-cell>
          <table:table-cell office:value-type="float" office:value="2310894" table:style-name="ce9">
            <text:p>2.310.894</text:p>
          </table:table-cell>
          <table:table-cell office:value-type="float" office:value="322450" table:style-name="ce9">
            <text:p>322.450</text:p>
          </table:table-cell>
          <table:table-cell office:value-type="float" office:value="39728874" table:style-name="ce9">
            <text:p>39.728.874</text:p>
          </table:table-cell>
          <table:table-cell office:value-type="float" office:value="7797489" table:style-name="ce9">
            <text:p>7.797.489</text:p>
          </table:table-cell>
          <table:table-cell office:value-type="float" office:value="806598" table:style-name="ce9">
            <text:p>806.598</text:p>
          </table:table-cell>
          <table:table-cell office:value-type="float" office:value="131428" table:style-name="ce9">
            <text:p>131.428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74685245" table:style-name="ce9">
            <text:p>74.685.245</text:p>
          </table:table-cell>
          <table:table-cell office:value-type="float" office:value="15573488" table:style-name="ce9">
            <text:p>15.573.488</text:p>
          </table:table-cell>
          <table:table-cell office:value-type="float" office:value="1776116" table:style-name="ce9">
            <text:p>1.776.116</text:p>
          </table:table-cell>
          <table:table-cell office:value-type="float" office:value="347611" table:style-name="ce9">
            <text:p>347.611</text:p>
          </table:table-cell>
          <table:table-cell office:value-type="float" office:value="83534484" table:style-name="ce9">
            <text:p>83.534.484</text:p>
          </table:table-cell>
          <table:table-cell office:value-type="float" office:value="8176646" table:style-name="ce9">
            <text:p>8.176.646</text:p>
          </table:table-cell>
          <table:table-cell office:value-type="float" office:value="628646" table:style-name="ce9">
            <text:p>628.646</text:p>
          </table:table-cell>
          <table:table-cell office:value-type="float" office:value="42683" table:style-name="ce9">
            <text:p>42.683</text:p>
          </table:table-cell>
          <table:table-cell table:number-columns-repeated="16374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46494155" table:style-name="ce9">
            <text:p>46.494.155</text:p>
          </table:table-cell>
          <table:table-cell office:value-type="float" office:value="20240127" table:style-name="ce9">
            <text:p>20.240.127</text:p>
          </table:table-cell>
          <table:table-cell office:value-type="float" office:value="2817765" table:style-name="ce9">
            <text:p>2.817.765</text:p>
          </table:table-cell>
          <table:table-cell office:value-type="float" office:value="193638" table:style-name="ce9">
            <text:p>193.638</text:p>
          </table:table-cell>
          <table:table-cell office:value-type="float" office:value="62085098" table:style-name="ce9">
            <text:p>62.085.098</text:p>
          </table:table-cell>
          <table:table-cell office:value-type="float" office:value="6617443" table:style-name="ce9">
            <text:p>6.617.443</text:p>
          </table:table-cell>
          <table:table-cell office:value-type="float" office:value="798888" table:style-name="ce9">
            <text:p>798.888</text:p>
          </table:table-cell>
          <table:table-cell office:value-type="float" office:value="244256" table:style-name="ce9">
            <text:p>244.25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USUARIOS DE INTERNET A TRAVÉS DEL TELÉFONO CELULAR, POR TIPO DE CONEXIÓN UTILIZADA DE MANERA EXCLUSIVA O SIMULTÁNE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Internet a través del teléfono cel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olo 3G o 4G</text:p>
          </table:table-cell>
          <table:table-cell office:value-type="string" table:number-columns-spanned="1" table:number-rows-spanned="2" table:style-name="ce4">
            <text:p>Solo WiFi</text:p>
          </table:table-cell>
          <table:table-cell office:value-type="string" table:number-columns-spanned="1" table:number-rows-spanned="2" table:style-name="ce4">
            <text:p>Ambos</text:p>
          </table:table-cell>
          <table:table-cell office:value-type="string" table:number-columns-spanned="1" table:number-rows-spanned="2" table:style-name="ce4">
            <text:p>Indeterminado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4494135" table:style-name="ce9">
            <text:p>14.494.135</text:p>
          </table:table-cell>
          <table:table-cell office:value-type="float" office:value="38934317" table:style-name="ce9">
            <text:p>38.934.317</text:p>
          </table:table-cell>
          <table:table-cell office:value-type="float" office:value="106685265" table:style-name="ce9">
            <text:p>106.685.265</text:p>
          </table:table-cell>
          <table:table-cell office:value-type="float" office:value="2014428" table:style-name="ce9">
            <text:p>2.014.42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11607056" table:style-name="ce9">
            <text:p>11.607.056</text:p>
          </table:table-cell>
          <table:table-cell office:value-type="float" office:value="30236131" table:style-name="ce9">
            <text:p>30.236.131</text:p>
          </table:table-cell>
          <table:table-cell office:value-type="float" office:value="98124117" table:style-name="ce9">
            <text:p>98.124.117</text:p>
          </table:table-cell>
          <table:table-cell office:value-type="float" office:value="1781997" table:style-name="ce9">
            <text:p>1.781.9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887079" table:style-name="ce9">
            <text:p>2.887.079</text:p>
          </table:table-cell>
          <table:table-cell office:value-type="float" office:value="8698186" table:style-name="ce9">
            <text:p>8.698.186</text:p>
          </table:table-cell>
          <table:table-cell office:value-type="float" office:value="8561148" table:style-name="ce9">
            <text:p>8.561.148</text:p>
          </table:table-cell>
          <table:table-cell office:value-type="float" office:value="232431" table:style-name="ce9">
            <text:p>232.43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542655" table:style-name="ce9">
            <text:p>6.542.655</text:p>
          </table:table-cell>
          <table:table-cell office:value-type="float" office:value="10365302" table:style-name="ce9">
            <text:p>10.365.302</text:p>
          </table:table-cell>
          <table:table-cell office:value-type="float" office:value="50912859" table:style-name="ce9">
            <text:p>50.912.859</text:p>
          </table:table-cell>
          <table:table-cell office:value-type="float" office:value="789722" table:style-name="ce9">
            <text:p>789.72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2555297" table:style-name="ce9">
            <text:p>2.555.297</text:p>
          </table:table-cell>
          <table:table-cell office:value-type="float" office:value="14787139" table:style-name="ce9">
            <text:p>14.787.139</text:p>
          </table:table-cell>
          <table:table-cell office:value-type="float" office:value="24559211" table:style-name="ce9">
            <text:p>24.559.211</text:p>
          </table:table-cell>
          <table:table-cell office:value-type="float" office:value="543022" table:style-name="ce9">
            <text:p>543.02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1850824" table:style-name="ce9">
            <text:p>1.850.824</text:p>
          </table:table-cell>
          <table:table-cell office:value-type="float" office:value="6372366" table:style-name="ce9">
            <text:p>6.372.366</text:p>
          </table:table-cell>
          <table:table-cell office:value-type="float" office:value="15054513" table:style-name="ce9">
            <text:p>15.054.513</text:p>
          </table:table-cell>
          <table:table-cell office:value-type="float" office:value="71261" table:style-name="ce9">
            <text:p>71.26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2159344" table:style-name="ce9">
            <text:p>2.159.344</text:p>
          </table:table-cell>
          <table:table-cell office:value-type="float" office:value="4438037" table:style-name="ce9">
            <text:p>4.438.037</text:p>
          </table:table-cell>
          <table:table-cell office:value-type="float" office:value="7847108" table:style-name="ce9">
            <text:p>7.847.108</text:p>
          </table:table-cell>
          <table:table-cell office:value-type="float" office:value="302752" table:style-name="ce9">
            <text:p>302.75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1386016" table:style-name="ce9">
            <text:p>1.386.016</text:p>
          </table:table-cell>
          <table:table-cell office:value-type="float" office:value="2971473" table:style-name="ce9">
            <text:p>2.971.473</text:p>
          </table:table-cell>
          <table:table-cell office:value-type="float" office:value="8311574" table:style-name="ce9">
            <text:p>8.311.574</text:p>
          </table:table-cell>
          <table:table-cell office:value-type="float" office:value="307671" table:style-name="ce9">
            <text:p>307.67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6898267" table:style-name="ce9">
            <text:p>6.898.267</text:p>
          </table:table-cell>
          <table:table-cell office:value-type="float" office:value="16416441" table:style-name="ce9">
            <text:p>16.416.441</text:p>
          </table:table-cell>
          <table:table-cell office:value-type="float" office:value="48551369" table:style-name="ce9">
            <text:p>48.551.369</text:p>
          </table:table-cell>
          <table:table-cell office:value-type="float" office:value="1067246" table:style-name="ce9">
            <text:p>1.067.24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7595868" table:style-name="ce9">
            <text:p>7.595.868</text:p>
          </table:table-cell>
          <table:table-cell office:value-type="float" office:value="22517876" table:style-name="ce9">
            <text:p>22.517.876</text:p>
          </table:table-cell>
          <table:table-cell office:value-type="float" office:value="58133895" table:style-name="ce9">
            <text:p>58.133.895</text:p>
          </table:table-cell>
          <table:table-cell office:value-type="float" office:value="947182" table:style-name="ce9">
            <text:p>947.18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665024" table:style-name="ce9">
            <text:p>4.665.024</text:p>
          </table:table-cell>
          <table:table-cell office:value-type="float" office:value="13109741" table:style-name="ce9">
            <text:p>13.109.741</text:p>
          </table:table-cell>
          <table:table-cell office:value-type="float" office:value="44546283" table:style-name="ce9">
            <text:p>44.546.283</text:p>
          </table:table-cell>
          <table:table-cell office:value-type="float" office:value="482678" table:style-name="ce9">
            <text:p>482.67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7099758" table:style-name="ce9">
            <text:p>7.099.758</text:p>
          </table:table-cell>
          <table:table-cell office:value-type="float" office:value="17891447" table:style-name="ce9">
            <text:p>17.891.447</text:p>
          </table:table-cell>
          <table:table-cell office:value-type="float" office:value="45070647" table:style-name="ce9">
            <text:p>45.070.647</text:p>
          </table:table-cell>
          <table:table-cell office:value-type="float" office:value="1157021" table:style-name="ce9">
            <text:p>1.157.02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829930" table:style-name="ce9">
            <text:p>1.829.930</text:p>
          </table:table-cell>
          <table:table-cell office:value-type="float" office:value="4291426" table:style-name="ce9">
            <text:p>4.291.426</text:p>
          </table:table-cell>
          <table:table-cell office:value-type="float" office:value="13678019" table:style-name="ce9">
            <text:p>13.678.019</text:p>
          </table:table-cell>
          <table:table-cell office:value-type="float" office:value="200351" table:style-name="ce9">
            <text:p>200.35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684288" table:style-name="ce9">
            <text:p>684.288</text:p>
          </table:table-cell>
          <table:table-cell office:value-type="float" office:value="1002168" table:style-name="ce9">
            <text:p>1.002.168</text:p>
          </table:table-cell>
          <table:table-cell office:value-type="float" office:value="1963056" table:style-name="ce9">
            <text:p>1.963.056</text:p>
          </table:table-cell>
          <table:table-cell office:value-type="float" office:value="19140" table:style-name="ce9">
            <text:p>19.1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210788" table:style-name="ce9">
            <text:p>210.788</text:p>
          </table:table-cell>
          <table:table-cell office:value-type="float" office:value="1735382" table:style-name="ce9">
            <text:p>1.735.382</text:p>
          </table:table-cell>
          <table:table-cell office:value-type="float" office:value="932023" table:style-name="ce9">
            <text:p>932.023</text:p>
          </table:table-cell>
          <table:table-cell office:value-type="float" office:value="125274" table:style-name="ce9">
            <text:p>125.2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4348" table:style-name="ce9">
            <text:p>4.348</text:p>
          </table:table-cell>
          <table:table-cell office:value-type="float" office:value="904153" table:style-name="ce9">
            <text:p>904.153</text:p>
          </table:table-cell>
          <table:table-cell office:value-type="float" office:value="495235" table:style-name="ce9">
            <text:p>495.235</text:p>
          </table:table-cell>
          <table:table-cell office:value-type="float" office:value="29963" table:style-name="ce9">
            <text:p>29.963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763059" table:style-name="ce9">
            <text:p>763.059</text:p>
          </table:table-cell>
          <table:table-cell office:value-type="float" office:value="1576804" table:style-name="ce9">
            <text:p>1.576.804</text:p>
          </table:table-cell>
          <table:table-cell office:value-type="float" office:value="948240" table:style-name="ce9">
            <text:p>948.240</text:p>
          </table:table-cell>
          <table:table-cell office:value-type="float" office:value="263709" table:style-name="ce9">
            <text:p>263.7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7960098" table:style-name="ce9">
            <text:p>7.960.098</text:p>
          </table:table-cell>
          <table:table-cell office:value-type="float" office:value="20344306" table:style-name="ce9">
            <text:p>20.344.306</text:p>
          </table:table-cell>
          <table:table-cell office:value-type="float" office:value="29896019" table:style-name="ce9">
            <text:p>29.896.019</text:p>
          </table:table-cell>
          <table:table-cell office:value-type="float" office:value="876408" table:style-name="ce9">
            <text:p>876.40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958073" table:style-name="ce9">
            <text:p>4.958.073</text:p>
          </table:table-cell>
          <table:table-cell office:value-type="float" office:value="12773867" table:style-name="ce9">
            <text:p>12.773.867</text:p>
          </table:table-cell>
          <table:table-cell office:value-type="float" office:value="42526282" table:style-name="ce9">
            <text:p>42.526.282</text:p>
          </table:table-cell>
          <table:table-cell office:value-type="float" office:value="869686" table:style-name="ce9">
            <text:p>869.68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812905" table:style-name="ce9">
            <text:p>812.905</text:p>
          </table:table-cell>
          <table:table-cell office:value-type="float" office:value="4239341" table:style-name="ce9">
            <text:p>4.239.341</text:p>
          </table:table-cell>
          <table:table-cell office:value-type="float" office:value="33314724" table:style-name="ce9">
            <text:p>33.314.724</text:p>
          </table:table-cell>
          <table:table-cell office:value-type="float" office:value="4625" table:style-name="ce9">
            <text:p>4.62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1049582" table:style-name="ce9">
            <text:p>1.049.582</text:p>
          </table:table-cell>
          <table:table-cell office:value-type="float" office:value="8308136" table:style-name="ce9">
            <text:p>8.308.136</text:p>
          </table:table-cell>
          <table:table-cell office:value-type="float" office:value="7099731" table:style-name="ce9">
            <text:p>7.099.731</text:p>
          </table:table-cell>
          <table:table-cell office:value-type="float" office:value="29678" table:style-name="ce9">
            <text:p>29.67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1437709" table:style-name="ce9">
            <text:p>1.437.709</text:p>
          </table:table-cell>
          <table:table-cell office:value-type="float" office:value="6669141" table:style-name="ce9">
            <text:p>6.669.141</text:p>
          </table:table-cell>
          <table:table-cell office:value-type="float" office:value="18947377" table:style-name="ce9">
            <text:p>18.947.37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1177037" table:style-name="ce9">
            <text:p>1.177.037</text:p>
          </table:table-cell>
          <table:table-cell office:value-type="float" office:value="4051916" table:style-name="ce9">
            <text:p>4.051.916</text:p>
          </table:table-cell>
          <table:table-cell office:value-type="float" office:value="21762264" table:style-name="ce9">
            <text:p>21.762.264</text:p>
          </table:table-cell>
          <table:table-cell office:value-type="float" office:value="1917" table:style-name="ce9">
            <text:p>1.9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384904" table:style-name="ce9">
            <text:p>2.384.904</text:p>
          </table:table-cell>
          <table:table-cell office:value-type="float" office:value="4698046" table:style-name="ce9">
            <text:p>4.698.046</text:p>
          </table:table-cell>
          <table:table-cell office:value-type="float" office:value="23026878" table:style-name="ce9">
            <text:p>23.026.878</text:p>
          </table:table-cell>
          <table:table-cell office:value-type="float" office:value="168866" table:style-name="ce9">
            <text:p>168.86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4493507" table:style-name="ce9">
            <text:p>4.493.507</text:p>
          </table:table-cell>
          <table:table-cell office:value-type="float" office:value="9099636" table:style-name="ce9">
            <text:p>9.099.636</text:p>
          </table:table-cell>
          <table:table-cell office:value-type="float" office:value="24349400" table:style-name="ce9">
            <text:p>24.349.400</text:p>
          </table:table-cell>
          <table:table-cell office:value-type="float" office:value="718347" table:style-name="ce9">
            <text:p>718.34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3951395" table:style-name="ce9">
            <text:p>3.951.395</text:p>
          </table:table-cell>
          <table:table-cell office:value-type="float" office:value="6107443" table:style-name="ce9">
            <text:p>6.107.443</text:p>
          </table:table-cell>
          <table:table-cell office:value-type="float" office:value="11499615" table:style-name="ce9">
            <text:p>11.499.615</text:p>
          </table:table-cell>
          <table:table-cell office:value-type="float" office:value="1095619" table:style-name="ce9">
            <text:p>1.095.61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6217896" table:style-name="ce9">
            <text:p>6.217.896</text:p>
          </table:table-cell>
          <table:table-cell office:value-type="float" office:value="15812818" table:style-name="ce9">
            <text:p>15.812.818</text:p>
          </table:table-cell>
          <table:table-cell office:value-type="float" office:value="22146350" table:style-name="ce9">
            <text:p>22.146.350</text:p>
          </table:table-cell>
          <table:table-cell office:value-type="float" office:value="728509" table:style-name="ce9">
            <text:p>728.5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3748144" table:style-name="ce9">
            <text:p>3.748.144</text:p>
          </table:table-cell>
          <table:table-cell office:value-type="float" office:value="9559780" table:style-name="ce9">
            <text:p>9.559.780</text:p>
          </table:table-cell>
          <table:table-cell office:value-type="float" office:value="25734459" table:style-name="ce9">
            <text:p>25.734.459</text:p>
          </table:table-cell>
          <table:table-cell office:value-type="float" office:value="534386" table:style-name="ce9">
            <text:p>534.38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671975" table:style-name="ce9">
            <text:p>2.671.975</text:p>
          </table:table-cell>
          <table:table-cell office:value-type="float" office:value="4657387" table:style-name="ce9">
            <text:p>4.657.387</text:p>
          </table:table-cell>
          <table:table-cell office:value-type="float" office:value="21364724" table:style-name="ce9">
            <text:p>21.364.724</text:p>
          </table:table-cell>
          <table:table-cell office:value-type="float" office:value="189925" table:style-name="ce9">
            <text:p>189.92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757993" table:style-name="ce9">
            <text:p>757.993</text:p>
          </table:table-cell>
          <table:table-cell office:value-type="float" office:value="3393327" table:style-name="ce9">
            <text:p>3.393.327</text:p>
          </table:table-cell>
          <table:table-cell office:value-type="float" office:value="16260028" table:style-name="ce9">
            <text:p>16.260.028</text:p>
          </table:table-cell>
          <table:table-cell office:value-type="float" office:value="342232" table:style-name="ce9">
            <text:p>342.2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97205" table:style-name="ce9">
            <text:p>97.205</text:p>
          </table:table-cell>
          <table:table-cell office:value-type="float" office:value="1567444" table:style-name="ce9">
            <text:p>1.567.444</text:p>
          </table:table-cell>
          <table:table-cell office:value-type="float" office:value="8157706" table:style-name="ce9">
            <text:p>8.157.70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174226" table:style-name="ce9">
            <text:p>174.226</text:p>
          </table:table-cell>
          <table:table-cell office:value-type="float" office:value="339045" table:style-name="ce9">
            <text:p>339.045</text:p>
          </table:table-cell>
          <table:table-cell office:value-type="float" office:value="5496016" table:style-name="ce9">
            <text:p>5.496.016</text:p>
          </table:table-cell>
          <table:table-cell office:value-type="float" office:value="19140" table:style-name="ce9">
            <text:p>19.1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467156" table:style-name="ce9">
            <text:p>467.156</text:p>
          </table:table-cell>
          <table:table-cell office:value-type="float" office:value="878049" table:style-name="ce9">
            <text:p>878.049</text:p>
          </table:table-cell>
          <table:table-cell office:value-type="float" office:value="1204001" table:style-name="ce9">
            <text:p>1.204.001</text:p>
          </table:table-cell>
          <table:table-cell office:value-type="float" office:value="112543" table:style-name="ce9">
            <text:p>112.54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110638" table:style-name="ce9">
            <text:p>110.638</text:p>
          </table:table-cell>
          <table:table-cell office:value-type="float" office:value="1754213" table:style-name="ce9">
            <text:p>1.754.213</text:p>
          </table:table-cell>
          <table:table-cell office:value-type="float" office:value="3991986" table:style-name="ce9">
            <text:p>3.991.986</text:p>
          </table:table-cell>
          <table:table-cell office:value-type="float" office:value="40352" table:style-name="ce9">
            <text:p>40.35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248903" table:style-name="ce9">
            <text:p>248.903</text:p>
          </table:table-cell>
          <table:table-cell office:value-type="float" office:value="972254" table:style-name="ce9">
            <text:p>972.254</text:p>
          </table:table-cell>
          <table:table-cell office:value-type="float" office:value="2329995" table:style-name="ce9">
            <text:p>2.329.995</text:p>
          </table:table-cell>
          <table:table-cell office:value-type="float" office:value="47341" table:style-name="ce9">
            <text:p>47.34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64463" table:style-name="ce9">
            <text:p>64.463</text:p>
          </table:table-cell>
          <table:table-cell office:value-type="float" office:value="462529" table:style-name="ce9">
            <text:p>462.529</text:p>
          </table:table-cell>
          <table:table-cell office:value-type="float" office:value="5825323" table:style-name="ce9">
            <text:p>5.825.3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54662" table:style-name="ce9">
            <text:p>1.054.662</text:p>
          </table:table-cell>
          <table:table-cell office:value-type="float" office:value="4954569" table:style-name="ce9">
            <text:p>4.954.569</text:p>
          </table:table-cell>
          <table:table-cell office:value-type="float" office:value="28233293" table:style-name="ce9">
            <text:p>28.233.293</text:p>
          </table:table-cell>
          <table:table-cell office:value-type="float" office:value="90375" table:style-name="ce9">
            <text:p>90.37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490425" table:style-name="ce9">
            <text:p>5.490.425</text:p>
          </table:table-cell>
          <table:table-cell office:value-type="float" office:value="15567314" table:style-name="ce9">
            <text:p>15.567.314</text:p>
          </table:table-cell>
          <table:table-cell office:value-type="float" office:value="50847680" table:style-name="ce9">
            <text:p>50.847.680</text:p>
          </table:table-cell>
          <table:table-cell office:value-type="float" office:value="1073124" table:style-name="ce9">
            <text:p>1.073.1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884585" table:style-name="ce9">
            <text:p>7.884.585</text:p>
          </table:table-cell>
          <table:table-cell office:value-type="float" office:value="17949905" table:style-name="ce9">
            <text:p>17.949.905</text:p>
          </table:table-cell>
          <table:table-cell office:value-type="float" office:value="21778969" table:style-name="ce9">
            <text:p>21.778.969</text:p>
          </table:table-cell>
          <table:table-cell office:value-type="float" office:value="850929" table:style-name="ce9">
            <text:p>850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7872481" table:style-name="ce9">
            <text:p>7.872.481</text:p>
          </table:table-cell>
          <table:table-cell office:value-type="float" office:value="16721721" table:style-name="ce9">
            <text:p>16.721.721</text:p>
          </table:table-cell>
          <table:table-cell office:value-type="float" office:value="66812763" table:style-name="ce9">
            <text:p>66.812.763</text:p>
          </table:table-cell>
          <table:table-cell office:value-type="float" office:value="975494" table:style-name="ce9">
            <text:p>975.494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6621654" table:style-name="ce9">
            <text:p>6.621.654</text:p>
          </table:table-cell>
          <table:table-cell office:value-type="float" office:value="22212597" table:style-name="ce9">
            <text:p>22.212.597</text:p>
          </table:table-cell>
          <table:table-cell office:value-type="float" office:value="39872502" table:style-name="ce9">
            <text:p>39.872.502</text:p>
          </table:table-cell>
          <table:table-cell office:value-type="float" office:value="1038934" table:style-name="ce9">
            <text:p>1.038.93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Los encuestados que no supieron o no respondieron a por lo menos una de las preguntas que generaron este entrecruzamiento fueron incluidos en la categoría 'Indeterminado'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O USUARIOS QUE UTILIZARON ALGUNA APLICACIÓN EN PARTICULAR DURANTE LOS ÚLTIMOS TRES MESE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la població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í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No corresponde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37743" table:style-name="ce9">
            <text:p>637.743</text:p>
          </table:table-cell>
          <table:table-cell office:value-type="float" office:value="10785998" table:style-name="ce9">
            <text:p>10.785.998</text:p>
          </table:table-cell>
          <table:table-cell office:value-type="float" office:value="175965350" table:style-name="ce9">
            <text:p>175.965.350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618645" table:style-name="ce9">
            <text:p>618.645</text:p>
          </table:table-cell>
          <table:table-cell office:value-type="float" office:value="8371178" table:style-name="ce9">
            <text:p>8.371.178</text:p>
          </table:table-cell>
          <table:table-cell office:value-type="float" office:value="153086475" table:style-name="ce9">
            <text:p>153.086.47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098" table:style-name="ce9">
            <text:p>19.098</text:p>
          </table:table-cell>
          <table:table-cell office:value-type="float" office:value="2414820" table:style-name="ce9">
            <text:p>2.414.820</text:p>
          </table:table-cell>
          <table:table-cell office:value-type="float" office:value="22878874" table:style-name="ce9">
            <text:p>22.878.87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509583" table:style-name="ce9">
            <text:p>509.583</text:p>
          </table:table-cell>
          <table:table-cell office:value-type="float" office:value="4075148" table:style-name="ce9">
            <text:p>4.075.148</text:p>
          </table:table-cell>
          <table:table-cell office:value-type="float" office:value="75347576" table:style-name="ce9">
            <text:p>75.347.57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10650" table:style-name="ce9">
            <text:p>10.650</text:p>
          </table:table-cell>
          <table:table-cell office:value-type="float" office:value="3808243" table:style-name="ce9">
            <text:p>3.808.243</text:p>
          </table:table-cell>
          <table:table-cell office:value-type="float" office:value="46428078" table:style-name="ce9">
            <text:p>46.428.07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2805" table:style-name="ce9">
            <text:p>22.805</text:p>
          </table:table-cell>
          <table:table-cell office:value-type="float" office:value="2029891" table:style-name="ce9">
            <text:p>2.029.891</text:p>
          </table:table-cell>
          <table:table-cell office:value-type="float" office:value="25047165" table:style-name="ce9">
            <text:p>25.047.16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9098" table:style-name="ce9">
            <text:p>19.098</text:p>
          </table:table-cell>
          <table:table-cell office:value-type="float" office:value="256735" table:style-name="ce9">
            <text:p>256.735</text:p>
          </table:table-cell>
          <table:table-cell office:value-type="float" office:value="15439446" table:style-name="ce9">
            <text:p>15.439.44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75608" table:style-name="ce9">
            <text:p>75.608</text:p>
          </table:table-cell>
          <table:table-cell office:value-type="float" office:value="615980" table:style-name="ce9">
            <text:p>615.980</text:p>
          </table:table-cell>
          <table:table-cell office:value-type="float" office:value="13703085" table:style-name="ce9">
            <text:p>13.703.08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497760" table:style-name="ce9">
            <text:p>497.760</text:p>
          </table:table-cell>
          <table:table-cell office:value-type="float" office:value="5636321" table:style-name="ce9">
            <text:p>5.636.321</text:p>
          </table:table-cell>
          <table:table-cell office:value-type="float" office:value="82096596" table:style-name="ce9">
            <text:p>82.096.59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139983" table:style-name="ce9">
            <text:p>139.983</text:p>
          </table:table-cell>
          <table:table-cell office:value-type="float" office:value="5149677" table:style-name="ce9">
            <text:p>5.149.677</text:p>
          </table:table-cell>
          <table:table-cell office:value-type="float" office:value="93868754" table:style-name="ce9">
            <text:p>93.868.75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8991" table:style-name="ce9">
            <text:p>88.991</text:p>
          </table:table-cell>
          <table:table-cell office:value-type="float" office:value="3808894" table:style-name="ce9">
            <text:p>3.808.894</text:p>
          </table:table-cell>
          <table:table-cell office:value-type="float" office:value="69928548" table:style-name="ce9">
            <text:p>69.928.54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364485" table:style-name="ce9">
            <text:p>364.485</text:p>
          </table:table-cell>
          <table:table-cell office:value-type="float" office:value="4743210" table:style-name="ce9">
            <text:p>4.743.210</text:p>
          </table:table-cell>
          <table:table-cell office:value-type="float" office:value="75230038" table:style-name="ce9">
            <text:p>75.230.03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184268" table:style-name="ce9">
            <text:p>184.268</text:p>
          </table:table-cell>
          <table:table-cell office:value-type="float" office:value="1421032" table:style-name="ce9">
            <text:p>1.421.032</text:p>
          </table:table-cell>
          <table:table-cell office:value-type="float" office:value="21814315" table:style-name="ce9">
            <text:p>21.814.31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float" office:value="0" table:style-name="ce9">
            <text:p>0</text:p>
          </table:table-cell>
          <table:table-cell office:value-type="float" office:value="388303" table:style-name="ce9">
            <text:p>388.303</text:p>
          </table:table-cell>
          <table:table-cell office:value-type="float" office:value="3872881" table:style-name="ce9">
            <text:p>3.872.88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float" office:value="0" table:style-name="ce9">
            <text:p>0</text:p>
          </table:table-cell>
          <table:table-cell office:value-type="float" office:value="136898" table:style-name="ce9">
            <text:p>136.898</text:p>
          </table:table-cell>
          <table:table-cell office:value-type="float" office:value="3095780" table:style-name="ce9">
            <text:p>3.095.78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287661" table:style-name="ce9">
            <text:p>287.661</text:p>
          </table:table-cell>
          <table:table-cell office:value-type="float" office:value="2023787" table:style-name="ce9">
            <text:p>2.023.787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33660" table:style-name="ce9">
            <text:p>33.660</text:p>
          </table:table-cell>
          <table:table-cell office:value-type="float" office:value="2603837" table:style-name="ce9">
            <text:p>2.603.837</text:p>
          </table:table-cell>
          <table:table-cell office:value-type="float" office:value="7456986" table:style-name="ce9">
            <text:p>7.456.98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515093" table:style-name="ce9">
            <text:p>515.093</text:p>
          </table:table-cell>
          <table:table-cell office:value-type="float" office:value="7060799" table:style-name="ce9">
            <text:p>7.060.799</text:p>
          </table:table-cell>
          <table:table-cell office:value-type="float" office:value="67584552" table:style-name="ce9">
            <text:p>67.584.55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88991" table:style-name="ce9">
            <text:p>88.991</text:p>
          </table:table-cell>
          <table:table-cell office:value-type="float" office:value="1006493" table:style-name="ce9">
            <text:p>1.006.493</text:p>
          </table:table-cell>
          <table:table-cell office:value-type="float" office:value="62175323" table:style-name="ce9">
            <text:p>62.175.32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float" office:value="0" table:style-name="ce9">
            <text:p>0</text:p>
          </table:table-cell>
          <table:table-cell office:value-type="float" office:value="114869" table:style-name="ce9">
            <text:p>114.869</text:p>
          </table:table-cell>
          <table:table-cell office:value-type="float" office:value="38748488" table:style-name="ce9">
            <text:p>38.748.48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132168" table:style-name="ce9">
            <text:p>17.132.16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500829" table:style-name="ce9">
            <text:p>27.500.82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5872" table:style-name="ce9">
            <text:p>45.872</text:p>
          </table:table-cell>
          <table:table-cell office:value-type="float" office:value="586174" table:style-name="ce9">
            <text:p>586.174</text:p>
          </table:table-cell>
          <table:table-cell office:value-type="float" office:value="27735497" table:style-name="ce9">
            <text:p>27.735.49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409997" table:style-name="ce9">
            <text:p>409.997</text:p>
          </table:table-cell>
          <table:table-cell office:value-type="float" office:value="328285" table:style-name="ce9">
            <text:p>328.285</text:p>
          </table:table-cell>
          <table:table-cell office:value-type="float" office:value="31628007" table:style-name="ce9">
            <text:p>31.628.00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52598" table:style-name="ce9">
            <text:p>52.598</text:p>
          </table:table-cell>
          <table:table-cell office:value-type="float" office:value="2383385" table:style-name="ce9">
            <text:p>2.383.385</text:p>
          </table:table-cell>
          <table:table-cell office:value-type="float" office:value="40587855" table:style-name="ce9">
            <text:p>40.587.85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29277" table:style-name="ce9">
            <text:p>129.277</text:p>
          </table:table-cell>
          <table:table-cell office:value-type="float" office:value="7488154" table:style-name="ce9">
            <text:p>7.488.154</text:p>
          </table:table-cell>
          <table:table-cell office:value-type="float" office:value="31380993" table:style-name="ce9">
            <text:p>31.380.99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281076" table:style-name="ce9">
            <text:p>281.076</text:p>
          </table:table-cell>
          <table:table-cell office:value-type="float" office:value="5196391" table:style-name="ce9">
            <text:p>5.196.391</text:p>
          </table:table-cell>
          <table:table-cell office:value-type="float" office:value="50849869" table:style-name="ce9">
            <text:p>50.849.86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5872" table:style-name="ce9">
            <text:p>45.872</text:p>
          </table:table-cell>
          <table:table-cell office:value-type="float" office:value="3514648" table:style-name="ce9">
            <text:p>3.514.648</text:p>
          </table:table-cell>
          <table:table-cell office:value-type="float" office:value="43012277" table:style-name="ce9">
            <text:p>43.012.27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75402" table:style-name="ce9">
            <text:p>75.402</text:p>
          </table:table-cell>
          <table:table-cell office:value-type="float" office:value="1110706" table:style-name="ce9">
            <text:p>1.110.706</text:p>
          </table:table-cell>
          <table:table-cell office:value-type="float" office:value="30873509" table:style-name="ce9">
            <text:p>30.873.50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float" office:value="0" table:style-name="ce9">
            <text:p>0</text:p>
          </table:table-cell>
          <table:table-cell office:value-type="float" office:value="215568" table:style-name="ce9">
            <text:p>215.568</text:p>
          </table:table-cell>
          <table:table-cell office:value-type="float" office:value="21191345" table:style-name="ce9">
            <text:p>21.191.34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20313" table:style-name="ce9">
            <text:p>20.313</text:p>
          </table:table-cell>
          <table:table-cell office:value-type="float" office:value="85352" table:style-name="ce9">
            <text:p>85.352</text:p>
          </table:table-cell>
          <table:table-cell office:value-type="float" office:value="10214058" table:style-name="ce9">
            <text:p>10.214.05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float" office:value="0" table:style-name="ce9">
            <text:p>0</text:p>
          </table:table-cell>
          <table:table-cell office:value-type="float" office:value="8691" table:style-name="ce9">
            <text:p>8.691</text:p>
          </table:table-cell>
          <table:table-cell office:value-type="float" office:value="6030530" table:style-name="ce9">
            <text:p>6.030.53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float" office:value="0" table:style-name="ce9">
            <text:p>0</text:p>
          </table:table-cell>
          <table:table-cell office:value-type="float" office:value="125890" table:style-name="ce9">
            <text:p>125.890</text:p>
          </table:table-cell>
          <table:table-cell office:value-type="float" office:value="2929496" table:style-name="ce9">
            <text:p>2.929.4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15079" table:style-name="ce9">
            <text:p>215.079</text:p>
          </table:table-cell>
          <table:table-cell office:value-type="float" office:value="447393" table:style-name="ce9">
            <text:p>447.393</text:p>
          </table:table-cell>
          <table:table-cell office:value-type="float" office:value="7218793" table:style-name="ce9">
            <text:p>7.218.79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float" office:value="0" table:style-name="ce9">
            <text:p>0</text:p>
          </table:table-cell>
          <table:table-cell office:value-type="float" office:value="81358" table:style-name="ce9">
            <text:p>81.358</text:p>
          </table:table-cell>
          <table:table-cell office:value-type="float" office:value="3645473" table:style-name="ce9">
            <text:p>3.645.47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0410" table:style-name="ce9">
            <text:p>50.410</text:p>
          </table:table-cell>
          <table:table-cell office:value-type="float" office:value="6569453" table:style-name="ce9">
            <text:p>6.569.45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3118" table:style-name="ce9">
            <text:p>43.118</text:p>
          </table:table-cell>
          <table:table-cell office:value-type="float" office:value="331982" table:style-name="ce9">
            <text:p>331.982</text:p>
          </table:table-cell>
          <table:table-cell office:value-type="float" office:value="34971328" table:style-name="ce9">
            <text:p>34.971.32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49798" table:style-name="ce9">
            <text:p>349.798</text:p>
          </table:table-cell>
          <table:table-cell office:value-type="float" office:value="3602788" table:style-name="ce9">
            <text:p>3.602.788</text:p>
          </table:table-cell>
          <table:table-cell office:value-type="float" office:value="77665523" table:style-name="ce9">
            <text:p>77.665.52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44827" table:style-name="ce9">
            <text:p>244.827</text:p>
          </table:table-cell>
          <table:table-cell office:value-type="float" office:value="6800818" table:style-name="ce9">
            <text:p>6.800.818</text:p>
          </table:table-cell>
          <table:table-cell office:value-type="float" office:value="56759046" table:style-name="ce9">
            <text:p>56.759.046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320435" table:style-name="ce9">
            <text:p>320.435</text:p>
          </table:table-cell>
          <table:table-cell office:value-type="float" office:value="3458160" table:style-name="ce9">
            <text:p>3.458.160</text:p>
          </table:table-cell>
          <table:table-cell office:value-type="float" office:value="96325876" table:style-name="ce9">
            <text:p>96.325.876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317308" table:style-name="ce9">
            <text:p>317.308</text:p>
          </table:table-cell>
          <table:table-cell office:value-type="float" office:value="7327838" table:style-name="ce9">
            <text:p>7.327.838</text:p>
          </table:table-cell>
          <table:table-cell office:value-type="float" office:value="79639474" table:style-name="ce9">
            <text:p>79.639.47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O USUARIOS QUE UTILIZARON ALGUNA APLICACIÓN EN PARTICULAR DURANTE LOS ÚLTIMOS TRES MESES, POR TIPO DE APLICACIÓN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Envió o recibió correos electrónicos</text:p>
          </table:table-cell>
          <table:table-cell office:value-type="string" table:number-columns-spanned="1" table:number-rows-spanned="2" table:style-name="ce4">
            <text:p>Envió mensajes</text:p>
          </table:table-cell>
          <table:table-cell office:value-type="string" table:number-columns-spanned="1" table:number-rows-spanned="2" table:style-name="ce4">
            <text:p>Utilizó redes sociales</text:p>
          </table:table-cell>
          <table:table-cell office:value-type="string" table:number-columns-spanned="1" table:number-rows-spanned="2" table:style-name="ce4">
            <text:p>Buscó información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06266" table:style-name="ce9">
            <text:p>106.266</text:p>
          </table:table-cell>
          <table:table-cell office:value-type="float" office:value="497978" table:style-name="ce9">
            <text:p>497.978</text:p>
          </table:table-cell>
          <table:table-cell office:value-type="float" office:value="92009" table:style-name="ce9">
            <text:p>92.009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87168" table:style-name="ce9">
            <text:p>87.168</text:p>
          </table:table-cell>
          <table:table-cell office:value-type="float" office:value="478880" table:style-name="ce9">
            <text:p>478.880</text:p>
          </table:table-cell>
          <table:table-cell office:value-type="float" office:value="72911" table:style-name="ce9">
            <text:p>72.911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64363" table:style-name="ce9">
            <text:p>64.363</text:p>
          </table:table-cell>
          <table:table-cell office:value-type="float" office:value="445220" table:style-name="ce9">
            <text:p>445.22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2805" table:style-name="ce9">
            <text:p>22.8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0" table:style-name="ce9">
            <text:p>0</text:p>
          </table:table-cell>
          <table:table-cell office:value-type="float" office:value="23010" table:style-name="ce9">
            <text:p>23.01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2805" table:style-name="ce9">
            <text:p>22.805</text:p>
          </table:table-cell>
          <table:table-cell office:value-type="float" office:value="422358" table:style-name="ce9">
            <text:p>422.358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3461" table:style-name="ce9">
            <text:p>83.461</text:p>
          </table:table-cell>
          <table:table-cell office:value-type="float" office:value="75620" table:style-name="ce9">
            <text:p>75.620</text:p>
          </table:table-cell>
          <table:table-cell office:value-type="float" office:value="39412" table:style-name="ce9">
            <text:p>39.412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43118" table:style-name="ce9">
            <text:p>43.118</text:p>
          </table:table-cell>
          <table:table-cell office:value-type="float" office:value="45872" table:style-name="ce9">
            <text:p>45.872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63148" table:style-name="ce9">
            <text:p>63.148</text:p>
          </table:table-cell>
          <table:table-cell office:value-type="float" office:value="267837" table:style-name="ce9">
            <text:p>267.837</text:p>
          </table:table-cell>
          <table:table-cell office:value-type="float" office:value="71696" table:style-name="ce9">
            <text:p>71.696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0" table:style-name="ce9">
            <text:p>0</text:p>
          </table:table-cell>
          <table:table-cell office:value-type="float" office:value="184268" table:style-name="ce9">
            <text:p>184.2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0" table:style-name="ce9">
            <text:p>0</text:p>
          </table:table-cell>
          <table:table-cell office:value-type="float" office:value="33660" table:style-name="ce9">
            <text:p>33.6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63148" table:style-name="ce9">
            <text:p>63.148</text:p>
          </table:table-cell>
          <table:table-cell office:value-type="float" office:value="418445" table:style-name="ce9">
            <text:p>418.445</text:p>
          </table:table-cell>
          <table:table-cell office:value-type="float" office:value="71696" table:style-name="ce9">
            <text:p>71.696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43118" table:style-name="ce9">
            <text:p>43.118</text:p>
          </table:table-cell>
          <table:table-cell office:value-type="float" office:value="45872" table:style-name="ce9">
            <text:p>45.872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0" table:style-name="ce9">
            <text:p>0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0" table:style-name="ce9">
            <text:p>0</text:p>
          </table:table-cell>
          <table:table-cell office:value-type="float" office:value="409997" table:style-name="ce9">
            <text:p>409.9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106266" table:style-name="ce9">
            <text:p>106.266</text:p>
          </table:table-cell>
          <table:table-cell office:value-type="float" office:value="42108" table:style-name="ce9">
            <text:p>42.108</text:p>
          </table:table-cell>
          <table:table-cell office:value-type="float" office:value="39412" table:style-name="ce9">
            <text:p>39.412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63148" table:style-name="ce9">
            <text:p>63.148</text:p>
          </table:table-cell>
          <table:table-cell office:value-type="float" office:value="237026" table:style-name="ce9">
            <text:p>237.026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0" table:style-name="ce9">
            <text:p>0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2805" table:style-name="ce9">
            <text:p>22.805</text:p>
          </table:table-cell>
          <table:table-cell office:value-type="float" office:value="0" table:style-name="ce9">
            <text:p>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0" table:style-name="ce9">
            <text:p>0</text:p>
          </table:table-cell>
          <table:table-cell office:value-type="float" office:value="215079" table:style-name="ce9">
            <text:p>215.0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3118" table:style-name="ce9">
            <text:p>43.118</text:p>
          </table:table-cell>
          <table:table-cell office:value-type="float" office:value="0" table:style-name="ce9">
            <text:p>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4050" table:style-name="ce9">
            <text:p>44.050</text:p>
          </table:table-cell>
          <table:table-cell office:value-type="float" office:value="253151" table:style-name="ce9">
            <text:p>253.151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098" table:style-name="ce9">
            <text:p>19.098</text:p>
          </table:table-cell>
          <table:table-cell office:value-type="float" office:value="244827" table:style-name="ce9">
            <text:p>244.827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19098" table:style-name="ce9">
            <text:p>19.098</text:p>
          </table:table-cell>
          <table:table-cell office:value-type="float" office:value="267837" table:style-name="ce9">
            <text:p>267.837</text:p>
          </table:table-cell>
          <table:table-cell office:value-type="float" office:value="71696" table:style-name="ce9">
            <text:p>71.696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87168" table:style-name="ce9">
            <text:p>87.168</text:p>
          </table:table-cell>
          <table:table-cell office:value-type="float" office:value="230140" table:style-name="ce9">
            <text:p>230.14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O USUARIOS QUE UTILIZARON ALGUNA APLICACIÓN EN PARTICULAR DURANTE LOS ÚLTIMOS TRES MESES, POR ÚLTIMO ACCES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Hace menos de tres meses</text:p>
          </table:table-cell>
          <table:table-cell office:value-type="string" table:number-columns-spanned="1" table:number-rows-spanned="2" table:style-name="ce4">
            <text:p>Entre tres y doce meses atrás</text:p>
          </table:table-cell>
          <table:table-cell office:value-type="string" table:number-columns-spanned="1" table:number-rows-spanned="2" table:style-name="ce4">
            <text:p>Más de doce meses atrás</text:p>
          </table:table-cell>
          <table:table-cell office:value-type="string" table:number-columns-spanned="1" table:number-rows-spanned="2" table:style-name="ce4">
            <text:p>No sabe</text:p>
          </table:table-cell>
          <table:table-cell office:value-type="string" table:number-columns-spanned="1" table:number-rows-spanned="2" table:style-name="ce4">
            <text:p>No contesta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46178" table:style-name="ce9">
            <text:p>346.178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float" office:value="327080" table:style-name="ce9">
            <text:p>327.080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098" table:style-name="ce9">
            <text:p>19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float" office:value="281265" table:style-name="ce9">
            <text:p>281.265</text:p>
          </table:table-cell>
          <table:table-cell office:value-type="float" office:value="0" table:style-name="ce9">
            <text:p>0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float" office:value="22805" table:style-name="ce9">
            <text:p>22.8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float" office:value="19098" table:style-name="ce9">
            <text:p>19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float" office:value="23010" table:style-name="ce9">
            <text:p>23.01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float" office:value="260894" table:style-name="ce9">
            <text:p>260.894</text:p>
          </table:table-cell>
          <table:table-cell office:value-type="float" office:value="52598" table:style-name="ce9">
            <text:p>52.598</text:p>
          </table:table-cell>
          <table:table-cell office:value-type="float" office:value="184268" table:style-name="ce9">
            <text:p>184.2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float" office:value="85284" table:style-name="ce9">
            <text:p>85.284</text:p>
          </table:table-cell>
          <table:table-cell office:value-type="float" office:value="0" table:style-name="ce9">
            <text:p>0</text:p>
          </table:table-cell>
          <table:table-cell office:value-type="float" office:value="44050" table:style-name="ce9">
            <text:p>44.05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float" office:value="88991" table:style-name="ce9">
            <text:p>88.9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float" office:value="257188" table:style-name="ce9">
            <text:p>257.188</text:p>
          </table:table-cell>
          <table:table-cell office:value-type="float" office:value="52598" table:style-name="ce9">
            <text:p>52.598</text:p>
          </table:table-cell>
          <table:table-cell office:value-type="float" office:value="44050" table:style-name="ce9">
            <text:p>44.05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4268" table:style-name="ce9">
            <text:p>184.2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float" office:value="23010" table:style-name="ce9">
            <text:p>23.0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float" office:value="234177" table:style-name="ce9">
            <text:p>234.177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float" office:value="88991" table:style-name="ce9">
            <text:p>88.9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float" office:value="215079" table:style-name="ce9">
            <text:p>215.079</text:p>
          </table:table-cell>
          <table:table-cell office:value-type="float" office:value="0" table:style-name="ce9">
            <text:p>0</text:p>
          </table:table-cell>
          <table:table-cell office:value-type="float" office:value="184268" table:style-name="ce9">
            <text:p>184.26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float" office:value="0" table:style-name="ce9">
            <text:p>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float" office:value="85227" table:style-name="ce9">
            <text:p>85.227</text:p>
          </table:table-cell>
          <table:table-cell office:value-type="float" office:value="0" table:style-name="ce9">
            <text:p>0</text:p>
          </table:table-cell>
          <table:table-cell office:value-type="float" office:value="44050" table:style-name="ce9">
            <text:p>44.0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float" office:value="42108" table:style-name="ce9">
            <text:p>42.108</text:p>
          </table:table-cell>
          <table:table-cell office:value-type="float" office:value="0" table:style-name="ce9">
            <text:p>0</text:p>
          </table:table-cell>
          <table:table-cell office:value-type="float" office:value="228318" table:style-name="ce9">
            <text:p>228.31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float" office:value="22805" table:style-name="ce9">
            <text:p>22.805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float" office:value="215079" table:style-name="ce9">
            <text:p>215.0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3118" table:style-name="ce9">
            <text:p>43.1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8883" table:style-name="ce9">
            <text:p>68.883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34177" table:style-name="ce9">
            <text:p>234.1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float" office:value="257188" table:style-name="ce9">
            <text:p>257.188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float" office:value="88991" table:style-name="ce9">
            <text:p>88.991</text:p>
          </table:table-cell>
          <table:table-cell office:value-type="float" office:value="0" table:style-name="ce9">
            <text:p>0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O USUARIOS QUE UTILIZARON ALGUNA APLICACIÓN EN PARTICULAR DURANTE LOS ÚLTIMOS TRES MESES, POR DISPOSITIVO UTILIZADO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usuarios de aplicaciones en particular</text:p>
          </table:table-cell>
          <table:table-cell table:number-columns-repeated="16383" table:style-name="ce1"/>
        </table:table-row>
        <table:table-row table:style-name="ro7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Total - Computadora</text:p>
          </table:table-cell>
          <table:table-cell office:value-type="string" table:number-columns-spanned="3" table:number-rows-spanned="1" table:style-name="ce4">
            <text:p>Tipo de computadora</text:p>
          </table:table-cell>
          <table:covered-table-cell table:number-columns-repeated="2"/>
          <table:table-cell office:value-type="string" table:number-columns-spanned="1" table:number-rows-spanned="2" table:style-name="ce4">
            <text:p>Teléfono celular</text:p>
          </table:table-cell>
          <table:table-cell office:value-type="string" table:number-columns-spanned="1" table:number-rows-spanned="2" table:style-name="ce4">
            <text:p>Consola de juegos</text:p>
          </table:table-cell>
          <table:table-cell office:value-type="string" table:number-columns-spanned="1" table:number-rows-spanned="2" table:style-name="ce4">
            <text:p>Televisión</text:p>
          </table:table-cell>
          <table:table-cell office:value-type="string" table:number-columns-spanned="1" table:number-rows-spanned="2" table:style-name="ce4">
            <text:p>Otros dispositivos</text:p>
          </table:table-cell>
          <table:table-cell office:value-type="string" table:number-columns-spanned="1" table:number-rows-spanned="2" table:style-name="ce4">
            <text:p>Ninguno de esos dispositivo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Computadora de escritorio</text:p>
          </table:table-cell>
          <table:table-cell office:value-type="string" table:style-name="ce7">
            <text:p>Computadora portátil</text:p>
          </table:table-cell>
          <table:table-cell office:value-type="string" table:style-name="ce7">
            <text:p>Tableta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3373" table:style-name="ce9">
            <text:p>323.373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91565" table:style-name="ce9">
            <text:p>291.56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ÁREA</text:p>
          </table:table-cell>
          <table:table-cell office:value-type="string" table:style-name="ce10">
            <text:p>Urba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4275" table:style-name="ce9">
            <text:p>304.275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91565" table:style-name="ce9">
            <text:p>291.56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098" table:style-name="ce9">
            <text:p>19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ÓN</text:p>
          </table:table-cell>
          <table:table-cell office:value-type="string" table:style-name="ce10">
            <text:p>Sur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1265" table:style-name="ce9">
            <text:p>281.2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8318" table:style-name="ce9">
            <text:p>228.31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650" table:style-name="ce9">
            <text:p>10.65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u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098" table:style-name="ce9">
            <text:p>19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ro-Oes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010" table:style-name="ce9">
            <text:p>23.0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598" table:style-name="ce9">
            <text:p>52.59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O</text:p>
          </table:table-cell>
          <table:table-cell office:value-type="string" table:style-name="ce10">
            <text:p>Mascul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8090" table:style-name="ce9">
            <text:p>238.090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36866" table:style-name="ce9">
            <text:p>236.86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enino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284" table:style-name="ce9">
            <text:p>85.2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4699" table:style-name="ce9">
            <text:p>54.69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ZA O COLOR</text:p>
          </table:table-cell>
          <table:table-cell office:value-type="string" table:style-name="ce10">
            <text:p>Blanc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186" table:style-name="ce9">
            <text:p>66.186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Mestiz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7188" table:style-name="ce9">
            <text:p>257.1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7297" table:style-name="ce9">
            <text:p>107.2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egr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4268" table:style-name="ce9">
            <text:p>184.26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marill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ígen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NIVEL EDUCATIVO</text:p>
          </table:table-cell>
          <table:table-cell office:value-type="string" table:style-name="ce10">
            <text:p>Analfabeto/Educación infanti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010" table:style-name="ce9">
            <text:p>23.0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650" table:style-name="ce9">
            <text:p>10.65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Primari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4177" table:style-name="ce9">
            <text:p>234.17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0915" table:style-name="ce9">
            <text:p>280.9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undari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186" table:style-name="ce9">
            <text:p>66.186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uperio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TRAMO ETÁRIO</text:p>
          </table:table-cell>
          <table:table-cell office:value-type="string" table:style-name="ce10">
            <text:p>De 10 a 15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16 a 2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25 a 3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872" table:style-name="ce9">
            <text:p>45.8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35 a 44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5079" table:style-name="ce9">
            <text:p>215.0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4918" table:style-name="ce9">
            <text:p>194.91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45 a 59 añ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598" table:style-name="ce9">
            <text:p>52.5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 60 años o má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422" table:style-name="ce9">
            <text:p>62.422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44050" table:style-name="ce9">
            <text:p>44.0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INGRESO FAMILIAR</text:p>
          </table:table-cell>
          <table:table-cell office:value-type="string" table:style-name="ce10">
            <text:p>Hasta 1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108" table:style-name="ce9">
            <text:p>42.10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8968" table:style-name="ce9">
            <text:p>238.96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1 SM y 2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872" table:style-name="ce9">
            <text:p>45.8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2 SM y 3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52598" table:style-name="ce9">
            <text:p>52.5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3 SM y 5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ntre 5 SM y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313" table:style-name="ce9">
            <text:p>20.3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ás de 10 SM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percibe ingreso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sab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5079" table:style-name="ce9">
            <text:p>215.0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No contest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CLASE SOCIAL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313" table:style-name="ce9">
            <text:p>20.313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883" table:style-name="ce9">
            <text:p>68.8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0915" table:style-name="ce9">
            <text:p>280.9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4177" table:style-name="ce9">
            <text:p>234.17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650" table:style-name="ce9">
            <text:p>10.6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CONDICIÓN DE ACTIVIDAD</text:p>
          </table:table-cell>
          <table:table-cell office:value-type="string" table:style-name="ce10">
            <text:p>En la fuerza labo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7188" table:style-name="ce9">
            <text:p>257.1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247" table:style-name="ce9">
            <text:p>63.247</text:p>
          </table:table-cell>
          <table:table-cell table:number-columns-repeated="16373"/>
        </table:table-row>
        <table:table-row table:style-name="ro6">
          <table:covered-table-cell/>
          <table:table-cell office:value-type="string" table:style-name="ce10">
            <text:p>Fuera de la fuerza labo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186" table:style-name="ce9">
            <text:p>66.186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28318" table:style-name="ce9">
            <text:p>228.31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20 (Edición COVID-19 - Metodología adaptada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los individuos que afirmaron haber utilizado teléfono celular sin haber accedido nunca a Internet se les formularon preguntas adicionales sobre aplicaciones que necesitan conexión a Internet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3:16Z</meta:creation-date>
    <dc:date>2021-08-09T13:40:21Z</dc:date>
    <meta:template xlink:href="" xlink:type="simple"/>
    <meta:editing-cycles>1</meta:editing-cycles>
    <meta:editing-duration>PT60S</meta:editing-duration>
  </office:meta>
</office:document-meta>
</file>